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09in"/>
    </style:style>
    <style:style style:name="co2" style:family="table-column">
      <style:table-column-properties fo:break-before="auto" style:column-width="2.498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8555in"/>
    </style:style>
    <style:style style:name="co5" style:family="table-column">
      <style:table-column-properties fo:break-before="auto" style:column-width="3.4217in"/>
    </style:style>
    <style:style style:name="co6" style:family="table-column">
      <style:table-column-properties fo:break-before="auto" style:column-width="2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imes New Roman" fo:font-size="9pt" fo:language="en" fo:country="US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9pt" fo:language="en" fo:country="US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9pt" fo:language="en" fo:country="US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formula="of:=COUNT([.C2:.C188])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table:number-columns-repeated="2" office:value-type="string">
            <text:p>Proprium de Tempore</text:p>
          </table:table-cell>
          <table:table-cell office:value-type="float" office:value="1">
            <text:p>1</text:p>
          </table:table-cell>
          <table:table-cell table:formula="of:=[.H1]+28" office:value-type="float" office:value="29">
            <text:p>29</text:p>
          </table:table-cell>
          <table:table-cell table:formula="of:=IF([.A1]&gt;0;&quot;[ /Count -&quot; &amp; [.A1];&quot;[&quot;) &amp; &quot; /Page &quot; &amp; [.I1] &amp; &quot; /Title (&quot; &amp; [.F1] &amp; &quot;) /OUT pdfmark&quot;" office:value-type="string" office:string-value="[ /Count -10 /Page 29 /Title (Proprium de Tempore) /OUT pdfmark">
            <text:p>[ /Count -10 /Page 29 /Title (Proprium de Tempore) /OUT pdfmark</text:p>
          </table:table-cell>
        </table:table-row>
        <table:table-row table:style-name="ro1">
          <table:table-cell table:formula="of:=COUNT([.E3:.E8])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table:number-columns-repeated="2" office:value-type="string">
            <text:p>Tempus Adventus</text:p>
          </table:table-cell>
          <table:table-cell office:value-type="float" office:value="2">
            <text:p>2</text:p>
          </table:table-cell>
          <table:table-cell table:formula="of:=[.H2]+28" office:value-type="float" office:value="30">
            <text:p>30</text:p>
          </table:table-cell>
          <table:table-cell table:formula="of:=IF([.A2]&gt;0;&quot;[ /Count -&quot; &amp; [.A2];&quot;[&quot;) &amp; &quot; /Page &quot; &amp; [.I2] &amp; &quot; /Title (&quot; &amp; [.F2] &amp; &quot;) /OUT pdfmark&quot;" office:value-type="string" office:string-value="[ /Count -6 /Page 30 /Title (Tempus Adventus) /OUT pdfmark">
            <text:p>[ /Count -6 /Page 30 /Title (Tempus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 Adventus</text:p>
          </table:table-cell>
          <table:table-cell office:value-type="float" office:value="2">
            <text:p>2</text:p>
          </table:table-cell>
          <table:table-cell table:formula="of:=[.H3]+28" office:value-type="float" office:value="30">
            <text:p>30</text:p>
          </table:table-cell>
          <table:table-cell table:formula="of:=IF([.A3]&gt;0;&quot;[ /Count -&quot; &amp; [.A3];&quot;[&quot;) &amp; &quot; /Page &quot; &amp; [.I3] &amp; &quot; /Title (&quot; &amp; [.F3] &amp; &quot;) /OUT pdfmark&quot;" office:value-type="string" office:string-value="[ /Page 30 /Title (Dominica I Adventus) /OUT pdfmark">
            <text:p>[ /Page 30 /Title (Dominica I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I Adventus</text:p>
          </table:table-cell>
          <table:table-cell office:value-type="float" office:value="7">
            <text:p>7</text:p>
          </table:table-cell>
          <table:table-cell table:formula="of:=[.H4]+28" office:value-type="float" office:value="35">
            <text:p>35</text:p>
          </table:table-cell>
          <table:table-cell table:formula="of:=IF([.A4]&gt;0;&quot;[ /Count -&quot; &amp; [.A4];&quot;[&quot;) &amp; &quot; /Page &quot; &amp; [.I4] &amp; &quot; /Title (&quot; &amp; [.F4] &amp; &quot;) /OUT pdfmark&quot;" office:value-type="string" office:string-value="[ /Page 35 /Title (Dominica II Adventus) /OUT pdfmark">
            <text:p>[ /Page 35 /Title (Dominica II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II Adventus</text:p>
          </table:table-cell>
          <table:table-cell office:value-type="float" office:value="11">
            <text:p>11</text:p>
          </table:table-cell>
          <table:table-cell table:formula="of:=[.H5]+28" office:value-type="float" office:value="39">
            <text:p>39</text:p>
          </table:table-cell>
          <table:table-cell table:formula="of:=IF([.A5]&gt;0;&quot;[ /Count -&quot; &amp; [.A5];&quot;[&quot;) &amp; &quot; /Page &quot; &amp; [.I5] &amp; &quot; /Title (&quot; &amp; [.F5] &amp; &quot;) /OUT pdfmark&quot;" office:value-type="string" office:string-value="[ /Page 39 /Title (Dominica III Adventus) /OUT pdfmark">
            <text:p>[ /Page 39 /Title (Dominica III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ntiphonae Majores</text:p>
          </table:table-cell>
          <table:table-cell office:value-type="string">
            <text:p>Antiphonæ Majores</text:p>
          </table:table-cell>
          <table:table-cell office:value-type="float" office:value="16">
            <text:p>16</text:p>
          </table:table-cell>
          <table:table-cell table:formula="of:=[.H6]+28" office:value-type="float" office:value="44">
            <text:p>44</text:p>
          </table:table-cell>
          <table:table-cell table:formula="of:=IF([.A6]&gt;0;&quot;[ /Count -&quot; &amp; [.A6];&quot;[&quot;) &amp; &quot; /Page &quot; &amp; [.I6] &amp; &quot; /Title (&quot; &amp; [.F6] &amp; &quot;) /OUT pdfmark&quot;" office:value-type="string" office:string-value="[ /Page 44 /Title (Antiphonae Majores) /OUT pdfmark">
            <text:p>[ /Page 44 /Title (Antiphonae Majore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V Adventus</text:p>
          </table:table-cell>
          <table:table-cell office:value-type="float" office:value="19">
            <text:p>19</text:p>
          </table:table-cell>
          <table:table-cell table:formula="of:=[.H7]+28" office:value-type="float" office:value="47">
            <text:p>47</text:p>
          </table:table-cell>
          <table:table-cell table:formula="of:=IF([.A7]&gt;0;&quot;[ /Count -&quot; &amp; [.A7];&quot;[&quot;) &amp; &quot; /Page &quot; &amp; [.I7] &amp; &quot; /Title (&quot; &amp; [.F7] &amp; &quot;) /OUT pdfmark&quot;" office:value-type="string" office:string-value="[ /Page 47 /Title (Dominica IV Adventus) /OUT pdfmark">
            <text:p>[ /Page 47 /Title (Dominica IV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in Vigilia Nativitatis Domini</text:p>
          </table:table-cell>
          <table:table-cell office:value-type="float" office:value="22">
            <text:p>22</text:p>
          </table:table-cell>
          <table:table-cell table:formula="of:=[.H8]+28" office:value-type="float" office:value="50">
            <text:p>50</text:p>
          </table:table-cell>
          <table:table-cell table:formula="of:=IF([.A8]&gt;0;&quot;[ /Count -&quot; &amp; [.A8];&quot;[&quot;) &amp; &quot; /Page &quot; &amp; [.I8] &amp; &quot; /Title (&quot; &amp; [.F8] &amp; &quot;) /OUT pdfmark&quot;" office:value-type="string" office:string-value="[ /Page 50 /Title (in Vigilia Nativitatis Domini) /OUT pdfmark">
            <text:p>[ /Page 50 /Title (in Vigilia Nativitatis Domini) /OUT pdfmark</text:p>
          </table:table-cell>
        </table:table-row>
        <table:table-row table:style-name="ro1">
          <table:table-cell table:formula="of:=COUNT([.E10:.E19])" office:value-type="float" office:value="10">
            <text:p>10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table:number-columns-repeated="2" office:value-type="string">
            <text:p>Tempus Nativitatis</text:p>
          </table:table-cell>
          <table:table-cell office:value-type="float" office:value="25">
            <text:p>25</text:p>
          </table:table-cell>
          <table:table-cell table:formula="of:=[.H9]+28" office:value-type="float" office:value="53">
            <text:p>53</text:p>
          </table:table-cell>
          <table:table-cell table:formula="of:=IF([.A9]&gt;0;&quot;[ /Count -&quot; &amp; [.A9];&quot;[&quot;) &amp; &quot; /Page &quot; &amp; [.I9] &amp; &quot; /Title (&quot; &amp; [.F9] &amp; &quot;) /OUT pdfmark&quot;" office:value-type="string" office:string-value="[ /Count -10 /Page 53 /Title (Tempus Nativitatis) /OUT pdfmark">
            <text:p>[ /Count -10 /Page 53 /Title (Tempus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in Nativitate Domini</text:p>
          </table:table-cell>
          <table:table-cell office:value-type="float" office:value="25">
            <text:p>25</text:p>
          </table:table-cell>
          <table:table-cell table:formula="of:=[.H10]+28" office:value-type="float" office:value="53">
            <text:p>53</text:p>
          </table:table-cell>
          <table:table-cell table:formula="of:=IF([.A10]&gt;0;&quot;[ /Count -&quot; &amp; [.A10];&quot;[&quot;) &amp; &quot; /Page &quot; &amp; [.I10] &amp; &quot; /Title (&quot; &amp; [.F10] &amp; &quot;) /OUT pdfmark&quot;" office:value-type="string" office:string-value="[ /Page 53 /Title (in Nativitate Domini) /OUT pdfmark">
            <text:p>[ /Page 53 /Title (in Nativitate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nfra Oct. Nativitatis</text:p>
          </table:table-cell>
          <table:table-cell office:value-type="float" office:value="33">
            <text:p>33</text:p>
          </table:table-cell>
          <table:table-cell table:formula="of:=[.H11]+28" office:value-type="float" office:value="61">
            <text:p>61</text:p>
          </table:table-cell>
          <table:table-cell table:formula="of:=IF([.A11]&gt;0;&quot;[ /Count -&quot; &amp; [.A11];&quot;[&quot;) &amp; &quot; /Page &quot; &amp; [.I11] &amp; &quot; /Title (&quot; &amp; [.F11] &amp; &quot;) /OUT pdfmark&quot;" office:value-type="string" office:string-value="[ /Page 61 /Title (Dominica infra Oct. Nativitatis) /OUT pdfmark">
            <text:p>[ /Page 61 /Title (Dominica infra Oct.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Sancti Stephani</text:p>
          </table:table-cell>
          <table:table-cell office:value-type="float" office:value="36">
            <text:p>36</text:p>
          </table:table-cell>
          <table:table-cell table:formula="of:=[.H12]+28" office:value-type="float" office:value="64">
            <text:p>64</text:p>
          </table:table-cell>
          <table:table-cell table:formula="of:=IF([.A12]&gt;0;&quot;[ /Count -&quot; &amp; [.A12];&quot;[&quot;) &amp; &quot; /Page &quot; &amp; [.I12] &amp; &quot; /Title (&quot; &amp; [.F12] &amp; &quot;) /OUT pdfmark&quot;" office:value-type="string" office:string-value="[ /Page 64 /Title (Sancti Stephani) /OUT pdfmark">
            <text:p>[ /Page 64 /Title (Sancti Stepha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Sancti Joannis</text:p>
          </table:table-cell>
          <table:table-cell office:value-type="float" office:value="39">
            <text:p>39</text:p>
          </table:table-cell>
          <table:table-cell table:formula="of:=[.H13]+28" office:value-type="float" office:value="67">
            <text:p>67</text:p>
          </table:table-cell>
          <table:table-cell table:formula="of:=IF([.A13]&gt;0;&quot;[ /Count -&quot; &amp; [.A13];&quot;[&quot;) &amp; &quot; /Page &quot; &amp; [.I13] &amp; &quot; /Title (&quot; &amp; [.F13] &amp; &quot;) /OUT pdfmark&quot;" office:value-type="string" office:string-value="[ /Page 67 /Title (Sancti Joannis) /OUT pdfmark">
            <text:p>[ /Page 67 /Title (Sancti Joan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Ss. Innocentium Martyrum</text:p>
          </table:table-cell>
          <table:table-cell office:value-type="float" office:value="43">
            <text:p>43</text:p>
          </table:table-cell>
          <table:table-cell table:formula="of:=[.H14]+28" office:value-type="float" office:value="71">
            <text:p>71</text:p>
          </table:table-cell>
          <table:table-cell table:formula="of:=IF([.A14]&gt;0;&quot;[ /Count -&quot; &amp; [.A14];&quot;[&quot;) &amp; &quot; /Page &quot; &amp; [.I14] &amp; &quot; /Title (&quot; &amp; [.F14] &amp; &quot;) /OUT pdfmark&quot;" office:value-type="string" office:string-value="[ /Page 71 /Title (Ss. Innocentium Martyrum) /OUT pdfmark">
            <text:p>[ /Page 71 /Title (Ss. Innocentium Marty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e V Die infra Oct. Nativitatis</text:p>
          </table:table-cell>
          <table:table-cell office:value-type="float" office:value="46">
            <text:p>46</text:p>
          </table:table-cell>
          <table:table-cell table:formula="of:=[.H15]+28" office:value-type="float" office:value="74">
            <text:p>74</text:p>
          </table:table-cell>
          <table:table-cell table:formula="of:=IF([.A15]&gt;0;&quot;[ /Count -&quot; &amp; [.A15];&quot;[&quot;) &amp; &quot; /Page &quot; &amp; [.I15] &amp; &quot; /Title (&quot; &amp; [.F15] &amp; &quot;) /OUT pdfmark&quot;" office:value-type="string" office:string-value="[ /Page 74 /Title (de V Die infra Oct. Nativitatis) /OUT pdfmark">
            <text:p>[ /Page 74 /Title (de V Die infra Oct.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e VI Die infra Oct. Nativitatis</text:p>
          </table:table-cell>
          <table:table-cell office:value-type="float" office:value="47">
            <text:p>47</text:p>
          </table:table-cell>
          <table:table-cell table:formula="of:=[.H16]+28" office:value-type="float" office:value="75">
            <text:p>75</text:p>
          </table:table-cell>
          <table:table-cell table:formula="of:=IF([.A16]&gt;0;&quot;[ /Count -&quot; &amp; [.A16];&quot;[&quot;) &amp; &quot; /Page &quot; &amp; [.I16] &amp; &quot; /Title (&quot; &amp; [.F16] &amp; &quot;) /OUT pdfmark&quot;" office:value-type="string" office:string-value="[ /Page 75 /Title (de VI Die infra Oct. Nativitatis) /OUT pdfmark">
            <text:p>[ /Page 75 /Title (de VI Die infra Oct.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e VII Die infra Oct. Nativitatis</text:p>
          </table:table-cell>
          <table:table-cell office:value-type="float" office:value="48">
            <text:p>48</text:p>
          </table:table-cell>
          <table:table-cell table:formula="of:=[.H17]+28" office:value-type="float" office:value="76">
            <text:p>76</text:p>
          </table:table-cell>
          <table:table-cell table:formula="of:=IF([.A17]&gt;0;&quot;[ /Count -&quot; &amp; [.A17];&quot;[&quot;) &amp; &quot; /Page &quot; &amp; [.I17] &amp; &quot; /Title (&quot; &amp; [.F17] &amp; &quot;) /OUT pdfmark&quot;" office:value-type="string" office:string-value="[ /Page 76 /Title (de VII Die infra Oct. Nativitatis) /OUT pdfmark">
            <text:p>[ /Page 76 /Title (de VII Die infra Oct.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in Octava Nativitatis Domini</text:p>
          </table:table-cell>
          <table:table-cell office:value-type="float" office:value="50">
            <text:p>50</text:p>
          </table:table-cell>
          <table:table-cell table:formula="of:=[.H18]+28" office:value-type="float" office:value="78">
            <text:p>78</text:p>
          </table:table-cell>
          <table:table-cell table:formula="of:=IF([.A18]&gt;0;&quot;[ /Count -&quot; &amp; [.A18];&quot;[&quot;) &amp; &quot; /Page &quot; &amp; [.I18] &amp; &quot; /Title (&quot; &amp; [.F18] &amp; &quot;) /OUT pdfmark&quot;" office:value-type="string" office:string-value="[ /Page 78 /Title (in Octava Nativitatis Domini) /OUT pdfmark">
            <text:p>[ /Page 78 /Title (in Octava Nativitatis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Sanctissimi Nominis Jesu</text:p>
          </table:table-cell>
          <table:table-cell office:value-type="float" office:value="52">
            <text:p>52</text:p>
          </table:table-cell>
          <table:table-cell table:formula="of:=[.H19]+28" office:value-type="float" office:value="80">
            <text:p>80</text:p>
          </table:table-cell>
          <table:table-cell table:formula="of:=IF([.A19]&gt;0;&quot;[ /Count -&quot; &amp; [.A19];&quot;[&quot;) &amp; &quot; /Page &quot; &amp; [.I19] &amp; &quot; /Title (&quot; &amp; [.F19] &amp; &quot;) /OUT pdfmark&quot;" office:value-type="string" office:string-value="[ /Page 80 /Title (Sanctissimi Nominis Jesu) /OUT pdfmark">
            <text:p>[ /Page 80 /Title (Sanctissimi Nominis Jesu) /OUT pdfmark</text:p>
          </table:table-cell>
        </table:table-row>
        <table:table-row table:style-name="ro1">
          <table:table-cell table:formula="of:=COUNT([.E21:.E24])" office:value-type="float" office:value="4">
            <text:p>4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Epiphaniae</text:p>
          </table:table-cell>
          <table:table-cell office:value-type="string">
            <text:p>Tempus Epiphaniæ</text:p>
          </table:table-cell>
          <table:table-cell office:value-type="float" office:value="58">
            <text:p>58</text:p>
          </table:table-cell>
          <table:table-cell table:formula="of:=[.H20]+28" office:value-type="float" office:value="86">
            <text:p>86</text:p>
          </table:table-cell>
          <table:table-cell table:formula="of:=IF([.A20]&gt;0;&quot;[ /Count -&quot; &amp; [.A20];&quot;[&quot;) &amp; &quot; /Page &quot; &amp; [.I20] &amp; &quot; /Title (&quot; &amp; [.F20] &amp; &quot;) /OUT pdfmark&quot;" office:value-type="string" office:string-value="[ /Count -4 /Page 86 /Title (Tempus Epiphaniae) /OUT pdfmark">
            <text:p>[ /Count -4 /Page 86 /Title (Tempus Epiphan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in Epiphania Domini</text:p>
          </table:table-cell>
          <table:table-cell office:value-type="float" office:value="58">
            <text:p>58</text:p>
          </table:table-cell>
          <table:table-cell table:formula="of:=[.H21]+28" office:value-type="float" office:value="86">
            <text:p>86</text:p>
          </table:table-cell>
          <table:table-cell table:formula="of:=IF([.A21]&gt;0;&quot;[ /Count -&quot; &amp; [.A21];&quot;[&quot;) &amp; &quot; /Page &quot; &amp; [.I21] &amp; &quot; /Title (&quot; &amp; [.F21] &amp; &quot;) /OUT pdfmark&quot;" office:value-type="string" office:string-value="[ /Page 86 /Title (in Epiphania Domini) /OUT pdfmark">
            <text:p>[ /Page 86 /Title (in Epiphania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ae Familiae</text:p>
          </table:table-cell>
          <table:table-cell office:value-type="string">
            <text:p>Sanctæ Familiæ</text:p>
          </table:table-cell>
          <table:table-cell office:value-type="float" office:value="61">
            <text:p>61</text:p>
          </table:table-cell>
          <table:table-cell table:formula="of:=[.H22]+28" office:value-type="float" office:value="89">
            <text:p>89</text:p>
          </table:table-cell>
          <table:table-cell table:formula="of:=IF([.A22]&gt;0;&quot;[ /Count -&quot; &amp; [.A22];&quot;[&quot;) &amp; &quot; /Page &quot; &amp; [.I22] &amp; &quot; /Title (&quot; &amp; [.F22] &amp; &quot;) /OUT pdfmark&quot;" office:value-type="string" office:string-value="[ /Page 89 /Title (Sanctae Familiae) /OUT pdfmark">
            <text:p>[ /Page 89 /Title (Sanctae Famil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Baptismatis D.N.J.C.</text:p>
          </table:table-cell>
          <table:table-cell office:value-type="float" office:value="72">
            <text:p>72</text:p>
          </table:table-cell>
          <table:table-cell table:formula="of:=[.H23]+28" office:value-type="float" office:value="100">
            <text:p>100</text:p>
          </table:table-cell>
          <table:table-cell table:formula="of:=IF([.A23]&gt;0;&quot;[ /Count -&quot; &amp; [.A23];&quot;[&quot;) &amp; &quot; /Page &quot; &amp; [.I23] &amp; &quot; /Title (&quot; &amp; [.F23] &amp; &quot;) /OUT pdfmark&quot;" office:value-type="string" office:string-value="[ /Page 100 /Title (Baptismatis D.N.J.C.) /OUT pdfmark">
            <text:p>[ /Page 100 /Title (Baptismatis D.N.J.C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 Post Epiphaniam</text:p>
          </table:table-cell>
          <table:table-cell office:value-type="float" office:value="73">
            <text:p>73</text:p>
          </table:table-cell>
          <table:table-cell table:formula="of:=[.H24]+28" office:value-type="float" office:value="101">
            <text:p>101</text:p>
          </table:table-cell>
          <table:table-cell table:formula="of:=IF([.A24]&gt;0;&quot;[ /Count -&quot; &amp; [.A24];&quot;[&quot;) &amp; &quot; /Page &quot; &amp; [.I24] &amp; &quot; /Title (&quot; &amp; [.F24] &amp; &quot;) /OUT pdfmark&quot;" office:value-type="string" office:string-value="[ /Page 101 /Title (Dominica I Post Epiphaniam) /OUT pdfmark">
            <text:p>[ /Page 101 /Title (Dominica I Post Epiphaniam) /OUT pdfmark</text:p>
          </table:table-cell>
        </table:table-row>
        <table:table-row table:style-name="ro1">
          <table:table-cell table:formula="of:=COUNT([.E26:.E30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table:number-columns-repeated="2" office:value-type="string">
            <text:p>Tempus Per Annum</text:p>
          </table:table-cell>
          <table:table-cell office:value-type="float" office:value="73">
            <text:p>73</text:p>
          </table:table-cell>
          <table:table-cell table:formula="of:=[.H25]+28" office:value-type="float" office:value="101">
            <text:p>101</text:p>
          </table:table-cell>
          <table:table-cell table:formula="of:=IF([.A25]&gt;0;&quot;[ /Count -&quot; &amp; [.A25];&quot;[&quot;) &amp; &quot; /Page &quot; &amp; [.I25] &amp; &quot; /Title (&quot; &amp; [.F25] &amp; &quot;) /OUT pdfmark&quot;" office:value-type="string" office:string-value="[ /Count -5 /Page 101 /Title (Tempus Per Annum) /OUT pdfmark">
            <text:p>[ /Count -5 /Page 101 /Title (Tempus Per An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I Post Epiphaniam</text:p>
          </table:table-cell>
          <table:table-cell office:value-type="float" office:value="74">
            <text:p>74</text:p>
          </table:table-cell>
          <table:table-cell table:formula="of:=[.H26]+28" office:value-type="float" office:value="102">
            <text:p>102</text:p>
          </table:table-cell>
          <table:table-cell table:formula="of:=IF([.A26]&gt;0;&quot;[ /Count -&quot; &amp; [.A26];&quot;[&quot;) &amp; &quot; /Page &quot; &amp; [.I26] &amp; &quot; /Title (&quot; &amp; [.F26] &amp; &quot;) /OUT pdfmark&quot;" office:value-type="string" office:string-value="[ /Page 102 /Title (Dominica II Post Epiphaniam) /OUT pdfmark">
            <text:p>[ /Page 102 /Title (Dominica II Post Epiphan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II Post Epiphaniam</text:p>
          </table:table-cell>
          <table:table-cell office:value-type="float" office:value="74">
            <text:p>74</text:p>
          </table:table-cell>
          <table:table-cell table:formula="of:=[.H27]+28" office:value-type="float" office:value="102">
            <text:p>102</text:p>
          </table:table-cell>
          <table:table-cell table:formula="of:=IF([.A27]&gt;0;&quot;[ /Count -&quot; &amp; [.A27];&quot;[&quot;) &amp; &quot; /Page &quot; &amp; [.I27] &amp; &quot; /Title (&quot; &amp; [.F27] &amp; &quot;) /OUT pdfmark&quot;" office:value-type="string" office:string-value="[ /Page 102 /Title (Dominica III Post Epiphaniam) /OUT pdfmark">
            <text:p>[ /Page 102 /Title (Dominica III Post Epiphan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V Post Epiphaniam</text:p>
          </table:table-cell>
          <table:table-cell office:value-type="float" office:value="75">
            <text:p>75</text:p>
          </table:table-cell>
          <table:table-cell table:formula="of:=[.H28]+28" office:value-type="float" office:value="103">
            <text:p>103</text:p>
          </table:table-cell>
          <table:table-cell table:formula="of:=IF([.A28]&gt;0;&quot;[ /Count -&quot; &amp; [.A28];&quot;[&quot;) &amp; &quot; /Page &quot; &amp; [.I28] &amp; &quot; /Title (&quot; &amp; [.F28] &amp; &quot;) /OUT pdfmark&quot;" office:value-type="string" office:string-value="[ /Page 103 /Title (Dominica IV Post Epiphaniam) /OUT pdfmark">
            <text:p>[ /Page 103 /Title (Dominica IV Post Epiphan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ominica V Post Epiphaniam</text:p>
          </table:table-cell>
          <table:table-cell office:value-type="float" office:value="76">
            <text:p>76</text:p>
          </table:table-cell>
          <table:table-cell table:formula="of:=[.H29]+28" office:value-type="float" office:value="104">
            <text:p>104</text:p>
          </table:table-cell>
          <table:table-cell table:formula="of:=IF([.A29]&gt;0;&quot;[ /Count -&quot; &amp; [.A29];&quot;[&quot;) &amp; &quot; /Page &quot; &amp; [.I29] &amp; &quot; /Title (&quot; &amp; [.F29] &amp; &quot;) /OUT pdfmark&quot;" office:value-type="string" office:string-value="[ /Page 104 /Title (Dominica V Post Epiphaniam) /OUT pdfmark">
            <text:p>[ /Page 104 /Title (Dominica V Post Epiphan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ominica VI Post Epiphaniam</text:p>
          </table:table-cell>
          <table:table-cell office:value-type="float" office:value="77">
            <text:p>77</text:p>
          </table:table-cell>
          <table:table-cell table:formula="of:=[.H30]+28" office:value-type="float" office:value="105">
            <text:p>105</text:p>
          </table:table-cell>
          <table:table-cell table:formula="of:=IF([.A30]&gt;0;&quot;[ /Count -&quot; &amp; [.A30];&quot;[&quot;) &amp; &quot; /Page &quot; &amp; [.I30] &amp; &quot; /Title (&quot; &amp; [.F30] &amp; &quot;) /OUT pdfmark&quot;" office:value-type="string" office:string-value="[ /Page 105 /Title (Dominica VI Post Epiphaniam) /OUT pdfmark">
            <text:p>[ /Page 105 /Title (Dominica VI Post Epiphaniam) /OUT pdfmark</text:p>
          </table:table-cell>
        </table:table-row>
        <table:table-row table:style-name="ro1">
          <table:table-cell table:formula="of:=COUNT([.E32:.E34])" office:value-type="float" office:value="3">
            <text:p>3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Septuagesimae</text:p>
          </table:table-cell>
          <table:table-cell office:value-type="string">
            <text:p>Tempus Septuagesimæ</text:p>
          </table:table-cell>
          <table:table-cell office:value-type="float" office:value="78">
            <text:p>78</text:p>
          </table:table-cell>
          <table:table-cell table:formula="of:=[.H31]+28" office:value-type="float" office:value="106">
            <text:p>106</text:p>
          </table:table-cell>
          <table:table-cell table:formula="of:=IF([.A31]&gt;0;&quot;[ /Count -&quot; &amp; [.A31];&quot;[&quot;) &amp; &quot; /Page &quot; &amp; [.I31] &amp; &quot; /Title (&quot; &amp; [.F31] &amp; &quot;) /OUT pdfmark&quot;" office:value-type="string" office:string-value="[ /Count -3 /Page 106 /Title (Tempus Septuagesimae) /OUT pdfmark">
            <text:p>[ /Count -3 /Page 106 /Title (Tempus Septu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n Septuagesima</text:p>
          </table:table-cell>
          <table:table-cell office:value-type="float" office:value="78">
            <text:p>78</text:p>
          </table:table-cell>
          <table:table-cell table:formula="of:=[.H32]+28" office:value-type="float" office:value="106">
            <text:p>106</text:p>
          </table:table-cell>
          <table:table-cell table:formula="of:=IF([.A32]&gt;0;&quot;[ /Count -&quot; &amp; [.A32];&quot;[&quot;) &amp; &quot; /Page &quot; &amp; [.I32] &amp; &quot; /Title (&quot; &amp; [.F32] &amp; &quot;) /OUT pdfmark&quot;" office:value-type="string" office:string-value="[ /Page 106 /Title (Dominica in Septuagesima) /OUT pdfmark">
            <text:p>[ /Page 106 /Title (Dominica in Septu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n Sexagesima</text:p>
          </table:table-cell>
          <table:table-cell office:value-type="float" office:value="82">
            <text:p>82</text:p>
          </table:table-cell>
          <table:table-cell table:formula="of:=[.H33]+28" office:value-type="float" office:value="110">
            <text:p>110</text:p>
          </table:table-cell>
          <table:table-cell table:formula="of:=IF([.A33]&gt;0;&quot;[ /Count -&quot; &amp; [.A33];&quot;[&quot;) &amp; &quot; /Page &quot; &amp; [.I33] &amp; &quot; /Title (&quot; &amp; [.F33] &amp; &quot;) /OUT pdfmark&quot;" office:value-type="string" office:string-value="[ /Page 110 /Title (Dominica in Sexagesima) /OUT pdfmark">
            <text:p>[ /Page 110 /Title (Dominica in Sex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n Quinquagesima</text:p>
          </table:table-cell>
          <table:table-cell office:value-type="float" office:value="86">
            <text:p>86</text:p>
          </table:table-cell>
          <table:table-cell table:formula="of:=[.H34]+28" office:value-type="float" office:value="114">
            <text:p>114</text:p>
          </table:table-cell>
          <table:table-cell table:formula="of:=IF([.A34]&gt;0;&quot;[ /Count -&quot; &amp; [.A34];&quot;[&quot;) &amp; &quot; /Page &quot; &amp; [.I34] &amp; &quot; /Title (&quot; &amp; [.F34] &amp; &quot;) /OUT pdfmark&quot;" office:value-type="string" office:string-value="[ /Page 114 /Title (Dominica in Quinquagesima) /OUT pdfmark">
            <text:p>[ /Page 114 /Title (Dominica in Quinquagesima) /OUT pdfmark</text:p>
          </table:table-cell>
        </table:table-row>
        <table:table-row table:style-name="ro1">
          <table:table-cell table:formula="of:=COUNT([.E36:.E40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Quadragesimae</text:p>
          </table:table-cell>
          <table:table-cell office:value-type="string">
            <text:p>Tempus Quadragesimæ</text:p>
          </table:table-cell>
          <table:table-cell office:value-type="float" office:value="90">
            <text:p>90</text:p>
          </table:table-cell>
          <table:table-cell table:formula="of:=[.H35]+28" office:value-type="float" office:value="118">
            <text:p>118</text:p>
          </table:table-cell>
          <table:table-cell table:formula="of:=IF([.A35]&gt;0;&quot;[ /Count -&quot; &amp; [.A35];&quot;[&quot;) &amp; &quot; /Page &quot; &amp; [.I35] &amp; &quot; /Title (&quot; &amp; [.F35] &amp; &quot;) /OUT pdfmark&quot;" office:value-type="string" office:string-value="[ /Count -5 /Page 118 /Title (Tempus Quadragesimae) /OUT pdfmark">
            <text:p>[ /Count -5 /Page 118 /Title (Tempus Quadr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Feria IV Cinerum</text:p>
          </table:table-cell>
          <table:table-cell office:value-type="float" office:value="90">
            <text:p>90</text:p>
          </table:table-cell>
          <table:table-cell table:formula="of:=[.H36]+28" office:value-type="float" office:value="118">
            <text:p>118</text:p>
          </table:table-cell>
          <table:table-cell table:formula="of:=IF([.A36]&gt;0;&quot;[ /Count -&quot; &amp; [.A36];&quot;[&quot;) &amp; &quot; /Page &quot; &amp; [.I36] &amp; &quot; /Title (&quot; &amp; [.F36] &amp; &quot;) /OUT pdfmark&quot;" office:value-type="string" office:string-value="[ /Page 118 /Title (Feria IV Cinerum) /OUT pdfmark">
            <text:p>[ /Page 118 /Title (Feria IV Cine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 in Quadragesima</text:p>
          </table:table-cell>
          <table:table-cell office:value-type="float" office:value="93">
            <text:p>93</text:p>
          </table:table-cell>
          <table:table-cell table:formula="of:=[.H37]+28" office:value-type="float" office:value="121">
            <text:p>121</text:p>
          </table:table-cell>
          <table:table-cell table:formula="of:=IF([.A37]&gt;0;&quot;[ /Count -&quot; &amp; [.A37];&quot;[&quot;) &amp; &quot; /Page &quot; &amp; [.I37] &amp; &quot; /Title (&quot; &amp; [.F37] &amp; &quot;) /OUT pdfmark&quot;" office:value-type="string" office:string-value="[ /Page 121 /Title (Dominica I in Quadragesima) /OUT pdfmark">
            <text:p>[ /Page 121 /Title (Dominica I in Quadr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I in Quadragesima</text:p>
          </table:table-cell>
          <table:table-cell office:value-type="float" office:value="100">
            <text:p>100</text:p>
          </table:table-cell>
          <table:table-cell table:formula="of:=[.H38]+28" office:value-type="float" office:value="128">
            <text:p>128</text:p>
          </table:table-cell>
          <table:table-cell table:formula="of:=IF([.A38]&gt;0;&quot;[ /Count -&quot; &amp; [.A38];&quot;[&quot;) &amp; &quot; /Page &quot; &amp; [.I38] &amp; &quot; /Title (&quot; &amp; [.F38] &amp; &quot;) /OUT pdfmark&quot;" office:value-type="string" office:string-value="[ /Page 128 /Title (Dominica II in Quadragesima) /OUT pdfmark">
            <text:p>[ /Page 128 /Title (Dominica II in Quadr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II in Quadragesima</text:p>
          </table:table-cell>
          <table:table-cell office:value-type="float" office:value="108">
            <text:p>108</text:p>
          </table:table-cell>
          <table:table-cell table:formula="of:=[.H39]+28" office:value-type="float" office:value="136">
            <text:p>136</text:p>
          </table:table-cell>
          <table:table-cell table:formula="of:=IF([.A39]&gt;0;&quot;[ /Count -&quot; &amp; [.A39];&quot;[&quot;) &amp; &quot; /Page &quot; &amp; [.I39] &amp; &quot; /Title (&quot; &amp; [.F39] &amp; &quot;) /OUT pdfmark&quot;" office:value-type="string" office:string-value="[ /Page 136 /Title (Dominica III in Quadragesima) /OUT pdfmark">
            <text:p>[ /Page 136 /Title (Dominica III in Quadr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V in Quadragesima</text:p>
          </table:table-cell>
          <table:table-cell office:value-type="float" office:value="115">
            <text:p>115</text:p>
          </table:table-cell>
          <table:table-cell table:formula="of:=[.H40]+28" office:value-type="float" office:value="143">
            <text:p>143</text:p>
          </table:table-cell>
          <table:table-cell table:formula="of:=IF([.A40]&gt;0;&quot;[ /Count -&quot; &amp; [.A40];&quot;[&quot;) &amp; &quot; /Page &quot; &amp; [.I40] &amp; &quot; /Title (&quot; &amp; [.F40] &amp; &quot;) /OUT pdfmark&quot;" office:value-type="string" office:string-value="[ /Page 143 /Title (Dominica IV in Quadragesima) /OUT pdfmark">
            <text:p>[ /Page 143 /Title (Dominica IV in Quadragesima) /OUT pdfmark</text:p>
          </table:table-cell>
        </table:table-row>
        <table:table-row table:style-name="ro1">
          <table:table-cell table:formula="of:=COUNT([.E42:.E46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table:number-columns-repeated="2" office:value-type="string">
            <text:p>Tempus Passionis</text:p>
          </table:table-cell>
          <table:table-cell office:value-type="float" office:value="122">
            <text:p>122</text:p>
          </table:table-cell>
          <table:table-cell table:formula="of:=[.H41]+28" office:value-type="float" office:value="150">
            <text:p>150</text:p>
          </table:table-cell>
          <table:table-cell table:formula="of:=IF([.A41]&gt;0;&quot;[ /Count -&quot; &amp; [.A41];&quot;[&quot;) &amp; &quot; /Page &quot; &amp; [.I41] &amp; &quot; /Title (&quot; &amp; [.F41] &amp; &quot;) /OUT pdfmark&quot;" office:value-type="string" office:string-value="[ /Count -5 /Page 150 /Title (Tempus Passionis) /OUT pdfmark">
            <text:p>[ /Count -5 /Page 150 /Title (Tempus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 Passionis</text:p>
          </table:table-cell>
          <table:table-cell office:value-type="float" office:value="123">
            <text:p>123</text:p>
          </table:table-cell>
          <table:table-cell table:formula="of:=[.H42]+28" office:value-type="float" office:value="151">
            <text:p>151</text:p>
          </table:table-cell>
          <table:table-cell table:formula="of:=IF([.A42]&gt;0;&quot;[ /Count -&quot; &amp; [.A42];&quot;[&quot;) &amp; &quot; /Page &quot; &amp; [.I42] &amp; &quot; /Title (&quot; &amp; [.F42] &amp; &quot;) /OUT pdfmark&quot;" office:value-type="string" office:string-value="[ /Page 151 /Title (Dominica I Passionis) /OUT pdfmark">
            <text:p>[ /Page 151 /Title (Dominica I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I Passionis</text:p>
          </table:table-cell>
          <table:table-cell office:value-type="float" office:value="130">
            <text:p>130</text:p>
          </table:table-cell>
          <table:table-cell table:formula="of:=[.H43]+28" office:value-type="float" office:value="158">
            <text:p>158</text:p>
          </table:table-cell>
          <table:table-cell table:formula="of:=IF([.A43]&gt;0;&quot;[ /Count -&quot; &amp; [.A43];&quot;[&quot;) &amp; &quot; /Page &quot; &amp; [.I43] &amp; &quot; /Title (&quot; &amp; [.F43] &amp; &quot;) /OUT pdfmark&quot;" office:value-type="string" office:string-value="[ /Page 158 /Title (Dominica II Passionis) /OUT pdfmark">
            <text:p>[ /Page 158 /Title (Dominica II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Feria Quinta in Cena Domini</text:p>
          </table:table-cell>
          <table:table-cell office:value-type="float" office:value="136">
            <text:p>136</text:p>
          </table:table-cell>
          <table:table-cell table:formula="of:=[.H44]+28" office:value-type="float" office:value="164">
            <text:p>164</text:p>
          </table:table-cell>
          <table:table-cell table:formula="of:=IF([.A44]&gt;0;&quot;[ /Count -&quot; &amp; [.A44];&quot;[&quot;) &amp; &quot; /Page &quot; &amp; [.I44] &amp; &quot; /Title (&quot; &amp; [.F44] &amp; &quot;) /OUT pdfmark&quot;" office:value-type="string" office:string-value="[ /Page 164 /Title (Feria Quinta in Cena Domini) /OUT pdfmark">
            <text:p>[ /Page 164 /Title (Feria Quinta in Cena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Feria Sexta in Passione</text:p>
          </table:table-cell>
          <table:table-cell office:value-type="float" office:value="138">
            <text:p>138</text:p>
          </table:table-cell>
          <table:table-cell table:formula="of:=[.H45]+28" office:value-type="float" office:value="166">
            <text:p>166</text:p>
          </table:table-cell>
          <table:table-cell table:formula="of:=IF([.A45]&gt;0;&quot;[ /Count -&quot; &amp; [.A45];&quot;[&quot;) &amp; &quot; /Page &quot; &amp; [.I45] &amp; &quot; /Title (&quot; &amp; [.F45] &amp; &quot;) /OUT pdfmark&quot;" office:value-type="string" office:string-value="[ /Page 166 /Title (Feria Sexta in Passione) /OUT pdfmark">
            <text:p>[ /Page 166 /Title (Feria Sexta in Passion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Sabbato Sancto</text:p>
          </table:table-cell>
          <table:table-cell office:value-type="float" office:value="140">
            <text:p>140</text:p>
          </table:table-cell>
          <table:table-cell table:formula="of:=[.H46]+28" office:value-type="float" office:value="168">
            <text:p>168</text:p>
          </table:table-cell>
          <table:table-cell table:formula="of:=IF([.A46]&gt;0;&quot;[ /Count -&quot; &amp; [.A46];&quot;[&quot;) &amp; &quot; /Page &quot; &amp; [.I46] &amp; &quot; /Title (&quot; &amp; [.F46] &amp; &quot;) /OUT pdfmark&quot;" office:value-type="string" office:string-value="[ /Page 168 /Title (Sabbato Sancto) /OUT pdfmark">
            <text:p>[ /Page 168 /Title (Sabbato Sancto) /OUT pdfmark</text:p>
          </table:table-cell>
        </table:table-row>
        <table:table-row table:style-name="ro1">
          <table:table-cell table:formula="of:=COUNT([.E48:.E53])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aschatis</text:p>
          </table:table-cell>
          <table:table-cell office:value-type="string">
            <text:p>Tempus Paschatis</text:p>
          </table:table-cell>
          <table:table-cell office:value-type="float" office:value="147">
            <text:p>147</text:p>
          </table:table-cell>
          <table:table-cell table:formula="of:=[.H47]+28" office:value-type="float" office:value="175">
            <text:p>175</text:p>
          </table:table-cell>
          <table:table-cell table:formula="of:=IF([.A47]&gt;0;&quot;[ /Count -&quot; &amp; [.A47];&quot;[&quot;) &amp; &quot; /Page &quot; &amp; [.I47] &amp; &quot; /Title (&quot; &amp; [.F47] &amp; &quot;) /OUT pdfmark&quot;" office:value-type="string" office:string-value="[ /Count -6 /Page 175 /Title (Tempus Paschatis) /OUT pdfmark">
            <text:p>[ /Count -6 /Page 175 /Title (Tempus Pasch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Resurrectionis</text:p>
          </table:table-cell>
          <table:table-cell office:value-type="string">
            <text:p>Dominica Resurrectionis</text:p>
          </table:table-cell>
          <table:table-cell office:value-type="float" office:value="148">
            <text:p>148</text:p>
          </table:table-cell>
          <table:table-cell table:formula="of:=[.H48]+28" office:value-type="float" office:value="176">
            <text:p>176</text:p>
          </table:table-cell>
          <table:table-cell table:formula="of:=IF([.A48]&gt;0;&quot;[ /Count -&quot; &amp; [.A48];&quot;[&quot;) &amp; &quot; /Page &quot; &amp; [.I48] &amp; &quot; /Title (&quot; &amp; [.F48] &amp; &quot;) /OUT pdfmark&quot;" office:value-type="string" office:string-value="[ /Page 176 /Title (Dominica Resurrectionis) /OUT pdfmark">
            <text:p>[ /Page 176 /Title (Dominica Resurrect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Albis</text:p>
          </table:table-cell>
          <table:table-cell office:value-type="string">
            <text:p>Dominica in Albis</text:p>
          </table:table-cell>
          <table:table-cell office:value-type="float" office:value="154">
            <text:p>154</text:p>
          </table:table-cell>
          <table:table-cell table:formula="of:=[.H49]+28" office:value-type="float" office:value="182">
            <text:p>182</text:p>
          </table:table-cell>
          <table:table-cell table:formula="of:=IF([.A49]&gt;0;&quot;[ /Count -&quot; &amp; [.A49];&quot;[&quot;) &amp; &quot; /Page &quot; &amp; [.I49] &amp; &quot; /Title (&quot; &amp; [.F49] &amp; &quot;) /OUT pdfmark&quot;" office:value-type="string" office:string-value="[ /Page 182 /Title (Dominica in Albis) /OUT pdfmark">
            <text:p>[ /Page 182 /Title (Dominica in Alb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ost Pascha</text:p>
          </table:table-cell>
          <table:table-cell office:value-type="string">
            <text:p>Dominica II Post Pascha</text:p>
          </table:table-cell>
          <table:table-cell office:value-type="float" office:value="159">
            <text:p>159</text:p>
          </table:table-cell>
          <table:table-cell table:formula="of:=[.H50]+28" office:value-type="float" office:value="187">
            <text:p>187</text:p>
          </table:table-cell>
          <table:table-cell table:formula="of:=IF([.A50]&gt;0;&quot;[ /Count -&quot; &amp; [.A50];&quot;[&quot;) &amp; &quot; /Page &quot; &amp; [.I50] &amp; &quot; /Title (&quot; &amp; [.F50] &amp; &quot;) /OUT pdfmark&quot;" office:value-type="string" office:string-value="[ /Page 187 /Title (Dominica II Post Pascha) /OUT pdfmark">
            <text:p>[ /Page 187 /Title (Dominica II Post Pasch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Post Pascha</text:p>
          </table:table-cell>
          <table:table-cell office:value-type="string">
            <text:p>Dominica III Post Pascha</text:p>
          </table:table-cell>
          <table:table-cell office:value-type="float" office:value="163">
            <text:p>163</text:p>
          </table:table-cell>
          <table:table-cell table:formula="of:=[.H51]+28" office:value-type="float" office:value="191">
            <text:p>191</text:p>
          </table:table-cell>
          <table:table-cell table:formula="of:=IF([.A51]&gt;0;&quot;[ /Count -&quot; &amp; [.A51];&quot;[&quot;) &amp; &quot; /Page &quot; &amp; [.I51] &amp; &quot; /Title (&quot; &amp; [.F51] &amp; &quot;) /OUT pdfmark&quot;" office:value-type="string" office:string-value="[ /Page 191 /Title (Dominica III Post Pascha) /OUT pdfmark">
            <text:p>[ /Page 191 /Title (Dominica III Post Pasch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Post Pascha</text:p>
          </table:table-cell>
          <table:table-cell office:value-type="string">
            <text:p>Dominica IV Post Pascha</text:p>
          </table:table-cell>
          <table:table-cell office:value-type="float" office:value="167">
            <text:p>167</text:p>
          </table:table-cell>
          <table:table-cell table:formula="of:=[.H52]+28" office:value-type="float" office:value="195">
            <text:p>195</text:p>
          </table:table-cell>
          <table:table-cell table:formula="of:=IF([.A52]&gt;0;&quot;[ /Count -&quot; &amp; [.A52];&quot;[&quot;) &amp; &quot; /Page &quot; &amp; [.I52] &amp; &quot; /Title (&quot; &amp; [.F52] &amp; &quot;) /OUT pdfmark&quot;" office:value-type="string" office:string-value="[ /Page 195 /Title (Dominica IV Post Pascha) /OUT pdfmark">
            <text:p>[ /Page 195 /Title (Dominica IV Post Pasch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 Post Pascha</text:p>
          </table:table-cell>
          <table:table-cell office:value-type="string">
            <text:p>Dominica V Post Pascha</text:p>
          </table:table-cell>
          <table:table-cell office:value-type="float" office:value="172">
            <text:p>172</text:p>
          </table:table-cell>
          <table:table-cell table:formula="of:=[.H53]+28" office:value-type="float" office:value="200">
            <text:p>200</text:p>
          </table:table-cell>
          <table:table-cell table:formula="of:=IF([.A53]&gt;0;&quot;[ /Count -&quot; &amp; [.A53];&quot;[&quot;) &amp; &quot; /Page &quot; &amp; [.I53] &amp; &quot; /Title (&quot; &amp; [.F53] &amp; &quot;) /OUT pdfmark&quot;" office:value-type="string" office:string-value="[ /Page 200 /Title (Dominica V Post Pascha) /OUT pdfmark">
            <text:p>[ /Page 200 /Title (Dominica V Post Pascha) /OUT pdfmark</text:p>
          </table:table-cell>
        </table:table-row>
        <table:table-row table:style-name="ro1">
          <table:table-cell table:formula="of:=COUNT([.E55:.E56])" office:value-type="float" office:value="2">
            <text:p>2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Ascensionis</text:p>
          </table:table-cell>
          <table:table-cell office:value-type="string">
            <text:p>Tempus Ascensionis</text:p>
          </table:table-cell>
          <table:table-cell office:value-type="float" office:value="176">
            <text:p>176</text:p>
          </table:table-cell>
          <table:table-cell table:formula="of:=[.H54]+28" office:value-type="float" office:value="204">
            <text:p>204</text:p>
          </table:table-cell>
          <table:table-cell table:formula="of:=IF([.A54]&gt;0;&quot;[ /Count -&quot; &amp; [.A54];&quot;[&quot;) &amp; &quot; /Page &quot; &amp; [.I54] &amp; &quot; /Title (&quot; &amp; [.F54] &amp; &quot;) /OUT pdfmark&quot;" office:value-type="string" office:string-value="[ /Count -2 /Page 204 /Title (Tempus Ascensionis) /OUT pdfmark">
            <text:p>[ /Count -2 /Page 204 /Title (Tempus Ascen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Ascensione Domini</text:p>
          </table:table-cell>
          <table:table-cell office:value-type="string">
            <text:p>in Ascensione Domini</text:p>
          </table:table-cell>
          <table:table-cell office:value-type="float" office:value="176">
            <text:p>176</text:p>
          </table:table-cell>
          <table:table-cell table:formula="of:=[.H55]+28" office:value-type="float" office:value="204">
            <text:p>204</text:p>
          </table:table-cell>
          <table:table-cell table:formula="of:=IF([.A55]&gt;0;&quot;[ /Count -&quot; &amp; [.A55];&quot;[&quot;) &amp; &quot; /Page &quot; &amp; [.I55] &amp; &quot; /Title (&quot; &amp; [.F55] &amp; &quot;) /OUT pdfmark&quot;" office:value-type="string" office:string-value="[ /Page 204 /Title (in Ascensione Domini) /OUT pdfmark">
            <text:p>[ /Page 204 /Title (in Ascensione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Post Ascensionem</text:p>
          </table:table-cell>
          <table:table-cell office:value-type="string">
            <text:p>Dominica Post Ascensionem</text:p>
          </table:table-cell>
          <table:table-cell office:value-type="float" office:value="178">
            <text:p>178</text:p>
          </table:table-cell>
          <table:table-cell table:formula="of:=[.H56]+28" office:value-type="float" office:value="206">
            <text:p>206</text:p>
          </table:table-cell>
          <table:table-cell table:formula="of:=IF([.A56]&gt;0;&quot;[ /Count -&quot; &amp; [.A56];&quot;[&quot;) &amp; &quot; /Page &quot; &amp; [.I56] &amp; &quot; /Title (&quot; &amp; [.F56] &amp; &quot;) /OUT pdfmark&quot;" office:value-type="string" office:string-value="[ /Page 206 /Title (Dominica Post Ascensionem) /OUT pdfmark">
            <text:p>[ /Page 206 /Title (Dominica Post Ascensionem) /OUT pdfmark</text:p>
          </table:table-cell>
        </table:table-row>
        <table:table-row table:style-name="ro1">
          <table:table-cell table:formula="of:=COUNT([.D58:.D107])" office:value-type="float" office:value="31">
            <text:p>31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er Annum</text:p>
          </table:table-cell>
          <table:table-cell office:value-type="string">
            <text:p>Tempus Per Annum</text:p>
          </table:table-cell>
          <table:table-cell office:value-type="float" office:value="190">
            <text:p>190</text:p>
          </table:table-cell>
          <table:table-cell table:formula="of:=[.H57]+28" office:value-type="float" office:value="218">
            <text:p>218</text:p>
          </table:table-cell>
          <table:table-cell table:formula="of:=IF([.A57]&gt;0;&quot;[ /Count -&quot; &amp; [.A57];&quot;[&quot;) &amp; &quot; /Page &quot; &amp; [.I57] &amp; &quot; /Title (&quot; &amp; [.F57] &amp; &quot;) /OUT pdfmark&quot;" office:value-type="string" office:string-value="[ /Count -31 /Page 218 /Title (Tempus Per Annum) /OUT pdfmark">
            <text:p>[ /Count -31 /Page 218 /Title (Tempus Per Annu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ae Trinitatis</text:p>
          </table:table-cell>
          <table:table-cell office:value-type="string">
            <text:p>in Festo Sanctissimæ Trinitatis</text:p>
          </table:table-cell>
          <table:table-cell office:value-type="float" office:value="190">
            <text:p>190</text:p>
          </table:table-cell>
          <table:table-cell table:formula="of:=[.H58]+28" office:value-type="float" office:value="218">
            <text:p>218</text:p>
          </table:table-cell>
          <table:table-cell table:formula="of:=IF([.A58]&gt;0;&quot;[ /Count -&quot; &amp; [.A58];&quot;[&quot;) &amp; &quot; /Page &quot; &amp; [.I58] &amp; &quot; /Title (&quot; &amp; [.F58] &amp; &quot;) /OUT pdfmark&quot;" office:value-type="string" office:string-value="[ /Page 218 /Title (in Festo Sanctissimae Trinitatis) /OUT pdfmark">
            <text:p>[ /Page 218 /Title (in Festo Sanctissimae Trinitatis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i Corporis Christi</text:p>
          </table:table-cell>
          <table:table-cell office:value-type="string">
            <text:p>in Festo Sanctissimi Corporis Christi</text:p>
          </table:table-cell>
          <table:table-cell office:value-type="float" office:value="199">
            <text:p>199</text:p>
          </table:table-cell>
          <table:table-cell table:formula="of:=[.H59]+28" office:value-type="float" office:value="227">
            <text:p>227</text:p>
          </table:table-cell>
          <table:table-cell table:formula="of:=IF([.A59]&gt;0;&quot;[ /Count -&quot; &amp; [.A59];&quot;[&quot;) &amp; &quot; /Page &quot; &amp; [.I59] &amp; &quot; /Title (&quot; &amp; [.F59] &amp; &quot;) /OUT pdfmark&quot;" office:value-type="string" office:string-value="[ /Page 227 /Title (in Festo Sanctissimi Corporis Christi) /OUT pdfmark">
            <text:p>[ /Page 227 /Title (in Festo Sanctissimi Corporis Christi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 Post Pentecosten</text:p>
          </table:table-cell>
          <table:table-cell office:value-type="string">
            <text:p>Dominica II Post Pentecosten</text:p>
          </table:table-cell>
          <table:table-cell office:value-type="float" office:value="208">
            <text:p>208</text:p>
          </table:table-cell>
          <table:table-cell table:formula="of:=[.H60]+28" office:value-type="float" office:value="236">
            <text:p>236</text:p>
          </table:table-cell>
          <table:table-cell table:formula="of:=IF([.A60]&gt;0;&quot;[ /Count -&quot; &amp; [.A60];&quot;[&quot;) &amp; &quot; /Page &quot; &amp; [.I60] &amp; &quot; /Title (&quot; &amp; [.F60] &amp; &quot;) /OUT pdfmark&quot;" office:value-type="string" office:string-value="[ /Page 236 /Title (Dominica II Post Pentecosten) /OUT pdfmark">
            <text:p>[ /Page 236 /Title (Dominica 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i Cordis Jesu</text:p>
          </table:table-cell>
          <table:table-cell office:value-type="string">
            <text:p>in Festo Sanctissimi Cordis Jesu</text:p>
          </table:table-cell>
          <table:table-cell office:value-type="float" office:value="209">
            <text:p>209</text:p>
          </table:table-cell>
          <table:table-cell table:formula="of:=[.H61]+28" office:value-type="float" office:value="237">
            <text:p>237</text:p>
          </table:table-cell>
          <table:table-cell table:formula="of:=IF([.A61]&gt;0;&quot;[ /Count -&quot; &amp; [.A61];&quot;[&quot;) &amp; &quot; /Page &quot; &amp; [.I61] &amp; &quot; /Title (&quot; &amp; [.F61] &amp; &quot;) /OUT pdfmark&quot;" office:value-type="string" office:string-value="[ /Page 237 /Title (in Festo Sanctissimi Cordis Jesu) /OUT pdfmark">
            <text:p>[ /Page 237 /Title (in Festo Sanctissimi Cordis Jesu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I Post Pentecosten</text:p>
          </table:table-cell>
          <table:table-cell office:value-type="string">
            <text:p>Dominica III Post Pentecosten</text:p>
          </table:table-cell>
          <table:table-cell office:value-type="float" office:value="219">
            <text:p>219</text:p>
          </table:table-cell>
          <table:table-cell table:formula="of:=[.H62]+28" office:value-type="float" office:value="247">
            <text:p>247</text:p>
          </table:table-cell>
          <table:table-cell table:formula="of:=IF([.A62]&gt;0;&quot;[ /Count -&quot; &amp; [.A62];&quot;[&quot;) &amp; &quot; /Page &quot; &amp; [.I62] &amp; &quot; /Title (&quot; &amp; [.F62] &amp; &quot;) /OUT pdfmark&quot;" office:value-type="string" office:string-value="[ /Page 247 /Title (Dominica III Post Pentecosten) /OUT pdfmark">
            <text:p>[ /Page 247 /Title (Dominica 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V Post Pentecosten</text:p>
          </table:table-cell>
          <table:table-cell office:value-type="string">
            <text:p>Dominica IV Post Pentecosten</text:p>
          </table:table-cell>
          <table:table-cell office:value-type="float" office:value="220">
            <text:p>220</text:p>
          </table:table-cell>
          <table:table-cell table:formula="of:=[.H63]+28" office:value-type="float" office:value="248">
            <text:p>248</text:p>
          </table:table-cell>
          <table:table-cell table:formula="of:=IF([.A63]&gt;0;&quot;[ /Count -&quot; &amp; [.A63];&quot;[&quot;) &amp; &quot; /Page &quot; &amp; [.I63] &amp; &quot; /Title (&quot; &amp; [.F63] &amp; &quot;) /OUT pdfmark&quot;" office:value-type="string" office:string-value="[ /Page 248 /Title (Dominica IV Post Pentecosten) /OUT pdfmark">
            <text:p>[ /Page 248 /Title (Dominica I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 Post Pentecosten</text:p>
          </table:table-cell>
          <table:table-cell office:value-type="string">
            <text:p>Dominica V Post Pentecosten</text:p>
          </table:table-cell>
          <table:table-cell office:value-type="float" office:value="220">
            <text:p>220</text:p>
          </table:table-cell>
          <table:table-cell table:formula="of:=[.H64]+28" office:value-type="float" office:value="248">
            <text:p>248</text:p>
          </table:table-cell>
          <table:table-cell table:formula="of:=IF([.A64]&gt;0;&quot;[ /Count -&quot; &amp; [.A64];&quot;[&quot;) &amp; &quot; /Page &quot; &amp; [.I64] &amp; &quot; /Title (&quot; &amp; [.F64] &amp; &quot;) /OUT pdfmark&quot;" office:value-type="string" office:string-value="[ /Page 248 /Title (Dominica V Post Pentecosten) /OUT pdfmark">
            <text:p>[ /Page 248 /Title (Dominica 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 Post Pentecosten</text:p>
          </table:table-cell>
          <table:table-cell office:value-type="string">
            <text:p>Dominica VI Post Pentecosten</text:p>
          </table:table-cell>
          <table:table-cell office:value-type="float" office:value="222">
            <text:p>222</text:p>
          </table:table-cell>
          <table:table-cell table:formula="of:=[.H65]+28" office:value-type="float" office:value="250">
            <text:p>250</text:p>
          </table:table-cell>
          <table:table-cell table:formula="of:=IF([.A65]&gt;0;&quot;[ /Count -&quot; &amp; [.A65];&quot;[&quot;) &amp; &quot; /Page &quot; &amp; [.I65] &amp; &quot; /Title (&quot; &amp; [.F65] &amp; &quot;) /OUT pdfmark&quot;" office:value-type="string" office:string-value="[ /Page 250 /Title (Dominica VI Post Pentecosten) /OUT pdfmark">
            <text:p>[ /Page 250 /Title (Dominica V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I Post Pentecosten</text:p>
          </table:table-cell>
          <table:table-cell office:value-type="string">
            <text:p>Dominica VII Post Pentecosten</text:p>
          </table:table-cell>
          <table:table-cell office:value-type="float" office:value="223">
            <text:p>223</text:p>
          </table:table-cell>
          <table:table-cell table:formula="of:=[.H66]+28" office:value-type="float" office:value="251">
            <text:p>251</text:p>
          </table:table-cell>
          <table:table-cell table:formula="of:=IF([.A66]&gt;0;&quot;[ /Count -&quot; &amp; [.A66];&quot;[&quot;) &amp; &quot; /Page &quot; &amp; [.I66] &amp; &quot; /Title (&quot; &amp; [.F66] &amp; &quot;) /OUT pdfmark&quot;" office:value-type="string" office:string-value="[ /Page 251 /Title (Dominica VII Post Pentecosten) /OUT pdfmark">
            <text:p>[ /Page 251 /Title (Dominica V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II Post Pentecosten</text:p>
          </table:table-cell>
          <table:table-cell office:value-type="string">
            <text:p>Dominica VIII Post Pentecosten</text:p>
          </table:table-cell>
          <table:table-cell office:value-type="float" office:value="224">
            <text:p>224</text:p>
          </table:table-cell>
          <table:table-cell table:formula="of:=[.H67]+28" office:value-type="float" office:value="252">
            <text:p>252</text:p>
          </table:table-cell>
          <table:table-cell table:formula="of:=IF([.A67]&gt;0;&quot;[ /Count -&quot; &amp; [.A67];&quot;[&quot;) &amp; &quot; /Page &quot; &amp; [.I67] &amp; &quot; /Title (&quot; &amp; [.F67] &amp; &quot;) /OUT pdfmark&quot;" office:value-type="string" office:string-value="[ /Page 252 /Title (Dominica VIII Post Pentecosten) /OUT pdfmark">
            <text:p>[ /Page 252 /Title (Dominica V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X Post Pentecosten</text:p>
          </table:table-cell>
          <table:table-cell office:value-type="string">
            <text:p>Dominica IX Post Pentecosten</text:p>
          </table:table-cell>
          <table:table-cell office:value-type="float" office:value="225">
            <text:p>225</text:p>
          </table:table-cell>
          <table:table-cell table:formula="of:=[.H68]+28" office:value-type="float" office:value="253">
            <text:p>253</text:p>
          </table:table-cell>
          <table:table-cell table:formula="of:=IF([.A68]&gt;0;&quot;[ /Count -&quot; &amp; [.A68];&quot;[&quot;) &amp; &quot; /Page &quot; &amp; [.I68] &amp; &quot; /Title (&quot; &amp; [.F68] &amp; &quot;) /OUT pdfmark&quot;" office:value-type="string" office:string-value="[ /Page 253 /Title (Dominica IX Post Pentecosten) /OUT pdfmark">
            <text:p>[ /Page 253 /Title (Dominica I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 Post Pentecosten</text:p>
          </table:table-cell>
          <table:table-cell office:value-type="string">
            <text:p>Dominica X Post Pentecosten</text:p>
          </table:table-cell>
          <table:table-cell office:value-type="float" office:value="226">
            <text:p>226</text:p>
          </table:table-cell>
          <table:table-cell table:formula="of:=[.H69]+28" office:value-type="float" office:value="254">
            <text:p>254</text:p>
          </table:table-cell>
          <table:table-cell table:formula="of:=IF([.A69]&gt;0;&quot;[ /Count -&quot; &amp; [.A69];&quot;[&quot;) &amp; &quot; /Page &quot; &amp; [.I69] &amp; &quot; /Title (&quot; &amp; [.F69] &amp; &quot;) /OUT pdfmark&quot;" office:value-type="string" office:string-value="[ /Page 254 /Title (Dominica X Post Pentecosten) /OUT pdfmark">
            <text:p>[ /Page 254 /Title (Dominica 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 Post Pentecosten</text:p>
          </table:table-cell>
          <table:table-cell office:value-type="string">
            <text:p>Dominica XI Post Pentecosten</text:p>
          </table:table-cell>
          <table:table-cell office:value-type="float" office:value="227">
            <text:p>227</text:p>
          </table:table-cell>
          <table:table-cell table:formula="of:=[.H70]+28" office:value-type="float" office:value="255">
            <text:p>255</text:p>
          </table:table-cell>
          <table:table-cell table:formula="of:=IF([.A70]&gt;0;&quot;[ /Count -&quot; &amp; [.A70];&quot;[&quot;) &amp; &quot; /Page &quot; &amp; [.I70] &amp; &quot; /Title (&quot; &amp; [.F70] &amp; &quot;) /OUT pdfmark&quot;" office:value-type="string" office:string-value="[ /Page 255 /Title (Dominica XI Post Pentecosten) /OUT pdfmark">
            <text:p>[ /Page 255 /Title (Dominica XI Post Pentecosten) /OUT pdfmark</text:p>
          </table:table-cell>
        </table:table-row>
        <table:table-row table:style-name="ro1">
          <table:table-cell table:formula="of:=COUNT([.E72:.E90])" office:value-type="float" office:value="19">
            <text:p>19</text:p>
          </table:table-cell>
          <table:table-cell/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string">
            <text:p>Dominica I Augusti</text:p>
          </table:table-cell>
          <table:table-cell office:value-type="string">
            <text:p>Dominica I Augusti</text:p>
          </table:table-cell>
          <table:table-cell office:value-type="float" office:value="228">
            <text:p>228</text:p>
          </table:table-cell>
          <table:table-cell table:formula="of:=[.H71]+28" office:value-type="float" office:value="256">
            <text:p>256</text:p>
          </table:table-cell>
          <table:table-cell table:formula="of:=IF([.A71]&gt;0;&quot;[ /Count -&quot; &amp; [.A71];&quot;[&quot;) &amp; &quot; /Page &quot; &amp; [.I71] &amp; &quot; /Title (&quot; &amp; [.F71] &amp; &quot;) /OUT pdfmark&quot;" office:value-type="string" office:string-value="[ /Count -19 /Page 256 /Title (Dominica I Augusti) /OUT pdfmark">
            <text:p>[ /Count -19 /Page 256 /Title (Dominica I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Augusti</text:p>
          </table:table-cell>
          <table:table-cell office:value-type="string">
            <text:p>Dominica II Augusti</text:p>
          </table:table-cell>
          <table:table-cell office:value-type="float" office:value="228">
            <text:p>228</text:p>
          </table:table-cell>
          <table:table-cell table:formula="of:=[.H72]+28" office:value-type="float" office:value="256">
            <text:p>256</text:p>
          </table:table-cell>
          <table:table-cell table:formula="of:=IF([.A72]&gt;0;&quot;[ /Count -&quot; &amp; [.A72];&quot;[&quot;) &amp; &quot; /Page &quot; &amp; [.I72] &amp; &quot; /Title (&quot; &amp; [.F72] &amp; &quot;) /OUT pdfmark&quot;" office:value-type="string" office:string-value="[ /Page 256 /Title (Dominica II Augusti) /OUT pdfmark">
            <text:p>[ /Page 256 /Title (Dominica II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Augusti</text:p>
          </table:table-cell>
          <table:table-cell office:value-type="string">
            <text:p>Dominica III Augusti</text:p>
          </table:table-cell>
          <table:table-cell office:value-type="float" office:value="229">
            <text:p>229</text:p>
          </table:table-cell>
          <table:table-cell table:formula="of:=[.H73]+28" office:value-type="float" office:value="257">
            <text:p>257</text:p>
          </table:table-cell>
          <table:table-cell table:formula="of:=IF([.A73]&gt;0;&quot;[ /Count -&quot; &amp; [.A73];&quot;[&quot;) &amp; &quot; /Page &quot; &amp; [.I73] &amp; &quot; /Title (&quot; &amp; [.F73] &amp; &quot;) /OUT pdfmark&quot;" office:value-type="string" office:string-value="[ /Page 257 /Title (Dominica III Augusti) /OUT pdfmark">
            <text:p>[ /Page 257 /Title (Dominica III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Augusti</text:p>
          </table:table-cell>
          <table:table-cell office:value-type="string">
            <text:p>Dominica IV Augusti</text:p>
          </table:table-cell>
          <table:table-cell office:value-type="float" office:value="229">
            <text:p>229</text:p>
          </table:table-cell>
          <table:table-cell table:formula="of:=[.H74]+28" office:value-type="float" office:value="257">
            <text:p>257</text:p>
          </table:table-cell>
          <table:table-cell table:formula="of:=IF([.A74]&gt;0;&quot;[ /Count -&quot; &amp; [.A74];&quot;[&quot;) &amp; &quot; /Page &quot; &amp; [.I74] &amp; &quot; /Title (&quot; &amp; [.F74] &amp; &quot;) /OUT pdfmark&quot;" office:value-type="string" office:string-value="[ /Page 257 /Title (Dominica IV Augusti) /OUT pdfmark">
            <text:p>[ /Page 257 /Title (Dominica IV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Augusti</text:p>
          </table:table-cell>
          <table:table-cell office:value-type="string">
            <text:p>Dominica V Augusti</text:p>
          </table:table-cell>
          <table:table-cell office:value-type="float" office:value="229">
            <text:p>229</text:p>
          </table:table-cell>
          <table:table-cell table:formula="of:=[.H75]+28" office:value-type="float" office:value="257">
            <text:p>257</text:p>
          </table:table-cell>
          <table:table-cell table:formula="of:=IF([.A75]&gt;0;&quot;[ /Count -&quot; &amp; [.A75];&quot;[&quot;) &amp; &quot; /Page &quot; &amp; [.I75] &amp; &quot; /Title (&quot; &amp; [.F75] &amp; &quot;) /OUT pdfmark&quot;" office:value-type="string" office:string-value="[ /Page 257 /Title (Dominica V Augusti) /OUT pdfmark">
            <text:p>[ /Page 257 /Title (Dominica V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Septembris</text:p>
          </table:table-cell>
          <table:table-cell office:value-type="string">
            <text:p>Dominica I Septembris</text:p>
          </table:table-cell>
          <table:table-cell office:value-type="float" office:value="230">
            <text:p>230</text:p>
          </table:table-cell>
          <table:table-cell table:formula="of:=[.H76]+28" office:value-type="float" office:value="258">
            <text:p>258</text:p>
          </table:table-cell>
          <table:table-cell table:formula="of:=IF([.A76]&gt;0;&quot;[ /Count -&quot; &amp; [.A76];&quot;[&quot;) &amp; &quot; /Page &quot; &amp; [.I76] &amp; &quot; /Title (&quot; &amp; [.F76] &amp; &quot;) /OUT pdfmark&quot;" office:value-type="string" office:string-value="[ /Page 258 /Title (Dominica I Septembris) /OUT pdfmark">
            <text:p>[ /Page 258 /Title (Dominica I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Septembris</text:p>
          </table:table-cell>
          <table:table-cell office:value-type="string">
            <text:p>Dominica II Septembris</text:p>
          </table:table-cell>
          <table:table-cell office:value-type="float" office:value="230">
            <text:p>230</text:p>
          </table:table-cell>
          <table:table-cell table:formula="of:=[.H77]+28" office:value-type="float" office:value="258">
            <text:p>258</text:p>
          </table:table-cell>
          <table:table-cell table:formula="of:=IF([.A77]&gt;0;&quot;[ /Count -&quot; &amp; [.A77];&quot;[&quot;) &amp; &quot; /Page &quot; &amp; [.I77] &amp; &quot; /Title (&quot; &amp; [.F77] &amp; &quot;) /OUT pdfmark&quot;" office:value-type="string" office:string-value="[ /Page 258 /Title (Dominica II Septembris) /OUT pdfmark">
            <text:p>[ /Page 258 /Title (Dominica II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Septembris</text:p>
          </table:table-cell>
          <table:table-cell office:value-type="string">
            <text:p>Dominica III Septembris</text:p>
          </table:table-cell>
          <table:table-cell office:value-type="float" office:value="231">
            <text:p>231</text:p>
          </table:table-cell>
          <table:table-cell table:formula="of:=[.H78]+28" office:value-type="float" office:value="259">
            <text:p>259</text:p>
          </table:table-cell>
          <table:table-cell table:formula="of:=IF([.A78]&gt;0;&quot;[ /Count -&quot; &amp; [.A78];&quot;[&quot;) &amp; &quot; /Page &quot; &amp; [.I78] &amp; &quot; /Title (&quot; &amp; [.F78] &amp; &quot;) /OUT pdfmark&quot;" office:value-type="string" office:string-value="[ /Page 259 /Title (Dominica III Septembris) /OUT pdfmark">
            <text:p>[ /Page 259 /Title (Dominica III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Septembris</text:p>
          </table:table-cell>
          <table:table-cell office:value-type="string">
            <text:p>Dominica IV Septembris</text:p>
          </table:table-cell>
          <table:table-cell office:value-type="float" office:value="233">
            <text:p>233</text:p>
          </table:table-cell>
          <table:table-cell table:formula="of:=[.H79]+28" office:value-type="float" office:value="261">
            <text:p>261</text:p>
          </table:table-cell>
          <table:table-cell table:formula="of:=IF([.A79]&gt;0;&quot;[ /Count -&quot; &amp; [.A79];&quot;[&quot;) &amp; &quot; /Page &quot; &amp; [.I79] &amp; &quot; /Title (&quot; &amp; [.F79] &amp; &quot;) /OUT pdfmark&quot;" office:value-type="string" office:string-value="[ /Page 261 /Title (Dominica IV Septembris) /OUT pdfmark">
            <text:p>[ /Page 261 /Title (Dominica IV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Septembris</text:p>
          </table:table-cell>
          <table:table-cell office:value-type="string">
            <text:p>Dominica V Septembris</text:p>
          </table:table-cell>
          <table:table-cell office:value-type="float" office:value="233">
            <text:p>233</text:p>
          </table:table-cell>
          <table:table-cell table:formula="of:=[.H80]+28" office:value-type="float" office:value="261">
            <text:p>261</text:p>
          </table:table-cell>
          <table:table-cell table:formula="of:=IF([.A80]&gt;0;&quot;[ /Count -&quot; &amp; [.A80];&quot;[&quot;) &amp; &quot; /Page &quot; &amp; [.I80] &amp; &quot; /Title (&quot; &amp; [.F80] &amp; &quot;) /OUT pdfmark&quot;" office:value-type="string" office:string-value="[ /Page 261 /Title (Dominica V Septembris) /OUT pdfmark">
            <text:p>[ /Page 261 /Title (Dominica V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Octobris</text:p>
          </table:table-cell>
          <table:table-cell office:value-type="string">
            <text:p>Dominica I Octobris</text:p>
          </table:table-cell>
          <table:table-cell office:value-type="float" office:value="233">
            <text:p>233</text:p>
          </table:table-cell>
          <table:table-cell table:formula="of:=[.H81]+28" office:value-type="float" office:value="261">
            <text:p>261</text:p>
          </table:table-cell>
          <table:table-cell table:formula="of:=IF([.A81]&gt;0;&quot;[ /Count -&quot; &amp; [.A81];&quot;[&quot;) &amp; &quot; /Page &quot; &amp; [.I81] &amp; &quot; /Title (&quot; &amp; [.F81] &amp; &quot;) /OUT pdfmark&quot;" office:value-type="string" office:string-value="[ /Page 261 /Title (Dominica I Octobris) /OUT pdfmark">
            <text:p>[ /Page 261 /Title (Dominica I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Octobris</text:p>
          </table:table-cell>
          <table:table-cell office:value-type="string">
            <text:p>Dominica II Octobris</text:p>
          </table:table-cell>
          <table:table-cell office:value-type="float" office:value="234">
            <text:p>234</text:p>
          </table:table-cell>
          <table:table-cell table:formula="of:=[.H82]+28" office:value-type="float" office:value="262">
            <text:p>262</text:p>
          </table:table-cell>
          <table:table-cell table:formula="of:=IF([.A82]&gt;0;&quot;[ /Count -&quot; &amp; [.A82];&quot;[&quot;) &amp; &quot; /Page &quot; &amp; [.I82] &amp; &quot; /Title (&quot; &amp; [.F82] &amp; &quot;) /OUT pdfmark&quot;" office:value-type="string" office:string-value="[ /Page 262 /Title (Dominica II Octobris) /OUT pdfmark">
            <text:p>[ /Page 262 /Title (Dominica II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Octobris</text:p>
          </table:table-cell>
          <table:table-cell office:value-type="string">
            <text:p>Dominica III Octobris</text:p>
          </table:table-cell>
          <table:table-cell office:value-type="float" office:value="234">
            <text:p>234</text:p>
          </table:table-cell>
          <table:table-cell table:formula="of:=[.H83]+28" office:value-type="float" office:value="262">
            <text:p>262</text:p>
          </table:table-cell>
          <table:table-cell table:formula="of:=IF([.A83]&gt;0;&quot;[ /Count -&quot; &amp; [.A83];&quot;[&quot;) &amp; &quot; /Page &quot; &amp; [.I83] &amp; &quot; /Title (&quot; &amp; [.F83] &amp; &quot;) /OUT pdfmark&quot;" office:value-type="string" office:string-value="[ /Page 262 /Title (Dominica III Octobris) /OUT pdfmark">
            <text:p>[ /Page 262 /Title (Dominica III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Octobris</text:p>
          </table:table-cell>
          <table:table-cell office:value-type="string">
            <text:p>Dominica IV Octobris</text:p>
          </table:table-cell>
          <table:table-cell office:value-type="float" office:value="235">
            <text:p>235</text:p>
          </table:table-cell>
          <table:table-cell table:formula="of:=[.H84]+28" office:value-type="float" office:value="263">
            <text:p>263</text:p>
          </table:table-cell>
          <table:table-cell table:formula="of:=IF([.A84]&gt;0;&quot;[ /Count -&quot; &amp; [.A84];&quot;[&quot;) &amp; &quot; /Page &quot; &amp; [.I84] &amp; &quot; /Title (&quot; &amp; [.F84] &amp; &quot;) /OUT pdfmark&quot;" office:value-type="string" office:string-value="[ /Page 263 /Title (Dominica IV Octobris) /OUT pdfmark">
            <text:p>[ /Page 263 /Title (Dominica IV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Octobris</text:p>
          </table:table-cell>
          <table:table-cell office:value-type="string">
            <text:p>Dominica V Octobris</text:p>
          </table:table-cell>
          <table:table-cell office:value-type="float" office:value="235">
            <text:p>235</text:p>
          </table:table-cell>
          <table:table-cell table:formula="of:=[.H85]+28" office:value-type="float" office:value="263">
            <text:p>263</text:p>
          </table:table-cell>
          <table:table-cell table:formula="of:=IF([.A85]&gt;0;&quot;[ /Count -&quot; &amp; [.A85];&quot;[&quot;) &amp; &quot; /Page &quot; &amp; [.I85] &amp; &quot; /Title (&quot; &amp; [.F85] &amp; &quot;) /OUT pdfmark&quot;" office:value-type="string" office:string-value="[ /Page 263 /Title (Dominica V Octobris) /OUT pdfmark">
            <text:p>[ /Page 263 /Title (Dominica V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Novembris</text:p>
          </table:table-cell>
          <table:table-cell office:value-type="string">
            <text:p>Dominica I Novembris</text:p>
          </table:table-cell>
          <table:table-cell office:value-type="float" office:value="235">
            <text:p>235</text:p>
          </table:table-cell>
          <table:table-cell table:formula="of:=[.H86]+28" office:value-type="float" office:value="263">
            <text:p>263</text:p>
          </table:table-cell>
          <table:table-cell table:formula="of:=IF([.A86]&gt;0;&quot;[ /Count -&quot; &amp; [.A86];&quot;[&quot;) &amp; &quot; /Page &quot; &amp; [.I86] &amp; &quot; /Title (&quot; &amp; [.F86] &amp; &quot;) /OUT pdfmark&quot;" office:value-type="string" office:string-value="[ /Page 263 /Title (Dominica I Novembris) /OUT pdfmark">
            <text:p>[ /Page 263 /Title (Dominica I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Novembris</text:p>
          </table:table-cell>
          <table:table-cell office:value-type="string">
            <text:p>Dominica II Novembris</text:p>
          </table:table-cell>
          <table:table-cell office:value-type="float" office:value="236">
            <text:p>236</text:p>
          </table:table-cell>
          <table:table-cell table:formula="of:=[.H87]+28" office:value-type="float" office:value="264">
            <text:p>264</text:p>
          </table:table-cell>
          <table:table-cell table:formula="of:=IF([.A87]&gt;0;&quot;[ /Count -&quot; &amp; [.A87];&quot;[&quot;) &amp; &quot; /Page &quot; &amp; [.I87] &amp; &quot; /Title (&quot; &amp; [.F87] &amp; &quot;) /OUT pdfmark&quot;" office:value-type="string" office:string-value="[ /Page 264 /Title (Dominica II Novembris) /OUT pdfmark">
            <text:p>[ /Page 264 /Title (Dominica II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Novembris</text:p>
          </table:table-cell>
          <table:table-cell office:value-type="string">
            <text:p>Dominica III Novembris</text:p>
          </table:table-cell>
          <table:table-cell office:value-type="float" office:value="236">
            <text:p>236</text:p>
          </table:table-cell>
          <table:table-cell table:formula="of:=[.H88]+28" office:value-type="float" office:value="264">
            <text:p>264</text:p>
          </table:table-cell>
          <table:table-cell table:formula="of:=IF([.A88]&gt;0;&quot;[ /Count -&quot; &amp; [.A88];&quot;[&quot;) &amp; &quot; /Page &quot; &amp; [.I88] &amp; &quot; /Title (&quot; &amp; [.F88] &amp; &quot;) /OUT pdfmark&quot;" office:value-type="string" office:string-value="[ /Page 264 /Title (Dominica III Novembris) /OUT pdfmark">
            <text:p>[ /Page 264 /Title (Dominica III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Novembris</text:p>
          </table:table-cell>
          <table:table-cell office:value-type="string">
            <text:p>Dominica IV Novembris</text:p>
          </table:table-cell>
          <table:table-cell office:value-type="float" office:value="236">
            <text:p>236</text:p>
          </table:table-cell>
          <table:table-cell table:formula="of:=[.H89]+28" office:value-type="float" office:value="264">
            <text:p>264</text:p>
          </table:table-cell>
          <table:table-cell table:formula="of:=IF([.A89]&gt;0;&quot;[ /Count -&quot; &amp; [.A89];&quot;[&quot;) &amp; &quot; /Page &quot; &amp; [.I89] &amp; &quot; /Title (&quot; &amp; [.F89] &amp; &quot;) /OUT pdfmark&quot;" office:value-type="string" office:string-value="[ /Page 264 /Title (Dominica IV Novembris) /OUT pdfmark">
            <text:p>[ /Page 264 /Title (Dominica IV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Novembris</text:p>
          </table:table-cell>
          <table:table-cell office:value-type="string">
            <text:p>Dominica V Novembris</text:p>
          </table:table-cell>
          <table:table-cell office:value-type="float" office:value="237">
            <text:p>237</text:p>
          </table:table-cell>
          <table:table-cell table:formula="of:=[.H90]+28" office:value-type="float" office:value="265">
            <text:p>265</text:p>
          </table:table-cell>
          <table:table-cell table:formula="of:=IF([.A90]&gt;0;&quot;[ /Count -&quot; &amp; [.A90];&quot;[&quot;) &amp; &quot; /Page &quot; &amp; [.I90] &amp; &quot; /Title (&quot; &amp; [.F90] &amp; &quot;) /OUT pdfmark&quot;" office:value-type="string" office:string-value="[ /Page 265 /Title (Dominica V Novembris) /OUT pdfmark">
            <text:p>[ /Page 265 /Title (Dominica V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I Post Pentecosten</text:p>
          </table:table-cell>
          <table:table-cell office:value-type="string">
            <text:p>Dominica XII Post Pentecosten</text:p>
          </table:table-cell>
          <table:table-cell office:value-type="float" office:value="237">
            <text:p>237</text:p>
          </table:table-cell>
          <table:table-cell table:formula="of:=[.H91]+28" office:value-type="float" office:value="265">
            <text:p>265</text:p>
          </table:table-cell>
          <table:table-cell table:formula="of:=IF([.A91]&gt;0;&quot;[ /Count -&quot; &amp; [.A91];&quot;[&quot;) &amp; &quot; /Page &quot; &amp; [.I91] &amp; &quot; /Title (&quot; &amp; [.F91] &amp; &quot;) /OUT pdfmark&quot;" office:value-type="string" office:string-value="[ /Page 265 /Title (Dominica XII Post Pentecosten) /OUT pdfmark">
            <text:p>[ /Page 265 /Title (Dominica X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II Post Pentecosten</text:p>
          </table:table-cell>
          <table:table-cell office:value-type="string">
            <text:p>Dominica XIII Post Pentecosten</text:p>
          </table:table-cell>
          <table:table-cell office:value-type="float" office:value="238">
            <text:p>238</text:p>
          </table:table-cell>
          <table:table-cell table:formula="of:=[.H92]+28" office:value-type="float" office:value="266">
            <text:p>266</text:p>
          </table:table-cell>
          <table:table-cell table:formula="of:=IF([.A92]&gt;0;&quot;[ /Count -&quot; &amp; [.A92];&quot;[&quot;) &amp; &quot; /Page &quot; &amp; [.I92] &amp; &quot; /Title (&quot; &amp; [.F92] &amp; &quot;) /OUT pdfmark&quot;" office:value-type="string" office:string-value="[ /Page 266 /Title (Dominica XIII Post Pentecosten) /OUT pdfmark">
            <text:p>[ /Page 266 /Title (Dominica X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V Post Pentecosten</text:p>
          </table:table-cell>
          <table:table-cell office:value-type="string">
            <text:p>Dominica XIV Post Pentecosten</text:p>
          </table:table-cell>
          <table:table-cell office:value-type="float" office:value="239">
            <text:p>239</text:p>
          </table:table-cell>
          <table:table-cell table:formula="of:=[.H93]+28" office:value-type="float" office:value="267">
            <text:p>267</text:p>
          </table:table-cell>
          <table:table-cell table:formula="of:=IF([.A93]&gt;0;&quot;[ /Count -&quot; &amp; [.A93];&quot;[&quot;) &amp; &quot; /Page &quot; &amp; [.I93] &amp; &quot; /Title (&quot; &amp; [.F93] &amp; &quot;) /OUT pdfmark&quot;" office:value-type="string" office:string-value="[ /Page 267 /Title (Dominica XIV Post Pentecosten) /OUT pdfmark">
            <text:p>[ /Page 267 /Title (Dominica XI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 Post Pentecosten</text:p>
          </table:table-cell>
          <table:table-cell office:value-type="string">
            <text:p>Dominica XV Post Pentecosten</text:p>
          </table:table-cell>
          <table:table-cell office:value-type="float" office:value="240">
            <text:p>240</text:p>
          </table:table-cell>
          <table:table-cell table:formula="of:=[.H94]+28" office:value-type="float" office:value="268">
            <text:p>268</text:p>
          </table:table-cell>
          <table:table-cell table:formula="of:=IF([.A94]&gt;0;&quot;[ /Count -&quot; &amp; [.A94];&quot;[&quot;) &amp; &quot; /Page &quot; &amp; [.I94] &amp; &quot; /Title (&quot; &amp; [.F94] &amp; &quot;) /OUT pdfmark&quot;" office:value-type="string" office:string-value="[ /Page 268 /Title (Dominica XV Post Pentecosten) /OUT pdfmark">
            <text:p>[ /Page 268 /Title (Dominica X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 Post Pentecosten</text:p>
          </table:table-cell>
          <table:table-cell office:value-type="string">
            <text:p>Dominica XVI Post Pentecosten</text:p>
          </table:table-cell>
          <table:table-cell office:value-type="float" office:value="240">
            <text:p>240</text:p>
          </table:table-cell>
          <table:table-cell table:formula="of:=[.H95]+28" office:value-type="float" office:value="268">
            <text:p>268</text:p>
          </table:table-cell>
          <table:table-cell table:formula="of:=IF([.A95]&gt;0;&quot;[ /Count -&quot; &amp; [.A95];&quot;[&quot;) &amp; &quot; /Page &quot; &amp; [.I95] &amp; &quot; /Title (&quot; &amp; [.F95] &amp; &quot;) /OUT pdfmark&quot;" office:value-type="string" office:string-value="[ /Page 268 /Title (Dominica XVI Post Pentecosten) /OUT pdfmark">
            <text:p>[ /Page 268 /Title (Dominica XV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I Post Pentecosten</text:p>
          </table:table-cell>
          <table:table-cell office:value-type="string">
            <text:p>Dominica XVII Post Pentecosten</text:p>
          </table:table-cell>
          <table:table-cell office:value-type="float" office:value="241">
            <text:p>241</text:p>
          </table:table-cell>
          <table:table-cell table:formula="of:=[.H96]+28" office:value-type="float" office:value="269">
            <text:p>269</text:p>
          </table:table-cell>
          <table:table-cell table:formula="of:=IF([.A96]&gt;0;&quot;[ /Count -&quot; &amp; [.A96];&quot;[&quot;) &amp; &quot; /Page &quot; &amp; [.I96] &amp; &quot; /Title (&quot; &amp; [.F96] &amp; &quot;) /OUT pdfmark&quot;" office:value-type="string" office:string-value="[ /Page 269 /Title (Dominica XVII Post Pentecosten) /OUT pdfmark">
            <text:p>[ /Page 269 /Title (Dominica XV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II Post Pentecosten</text:p>
          </table:table-cell>
          <table:table-cell office:value-type="string">
            <text:p>Dominica XVIII Post Pentecosten</text:p>
          </table:table-cell>
          <table:table-cell office:value-type="float" office:value="242">
            <text:p>242</text:p>
          </table:table-cell>
          <table:table-cell table:formula="of:=[.H97]+28" office:value-type="float" office:value="270">
            <text:p>270</text:p>
          </table:table-cell>
          <table:table-cell table:formula="of:=IF([.A97]&gt;0;&quot;[ /Count -&quot; &amp; [.A97];&quot;[&quot;) &amp; &quot; /Page &quot; &amp; [.I97] &amp; &quot; /Title (&quot; &amp; [.F97] &amp; &quot;) /OUT pdfmark&quot;" office:value-type="string" office:string-value="[ /Page 270 /Title (Dominica XVIII Post Pentecosten) /OUT pdfmark">
            <text:p>[ /Page 270 /Title (Dominica XV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X Post Pentecosten</text:p>
          </table:table-cell>
          <table:table-cell office:value-type="string">
            <text:p>Dominica XIX Post Pentecosten</text:p>
          </table:table-cell>
          <table:table-cell office:value-type="float" office:value="243">
            <text:p>243</text:p>
          </table:table-cell>
          <table:table-cell table:formula="of:=[.H98]+28" office:value-type="float" office:value="271">
            <text:p>271</text:p>
          </table:table-cell>
          <table:table-cell table:formula="of:=IF([.A98]&gt;0;&quot;[ /Count -&quot; &amp; [.A98];&quot;[&quot;) &amp; &quot; /Page &quot; &amp; [.I98] &amp; &quot; /Title (&quot; &amp; [.F98] &amp; &quot;) /OUT pdfmark&quot;" office:value-type="string" office:string-value="[ /Page 271 /Title (Dominica XIX Post Pentecosten) /OUT pdfmark">
            <text:p>[ /Page 271 /Title (Dominica XI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 Post Pentecosten</text:p>
          </table:table-cell>
          <table:table-cell office:value-type="string">
            <text:p>Dominica XX Post Pentecosten</text:p>
          </table:table-cell>
          <table:table-cell office:value-type="float" office:value="244">
            <text:p>244</text:p>
          </table:table-cell>
          <table:table-cell table:formula="of:=[.H99]+28" office:value-type="float" office:value="272">
            <text:p>272</text:p>
          </table:table-cell>
          <table:table-cell table:formula="of:=IF([.A99]&gt;0;&quot;[ /Count -&quot; &amp; [.A99];&quot;[&quot;) &amp; &quot; /Page &quot; &amp; [.I99] &amp; &quot; /Title (&quot; &amp; [.F99] &amp; &quot;) /OUT pdfmark&quot;" office:value-type="string" office:string-value="[ /Page 272 /Title (Dominica XX Post Pentecosten) /OUT pdfmark">
            <text:p>[ /Page 272 /Title (Dominica X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 Post Pentecosten</text:p>
          </table:table-cell>
          <table:table-cell office:value-type="string">
            <text:p>Dominica XXI Post Pentecosten</text:p>
          </table:table-cell>
          <table:table-cell office:value-type="float" office:value="245">
            <text:p>245</text:p>
          </table:table-cell>
          <table:table-cell table:formula="of:=[.H100]+28" office:value-type="float" office:value="273">
            <text:p>273</text:p>
          </table:table-cell>
          <table:table-cell table:formula="of:=IF([.A100]&gt;0;&quot;[ /Count -&quot; &amp; [.A100];&quot;[&quot;) &amp; &quot; /Page &quot; &amp; [.I100] &amp; &quot; /Title (&quot; &amp; [.F100] &amp; &quot;) /OUT pdfmark&quot;" office:value-type="string" office:string-value="[ /Page 273 /Title (Dominica XXI Post Pentecosten) /OUT pdfmark">
            <text:p>[ /Page 273 /Title (Dominica XX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I Post Pentecosten</text:p>
          </table:table-cell>
          <table:table-cell office:value-type="string">
            <text:p>Dominica XXII Post Pentecosten</text:p>
          </table:table-cell>
          <table:table-cell office:value-type="float" office:value="246">
            <text:p>246</text:p>
          </table:table-cell>
          <table:table-cell table:formula="of:=[.H101]+28" office:value-type="float" office:value="274">
            <text:p>274</text:p>
          </table:table-cell>
          <table:table-cell table:formula="of:=IF([.A101]&gt;0;&quot;[ /Count -&quot; &amp; [.A101];&quot;[&quot;) &amp; &quot; /Page &quot; &amp; [.I101] &amp; &quot; /Title (&quot; &amp; [.F101] &amp; &quot;) /OUT pdfmark&quot;" office:value-type="string" office:string-value="[ /Page 274 /Title (Dominica XXII Post Pentecosten) /OUT pdfmark">
            <text:p>[ /Page 274 /Title (Dominica XX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II Post Pentecosten</text:p>
          </table:table-cell>
          <table:table-cell office:value-type="string">
            <text:p>Dominica XXIII Post Pentecosten</text:p>
          </table:table-cell>
          <table:table-cell office:value-type="float" office:value="246">
            <text:p>246</text:p>
          </table:table-cell>
          <table:table-cell table:formula="of:=[.H102]+28" office:value-type="float" office:value="274">
            <text:p>274</text:p>
          </table:table-cell>
          <table:table-cell table:formula="of:=IF([.A102]&gt;0;&quot;[ /Count -&quot; &amp; [.A102];&quot;[&quot;) &amp; &quot; /Page &quot; &amp; [.I102] &amp; &quot; /Title (&quot; &amp; [.F102] &amp; &quot;) /OUT pdfmark&quot;" office:value-type="string" office:string-value="[ /Page 274 /Title (Dominica XXIII Post Pentecosten) /OUT pdfmark">
            <text:p>[ /Page 274 /Title (Dominica XX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I Post Epiphaniam</text:p>
          </table:table-cell>
          <table:table-cell office:value-type="string">
            <text:p>Dominica III Post Epiphaniam</text:p>
          </table:table-cell>
          <table:table-cell office:value-type="float" office:value="248">
            <text:p>248</text:p>
          </table:table-cell>
          <table:table-cell table:formula="of:=[.H103]+28" office:value-type="float" office:value="276">
            <text:p>276</text:p>
          </table:table-cell>
          <table:table-cell table:formula="of:=IF([.A103]&gt;0;&quot;[ /Count -&quot; &amp; [.A103];&quot;[&quot;) &amp; &quot; /Page &quot; &amp; [.I103] &amp; &quot; /Title (&quot; &amp; [.F103] &amp; &quot;) /OUT pdfmark&quot;" office:value-type="string" office:string-value="[ /Page 276 /Title (Dominica III Post Epiphaniam) /OUT pdfmark">
            <text:p>[ /Page 276 /Title (Dominica III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V Post Epiphaniam</text:p>
          </table:table-cell>
          <table:table-cell office:value-type="string">
            <text:p>Dominica IV Post Epiphaniam</text:p>
          </table:table-cell>
          <table:table-cell office:value-type="float" office:value="248">
            <text:p>248</text:p>
          </table:table-cell>
          <table:table-cell table:formula="of:=[.H104]+28" office:value-type="float" office:value="276">
            <text:p>276</text:p>
          </table:table-cell>
          <table:table-cell table:formula="of:=IF([.A104]&gt;0;&quot;[ /Count -&quot; &amp; [.A104];&quot;[&quot;) &amp; &quot; /Page &quot; &amp; [.I104] &amp; &quot; /Title (&quot; &amp; [.F104] &amp; &quot;) /OUT pdfmark&quot;" office:value-type="string" office:string-value="[ /Page 276 /Title (Dominica IV Post Epiphaniam) /OUT pdfmark">
            <text:p>[ /Page 276 /Title (Dominica IV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 Post Epiphaniam</text:p>
          </table:table-cell>
          <table:table-cell office:value-type="string">
            <text:p>Dominica V Post Epiphaniam</text:p>
          </table:table-cell>
          <table:table-cell office:value-type="float" office:value="249">
            <text:p>249</text:p>
          </table:table-cell>
          <table:table-cell table:formula="of:=[.H105]+28" office:value-type="float" office:value="277">
            <text:p>277</text:p>
          </table:table-cell>
          <table:table-cell table:formula="of:=IF([.A105]&gt;0;&quot;[ /Count -&quot; &amp; [.A105];&quot;[&quot;) &amp; &quot; /Page &quot; &amp; [.I105] &amp; &quot; /Title (&quot; &amp; [.F105] &amp; &quot;) /OUT pdfmark&quot;" office:value-type="string" office:string-value="[ /Page 277 /Title (Dominica V Post Epiphaniam) /OUT pdfmark">
            <text:p>[ /Page 277 /Title (Dominica V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 Post Epiphaniam</text:p>
          </table:table-cell>
          <table:table-cell office:value-type="string">
            <text:p>Dominica VI Post Epiphaniam</text:p>
          </table:table-cell>
          <table:table-cell office:value-type="float" office:value="250">
            <text:p>250</text:p>
          </table:table-cell>
          <table:table-cell table:formula="of:=[.H106]+28" office:value-type="float" office:value="278">
            <text:p>278</text:p>
          </table:table-cell>
          <table:table-cell table:formula="of:=IF([.A106]&gt;0;&quot;[ /Count -&quot; &amp; [.A106];&quot;[&quot;) &amp; &quot; /Page &quot; &amp; [.I106] &amp; &quot; /Title (&quot; &amp; [.F106] &amp; &quot;) /OUT pdfmark&quot;" office:value-type="string" office:string-value="[ /Page 278 /Title (Dominica VI Post Epiphaniam) /OUT pdfmark">
            <text:p>[ /Page 278 /Title (Dominica VI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V et Ultima</text:p>
          </table:table-cell>
          <table:table-cell office:value-type="string">
            <text:p>Dominica XXIV et Ultima</text:p>
          </table:table-cell>
          <table:table-cell office:value-type="float" office:value="251">
            <text:p>251</text:p>
          </table:table-cell>
          <table:table-cell table:formula="of:=[.H107]+28" office:value-type="float" office:value="279">
            <text:p>279</text:p>
          </table:table-cell>
          <table:table-cell table:formula="of:=IF([.A107]&gt;0;&quot;[ /Count -&quot; &amp; [.A107];&quot;[&quot;) &amp; &quot; /Page &quot; &amp; [.I107] &amp; &quot; /Title (&quot; &amp; [.F107] &amp; &quot;) /OUT pdfmark&quot;" office:value-type="string" office:string-value="[ /Page 279 /Title (Dominica XXIV et Ultima) /OUT pdfmark">
            <text:p>[ /Page 279 /Title (Dominica XXIV et Ultima) /OUT pdfmark</text:p>
          </table:table-cell>
        </table:table-row>
        <table:table-row table:style-name="ro1">
          <table:table-cell table:formula="of:=COUNT([.E109:.E124])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/>
          <table:table-cell table:style-name="ce2"/>
          <table:table-cell/>
          <table:table-cell office:value-type="string">
            <text:p>Ordinarium Divini Officii</text:p>
          </table:table-cell>
          <table:table-cell office:value-type="string">
            <text:p>Ordinarium Divini Officii</text:p>
          </table:table-cell>
          <table:table-cell office:value-type="float" office:value="253">
            <text:p>253</text:p>
          </table:table-cell>
          <table:table-cell table:formula="of:=[.H108]+28" office:value-type="float" office:value="281">
            <text:p>281</text:p>
          </table:table-cell>
          <table:table-cell table:formula="of:=IF([.A108]&gt;0;&quot;[ /Count -&quot; &amp; [.A108];&quot;[&quot;) &amp; &quot; /Page &quot; &amp; [.I108] &amp; &quot; /Title (&quot; &amp; [.F108] &amp; &quot;) /OUT pdfmark&quot;" office:value-type="string" office:string-value="[ /Count -16 /Page 281 /Title (Ordinarium Divini Officii) /OUT pdfmark">
            <text:p>[ /Count -16 /Page 281 /Title (Ordinarium Divini Offic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Matutinum</text:p>
          </table:table-cell>
          <table:table-cell office:value-type="string">
            <text:p>ad Matutínum</text:p>
          </table:table-cell>
          <table:table-cell office:value-type="float" office:value="254">
            <text:p>254</text:p>
          </table:table-cell>
          <table:table-cell table:formula="of:=[.H109]+28" office:value-type="float" office:value="282">
            <text:p>282</text:p>
          </table:table-cell>
          <table:table-cell table:formula="of:=IF([.A109]&gt;0;&quot;[ /Count -&quot; &amp; [.A109];&quot;[&quot;) &amp; &quot; /Page &quot; &amp; [.I109] &amp; &quot; /Title (&quot; &amp; [.F109] &amp; &quot;) /OUT pdfmark&quot;" office:value-type="string" office:string-value="[ /Page 282 /Title (ad Matutinum) /OUT pdfmark">
            <text:p>[ /Page 282 /Title (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Laudes</text:p>
          </table:table-cell>
          <table:table-cell office:value-type="string">
            <text:p>ad Laudes</text:p>
          </table:table-cell>
          <table:table-cell office:value-type="float" office:value="258">
            <text:p>258</text:p>
          </table:table-cell>
          <table:table-cell table:formula="of:=[.H110]+28" office:value-type="float" office:value="286">
            <text:p>286</text:p>
          </table:table-cell>
          <table:table-cell table:formula="of:=IF([.A110]&gt;0;&quot;[ /Count -&quot; &amp; [.A110];&quot;[&quot;) &amp; &quot; /Page &quot; &amp; [.I110] &amp; &quot; /Title (&quot; &amp; [.F110] &amp; &quot;) /OUT pdfmark&quot;" office:value-type="string" office:string-value="[ /Page 286 /Title (ad Laudes) /OUT pdfmark">
            <text:p>[ /Page 286 /Title (ad Laude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Primam</text:p>
          </table:table-cell>
          <table:table-cell office:value-type="string">
            <text:p>ad Primam</text:p>
          </table:table-cell>
          <table:table-cell office:value-type="float" office:value="262">
            <text:p>262</text:p>
          </table:table-cell>
          <table:table-cell table:formula="of:=[.H111]+28" office:value-type="float" office:value="290">
            <text:p>290</text:p>
          </table:table-cell>
          <table:table-cell table:formula="of:=IF([.A111]&gt;0;&quot;[ /Count -&quot; &amp; [.A111];&quot;[&quot;) &amp; &quot; /Page &quot; &amp; [.I111] &amp; &quot; /Title (&quot; &amp; [.F111] &amp; &quot;) /OUT pdfmark&quot;" office:value-type="string" office:string-value="[ /Page 290 /Title (ad Primam) /OUT pdfmark">
            <text:p>[ /Page 290 /Title (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Tertiam</text:p>
          </table:table-cell>
          <table:table-cell office:value-type="string">
            <text:p>ad Tértiam</text:p>
          </table:table-cell>
          <table:table-cell office:value-type="float" office:value="268">
            <text:p>268</text:p>
          </table:table-cell>
          <table:table-cell table:formula="of:=[.H112]+28" office:value-type="float" office:value="296">
            <text:p>296</text:p>
          </table:table-cell>
          <table:table-cell table:formula="of:=IF([.A112]&gt;0;&quot;[ /Count -&quot; &amp; [.A112];&quot;[&quot;) &amp; &quot; /Page &quot; &amp; [.I112] &amp; &quot; /Title (&quot; &amp; [.F112] &amp; &quot;) /OUT pdfmark&quot;" office:value-type="string" office:string-value="[ /Page 296 /Title (ad Tertiam) /OUT pdfmark">
            <text:p>[ /Page 296 /Title (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Sextam</text:p>
          </table:table-cell>
          <table:table-cell office:value-type="string">
            <text:p>ad Sextam</text:p>
          </table:table-cell>
          <table:table-cell office:value-type="float" office:value="270">
            <text:p>270</text:p>
          </table:table-cell>
          <table:table-cell table:formula="of:=[.H113]+28" office:value-type="float" office:value="298">
            <text:p>298</text:p>
          </table:table-cell>
          <table:table-cell table:formula="of:=IF([.A113]&gt;0;&quot;[ /Count -&quot; &amp; [.A113];&quot;[&quot;) &amp; &quot; /Page &quot; &amp; [.I113] &amp; &quot; /Title (&quot; &amp; [.F113] &amp; &quot;) /OUT pdfmark&quot;" office:value-type="string" office:string-value="[ /Page 298 /Title (ad Sextam) /OUT pdfmark">
            <text:p>[ /Page 298 /Title (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Nonam</text:p>
          </table:table-cell>
          <table:table-cell office:value-type="string">
            <text:p>ad Nonam</text:p>
          </table:table-cell>
          <table:table-cell office:value-type="float" office:value="271">
            <text:p>271</text:p>
          </table:table-cell>
          <table:table-cell table:formula="of:=[.H114]+28" office:value-type="float" office:value="299">
            <text:p>299</text:p>
          </table:table-cell>
          <table:table-cell table:formula="of:=IF([.A114]&gt;0;&quot;[ /Count -&quot; &amp; [.A114];&quot;[&quot;) &amp; &quot; /Page &quot; &amp; [.I114] &amp; &quot; /Title (&quot; &amp; [.F114] &amp; &quot;) /OUT pdfmark&quot;" office:value-type="string" office:string-value="[ /Page 299 /Title (ad Nonam) /OUT pdfmark">
            <text:p>[ /Page 299 /Title (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Vesperas</text:p>
          </table:table-cell>
          <table:table-cell office:value-type="string">
            <text:p>ad Vésperas</text:p>
          </table:table-cell>
          <table:table-cell office:value-type="float" office:value="273">
            <text:p>273</text:p>
          </table:table-cell>
          <table:table-cell table:formula="of:=[.H115]+28" office:value-type="float" office:value="301">
            <text:p>301</text:p>
          </table:table-cell>
          <table:table-cell table:formula="of:=IF([.A115]&gt;0;&quot;[ /Count -&quot; &amp; [.A115];&quot;[&quot;) &amp; &quot; /Page &quot; &amp; [.I115] &amp; &quot; /Title (&quot; &amp; [.F115] &amp; &quot;) /OUT pdfmark&quot;" office:value-type="string" office:string-value="[ /Page 301 /Title (ad Vesperas) /OUT pdfmark">
            <text:p>[ /Page 301 /Title (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Completorium</text:p>
          </table:table-cell>
          <table:table-cell office:value-type="string">
            <text:p>ad Completórium</text:p>
          </table:table-cell>
          <table:table-cell office:value-type="float" office:value="276">
            <text:p>276</text:p>
          </table:table-cell>
          <table:table-cell table:formula="of:=[.H116]+28" office:value-type="float" office:value="304">
            <text:p>304</text:p>
          </table:table-cell>
          <table:table-cell table:formula="of:=IF([.A116]&gt;0;&quot;[ /Count -&quot; &amp; [.A116];&quot;[&quot;) &amp; &quot; /Page &quot; &amp; [.I116] &amp; &quot; /Title (&quot; &amp; [.F116] &amp; &quot;) /OUT pdfmark&quot;" office:value-type="string" office:string-value="[ /Page 304 /Title (ad Completorium) /OUT pdfmark">
            <text:p>[ /Page 304 /Title (ad Completori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Adventus</text:p>
          </table:table-cell>
          <table:table-cell office:value-type="string">
            <text:p>Tempore Adventus</text:p>
          </table:table-cell>
          <table:table-cell office:value-type="float" office:value="284">
            <text:p>284</text:p>
          </table:table-cell>
          <table:table-cell table:formula="of:=[.H117]+28" office:value-type="float" office:value="312">
            <text:p>312</text:p>
          </table:table-cell>
          <table:table-cell table:formula="of:=IF([.A117]&gt;0;&quot;[ /Count -&quot; &amp; [.A117];&quot;[&quot;) &amp; &quot; /Page &quot; &amp; [.I117] &amp; &quot; /Title (&quot; &amp; [.F117] &amp; &quot;) /OUT pdfmark&quot;" office:value-type="string" office:string-value="[ /Page 312 /Title (Tempore Adventus) /OUT pdfmark">
            <text:p>[ /Page 312 /Title (Tempore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Nativitatis</text:p>
          </table:table-cell>
          <table:table-cell office:value-type="string">
            <text:p>Tempore Nativitatis</text:p>
          </table:table-cell>
          <table:table-cell office:value-type="float" office:value="288">
            <text:p>288</text:p>
          </table:table-cell>
          <table:table-cell table:formula="of:=[.H118]+28" office:value-type="float" office:value="316">
            <text:p>316</text:p>
          </table:table-cell>
          <table:table-cell table:formula="of:=IF([.A118]&gt;0;&quot;[ /Count -&quot; &amp; [.A118];&quot;[&quot;) &amp; &quot; /Page &quot; &amp; [.I118] &amp; &quot; /Title (&quot; &amp; [.F118] &amp; &quot;) /OUT pdfmark&quot;" office:value-type="string" office:string-value="[ /Page 316 /Title (Tempore Nativitatis) /OUT pdfmark">
            <text:p>[ /Page 316 /Title (Tempore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Epiphaniae</text:p>
          </table:table-cell>
          <table:table-cell office:value-type="string">
            <text:p>Tempore Epiphaniæ</text:p>
          </table:table-cell>
          <table:table-cell office:value-type="float" office:value="293">
            <text:p>293</text:p>
          </table:table-cell>
          <table:table-cell table:formula="of:=[.H119]+28" office:value-type="float" office:value="321">
            <text:p>321</text:p>
          </table:table-cell>
          <table:table-cell table:formula="of:=IF([.A119]&gt;0;&quot;[ /Count -&quot; &amp; [.A119];&quot;[&quot;) &amp; &quot; /Page &quot; &amp; [.I119] &amp; &quot; /Title (&quot; &amp; [.F119] &amp; &quot;) /OUT pdfmark&quot;" office:value-type="string" office:string-value="[ /Page 321 /Title (Tempore Epiphaniae) /OUT pdfmark">
            <text:p>[ /Page 321 /Title (Tempore Epiphan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Septuagesimae</text:p>
          </table:table-cell>
          <table:table-cell office:value-type="string">
            <text:p>Tempore Septuagesimæ</text:p>
          </table:table-cell>
          <table:table-cell office:value-type="float" office:value="297">
            <text:p>297</text:p>
          </table:table-cell>
          <table:table-cell table:formula="of:=[.H120]+28" office:value-type="float" office:value="325">
            <text:p>325</text:p>
          </table:table-cell>
          <table:table-cell table:formula="of:=IF([.A120]&gt;0;&quot;[ /Count -&quot; &amp; [.A120];&quot;[&quot;) &amp; &quot; /Page &quot; &amp; [.I120] &amp; &quot; /Title (&quot; &amp; [.F120] &amp; &quot;) /OUT pdfmark&quot;" office:value-type="string" office:string-value="[ /Page 325 /Title (Tempore Septuagesimae) /OUT pdfmark">
            <text:p>[ /Page 325 /Title (Tempore Septu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Quadragesimae</text:p>
          </table:table-cell>
          <table:table-cell office:value-type="string">
            <text:p>Tempore Quadragesimæ</text:p>
          </table:table-cell>
          <table:table-cell office:value-type="float" office:value="297">
            <text:p>297</text:p>
          </table:table-cell>
          <table:table-cell table:formula="of:=[.H121]+28" office:value-type="float" office:value="325">
            <text:p>325</text:p>
          </table:table-cell>
          <table:table-cell table:formula="of:=IF([.A121]&gt;0;&quot;[ /Count -&quot; &amp; [.A121];&quot;[&quot;) &amp; &quot; /Page &quot; &amp; [.I121] &amp; &quot; /Title (&quot; &amp; [.F121] &amp; &quot;) /OUT pdfmark&quot;" office:value-type="string" office:string-value="[ /Page 325 /Title (Tempore Quadragesimae) /OUT pdfmark">
            <text:p>[ /Page 325 /Title (Tempore Quadr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us Passionis</text:p>
          </table:table-cell>
          <table:table-cell office:value-type="string">
            <text:p>Tempus Passionis</text:p>
          </table:table-cell>
          <table:table-cell office:value-type="float" office:value="301">
            <text:p>301</text:p>
          </table:table-cell>
          <table:table-cell table:formula="of:=[.H122]+28" office:value-type="float" office:value="329">
            <text:p>329</text:p>
          </table:table-cell>
          <table:table-cell table:formula="of:=IF([.A122]&gt;0;&quot;[ /Count -&quot; &amp; [.A122];&quot;[&quot;) &amp; &quot; /Page &quot; &amp; [.I122] &amp; &quot; /Title (&quot; &amp; [.F122] &amp; &quot;) /OUT pdfmark&quot;" office:value-type="string" office:string-value="[ /Page 329 /Title (Tempus Passionis) /OUT pdfmark">
            <text:p>[ /Page 329 /Title (Tempus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Paschatis</text:p>
          </table:table-cell>
          <table:table-cell office:value-type="string">
            <text:p>Tempore Paschatis</text:p>
          </table:table-cell>
          <table:table-cell office:value-type="float" office:value="305">
            <text:p>305</text:p>
          </table:table-cell>
          <table:table-cell table:formula="of:=[.H123]+28" office:value-type="float" office:value="333">
            <text:p>333</text:p>
          </table:table-cell>
          <table:table-cell table:formula="of:=IF([.A123]&gt;0;&quot;[ /Count -&quot; &amp; [.A123];&quot;[&quot;) &amp; &quot; /Page &quot; &amp; [.I123] &amp; &quot; /Title (&quot; &amp; [.F123] &amp; &quot;) /OUT pdfmark&quot;" office:value-type="string" office:string-value="[ /Page 333 /Title (Tempore Paschatis) /OUT pdfmark">
            <text:p>[ /Page 333 /Title (Tempore Pasch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Ascensionis</text:p>
          </table:table-cell>
          <table:table-cell office:value-type="string">
            <text:p>Tempore Ascensionis</text:p>
          </table:table-cell>
          <table:table-cell office:value-type="float" office:value="310">
            <text:p>310</text:p>
          </table:table-cell>
          <table:table-cell table:formula="of:=[.H124]+28" office:value-type="float" office:value="338">
            <text:p>338</text:p>
          </table:table-cell>
          <table:table-cell table:formula="of:=IF([.A124]&gt;0;&quot;[ /Count -&quot; &amp; [.A124];&quot;[&quot;) &amp; &quot; /Page &quot; &amp; [.I124] &amp; &quot; /Title (&quot; &amp; [.F124] &amp; &quot;) /OUT pdfmark&quot;" office:value-type="string" office:string-value="[ /Page 338 /Title (Tempore Ascensionis) /OUT pdfmark">
            <text:p>[ /Page 338 /Title (Tempore Ascensionis) /OUT pdfmark</text:p>
          </table:table-cell>
        </table:table-row>
        <table:table-row table:style-name="ro1">
          <table:table-cell table:formula="of:=COUNT([.D126:.D180])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/>
          <table:table-cell table:style-name="ce2"/>
          <table:table-cell/>
          <table:table-cell office:value-type="string">
            <text:p>Psalterium Breviarii Romani</text:p>
          </table:table-cell>
          <table:table-cell office:value-type="string">
            <text:p>Psalterium Breviarii Romani</text:p>
          </table:table-cell>
          <table:table-cell office:value-type="float" office:value="315">
            <text:p>315</text:p>
          </table:table-cell>
          <table:table-cell table:formula="of:=[.H125]+28" office:value-type="float" office:value="343">
            <text:p>343</text:p>
          </table:table-cell>
          <table:table-cell table:formula="of:=IF([.A125]&gt;0;&quot;[ /Count -&quot; &amp; [.A125];&quot;[&quot;) &amp; &quot; /Page &quot; &amp; [.I125] &amp; &quot; /Title (&quot; &amp; [.F125] &amp; &quot;) /OUT pdfmark&quot;" office:value-type="string" office:string-value="[ /Count -7 /Page 343 /Title (Psalterium Breviarii Romani) /OUT pdfmark">
            <text:p>[ /Count -7 /Page 343 /Title (Psalterium Breviarii Romani) /OUT pdfmark</text:p>
          </table:table-cell>
        </table:table-row>
        <table:table-row table:style-name="ro1">
          <table:table-cell table:formula="of:=COUNT([.E127:.E134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Dominica ad Matutinum</text:p>
          </table:table-cell>
          <table:table-cell office:value-type="string">
            <text:p>Domínica ad Matutínum</text:p>
          </table:table-cell>
          <table:table-cell office:value-type="float" office:value="316">
            <text:p>316</text:p>
          </table:table-cell>
          <table:table-cell table:formula="of:=[.H126]+28" office:value-type="float" office:value="344">
            <text:p>344</text:p>
          </table:table-cell>
          <table:table-cell table:formula="of:=IF([.A126]&gt;0;&quot;[ /Count -&quot; &amp; [.A126];&quot;[&quot;) &amp; &quot; /Page &quot; &amp; [.I126] &amp; &quot; /Title (&quot; &amp; [.F126] &amp; &quot;) /OUT pdfmark&quot;" office:value-type="string" office:string-value="[ /Count -8 /Page 344 /Title (Dominica ad Matutinum) /OUT pdfmark">
            <text:p>[ /Count -8 /Page 344 /Title (Dominic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Laudes I</text:p>
          </table:table-cell>
          <table:table-cell office:value-type="string">
            <text:p>Domínica ad Laudes I</text:p>
          </table:table-cell>
          <table:table-cell office:value-type="float" office:value="323">
            <text:p>323</text:p>
          </table:table-cell>
          <table:table-cell table:formula="of:=[.H127]+28" office:value-type="float" office:value="351">
            <text:p>351</text:p>
          </table:table-cell>
          <table:table-cell table:formula="of:=IF([.A127]&gt;0;&quot;[ /Count -&quot; &amp; [.A127];&quot;[&quot;) &amp; &quot; /Page &quot; &amp; [.I127] &amp; &quot; /Title (&quot; &amp; [.F127] &amp; &quot;) /OUT pdfmark&quot;" office:value-type="string" office:string-value="[ /Page 351 /Title (Dominica ad Laudes I) /OUT pdfmark">
            <text:p>[ /Page 351 /Title (Dominic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Laudes II</text:p>
          </table:table-cell>
          <table:table-cell office:value-type="string">
            <text:p>Domínica ad Laudes II</text:p>
          </table:table-cell>
          <table:table-cell office:value-type="float" office:value="330">
            <text:p>330</text:p>
          </table:table-cell>
          <table:table-cell table:formula="of:=[.H128]+28" office:value-type="float" office:value="358">
            <text:p>358</text:p>
          </table:table-cell>
          <table:table-cell table:formula="of:=IF([.A128]&gt;0;&quot;[ /Count -&quot; &amp; [.A128];&quot;[&quot;) &amp; &quot; /Page &quot; &amp; [.I128] &amp; &quot; /Title (&quot; &amp; [.F128] &amp; &quot;) /OUT pdfmark&quot;" office:value-type="string" office:string-value="[ /Page 358 /Title (Dominica ad Laudes II) /OUT pdfmark">
            <text:p>[ /Page 358 /Title (Dominic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Primam</text:p>
          </table:table-cell>
          <table:table-cell office:value-type="string">
            <text:p>Domínica ad Primam</text:p>
          </table:table-cell>
          <table:table-cell office:value-type="float" office:value="336">
            <text:p>336</text:p>
          </table:table-cell>
          <table:table-cell table:formula="of:=[.H129]+28" office:value-type="float" office:value="364">
            <text:p>364</text:p>
          </table:table-cell>
          <table:table-cell table:formula="of:=IF([.A129]&gt;0;&quot;[ /Count -&quot; &amp; [.A129];&quot;[&quot;) &amp; &quot; /Page &quot; &amp; [.I129] &amp; &quot; /Title (&quot; &amp; [.F129] &amp; &quot;) /OUT pdfmark&quot;" office:value-type="string" office:string-value="[ /Page 364 /Title (Dominica ad Primam) /OUT pdfmark">
            <text:p>[ /Page 364 /Title (Dominic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Tertiam</text:p>
          </table:table-cell>
          <table:table-cell office:value-type="string">
            <text:p>Domínica ad Tértiam</text:p>
          </table:table-cell>
          <table:table-cell office:value-type="float" office:value="342">
            <text:p>342</text:p>
          </table:table-cell>
          <table:table-cell table:formula="of:=[.H130]+28" office:value-type="float" office:value="370">
            <text:p>370</text:p>
          </table:table-cell>
          <table:table-cell table:formula="of:=IF([.A130]&gt;0;&quot;[ /Count -&quot; &amp; [.A130];&quot;[&quot;) &amp; &quot; /Page &quot; &amp; [.I130] &amp; &quot; /Title (&quot; &amp; [.F130] &amp; &quot;) /OUT pdfmark&quot;" office:value-type="string" office:string-value="[ /Page 370 /Title (Dominica ad Tertiam) /OUT pdfmark">
            <text:p>[ /Page 370 /Title (Dominic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Sextam</text:p>
          </table:table-cell>
          <table:table-cell office:value-type="string">
            <text:p>Domínica ad Sextam</text:p>
          </table:table-cell>
          <table:table-cell office:value-type="float" office:value="346">
            <text:p>346</text:p>
          </table:table-cell>
          <table:table-cell table:formula="of:=[.H131]+28" office:value-type="float" office:value="374">
            <text:p>374</text:p>
          </table:table-cell>
          <table:table-cell table:formula="of:=IF([.A131]&gt;0;&quot;[ /Count -&quot; &amp; [.A131];&quot;[&quot;) &amp; &quot; /Page &quot; &amp; [.I131] &amp; &quot; /Title (&quot; &amp; [.F131] &amp; &quot;) /OUT pdfmark&quot;" office:value-type="string" office:string-value="[ /Page 374 /Title (Dominica ad Sextam) /OUT pdfmark">
            <text:p>[ /Page 374 /Title (Dominic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Nonam</text:p>
          </table:table-cell>
          <table:table-cell office:value-type="string">
            <text:p>Domínica ad Nonam</text:p>
          </table:table-cell>
          <table:table-cell office:value-type="float" office:value="350">
            <text:p>350</text:p>
          </table:table-cell>
          <table:table-cell table:formula="of:=[.H132]+28" office:value-type="float" office:value="378">
            <text:p>378</text:p>
          </table:table-cell>
          <table:table-cell table:formula="of:=IF([.A132]&gt;0;&quot;[ /Count -&quot; &amp; [.A132];&quot;[&quot;) &amp; &quot; /Page &quot; &amp; [.I132] &amp; &quot; /Title (&quot; &amp; [.F132] &amp; &quot;) /OUT pdfmark&quot;" office:value-type="string" office:string-value="[ /Page 378 /Title (Dominica ad Nonam) /OUT pdfmark">
            <text:p>[ /Page 378 /Title (Dominic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II Vesperas</text:p>
          </table:table-cell>
          <table:table-cell office:value-type="string">
            <text:p>Domínica ad II Vésperas</text:p>
          </table:table-cell>
          <table:table-cell office:value-type="float" office:value="354">
            <text:p>354</text:p>
          </table:table-cell>
          <table:table-cell table:formula="of:=[.H133]+28" office:value-type="float" office:value="382">
            <text:p>382</text:p>
          </table:table-cell>
          <table:table-cell table:formula="of:=IF([.A133]&gt;0;&quot;[ /Count -&quot; &amp; [.A133];&quot;[&quot;) &amp; &quot; /Page &quot; &amp; [.I133] &amp; &quot; /Title (&quot; &amp; [.F133] &amp; &quot;) /OUT pdfmark&quot;" office:value-type="string" office:string-value="[ /Page 382 /Title (Dominica ad II Vesperas) /OUT pdfmark">
            <text:p>[ /Page 382 /Title (Dominica ad II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Completorium</text:p>
          </table:table-cell>
          <table:table-cell office:value-type="string">
            <text:p>Domínica ad Completórium</text:p>
          </table:table-cell>
          <table:table-cell office:value-type="float" office:value="363">
            <text:p>363</text:p>
          </table:table-cell>
          <table:table-cell table:formula="of:=[.H134]+28" office:value-type="float" office:value="391">
            <text:p>391</text:p>
          </table:table-cell>
          <table:table-cell table:formula="of:=IF([.A134]&gt;0;&quot;[ /Count -&quot; &amp; [.A134];&quot;[&quot;) &amp; &quot; /Page &quot; &amp; [.I134] &amp; &quot; /Title (&quot; &amp; [.F134] &amp; &quot;) /OUT pdfmark&quot;" office:value-type="string" office:string-value="[ /Page 391 /Title (Dominica ad Completorium) /OUT pdfmark">
            <text:p>[ /Page 391 /Title (Dominica ad Completorium) /OUT pdfmark</text:p>
          </table:table-cell>
        </table:table-row>
        <table:table-row table:style-name="ro1">
          <table:table-cell table:formula="of:=COUNT([.E136:.E143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secunda ad Matutinum</text:p>
          </table:table-cell>
          <table:table-cell office:value-type="string">
            <text:p>Feria secúnda ad Matutínum</text:p>
          </table:table-cell>
          <table:table-cell office:value-type="float" office:value="366">
            <text:p>366</text:p>
          </table:table-cell>
          <table:table-cell table:formula="of:=[.H135]+28" office:value-type="float" office:value="394">
            <text:p>394</text:p>
          </table:table-cell>
          <table:table-cell table:formula="of:=IF([.A135]&gt;0;&quot;[ /Count -&quot; &amp; [.A135];&quot;[&quot;) &amp; &quot; /Page &quot; &amp; [.I135] &amp; &quot; /Title (&quot; &amp; [.F135] &amp; &quot;) /OUT pdfmark&quot;" office:value-type="string" office:string-value="[ /Count -8 /Page 394 /Title (Feria secunda ad Matutinum) /OUT pdfmark">
            <text:p>[ /Count -8 /Page 394 /Title (Feria secund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Laudes I</text:p>
          </table:table-cell>
          <table:table-cell office:value-type="string">
            <text:p>Feria secúnda ad Laudes I</text:p>
          </table:table-cell>
          <table:table-cell office:value-type="float" office:value="377">
            <text:p>377</text:p>
          </table:table-cell>
          <table:table-cell table:formula="of:=[.H136]+28" office:value-type="float" office:value="405">
            <text:p>405</text:p>
          </table:table-cell>
          <table:table-cell table:formula="of:=IF([.A136]&gt;0;&quot;[ /Count -&quot; &amp; [.A136];&quot;[&quot;) &amp; &quot; /Page &quot; &amp; [.I136] &amp; &quot; /Title (&quot; &amp; [.F136] &amp; &quot;) /OUT pdfmark&quot;" office:value-type="string" office:string-value="[ /Page 405 /Title (Feria secunda ad Laudes I) /OUT pdfmark">
            <text:p>[ /Page 405 /Title (Feria secund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Laudes II</text:p>
          </table:table-cell>
          <table:table-cell office:value-type="string">
            <text:p>Feria secúnda ad Laudes II</text:p>
          </table:table-cell>
          <table:table-cell office:value-type="float" office:value="382">
            <text:p>382</text:p>
          </table:table-cell>
          <table:table-cell table:formula="of:=[.H137]+28" office:value-type="float" office:value="410">
            <text:p>410</text:p>
          </table:table-cell>
          <table:table-cell table:formula="of:=IF([.A137]&gt;0;&quot;[ /Count -&quot; &amp; [.A137];&quot;[&quot;) &amp; &quot; /Page &quot; &amp; [.I137] &amp; &quot; /Title (&quot; &amp; [.F137] &amp; &quot;) /OUT pdfmark&quot;" office:value-type="string" office:string-value="[ /Page 410 /Title (Feria secunda ad Laudes II) /OUT pdfmark">
            <text:p>[ /Page 410 /Title (Feria secund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Primam</text:p>
          </table:table-cell>
          <table:table-cell office:value-type="string">
            <text:p>Feria secúnda ad Primam</text:p>
          </table:table-cell>
          <table:table-cell office:value-type="float" office:value="388">
            <text:p>388</text:p>
          </table:table-cell>
          <table:table-cell table:formula="of:=[.H138]+28" office:value-type="float" office:value="416">
            <text:p>416</text:p>
          </table:table-cell>
          <table:table-cell table:formula="of:=IF([.A138]&gt;0;&quot;[ /Count -&quot; &amp; [.A138];&quot;[&quot;) &amp; &quot; /Page &quot; &amp; [.I138] &amp; &quot; /Title (&quot; &amp; [.F138] &amp; &quot;) /OUT pdfmark&quot;" office:value-type="string" office:string-value="[ /Page 416 /Title (Feria secunda ad Primam) /OUT pdfmark">
            <text:p>[ /Page 416 /Title (Feria secund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Tertiam</text:p>
          </table:table-cell>
          <table:table-cell office:value-type="string">
            <text:p>Feria secúnda ad Tértiam</text:p>
          </table:table-cell>
          <table:table-cell office:value-type="float" office:value="391">
            <text:p>391</text:p>
          </table:table-cell>
          <table:table-cell table:formula="of:=[.H139]+28" office:value-type="float" office:value="419">
            <text:p>419</text:p>
          </table:table-cell>
          <table:table-cell table:formula="of:=IF([.A139]&gt;0;&quot;[ /Count -&quot; &amp; [.A139];&quot;[&quot;) &amp; &quot; /Page &quot; &amp; [.I139] &amp; &quot; /Title (&quot; &amp; [.F139] &amp; &quot;) /OUT pdfmark&quot;" office:value-type="string" office:string-value="[ /Page 419 /Title (Feria secunda ad Tertiam) /OUT pdfmark">
            <text:p>[ /Page 419 /Title (Feria secund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Sextam</text:p>
          </table:table-cell>
          <table:table-cell office:value-type="string">
            <text:p>Feria secúnda ad Sextam</text:p>
          </table:table-cell>
          <table:table-cell office:value-type="float" office:value="394">
            <text:p>394</text:p>
          </table:table-cell>
          <table:table-cell table:formula="of:=[.H140]+28" office:value-type="float" office:value="422">
            <text:p>422</text:p>
          </table:table-cell>
          <table:table-cell table:formula="of:=IF([.A140]&gt;0;&quot;[ /Count -&quot; &amp; [.A140];&quot;[&quot;) &amp; &quot; /Page &quot; &amp; [.I140] &amp; &quot; /Title (&quot; &amp; [.F140] &amp; &quot;) /OUT pdfmark&quot;" office:value-type="string" office:string-value="[ /Page 422 /Title (Feria secunda ad Sextam) /OUT pdfmark">
            <text:p>[ /Page 422 /Title (Feria secund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Nonam</text:p>
          </table:table-cell>
          <table:table-cell office:value-type="string">
            <text:p>Feria secúnda ad Nonam</text:p>
          </table:table-cell>
          <table:table-cell office:value-type="float" office:value="397">
            <text:p>397</text:p>
          </table:table-cell>
          <table:table-cell table:formula="of:=[.H141]+28" office:value-type="float" office:value="425">
            <text:p>425</text:p>
          </table:table-cell>
          <table:table-cell table:formula="of:=IF([.A141]&gt;0;&quot;[ /Count -&quot; &amp; [.A141];&quot;[&quot;) &amp; &quot; /Page &quot; &amp; [.I141] &amp; &quot; /Title (&quot; &amp; [.F141] &amp; &quot;) /OUT pdfmark&quot;" office:value-type="string" office:string-value="[ /Page 425 /Title (Feria secunda ad Nonam) /OUT pdfmark">
            <text:p>[ /Page 425 /Title (Feria secund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Vesperas</text:p>
          </table:table-cell>
          <table:table-cell office:value-type="string">
            <text:p>Feria secúnda ad Vésperas</text:p>
          </table:table-cell>
          <table:table-cell office:value-type="float" office:value="401">
            <text:p>401</text:p>
          </table:table-cell>
          <table:table-cell table:formula="of:=[.H142]+28" office:value-type="float" office:value="429">
            <text:p>429</text:p>
          </table:table-cell>
          <table:table-cell table:formula="of:=IF([.A142]&gt;0;&quot;[ /Count -&quot; &amp; [.A142];&quot;[&quot;) &amp; &quot; /Page &quot; &amp; [.I142] &amp; &quot; /Title (&quot; &amp; [.F142] &amp; &quot;) /OUT pdfmark&quot;" office:value-type="string" office:string-value="[ /Page 429 /Title (Feria secunda ad Vesperas) /OUT pdfmark">
            <text:p>[ /Page 429 /Title (Feria secund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Completorium</text:p>
          </table:table-cell>
          <table:table-cell office:value-type="string">
            <text:p>Feria secúnda ad Completórium</text:p>
          </table:table-cell>
          <table:table-cell office:value-type="float" office:value="405">
            <text:p>405</text:p>
          </table:table-cell>
          <table:table-cell table:formula="of:=[.H143]+28" office:value-type="float" office:value="433">
            <text:p>433</text:p>
          </table:table-cell>
          <table:table-cell table:formula="of:=IF([.A143]&gt;0;&quot;[ /Count -&quot; &amp; [.A143];&quot;[&quot;) &amp; &quot; /Page &quot; &amp; [.I143] &amp; &quot; /Title (&quot; &amp; [.F143] &amp; &quot;) /OUT pdfmark&quot;" office:value-type="string" office:string-value="[ /Page 433 /Title (Feria secunda ad Completorium) /OUT pdfmark">
            <text:p>[ /Page 433 /Title (Feria secunda ad Completorium) /OUT pdfmark</text:p>
          </table:table-cell>
        </table:table-row>
        <table:table-row table:style-name="ro1">
          <table:table-cell table:formula="of:=COUNT([.E145:.E152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tertia ad Matutinum</text:p>
          </table:table-cell>
          <table:table-cell office:value-type="string">
            <text:p>Feria tértia ad Matutínum</text:p>
          </table:table-cell>
          <table:table-cell office:value-type="float" office:value="407">
            <text:p>407</text:p>
          </table:table-cell>
          <table:table-cell table:formula="of:=[.H144]+28" office:value-type="float" office:value="435">
            <text:p>435</text:p>
          </table:table-cell>
          <table:table-cell table:formula="of:=IF([.A144]&gt;0;&quot;[ /Count -&quot; &amp; [.A144];&quot;[&quot;) &amp; &quot; /Page &quot; &amp; [.I144] &amp; &quot; /Title (&quot; &amp; [.F144] &amp; &quot;) /OUT pdfmark&quot;" office:value-type="string" office:string-value="[ /Count -8 /Page 435 /Title (Feria tertia ad Matutinum) /OUT pdfmark">
            <text:p>[ /Count -8 /Page 435 /Title (Feria terti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Laudes I</text:p>
          </table:table-cell>
          <table:table-cell office:value-type="string">
            <text:p>Feria tértia ad Laudes I</text:p>
          </table:table-cell>
          <table:table-cell office:value-type="float" office:value="417">
            <text:p>417</text:p>
          </table:table-cell>
          <table:table-cell table:formula="of:=[.H145]+28" office:value-type="float" office:value="445">
            <text:p>445</text:p>
          </table:table-cell>
          <table:table-cell table:formula="of:=IF([.A145]&gt;0;&quot;[ /Count -&quot; &amp; [.A145];&quot;[&quot;) &amp; &quot; /Page &quot; &amp; [.I145] &amp; &quot; /Title (&quot; &amp; [.F145] &amp; &quot;) /OUT pdfmark&quot;" office:value-type="string" office:string-value="[ /Page 445 /Title (Feria tertia ad Laudes I) /OUT pdfmark">
            <text:p>[ /Page 445 /Title (Feria terti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Laudes II</text:p>
          </table:table-cell>
          <table:table-cell office:value-type="string">
            <text:p>Feria tértia ad Laudes II</text:p>
          </table:table-cell>
          <table:table-cell office:value-type="float" office:value="423">
            <text:p>423</text:p>
          </table:table-cell>
          <table:table-cell table:formula="of:=[.H146]+28" office:value-type="float" office:value="451">
            <text:p>451</text:p>
          </table:table-cell>
          <table:table-cell table:formula="of:=IF([.A146]&gt;0;&quot;[ /Count -&quot; &amp; [.A146];&quot;[&quot;) &amp; &quot; /Page &quot; &amp; [.I146] &amp; &quot; /Title (&quot; &amp; [.F146] &amp; &quot;) /OUT pdfmark&quot;" office:value-type="string" office:string-value="[ /Page 451 /Title (Feria tertia ad Laudes II) /OUT pdfmark">
            <text:p>[ /Page 451 /Title (Feria terti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Primam</text:p>
          </table:table-cell>
          <table:table-cell office:value-type="string">
            <text:p>Feria tértia ad Primam</text:p>
          </table:table-cell>
          <table:table-cell office:value-type="float" office:value="430">
            <text:p>430</text:p>
          </table:table-cell>
          <table:table-cell table:formula="of:=[.H147]+28" office:value-type="float" office:value="458">
            <text:p>458</text:p>
          </table:table-cell>
          <table:table-cell table:formula="of:=IF([.A147]&gt;0;&quot;[ /Count -&quot; &amp; [.A147];&quot;[&quot;) &amp; &quot; /Page &quot; &amp; [.I147] &amp; &quot; /Title (&quot; &amp; [.F147] &amp; &quot;) /OUT pdfmark&quot;" office:value-type="string" office:string-value="[ /Page 458 /Title (Feria tertia ad Primam) /OUT pdfmark">
            <text:p>[ /Page 458 /Title (Feria terti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Tertiam</text:p>
          </table:table-cell>
          <table:table-cell office:value-type="string">
            <text:p>Feria tértia ad Tértiam</text:p>
          </table:table-cell>
          <table:table-cell office:value-type="float" office:value="433">
            <text:p>433</text:p>
          </table:table-cell>
          <table:table-cell table:formula="of:=[.H148]+28" office:value-type="float" office:value="461">
            <text:p>461</text:p>
          </table:table-cell>
          <table:table-cell table:formula="of:=IF([.A148]&gt;0;&quot;[ /Count -&quot; &amp; [.A148];&quot;[&quot;) &amp; &quot; /Page &quot; &amp; [.I148] &amp; &quot; /Title (&quot; &amp; [.F148] &amp; &quot;) /OUT pdfmark&quot;" office:value-type="string" office:string-value="[ /Page 461 /Title (Feria tertia ad Tertiam) /OUT pdfmark">
            <text:p>[ /Page 461 /Title (Feria terti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Sextam</text:p>
          </table:table-cell>
          <table:table-cell office:value-type="string">
            <text:p>Feria tértia ad Sextam</text:p>
          </table:table-cell>
          <table:table-cell office:value-type="float" office:value="435">
            <text:p>435</text:p>
          </table:table-cell>
          <table:table-cell table:formula="of:=[.H149]+28" office:value-type="float" office:value="463">
            <text:p>463</text:p>
          </table:table-cell>
          <table:table-cell table:formula="of:=IF([.A149]&gt;0;&quot;[ /Count -&quot; &amp; [.A149];&quot;[&quot;) &amp; &quot; /Page &quot; &amp; [.I149] &amp; &quot; /Title (&quot; &amp; [.F149] &amp; &quot;) /OUT pdfmark&quot;" office:value-type="string" office:string-value="[ /Page 463 /Title (Feria tertia ad Sextam) /OUT pdfmark">
            <text:p>[ /Page 463 /Title (Feria terti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Nonam</text:p>
          </table:table-cell>
          <table:table-cell office:value-type="string">
            <text:p>Feria tértia ad Nonam</text:p>
          </table:table-cell>
          <table:table-cell office:value-type="float" office:value="438">
            <text:p>438</text:p>
          </table:table-cell>
          <table:table-cell table:formula="of:=[.H150]+28" office:value-type="float" office:value="466">
            <text:p>466</text:p>
          </table:table-cell>
          <table:table-cell table:formula="of:=IF([.A150]&gt;0;&quot;[ /Count -&quot; &amp; [.A150];&quot;[&quot;) &amp; &quot; /Page &quot; &amp; [.I150] &amp; &quot; /Title (&quot; &amp; [.F150] &amp; &quot;) /OUT pdfmark&quot;" office:value-type="string" office:string-value="[ /Page 466 /Title (Feria tertia ad Nonam) /OUT pdfmark">
            <text:p>[ /Page 466 /Title (Feria terti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Vesperas</text:p>
          </table:table-cell>
          <table:table-cell office:value-type="string">
            <text:p>Feria tértia ad Vésperas</text:p>
          </table:table-cell>
          <table:table-cell office:value-type="float" office:value="441">
            <text:p>441</text:p>
          </table:table-cell>
          <table:table-cell table:formula="of:=[.H151]+28" office:value-type="float" office:value="469">
            <text:p>469</text:p>
          </table:table-cell>
          <table:table-cell table:formula="of:=IF([.A151]&gt;0;&quot;[ /Count -&quot; &amp; [.A151];&quot;[&quot;) &amp; &quot; /Page &quot; &amp; [.I151] &amp; &quot; /Title (&quot; &amp; [.F151] &amp; &quot;) /OUT pdfmark&quot;" office:value-type="string" office:string-value="[ /Page 469 /Title (Feria tertia ad Vesperas) /OUT pdfmark">
            <text:p>[ /Page 469 /Title (Feria terti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Completorium</text:p>
          </table:table-cell>
          <table:table-cell office:value-type="string">
            <text:p>Feria tértia ad Completórium</text:p>
          </table:table-cell>
          <table:table-cell office:value-type="float" office:value="445">
            <text:p>445</text:p>
          </table:table-cell>
          <table:table-cell table:formula="of:=[.H152]+28" office:value-type="float" office:value="473">
            <text:p>473</text:p>
          </table:table-cell>
          <table:table-cell table:formula="of:=IF([.A152]&gt;0;&quot;[ /Count -&quot; &amp; [.A152];&quot;[&quot;) &amp; &quot; /Page &quot; &amp; [.I152] &amp; &quot; /Title (&quot; &amp; [.F152] &amp; &quot;) /OUT pdfmark&quot;" office:value-type="string" office:string-value="[ /Page 473 /Title (Feria tertia ad Completorium) /OUT pdfmark">
            <text:p>[ /Page 473 /Title (Feria tertia ad Completorium) /OUT pdfmark</text:p>
          </table:table-cell>
        </table:table-row>
        <table:table-row table:style-name="ro1">
          <table:table-cell table:formula="of:=COUNT([.E154:.E161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quarta ad Matutinum</text:p>
          </table:table-cell>
          <table:table-cell office:value-type="string">
            <text:p>Feria quárta ad Matutínum</text:p>
          </table:table-cell>
          <table:table-cell office:value-type="float" office:value="448">
            <text:p>448</text:p>
          </table:table-cell>
          <table:table-cell table:formula="of:=[.H153]+28" office:value-type="float" office:value="476">
            <text:p>476</text:p>
          </table:table-cell>
          <table:table-cell table:formula="of:=IF([.A153]&gt;0;&quot;[ /Count -&quot; &amp; [.A153];&quot;[&quot;) &amp; &quot; /Page &quot; &amp; [.I153] &amp; &quot; /Title (&quot; &amp; [.F153] &amp; &quot;) /OUT pdfmark&quot;" office:value-type="string" office:string-value="[ /Count -8 /Page 476 /Title (Feria quarta ad Matutinum) /OUT pdfmark">
            <text:p>[ /Count -8 /Page 476 /Title (Feria quart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Laudes I</text:p>
          </table:table-cell>
          <table:table-cell office:value-type="string">
            <text:p>Feria quárta ad Laudes I</text:p>
          </table:table-cell>
          <table:table-cell office:value-type="float" office:value="459">
            <text:p>459</text:p>
          </table:table-cell>
          <table:table-cell table:formula="of:=[.H154]+28" office:value-type="float" office:value="487">
            <text:p>487</text:p>
          </table:table-cell>
          <table:table-cell table:formula="of:=IF([.A154]&gt;0;&quot;[ /Count -&quot; &amp; [.A154];&quot;[&quot;) &amp; &quot; /Page &quot; &amp; [.I154] &amp; &quot; /Title (&quot; &amp; [.F154] &amp; &quot;) /OUT pdfmark&quot;" office:value-type="string" office:string-value="[ /Page 487 /Title (Feria quarta ad Laudes I) /OUT pdfmark">
            <text:p>[ /Page 487 /Title (Feria quart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Laudes II</text:p>
          </table:table-cell>
          <table:table-cell office:value-type="string">
            <text:p>Feria quárta ad Laudes II</text:p>
          </table:table-cell>
          <table:table-cell office:value-type="float" office:value="465">
            <text:p>465</text:p>
          </table:table-cell>
          <table:table-cell table:formula="of:=[.H155]+28" office:value-type="float" office:value="493">
            <text:p>493</text:p>
          </table:table-cell>
          <table:table-cell table:formula="of:=IF([.A155]&gt;0;&quot;[ /Count -&quot; &amp; [.A155];&quot;[&quot;) &amp; &quot; /Page &quot; &amp; [.I155] &amp; &quot; /Title (&quot; &amp; [.F155] &amp; &quot;) /OUT pdfmark&quot;" office:value-type="string" office:string-value="[ /Page 493 /Title (Feria quarta ad Laudes II) /OUT pdfmark">
            <text:p>[ /Page 493 /Title (Feria quart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Primam</text:p>
          </table:table-cell>
          <table:table-cell office:value-type="string">
            <text:p>Feria quárta ad Primam</text:p>
          </table:table-cell>
          <table:table-cell office:value-type="float" office:value="472">
            <text:p>472</text:p>
          </table:table-cell>
          <table:table-cell table:formula="of:=[.H156]+28" office:value-type="float" office:value="500">
            <text:p>500</text:p>
          </table:table-cell>
          <table:table-cell table:formula="of:=IF([.A156]&gt;0;&quot;[ /Count -&quot; &amp; [.A156];&quot;[&quot;) &amp; &quot; /Page &quot; &amp; [.I156] &amp; &quot; /Title (&quot; &amp; [.F156] &amp; &quot;) /OUT pdfmark&quot;" office:value-type="string" office:string-value="[ /Page 500 /Title (Feria quarta ad Primam) /OUT pdfmark">
            <text:p>[ /Page 500 /Title (Feria quart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Tertiam</text:p>
          </table:table-cell>
          <table:table-cell office:value-type="string">
            <text:p>Feria quárta ad Tértiam</text:p>
          </table:table-cell>
          <table:table-cell office:value-type="float" office:value="475">
            <text:p>475</text:p>
          </table:table-cell>
          <table:table-cell table:formula="of:=[.H157]+28" office:value-type="float" office:value="503">
            <text:p>503</text:p>
          </table:table-cell>
          <table:table-cell table:formula="of:=IF([.A157]&gt;0;&quot;[ /Count -&quot; &amp; [.A157];&quot;[&quot;) &amp; &quot; /Page &quot; &amp; [.I157] &amp; &quot; /Title (&quot; &amp; [.F157] &amp; &quot;) /OUT pdfmark&quot;" office:value-type="string" office:string-value="[ /Page 503 /Title (Feria quarta ad Tertiam) /OUT pdfmark">
            <text:p>[ /Page 503 /Title (Feria quart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Sextam</text:p>
          </table:table-cell>
          <table:table-cell office:value-type="string">
            <text:p>Feria quárta ad Sextam</text:p>
          </table:table-cell>
          <table:table-cell office:value-type="float" office:value="479">
            <text:p>479</text:p>
          </table:table-cell>
          <table:table-cell table:formula="of:=[.H158]+28" office:value-type="float" office:value="507">
            <text:p>507</text:p>
          </table:table-cell>
          <table:table-cell table:formula="of:=IF([.A158]&gt;0;&quot;[ /Count -&quot; &amp; [.A158];&quot;[&quot;) &amp; &quot; /Page &quot; &amp; [.I158] &amp; &quot; /Title (&quot; &amp; [.F158] &amp; &quot;) /OUT pdfmark&quot;" office:value-type="string" office:string-value="[ /Page 507 /Title (Feria quarta ad Sextam) /OUT pdfmark">
            <text:p>[ /Page 507 /Title (Feria quart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Nonam</text:p>
          </table:table-cell>
          <table:table-cell office:value-type="string">
            <text:p>Feria quárta ad Nonam</text:p>
          </table:table-cell>
          <table:table-cell office:value-type="float" office:value="482">
            <text:p>482</text:p>
          </table:table-cell>
          <table:table-cell table:formula="of:=[.H159]+28" office:value-type="float" office:value="510">
            <text:p>510</text:p>
          </table:table-cell>
          <table:table-cell table:formula="of:=IF([.A159]&gt;0;&quot;[ /Count -&quot; &amp; [.A159];&quot;[&quot;) &amp; &quot; /Page &quot; &amp; [.I159] &amp; &quot; /Title (&quot; &amp; [.F159] &amp; &quot;) /OUT pdfmark&quot;" office:value-type="string" office:string-value="[ /Page 510 /Title (Feria quarta ad Nonam) /OUT pdfmark">
            <text:p>[ /Page 510 /Title (Feria quart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Vesperas</text:p>
          </table:table-cell>
          <table:table-cell office:value-type="string">
            <text:p>Feria quárta ad Vésperas</text:p>
          </table:table-cell>
          <table:table-cell office:value-type="float" office:value="485">
            <text:p>485</text:p>
          </table:table-cell>
          <table:table-cell table:formula="of:=[.H160]+28" office:value-type="float" office:value="513">
            <text:p>513</text:p>
          </table:table-cell>
          <table:table-cell table:formula="of:=IF([.A160]&gt;0;&quot;[ /Count -&quot; &amp; [.A160];&quot;[&quot;) &amp; &quot; /Page &quot; &amp; [.I160] &amp; &quot; /Title (&quot; &amp; [.F160] &amp; &quot;) /OUT pdfmark&quot;" office:value-type="string" office:string-value="[ /Page 513 /Title (Feria quarta ad Vesperas) /OUT pdfmark">
            <text:p>[ /Page 513 /Title (Feria quart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Completorium</text:p>
          </table:table-cell>
          <table:table-cell office:value-type="string">
            <text:p>Feria quárta ad Completórium</text:p>
          </table:table-cell>
          <table:table-cell office:value-type="float" office:value="490">
            <text:p>490</text:p>
          </table:table-cell>
          <table:table-cell table:formula="of:=[.H161]+28" office:value-type="float" office:value="518">
            <text:p>518</text:p>
          </table:table-cell>
          <table:table-cell table:formula="of:=IF([.A161]&gt;0;&quot;[ /Count -&quot; &amp; [.A161];&quot;[&quot;) &amp; &quot; /Page &quot; &amp; [.I161] &amp; &quot; /Title (&quot; &amp; [.F161] &amp; &quot;) /OUT pdfmark&quot;" office:value-type="string" office:string-value="[ /Page 518 /Title (Feria quarta ad Completorium) /OUT pdfmark">
            <text:p>[ /Page 518 /Title (Feria quarta ad Completorium) /OUT pdfmark</text:p>
          </table:table-cell>
        </table:table-row>
        <table:table-row table:style-name="ro1">
          <table:table-cell table:formula="of:=COUNT([.E163:.E170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quinta ad Matutinum</text:p>
          </table:table-cell>
          <table:table-cell office:value-type="string">
            <text:p>Feria quínta ad Matutínum</text:p>
          </table:table-cell>
          <table:table-cell office:value-type="float" office:value="493">
            <text:p>493</text:p>
          </table:table-cell>
          <table:table-cell table:formula="of:=[.H162]+28" office:value-type="float" office:value="521">
            <text:p>521</text:p>
          </table:table-cell>
          <table:table-cell table:formula="of:=IF([.A162]&gt;0;&quot;[ /Count -&quot; &amp; [.A162];&quot;[&quot;) &amp; &quot; /Page &quot; &amp; [.I162] &amp; &quot; /Title (&quot; &amp; [.F162] &amp; &quot;) /OUT pdfmark&quot;" office:value-type="string" office:string-value="[ /Count -8 /Page 521 /Title (Feria quinta ad Matutinum) /OUT pdfmark">
            <text:p>[ /Count -8 /Page 521 /Title (Feria quint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Laudes I</text:p>
          </table:table-cell>
          <table:table-cell office:value-type="string">
            <text:p>Feria quínta ad Laudes I</text:p>
          </table:table-cell>
          <table:table-cell office:value-type="float" office:value="502">
            <text:p>502</text:p>
          </table:table-cell>
          <table:table-cell table:formula="of:=[.H163]+28" office:value-type="float" office:value="530">
            <text:p>530</text:p>
          </table:table-cell>
          <table:table-cell table:formula="of:=IF([.A163]&gt;0;&quot;[ /Count -&quot; &amp; [.A163];&quot;[&quot;) &amp; &quot; /Page &quot; &amp; [.I163] &amp; &quot; /Title (&quot; &amp; [.F163] &amp; &quot;) /OUT pdfmark&quot;" office:value-type="string" office:string-value="[ /Page 530 /Title (Feria quinta ad Laudes I) /OUT pdfmark">
            <text:p>[ /Page 530 /Title (Feria quint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Laudes II</text:p>
          </table:table-cell>
          <table:table-cell office:value-type="string">
            <text:p>Feria quínta ad Laudes II</text:p>
          </table:table-cell>
          <table:table-cell office:value-type="float" office:value="509">
            <text:p>509</text:p>
          </table:table-cell>
          <table:table-cell table:formula="of:=[.H164]+28" office:value-type="float" office:value="537">
            <text:p>537</text:p>
          </table:table-cell>
          <table:table-cell table:formula="of:=IF([.A164]&gt;0;&quot;[ /Count -&quot; &amp; [.A164];&quot;[&quot;) &amp; &quot; /Page &quot; &amp; [.I164] &amp; &quot; /Title (&quot; &amp; [.F164] &amp; &quot;) /OUT pdfmark&quot;" office:value-type="string" office:string-value="[ /Page 537 /Title (Feria quinta ad Laudes II) /OUT pdfmark">
            <text:p>[ /Page 537 /Title (Feria quint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Primam</text:p>
          </table:table-cell>
          <table:table-cell office:value-type="string">
            <text:p>Feria quínta ad Primam</text:p>
          </table:table-cell>
          <table:table-cell office:value-type="float" office:value="517">
            <text:p>517</text:p>
          </table:table-cell>
          <table:table-cell table:formula="of:=[.H165]+28" office:value-type="float" office:value="545">
            <text:p>545</text:p>
          </table:table-cell>
          <table:table-cell table:formula="of:=IF([.A165]&gt;0;&quot;[ /Count -&quot; &amp; [.A165];&quot;[&quot;) &amp; &quot; /Page &quot; &amp; [.I165] &amp; &quot; /Title (&quot; &amp; [.F165] &amp; &quot;) /OUT pdfmark&quot;" office:value-type="string" office:string-value="[ /Page 545 /Title (Feria quinta ad Primam) /OUT pdfmark">
            <text:p>[ /Page 545 /Title (Feria quint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Tertiam</text:p>
          </table:table-cell>
          <table:table-cell office:value-type="string">
            <text:p>Feria quínta ad Tértiam</text:p>
          </table:table-cell>
          <table:table-cell office:value-type="float" office:value="520">
            <text:p>520</text:p>
          </table:table-cell>
          <table:table-cell table:formula="of:=[.H166]+28" office:value-type="float" office:value="548">
            <text:p>548</text:p>
          </table:table-cell>
          <table:table-cell table:formula="of:=IF([.A166]&gt;0;&quot;[ /Count -&quot; &amp; [.A166];&quot;[&quot;) &amp; &quot; /Page &quot; &amp; [.I166] &amp; &quot; /Title (&quot; &amp; [.F166] &amp; &quot;) /OUT pdfmark&quot;" office:value-type="string" office:string-value="[ /Page 548 /Title (Feria quinta ad Tertiam) /OUT pdfmark">
            <text:p>[ /Page 548 /Title (Feria quint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Sextam</text:p>
          </table:table-cell>
          <table:table-cell office:value-type="string">
            <text:p>Feria quínta ad Sextam</text:p>
          </table:table-cell>
          <table:table-cell office:value-type="float" office:value="523">
            <text:p>523</text:p>
          </table:table-cell>
          <table:table-cell table:formula="of:=[.H167]+28" office:value-type="float" office:value="551">
            <text:p>551</text:p>
          </table:table-cell>
          <table:table-cell table:formula="of:=IF([.A167]&gt;0;&quot;[ /Count -&quot; &amp; [.A167];&quot;[&quot;) &amp; &quot; /Page &quot; &amp; [.I167] &amp; &quot; /Title (&quot; &amp; [.F167] &amp; &quot;) /OUT pdfmark&quot;" office:value-type="string" office:string-value="[ /Page 551 /Title (Feria quinta ad Sextam) /OUT pdfmark">
            <text:p>[ /Page 551 /Title (Feria quint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Nonam</text:p>
          </table:table-cell>
          <table:table-cell office:value-type="string">
            <text:p>Feria quínta ad Nonam</text:p>
          </table:table-cell>
          <table:table-cell office:value-type="float" office:value="525">
            <text:p>525</text:p>
          </table:table-cell>
          <table:table-cell table:formula="of:=[.H168]+28" office:value-type="float" office:value="553">
            <text:p>553</text:p>
          </table:table-cell>
          <table:table-cell table:formula="of:=IF([.A168]&gt;0;&quot;[ /Count -&quot; &amp; [.A168];&quot;[&quot;) &amp; &quot; /Page &quot; &amp; [.I168] &amp; &quot; /Title (&quot; &amp; [.F168] &amp; &quot;) /OUT pdfmark&quot;" office:value-type="string" office:string-value="[ /Page 553 /Title (Feria quinta ad Nonam) /OUT pdfmark">
            <text:p>[ /Page 553 /Title (Feria quint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Vesperas</text:p>
          </table:table-cell>
          <table:table-cell office:value-type="string">
            <text:p>Feria quínta ad Vésperas</text:p>
          </table:table-cell>
          <table:table-cell office:value-type="float" office:value="528">
            <text:p>528</text:p>
          </table:table-cell>
          <table:table-cell table:formula="of:=[.H169]+28" office:value-type="float" office:value="556">
            <text:p>556</text:p>
          </table:table-cell>
          <table:table-cell table:formula="of:=IF([.A169]&gt;0;&quot;[ /Count -&quot; &amp; [.A169];&quot;[&quot;) &amp; &quot; /Page &quot; &amp; [.I169] &amp; &quot; /Title (&quot; &amp; [.F169] &amp; &quot;) /OUT pdfmark&quot;" office:value-type="string" office:string-value="[ /Page 556 /Title (Feria quinta ad Vesperas) /OUT pdfmark">
            <text:p>[ /Page 556 /Title (Feria quint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Completorium</text:p>
          </table:table-cell>
          <table:table-cell office:value-type="string">
            <text:p>Feria quínta ad Completórium</text:p>
          </table:table-cell>
          <table:table-cell office:value-type="float" office:value="533">
            <text:p>533</text:p>
          </table:table-cell>
          <table:table-cell table:formula="of:=[.H170]+28" office:value-type="float" office:value="561">
            <text:p>561</text:p>
          </table:table-cell>
          <table:table-cell table:formula="of:=IF([.A170]&gt;0;&quot;[ /Count -&quot; &amp; [.A170];&quot;[&quot;) &amp; &quot; /Page &quot; &amp; [.I170] &amp; &quot; /Title (&quot; &amp; [.F170] &amp; &quot;) /OUT pdfmark&quot;" office:value-type="string" office:string-value="[ /Page 561 /Title (Feria quinta ad Completorium) /OUT pdfmark">
            <text:p>[ /Page 561 /Title (Feria quinta ad Completorium) /OUT pdfmark</text:p>
          </table:table-cell>
        </table:table-row>
        <table:table-row table:style-name="ro1">
          <table:table-cell table:formula="of:=COUNT([.E172:.E179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sexta ad Matutinum</text:p>
          </table:table-cell>
          <table:table-cell office:value-type="string">
            <text:p>Feria sexta ad Matutínum</text:p>
          </table:table-cell>
          <table:table-cell office:value-type="float" office:value="536">
            <text:p>536</text:p>
          </table:table-cell>
          <table:table-cell table:formula="of:=[.H171]+28" office:value-type="float" office:value="564">
            <text:p>564</text:p>
          </table:table-cell>
          <table:table-cell table:formula="of:=IF([.A171]&gt;0;&quot;[ /Count -&quot; &amp; [.A171];&quot;[&quot;) &amp; &quot; /Page &quot; &amp; [.I171] &amp; &quot; /Title (&quot; &amp; [.F171] &amp; &quot;) /OUT pdfmark&quot;" office:value-type="string" office:string-value="[ /Count -8 /Page 564 /Title (Feria sexta ad Matutinum) /OUT pdfmark">
            <text:p>[ /Count -8 /Page 564 /Title (Feria sext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Laudes I</text:p>
          </table:table-cell>
          <table:table-cell office:value-type="string">
            <text:p>Feria sexta ad Laudes I</text:p>
          </table:table-cell>
          <table:table-cell office:value-type="float" office:value="547">
            <text:p>547</text:p>
          </table:table-cell>
          <table:table-cell table:formula="of:=[.H172]+28" office:value-type="float" office:value="575">
            <text:p>575</text:p>
          </table:table-cell>
          <table:table-cell table:formula="of:=IF([.A172]&gt;0;&quot;[ /Count -&quot; &amp; [.A172];&quot;[&quot;) &amp; &quot; /Page &quot; &amp; [.I172] &amp; &quot; /Title (&quot; &amp; [.F172] &amp; &quot;) /OUT pdfmark&quot;" office:value-type="string" office:string-value="[ /Page 575 /Title (Feria sexta ad Laudes I) /OUT pdfmark">
            <text:p>[ /Page 575 /Title (Feria sext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Laudes II</text:p>
          </table:table-cell>
          <table:table-cell office:value-type="string">
            <text:p>Feria sexta ad Laudes II</text:p>
          </table:table-cell>
          <table:table-cell office:value-type="float" office:value="553">
            <text:p>553</text:p>
          </table:table-cell>
          <table:table-cell table:formula="of:=[.H173]+28" office:value-type="float" office:value="581">
            <text:p>581</text:p>
          </table:table-cell>
          <table:table-cell table:formula="of:=IF([.A173]&gt;0;&quot;[ /Count -&quot; &amp; [.A173];&quot;[&quot;) &amp; &quot; /Page &quot; &amp; [.I173] &amp; &quot; /Title (&quot; &amp; [.F173] &amp; &quot;) /OUT pdfmark&quot;" office:value-type="string" office:string-value="[ /Page 581 /Title (Feria sexta ad Laudes II) /OUT pdfmark">
            <text:p>[ /Page 581 /Title (Feria sext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Primam</text:p>
          </table:table-cell>
          <table:table-cell office:value-type="string">
            <text:p>Feria sexta ad Primam</text:p>
          </table:table-cell>
          <table:table-cell office:value-type="float" office:value="561">
            <text:p>561</text:p>
          </table:table-cell>
          <table:table-cell table:formula="of:=[.H174]+28" office:value-type="float" office:value="589">
            <text:p>589</text:p>
          </table:table-cell>
          <table:table-cell table:formula="of:=IF([.A174]&gt;0;&quot;[ /Count -&quot; &amp; [.A174];&quot;[&quot;) &amp; &quot; /Page &quot; &amp; [.I174] &amp; &quot; /Title (&quot; &amp; [.F174] &amp; &quot;) /OUT pdfmark&quot;" office:value-type="string" office:string-value="[ /Page 589 /Title (Feria sexta ad Primam) /OUT pdfmark">
            <text:p>[ /Page 589 /Title (Feria sext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Tertiam</text:p>
          </table:table-cell>
          <table:table-cell office:value-type="string">
            <text:p>Feria sexta ad Tértiam</text:p>
          </table:table-cell>
          <table:table-cell office:value-type="float" office:value="565">
            <text:p>565</text:p>
          </table:table-cell>
          <table:table-cell table:formula="of:=[.H175]+28" office:value-type="float" office:value="593">
            <text:p>593</text:p>
          </table:table-cell>
          <table:table-cell table:formula="of:=IF([.A175]&gt;0;&quot;[ /Count -&quot; &amp; [.A175];&quot;[&quot;) &amp; &quot; /Page &quot; &amp; [.I175] &amp; &quot; /Title (&quot; &amp; [.F175] &amp; &quot;) /OUT pdfmark&quot;" office:value-type="string" office:string-value="[ /Page 593 /Title (Feria sexta ad Tertiam) /OUT pdfmark">
            <text:p>[ /Page 593 /Title (Feria sext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Sextam</text:p>
          </table:table-cell>
          <table:table-cell office:value-type="string">
            <text:p>Feria sexta ad Sextam</text:p>
          </table:table-cell>
          <table:table-cell office:value-type="float" office:value="567">
            <text:p>567</text:p>
          </table:table-cell>
          <table:table-cell table:formula="of:=[.H176]+28" office:value-type="float" office:value="595">
            <text:p>595</text:p>
          </table:table-cell>
          <table:table-cell table:formula="of:=IF([.A176]&gt;0;&quot;[ /Count -&quot; &amp; [.A176];&quot;[&quot;) &amp; &quot; /Page &quot; &amp; [.I176] &amp; &quot; /Title (&quot; &amp; [.F176] &amp; &quot;) /OUT pdfmark&quot;" office:value-type="string" office:string-value="[ /Page 595 /Title (Feria sexta ad Sextam) /OUT pdfmark">
            <text:p>[ /Page 595 /Title (Feria sext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Nonam</text:p>
          </table:table-cell>
          <table:table-cell office:value-type="string">
            <text:p>Feria sexta ad Nonam</text:p>
          </table:table-cell>
          <table:table-cell office:value-type="float" office:value="570">
            <text:p>570</text:p>
          </table:table-cell>
          <table:table-cell table:formula="of:=[.H177]+28" office:value-type="float" office:value="598">
            <text:p>598</text:p>
          </table:table-cell>
          <table:table-cell table:formula="of:=IF([.A177]&gt;0;&quot;[ /Count -&quot; &amp; [.A177];&quot;[&quot;) &amp; &quot; /Page &quot; &amp; [.I177] &amp; &quot; /Title (&quot; &amp; [.F177] &amp; &quot;) /OUT pdfmark&quot;" office:value-type="string" office:string-value="[ /Page 598 /Title (Feria sexta ad Nonam) /OUT pdfmark">
            <text:p>[ /Page 598 /Title (Feria sext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Vesperas</text:p>
          </table:table-cell>
          <table:table-cell office:value-type="string">
            <text:p>Feria sexta ad Vésperas</text:p>
          </table:table-cell>
          <table:table-cell office:value-type="float" office:value="574">
            <text:p>574</text:p>
          </table:table-cell>
          <table:table-cell table:formula="of:=[.H178]+28" office:value-type="float" office:value="602">
            <text:p>602</text:p>
          </table:table-cell>
          <table:table-cell table:formula="of:=IF([.A178]&gt;0;&quot;[ /Count -&quot; &amp; [.A178];&quot;[&quot;) &amp; &quot; /Page &quot; &amp; [.I178] &amp; &quot; /Title (&quot; &amp; [.F178] &amp; &quot;) /OUT pdfmark&quot;" office:value-type="string" office:string-value="[ /Page 602 /Title (Feria sexta ad Vesperas) /OUT pdfmark">
            <text:p>[ /Page 602 /Title (Feria sext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Completorium</text:p>
          </table:table-cell>
          <table:table-cell office:value-type="string">
            <text:p>Feria sexta ad Completórium</text:p>
          </table:table-cell>
          <table:table-cell office:value-type="float" office:value="580">
            <text:p>580</text:p>
          </table:table-cell>
          <table:table-cell table:formula="of:=[.H179]+28" office:value-type="float" office:value="608">
            <text:p>608</text:p>
          </table:table-cell>
          <table:table-cell table:formula="of:=IF([.A179]&gt;0;&quot;[ /Count -&quot; &amp; [.A179];&quot;[&quot;) &amp; &quot; /Page &quot; &amp; [.I179] &amp; &quot; /Title (&quot; &amp; [.F179] &amp; &quot;) /OUT pdfmark&quot;" office:value-type="string" office:string-value="[ /Page 608 /Title (Feria sexta ad Completorium) /OUT pdfmark">
            <text:p>[ /Page 608 /Title (Feria sexta ad Completorium) /OUT pdfmark</text:p>
          </table:table-cell>
        </table:table-row>
        <table:table-row table:style-name="ro1">
          <table:table-cell table:formula="of:=COUNT([.E181:.E188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Sabbato ad Matutinum</text:p>
          </table:table-cell>
          <table:table-cell office:value-type="string">
            <text:p>Sábbato ad Matutínum</text:p>
          </table:table-cell>
          <table:table-cell office:value-type="float" office:value="583">
            <text:p>583</text:p>
          </table:table-cell>
          <table:table-cell table:formula="of:=[.H180]+28" office:value-type="float" office:value="611">
            <text:p>611</text:p>
          </table:table-cell>
          <table:table-cell table:formula="of:=IF([.A180]&gt;0;&quot;[ /Count -&quot; &amp; [.A180];&quot;[&quot;) &amp; &quot; /Page &quot; &amp; [.I180] &amp; &quot; /Title (&quot; &amp; [.F180] &amp; &quot;) /OUT pdfmark&quot;" office:value-type="string" office:string-value="[ /Count -8 /Page 611 /Title (Sabbato ad Matutinum) /OUT pdfmark">
            <text:p>[ /Count -8 /Page 611 /Title (Sabbato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Laudes I</text:p>
          </table:table-cell>
          <table:table-cell office:value-type="string">
            <text:p>Sábbato ad Laudes I</text:p>
          </table:table-cell>
          <table:table-cell office:value-type="float" office:value="594">
            <text:p>594</text:p>
          </table:table-cell>
          <table:table-cell table:formula="of:=[.H181]+28" office:value-type="float" office:value="622">
            <text:p>622</text:p>
          </table:table-cell>
          <table:table-cell table:formula="of:=IF([.A181]&gt;0;&quot;[ /Count -&quot; &amp; [.A181];&quot;[&quot;) &amp; &quot; /Page &quot; &amp; [.I181] &amp; &quot; /Title (&quot; &amp; [.F181] &amp; &quot;) /OUT pdfmark&quot;" office:value-type="string" office:string-value="[ /Page 622 /Title (Sabbato ad Laudes I) /OUT pdfmark">
            <text:p>[ /Page 622 /Title (Sabbato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Laudes II</text:p>
          </table:table-cell>
          <table:table-cell office:value-type="string">
            <text:p>Sábbato ad Laudes II</text:p>
          </table:table-cell>
          <table:table-cell office:value-type="float" office:value="600">
            <text:p>600</text:p>
          </table:table-cell>
          <table:table-cell table:formula="of:=[.H182]+28" office:value-type="float" office:value="628">
            <text:p>628</text:p>
          </table:table-cell>
          <table:table-cell table:formula="of:=IF([.A182]&gt;0;&quot;[ /Count -&quot; &amp; [.A182];&quot;[&quot;) &amp; &quot; /Page &quot; &amp; [.I182] &amp; &quot; /Title (&quot; &amp; [.F182] &amp; &quot;) /OUT pdfmark&quot;" office:value-type="string" office:string-value="[ /Page 628 /Title (Sabbato ad Laudes II) /OUT pdfmark">
            <text:p>[ /Page 628 /Title (Sabbato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Primam</text:p>
          </table:table-cell>
          <table:table-cell office:value-type="string">
            <text:p>Sábbato ad Primam</text:p>
          </table:table-cell>
          <table:table-cell office:value-type="float" office:value="609">
            <text:p>609</text:p>
          </table:table-cell>
          <table:table-cell table:formula="of:=[.H183]+28" office:value-type="float" office:value="637">
            <text:p>637</text:p>
          </table:table-cell>
          <table:table-cell table:formula="of:=IF([.A183]&gt;0;&quot;[ /Count -&quot; &amp; [.A183];&quot;[&quot;) &amp; &quot; /Page &quot; &amp; [.I183] &amp; &quot; /Title (&quot; &amp; [.F183] &amp; &quot;) /OUT pdfmark&quot;" office:value-type="string" office:string-value="[ /Page 637 /Title (Sabbato ad Primam) /OUT pdfmark">
            <text:p>[ /Page 637 /Title (Sabbato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Tertiam</text:p>
          </table:table-cell>
          <table:table-cell office:value-type="string">
            <text:p>Sábbato ad Tértiam</text:p>
          </table:table-cell>
          <table:table-cell office:value-type="float" office:value="612">
            <text:p>612</text:p>
          </table:table-cell>
          <table:table-cell table:formula="of:=[.H184]+28" office:value-type="float" office:value="640">
            <text:p>640</text:p>
          </table:table-cell>
          <table:table-cell table:formula="of:=IF([.A184]&gt;0;&quot;[ /Count -&quot; &amp; [.A184];&quot;[&quot;) &amp; &quot; /Page &quot; &amp; [.I184] &amp; &quot; /Title (&quot; &amp; [.F184] &amp; &quot;) /OUT pdfmark&quot;" office:value-type="string" office:string-value="[ /Page 640 /Title (Sabbato ad Tertiam) /OUT pdfmark">
            <text:p>[ /Page 640 /Title (Sabbato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Sextam</text:p>
          </table:table-cell>
          <table:table-cell office:value-type="string">
            <text:p>Sábbato ad Sextam</text:p>
          </table:table-cell>
          <table:table-cell office:value-type="float" office:value="615">
            <text:p>615</text:p>
          </table:table-cell>
          <table:table-cell table:formula="of:=[.H185]+28" office:value-type="float" office:value="643">
            <text:p>643</text:p>
          </table:table-cell>
          <table:table-cell table:formula="of:=IF([.A185]&gt;0;&quot;[ /Count -&quot; &amp; [.A185];&quot;[&quot;) &amp; &quot; /Page &quot; &amp; [.I185] &amp; &quot; /Title (&quot; &amp; [.F185] &amp; &quot;) /OUT pdfmark&quot;" office:value-type="string" office:string-value="[ /Page 643 /Title (Sabbato ad Sextam) /OUT pdfmark">
            <text:p>[ /Page 643 /Title (Sabbato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Nonam</text:p>
          </table:table-cell>
          <table:table-cell office:value-type="string">
            <text:p>Sábbato ad Nonam</text:p>
          </table:table-cell>
          <table:table-cell office:value-type="float" office:value="618">
            <text:p>618</text:p>
          </table:table-cell>
          <table:table-cell table:formula="of:=[.H186]+28" office:value-type="float" office:value="646">
            <text:p>646</text:p>
          </table:table-cell>
          <table:table-cell table:formula="of:=IF([.A186]&gt;0;&quot;[ /Count -&quot; &amp; [.A186];&quot;[&quot;) &amp; &quot; /Page &quot; &amp; [.I186] &amp; &quot; /Title (&quot; &amp; [.F186] &amp; &quot;) /OUT pdfmark&quot;" office:value-type="string" office:string-value="[ /Page 646 /Title (Sabbato ad Nonam) /OUT pdfmark">
            <text:p>[ /Page 646 /Title (Sabbato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I Vesperas Dominicae</text:p>
          </table:table-cell>
          <table:table-cell office:value-type="string">
            <text:p>ad I Vésperas Dominicæ</text:p>
          </table:table-cell>
          <table:table-cell office:value-type="float" office:value="621">
            <text:p>621</text:p>
          </table:table-cell>
          <table:table-cell table:formula="of:=[.H187]+28" office:value-type="float" office:value="649">
            <text:p>649</text:p>
          </table:table-cell>
          <table:table-cell table:formula="of:=IF([.A187]&gt;0;&quot;[ /Count -&quot; &amp; [.A187];&quot;[&quot;) &amp; &quot; /Page &quot; &amp; [.I187] &amp; &quot; /Title (&quot; &amp; [.F187] &amp; &quot;) /OUT pdfmark&quot;" office:value-type="string" office:string-value="[ /Page 649 /Title (ad I Vesperas Dominicae) /OUT pdfmark">
            <text:p>[ /Page 649 /Title (ad I Vesperas Dominic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Completorium</text:p>
          </table:table-cell>
          <table:table-cell office:value-type="string">
            <text:p>Sábbato ad Completórium</text:p>
          </table:table-cell>
          <table:table-cell office:value-type="float" office:value="626">
            <text:p>626</text:p>
          </table:table-cell>
          <table:table-cell table:formula="of:=[.H188]+28" office:value-type="float" office:value="654">
            <text:p>654</text:p>
          </table:table-cell>
          <table:table-cell table:formula="of:=IF([.A188]&gt;0;&quot;[ /Count -&quot; &amp; [.A188];&quot;[&quot;) &amp; &quot; /Page &quot; &amp; [.I188] &amp; &quot; /Title (&quot; &amp; [.F188] &amp; &quot;) /OUT pdfmark&quot;" office:value-type="string" office:string-value="[ /Page 654 /Title (Sabbato ad Completorium) /OUT pdfmark">
            <text:p>[ /Page 654 /Title (Sabbato ad Completorium) /OUT pdfmark</text:p>
          </table:table-cell>
        </table:table-row>
        <table:table-row table:style-name="ro1">
          <table:table-cell table:formula="of:=COUNT([.E190:.E202])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Proprium Sanctorum</text:p>
          </table:table-cell>
          <table:table-cell office:value-type="string">
            <text:p>Proprium Sanctorum</text:p>
          </table:table-cell>
          <table:table-cell office:value-type="float" office:value="631">
            <text:p>631</text:p>
          </table:table-cell>
          <table:table-cell table:formula="of:=[.H189]+28" office:value-type="float" office:value="659">
            <text:p>659</text:p>
          </table:table-cell>
          <table:table-cell table:formula="of:=IF([.A189]&gt;0;&quot;[ /Count -&quot; &amp; [.A189];&quot;[&quot;) &amp; &quot; /Page &quot; &amp; [.I189] &amp; &quot; /Title (&quot; &amp; [.F189] &amp; &quot;) /OUT pdfmark&quot;" office:value-type="string" office:string-value="[ /Count -13 /Page 659 /Title (Proprium Sanctorum) /OUT pdfmark">
            <text:p>[ /Count -13 /Page 659 /Title (Proprium Sancto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Andreae</text:p>
          </table:table-cell>
          <table:table-cell office:value-type="string">
            <text:p>Sancti Andreæ</text:p>
          </table:table-cell>
          <table:table-cell office:value-type="float" office:value="632">
            <text:p>632</text:p>
          </table:table-cell>
          <table:table-cell table:formula="of:=[.H190]+28" office:value-type="float" office:value="660">
            <text:p>660</text:p>
          </table:table-cell>
          <table:table-cell table:formula="of:=IF([.A190]&gt;0;&quot;[ /Count -&quot; &amp; [.A190];&quot;[&quot;) &amp; &quot; /Page &quot; &amp; [.I190] &amp; &quot; /Title (&quot; &amp; [.F190] &amp; &quot;) /OUT pdfmark&quot;" office:value-type="string" office:string-value="[ /Page 660 /Title (Sancti Andreae) /OUT pdfmark">
            <text:p>[ /Page 660 /Title (Sancti Andre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Conceptione Immaculata B.M.V.</text:p>
          </table:table-cell>
          <table:table-cell office:value-type="string">
            <text:p>in Conceptione Immaculata B.M.V.</text:p>
          </table:table-cell>
          <table:table-cell office:value-type="float" office:value="640">
            <text:p>640</text:p>
          </table:table-cell>
          <table:table-cell table:formula="of:=[.H191]+28" office:value-type="float" office:value="668">
            <text:p>668</text:p>
          </table:table-cell>
          <table:table-cell table:formula="of:=IF([.A191]&gt;0;&quot;[ /Count -&quot; &amp; [.A191];&quot;[&quot;) &amp; &quot; /Page &quot; &amp; [.I191] &amp; &quot; /Title (&quot; &amp; [.F191] &amp; &quot;) /OUT pdfmark&quot;" office:value-type="string" office:string-value="[ /Page 668 /Title (in Conceptione Immaculata B.M.V.) /OUT pdfmark">
            <text:p>[ /Page 668 /Title (in Conceptione Immaculata B.M.V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Thomae, Ap.</text:p>
          </table:table-cell>
          <table:table-cell office:value-type="string">
            <text:p>Sancti Thomae, Ap.</text:p>
          </table:table-cell>
          <table:table-cell office:value-type="float" office:value="647">
            <text:p>647</text:p>
          </table:table-cell>
          <table:table-cell table:formula="of:=[.H192]+28" office:value-type="float" office:value="675">
            <text:p>675</text:p>
          </table:table-cell>
          <table:table-cell table:formula="of:=IF([.A192]&gt;0;&quot;[ /Count -&quot; &amp; [.A192];&quot;[&quot;) &amp; &quot; /Page &quot; &amp; [.I192] &amp; &quot; /Title (&quot; &amp; [.F192] &amp; &quot;) /OUT pdfmark&quot;" office:value-type="string" office:string-value="[ /Page 675 /Title (Sancti Thomae, Ap.) /OUT pdfmark">
            <text:p>[ /Page 675 /Title (Sancti Thomae, Ap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Januarii</text:p>
          </table:table-cell>
          <table:table-cell office:value-type="string">
            <text:p>Festa Januarii</text:p>
          </table:table-cell>
          <table:table-cell office:value-type="float" office:value="659">
            <text:p>659</text:p>
          </table:table-cell>
          <table:table-cell table:formula="of:=[.H193]+28" office:value-type="float" office:value="687">
            <text:p>687</text:p>
          </table:table-cell>
          <table:table-cell table:formula="of:=IF([.A193]&gt;0;&quot;[ /Count -&quot; &amp; [.A193];&quot;[&quot;) &amp; &quot; /Page &quot; &amp; [.I193] &amp; &quot; /Title (&quot; &amp; [.F193] &amp; &quot;) /OUT pdfmark&quot;" office:value-type="string" office:string-value="[ /Page 687 /Title (Festa Januarii) /OUT pdfmark">
            <text:p>[ /Page 687 /Title (Festa Januar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Februarii</text:p>
          </table:table-cell>
          <table:table-cell office:value-type="string">
            <text:p>Festa Februarii</text:p>
          </table:table-cell>
          <table:table-cell office:value-type="float" office:value="663">
            <text:p>663</text:p>
          </table:table-cell>
          <table:table-cell table:formula="of:=[.H194]+28" office:value-type="float" office:value="691">
            <text:p>691</text:p>
          </table:table-cell>
          <table:table-cell table:formula="of:=IF([.A194]&gt;0;&quot;[ /Count -&quot; &amp; [.A194];&quot;[&quot;) &amp; &quot; /Page &quot; &amp; [.I194] &amp; &quot; /Title (&quot; &amp; [.F194] &amp; &quot;) /OUT pdfmark&quot;" office:value-type="string" office:string-value="[ /Page 691 /Title (Festa Februarii) /OUT pdfmark">
            <text:p>[ /Page 691 /Title (Festa Februar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Purificatione B. Mariae Virg.</text:p>
          </table:table-cell>
          <table:table-cell office:value-type="string">
            <text:p>in Purificatione B. Mariæ Virg.</text:p>
          </table:table-cell>
          <table:table-cell office:value-type="float" office:value="664">
            <text:p>664</text:p>
          </table:table-cell>
          <table:table-cell table:formula="of:=[.H195]+28" office:value-type="float" office:value="692">
            <text:p>692</text:p>
          </table:table-cell>
          <table:table-cell table:formula="of:=IF([.A195]&gt;0;&quot;[ /Count -&quot; &amp; [.A195];&quot;[&quot;) &amp; &quot; /Page &quot; &amp; [.I195] &amp; &quot; /Title (&quot; &amp; [.F195] &amp; &quot;) /OUT pdfmark&quot;" office:value-type="string" office:string-value="[ /Page 692 /Title (in Purificatione B. Mariae Virg.) /OUT pdfmark">
            <text:p>[ /Page 692 /Title (in Purificatione B. Mariae Virg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Julii</text:p>
          </table:table-cell>
          <table:table-cell office:value-type="string">
            <text:p>Festa Julii</text:p>
          </table:table-cell>
          <table:table-cell office:value-type="float" office:value="671">
            <text:p>671</text:p>
          </table:table-cell>
          <table:table-cell table:formula="of:=[.H196]+28" office:value-type="float" office:value="699">
            <text:p>699</text:p>
          </table:table-cell>
          <table:table-cell table:formula="of:=IF([.A196]&gt;0;&quot;[ /Count -&quot; &amp; [.A196];&quot;[&quot;) &amp; &quot; /Page &quot; &amp; [.I196] &amp; &quot; /Title (&quot; &amp; [.F196] &amp; &quot;) /OUT pdfmark&quot;" office:value-type="string" office:string-value="[ /Page 699 /Title (Festa Julii) /OUT pdfmark">
            <text:p>[ /Page 699 /Title (Festa Jul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Septembris</text:p>
          </table:table-cell>
          <table:table-cell office:value-type="string">
            <text:p>Festa Septembris</text:p>
          </table:table-cell>
          <table:table-cell office:value-type="float" office:value="684">
            <text:p>684</text:p>
          </table:table-cell>
          <table:table-cell table:formula="of:=[.H197]+28" office:value-type="float" office:value="712">
            <text:p>712</text:p>
          </table:table-cell>
          <table:table-cell table:formula="of:=IF([.A197]&gt;0;&quot;[ /Count -&quot; &amp; [.A197];&quot;[&quot;) &amp; &quot; /Page &quot; &amp; [.I197] &amp; &quot; /Title (&quot; &amp; [.F197] &amp; &quot;) /OUT pdfmark&quot;" office:value-type="string" office:string-value="[ /Page 712 /Title (Festa Septembris) /OUT pdfmark">
            <text:p>[ /Page 712 /Title (Festa Septembr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Nativitate B. Mariae Virg.</text:p>
          </table:table-cell>
          <table:table-cell office:value-type="string">
            <text:p>in Nativitate B. Mariæ Virg.</text:p>
          </table:table-cell>
          <table:table-cell office:value-type="float" office:value="686">
            <text:p>686</text:p>
          </table:table-cell>
          <table:table-cell table:formula="of:=[.H198]+28" office:value-type="float" office:value="714">
            <text:p>714</text:p>
          </table:table-cell>
          <table:table-cell table:formula="of:=IF([.A198]&gt;0;&quot;[ /Count -&quot; &amp; [.A198];&quot;[&quot;) &amp; &quot; /Page &quot; &amp; [.I198] &amp; &quot; /Title (&quot; &amp; [.F198] &amp; &quot;) /OUT pdfmark&quot;" office:value-type="string" office:string-value="[ /Page 714 /Title (in Nativitate B. Mariae Virg.) /OUT pdfmark">
            <text:p>[ /Page 714 /Title (in Nativitate B. Mariae Virg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Exaltatione Sanctae Crucis</text:p>
          </table:table-cell>
          <table:table-cell office:value-type="string">
            <text:p>in Exaltatione Sanctæ Crucis</text:p>
          </table:table-cell>
          <table:table-cell office:value-type="float" office:value="690">
            <text:p>690</text:p>
          </table:table-cell>
          <table:table-cell table:formula="of:=[.H199]+28" office:value-type="float" office:value="718">
            <text:p>718</text:p>
          </table:table-cell>
          <table:table-cell table:formula="of:=IF([.A199]&gt;0;&quot;[ /Count -&quot; &amp; [.A199];&quot;[&quot;) &amp; &quot; /Page &quot; &amp; [.I199] &amp; &quot; /Title (&quot; &amp; [.F199] &amp; &quot;) /OUT pdfmark&quot;" office:value-type="string" office:string-value="[ /Page 718 /Title (in Exaltatione Sanctae Crucis) /OUT pdfmark">
            <text:p>[ /Page 718 /Title (in Exaltatione Sanctae Cruc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eptem Dolorum B. Mariae Virg.</text:p>
          </table:table-cell>
          <table:table-cell office:value-type="string">
            <text:p>Septem Dolorum B. Mariæ Virg.</text:p>
          </table:table-cell>
          <table:table-cell office:value-type="float" office:value="694">
            <text:p>694</text:p>
          </table:table-cell>
          <table:table-cell table:formula="of:=[.H200]+28" office:value-type="float" office:value="722">
            <text:p>722</text:p>
          </table:table-cell>
          <table:table-cell table:formula="of:=IF([.A200]&gt;0;&quot;[ /Count -&quot; &amp; [.A200];&quot;[&quot;) &amp; &quot; /Page &quot; &amp; [.I200] &amp; &quot; /Title (&quot; &amp; [.F200] &amp; &quot;) /OUT pdfmark&quot;" office:value-type="string" office:string-value="[ /Page 722 /Title (Septem Dolorum B. Mariae Virg.) /OUT pdfmark">
            <text:p>[ /Page 722 /Title (Septem Dolorum B. Mariae Virg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Matthaei</text:p>
          </table:table-cell>
          <table:table-cell office:value-type="string">
            <text:p>Sancti Matthæi</text:p>
          </table:table-cell>
          <table:table-cell office:value-type="float" office:value="702">
            <text:p>702</text:p>
          </table:table-cell>
          <table:table-cell table:formula="of:=[.H201]+28" office:value-type="float" office:value="730">
            <text:p>730</text:p>
          </table:table-cell>
          <table:table-cell table:formula="of:=IF([.A201]&gt;0;&quot;[ /Count -&quot; &amp; [.A201];&quot;[&quot;) &amp; &quot; /Page &quot; &amp; [.I201] &amp; &quot; /Title (&quot; &amp; [.F201] &amp; &quot;) /OUT pdfmark&quot;" office:value-type="string" office:string-value="[ /Page 730 /Title (Sancti Matthaei) /OUT pdfmark">
            <text:p>[ /Page 730 /Title (Sancti Matthae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Dedicatione S. Michaelis Archangeli</text:p>
          </table:table-cell>
          <table:table-cell office:value-type="string">
            <text:p>in Dedicatione S. Michaelis Archangeli</text:p>
          </table:table-cell>
          <table:table-cell office:value-type="float" office:value="706">
            <text:p>706</text:p>
          </table:table-cell>
          <table:table-cell table:formula="of:=[.H202]+28" office:value-type="float" office:value="734">
            <text:p>734</text:p>
          </table:table-cell>
          <table:table-cell table:formula="of:=IF([.A202]&gt;0;&quot;[ /Count -&quot; &amp; [.A202];&quot;[&quot;) &amp; &quot; /Page &quot; &amp; [.I202] &amp; &quot; /Title (&quot; &amp; [.F202] &amp; &quot;) /OUT pdfmark&quot;" office:value-type="string" office:string-value="[ /Page 734 /Title (in Dedicatione S. Michaelis Archangeli) /OUT pdfmark">
            <text:p>[ /Page 734 /Title (in Dedicatione S. Michaelis Archangeli) /OUT pdfmark</text:p>
          </table:table-cell>
        </table:table-row>
        <table:table-row table:style-name="ro1">
          <table:table-cell table:formula="of:=COUNT([.E204:.E216])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Commune Sanctorum</text:p>
          </table:table-cell>
          <table:table-cell office:value-type="string">
            <text:p>Commune Sanctorum</text:p>
          </table:table-cell>
          <table:table-cell office:value-type="float" office:value="713">
            <text:p>713</text:p>
          </table:table-cell>
          <table:table-cell table:formula="of:=[.H203]+28" office:value-type="float" office:value="741">
            <text:p>741</text:p>
          </table:table-cell>
          <table:table-cell table:formula="of:=IF([.A203]&gt;0;&quot;[ /Count -&quot; &amp; [.A203];&quot;[&quot;) &amp; &quot; /Page &quot; &amp; [.I203] &amp; &quot; /Title (&quot; &amp; [.F203] &amp; &quot;) /OUT pdfmark&quot;" office:value-type="string" office:string-value="[ /Count -13 /Page 741 /Title (Commune Sanctorum) /OUT pdfmark">
            <text:p>[ /Count -13 /Page 741 /Title (Commune Sancto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Apostolorum</text:p>
          </table:table-cell>
          <table:table-cell office:value-type="string">
            <text:p>Commune Apostolorum</text:p>
          </table:table-cell>
          <table:table-cell office:value-type="float" office:value="714">
            <text:p>714</text:p>
          </table:table-cell>
          <table:table-cell table:formula="of:=[.H204]+28" office:value-type="float" office:value="742">
            <text:p>742</text:p>
          </table:table-cell>
          <table:table-cell table:formula="of:=IF([.A204]&gt;0;&quot;[ /Count -&quot; &amp; [.A204];&quot;[&quot;) &amp; &quot; /Page &quot; &amp; [.I204] &amp; &quot; /Title (&quot; &amp; [.F204] &amp; &quot;) /OUT pdfmark&quot;" office:value-type="string" office:string-value="[ /Page 742 /Title (Commune Apostolorum) /OUT pdfmark">
            <text:p>[ /Page 742 /Title (Commune Apostolo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Apostolorum aut Martyrum PT</text:p>
          </table:table-cell>
          <table:table-cell office:value-type="string">
            <text:p>Commune Apostolorum aut Martyrum PT</text:p>
          </table:table-cell>
          <table:table-cell office:value-type="float" office:value="723">
            <text:p>723</text:p>
          </table:table-cell>
          <table:table-cell table:formula="of:=[.H205]+28" office:value-type="float" office:value="751">
            <text:p>751</text:p>
          </table:table-cell>
          <table:table-cell table:formula="of:=IF([.A205]&gt;0;&quot;[ /Count -&quot; &amp; [.A205];&quot;[&quot;) &amp; &quot; /Page &quot; &amp; [.I205] &amp; &quot; /Title (&quot; &amp; [.F205] &amp; &quot;) /OUT pdfmark&quot;" office:value-type="string" office:string-value="[ /Page 751 /Title (Commune Apostolorum aut Martyrum PT) /OUT pdfmark">
            <text:p>[ /Page 751 /Title (Commune Apostolorum aut Martyrum PT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Unius aut Plurium Summorum Pontificum</text:p>
          </table:table-cell>
          <table:table-cell office:value-type="string">
            <text:p>Commune Unius aut Plurium Summorum Pontificum</text:p>
          </table:table-cell>
          <table:table-cell office:value-type="float" office:value="729">
            <text:p>729</text:p>
          </table:table-cell>
          <table:table-cell table:formula="of:=[.H206]+28" office:value-type="float" office:value="757">
            <text:p>757</text:p>
          </table:table-cell>
          <table:table-cell table:formula="of:=IF([.A206]&gt;0;&quot;[ /Count -&quot; &amp; [.A206];&quot;[&quot;) &amp; &quot; /Page &quot; &amp; [.I206] &amp; &quot; /Title (&quot; &amp; [.F206] &amp; &quot;) /OUT pdfmark&quot;" office:value-type="string" office:string-value="[ /Page 757 /Title (Commune Unius aut Plurium Summorum Pontificum) /OUT pdfmark">
            <text:p>[ /Page 757 /Title (Commune Unius aut Plurium Summorum Pontific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Unius Martyris</text:p>
          </table:table-cell>
          <table:table-cell office:value-type="string">
            <text:p>Commune Unius Martyris</text:p>
          </table:table-cell>
          <table:table-cell office:value-type="float" office:value="730">
            <text:p>730</text:p>
          </table:table-cell>
          <table:table-cell table:formula="of:=[.H207]+28" office:value-type="float" office:value="758">
            <text:p>758</text:p>
          </table:table-cell>
          <table:table-cell table:formula="of:=IF([.A207]&gt;0;&quot;[ /Count -&quot; &amp; [.A207];&quot;[&quot;) &amp; &quot; /Page &quot; &amp; [.I207] &amp; &quot; /Title (&quot; &amp; [.F207] &amp; &quot;) /OUT pdfmark&quot;" office:value-type="string" office:string-value="[ /Page 758 /Title (Commune Unius Martyris) /OUT pdfmark">
            <text:p>[ /Page 758 /Title (Commune Unius Martyr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Plurimorum Martyrum</text:p>
          </table:table-cell>
          <table:table-cell office:value-type="string">
            <text:p>Commune Plurimorum Martyrum</text:p>
          </table:table-cell>
          <table:table-cell office:value-type="float" office:value="735">
            <text:p>735</text:p>
          </table:table-cell>
          <table:table-cell table:formula="of:=[.H208]+28" office:value-type="float" office:value="763">
            <text:p>763</text:p>
          </table:table-cell>
          <table:table-cell table:formula="of:=IF([.A208]&gt;0;&quot;[ /Count -&quot; &amp; [.A208];&quot;[&quot;) &amp; &quot; /Page &quot; &amp; [.I208] &amp; &quot; /Title (&quot; &amp; [.F208] &amp; &quot;) /OUT pdfmark&quot;" office:value-type="string" office:string-value="[ /Page 763 /Title (Commune Plurimorum Martyrum) /OUT pdfmark">
            <text:p>[ /Page 763 /Title (Commune Plurimorum Marty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Confessoris Pontificis</text:p>
          </table:table-cell>
          <table:table-cell office:value-type="string">
            <text:p>Commune Confessoris Pontificis</text:p>
          </table:table-cell>
          <table:table-cell office:value-type="float" office:value="741">
            <text:p>741</text:p>
          </table:table-cell>
          <table:table-cell table:formula="of:=[.H209]+28" office:value-type="float" office:value="769">
            <text:p>769</text:p>
          </table:table-cell>
          <table:table-cell table:formula="of:=IF([.A209]&gt;0;&quot;[ /Count -&quot; &amp; [.A209];&quot;[&quot;) &amp; &quot; /Page &quot; &amp; [.I209] &amp; &quot; /Title (&quot; &amp; [.F209] &amp; &quot;) /OUT pdfmark&quot;" office:value-type="string" office:string-value="[ /Page 769 /Title (Commune Confessoris Pontificis) /OUT pdfmark">
            <text:p>[ /Page 769 /Title (Commune Confessoris Pontific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Confessoris non Pontificis</text:p>
          </table:table-cell>
          <table:table-cell office:value-type="string">
            <text:p>Commune Confessoris non Pontificis</text:p>
          </table:table-cell>
          <table:table-cell office:value-type="float" office:value="747">
            <text:p>747</text:p>
          </table:table-cell>
          <table:table-cell table:formula="of:=[.H210]+28" office:value-type="float" office:value="775">
            <text:p>775</text:p>
          </table:table-cell>
          <table:table-cell table:formula="of:=IF([.A210]&gt;0;&quot;[ /Count -&quot; &amp; [.A210];&quot;[&quot;) &amp; &quot; /Page &quot; &amp; [.I210] &amp; &quot; /Title (&quot; &amp; [.F210] &amp; &quot;) /OUT pdfmark&quot;" office:value-type="string" office:string-value="[ /Page 775 /Title (Commune Confessoris non Pontificis) /OUT pdfmark">
            <text:p>[ /Page 775 /Title (Commune Confessoris non Pontific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Virginum</text:p>
          </table:table-cell>
          <table:table-cell office:value-type="string">
            <text:p>Commune Virginum</text:p>
          </table:table-cell>
          <table:table-cell office:value-type="float" office:value="754">
            <text:p>754</text:p>
          </table:table-cell>
          <table:table-cell table:formula="of:=[.H211]+28" office:value-type="float" office:value="782">
            <text:p>782</text:p>
          </table:table-cell>
          <table:table-cell table:formula="of:=IF([.A211]&gt;0;&quot;[ /Count -&quot; &amp; [.A211];&quot;[&quot;) &amp; &quot; /Page &quot; &amp; [.I211] &amp; &quot; /Title (&quot; &amp; [.F211] &amp; &quot;) /OUT pdfmark&quot;" office:value-type="string" office:string-value="[ /Page 782 /Title (Commune Virginum) /OUT pdfmark">
            <text:p>[ /Page 782 /Title (Commune Virg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non Virginum</text:p>
          </table:table-cell>
          <table:table-cell office:value-type="string">
            <text:p>Commune non Virginum</text:p>
          </table:table-cell>
          <table:table-cell office:value-type="float" office:value="760">
            <text:p>760</text:p>
          </table:table-cell>
          <table:table-cell table:formula="of:=[.H212]+28" office:value-type="float" office:value="788">
            <text:p>788</text:p>
          </table:table-cell>
          <table:table-cell table:formula="of:=IF([.A212]&gt;0;&quot;[ /Count -&quot; &amp; [.A212];&quot;[&quot;) &amp; &quot; /Page &quot; &amp; [.I212] &amp; &quot; /Title (&quot; &amp; [.F212] &amp; &quot;) /OUT pdfmark&quot;" office:value-type="string" office:string-value="[ /Page 788 /Title (Commune non Virginum) /OUT pdfmark">
            <text:p>[ /Page 788 /Title (Commune non Virg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Dedicationis Ecclesiae</text:p>
          </table:table-cell>
          <table:table-cell office:value-type="string">
            <text:p>Commune Dedicationis Ecclesiæ</text:p>
          </table:table-cell>
          <table:table-cell office:value-type="float" office:value="766">
            <text:p>766</text:p>
          </table:table-cell>
          <table:table-cell table:formula="of:=[.H213]+28" office:value-type="float" office:value="794">
            <text:p>794</text:p>
          </table:table-cell>
          <table:table-cell table:formula="of:=IF([.A213]&gt;0;&quot;[ /Count -&quot; &amp; [.A213];&quot;[&quot;) &amp; &quot; /Page &quot; &amp; [.I213] &amp; &quot; /Title (&quot; &amp; [.F213] &amp; &quot;) /OUT pdfmark&quot;" office:value-type="string" office:string-value="[ /Page 794 /Title (Commune Dedicationis Ecclesiae) /OUT pdfmark">
            <text:p>[ /Page 794 /Title (Commune Dedicationis Eccles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Sanctae Mariae Virginis</text:p>
          </table:table-cell>
          <table:table-cell office:value-type="string">
            <text:p>Commune Sanctæ Mariæ Virginis</text:p>
          </table:table-cell>
          <table:table-cell office:value-type="float" office:value="772">
            <text:p>772</text:p>
          </table:table-cell>
          <table:table-cell table:formula="of:=[.H214]+28" office:value-type="float" office:value="800">
            <text:p>800</text:p>
          </table:table-cell>
          <table:table-cell table:formula="of:=IF([.A214]&gt;0;&quot;[ /Count -&quot; &amp; [.A214];&quot;[&quot;) &amp; &quot; /Page &quot; &amp; [.I214] &amp; &quot; /Title (&quot; &amp; [.F214] &amp; &quot;) /OUT pdfmark&quot;" office:value-type="string" office:string-value="[ /Page 800 /Title (Commune Sanctae Mariae Virginis) /OUT pdfmark">
            <text:p>[ /Page 800 /Title (Commune Sanctae Mariae Virgi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Sanctae Mariae in Sabbato</text:p>
          </table:table-cell>
          <table:table-cell office:value-type="string">
            <text:p>Commune Sanctæ Mariæ in Sabbato</text:p>
          </table:table-cell>
          <table:table-cell office:value-type="float" office:value="781">
            <text:p>781</text:p>
          </table:table-cell>
          <table:table-cell table:formula="of:=[.H215]+28" office:value-type="float" office:value="809">
            <text:p>809</text:p>
          </table:table-cell>
          <table:table-cell table:formula="of:=IF([.A215]&gt;0;&quot;[ /Count -&quot; &amp; [.A215];&quot;[&quot;) &amp; &quot; /Page &quot; &amp; [.I215] &amp; &quot; /Title (&quot; &amp; [.F215] &amp; &quot;) /OUT pdfmark&quot;" office:value-type="string" office:string-value="[ /Page 809 /Title (Commune Sanctae Mariae in Sabbato) /OUT pdfmark">
            <text:p>[ /Page 809 /Title (Commune Sanctae Mariae in Sabbato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Officium Defunctorum</text:p>
          </table:table-cell>
          <table:table-cell office:value-type="string">
            <text:p>Officium Defunctorum</text:p>
          </table:table-cell>
          <table:table-cell office:value-type="float" office:value="786">
            <text:p>786</text:p>
          </table:table-cell>
          <table:table-cell table:formula="of:=[.H216]+28" office:value-type="float" office:value="814">
            <text:p>814</text:p>
          </table:table-cell>
          <table:table-cell table:formula="of:=IF([.A216]&gt;0;&quot;[ /Count -&quot; &amp; [.A216];&quot;[&quot;) &amp; &quot; /Page &quot; &amp; [.I216] &amp; &quot; /Title (&quot; &amp; [.F216] &amp; &quot;) /OUT pdfmark&quot;" office:value-type="string" office:string-value="[ /Page 814 /Title (Officium Defunctorum) /OUT pdfmark">
            <text:p>[ /Page 814 /Title (Officium Defunctorum) /OUT pdfmark</text:p>
          </table:table-cell>
        </table:table-row>
        <table:table-row table:style-name="ro1">
          <table:table-cell table:formula="of:=COUNT([.E218:.E219])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table:number-columns-repeated="2" office:value-type="string">
            <text:p>Appendix</text:p>
          </table:table-cell>
          <table:table-cell office:value-type="float" office:value="811">
            <text:p>811</text:p>
          </table:table-cell>
          <table:table-cell table:formula="of:=[.H217]+28" office:value-type="float" office:value="839">
            <text:p>839</text:p>
          </table:table-cell>
          <table:table-cell table:formula="of:=IF([.A217]&gt;0;&quot;[ /Count -&quot; &amp; [.A217];&quot;[&quot;) &amp; &quot; /Page &quot; &amp; [.I217] &amp; &quot; /Title (&quot; &amp; [.F217] &amp; &quot;) /OUT pdfmark&quot;" office:value-type="string" office:string-value="[ /Count -2 /Page 839 /Title (Appendix) /OUT pdfmark">
            <text:p>[ /Count -2 /Page 839 /Title (Appendix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I: Penitential Psalms</text:p>
          </table:table-cell>
          <table:table-cell office:value-type="float" office:value="811">
            <text:p>811</text:p>
          </table:table-cell>
          <table:table-cell table:formula="of:=[.H218]+28" office:value-type="float" office:value="839">
            <text:p>839</text:p>
          </table:table-cell>
          <table:table-cell table:formula="of:=IF([.A218]&gt;0;&quot;[ /Count -&quot; &amp; [.A218];&quot;[&quot;) &amp; &quot; /Page &quot; &amp; [.I218] &amp; &quot; /Title (&quot; &amp; [.F218] &amp; &quot;) /OUT pdfmark&quot;" office:value-type="string" office:string-value="[ /Page 839 /Title (I: Penitential Psalms) /OUT pdfmark">
            <text:p>[ /Page 839 /Title (I: Penitential Psalm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II: Litany of the Saints</text:p>
          </table:table-cell>
          <table:table-cell office:value-type="float" office:value="820">
            <text:p>820</text:p>
          </table:table-cell>
          <table:table-cell table:formula="of:=[.H219]+28" office:value-type="float" office:value="848">
            <text:p>848</text:p>
          </table:table-cell>
          <table:table-cell table:formula="of:=IF([.A219]&gt;0;&quot;[ /Count -&quot; &amp; [.A219];&quot;[&quot;) &amp; &quot; /Page &quot; &amp; [.I219] &amp; &quot; /Title (&quot; &amp; [.F219] &amp; &quot;) /OUT pdfmark&quot;" office:value-type="string" office:string-value="[ /Page 848 /Title (II: Litany of the Saints) /OUT pdfmark">
            <text:p>[ /Page 848 /Title (II: Litany of the Saints) /OUT pdfmark</text:p>
          </table:table-cell>
        </table:table-row>
        <table:table-row table:style-name="ro1" table:number-rows-repeated="6531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4" table:default-cell-style-name="ce4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3" office:value-type="string">
            <text:p>Proprium de Tempore</text:p>
          </table:table-cell>
          <table:table-cell office:value-type="float" office:value="31">
            <text:p>31</text:p>
          </table:table-cell>
          <table:table-cell office:value-type="string">
            <text:p>Proprium de Tempor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style-name="ce3" office:value-type="string">
            <text:p>Tempus Adventus</text:p>
          </table:table-cell>
          <table:table-cell office:value-type="float" office:value="32">
            <text:p>32</text:p>
          </table:table-cell>
          <table:table-cell office:value-type="string">
            <text:p>Tempus Adventus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Dominica I Adventus</text:p>
          </table:table-cell>
          <table:table-cell office:value-type="float" office:value="32">
            <text:p>32</text:p>
          </table:table-cell>
          <table:table-cell office:value-type="string">
            <text:p>Dominica I Adventus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Dominica II Adventus</text:p>
          </table:table-cell>
          <table:table-cell office:value-type="float" office:value="37">
            <text:p>37</text:p>
          </table:table-cell>
          <table:table-cell office:value-type="string">
            <text:p>Dominica II Adventus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Dominica III Adventus</text:p>
          </table:table-cell>
          <table:table-cell office:value-type="float" office:value="42">
            <text:p>42</text:p>
          </table:table-cell>
          <table:table-cell office:value-type="string">
            <text:p>Dominica III Adventus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Antiphonæ Majores</text:p>
          </table:table-cell>
          <table:table-cell office:value-type="float" office:value="47">
            <text:p>47</text:p>
          </table:table-cell>
          <table:table-cell office:value-type="string">
            <text:p>Antiphonæ Majores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Dominica IV Adventus</text:p>
          </table:table-cell>
          <table:table-cell office:value-type="float" office:value="49">
            <text:p>49</text:p>
          </table:table-cell>
          <table:table-cell office:value-type="string">
            <text:p>Dominica IV Adventus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n Vigilia Nativitatis Domini</text:p>
          </table:table-cell>
          <table:table-cell office:value-type="float" office:value="52">
            <text:p>52</text:p>
          </table:table-cell>
          <table:table-cell office:value-type="string">
            <text:p>in Vigilia Nativitatis Domini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style-name="ce3" office:value-type="string">
            <text:p>Tempus Nativitatis</text:p>
          </table:table-cell>
          <table:table-cell office:value-type="float" office:value="56">
            <text:p>56</text:p>
          </table:table-cell>
          <table:table-cell office:value-type="string">
            <text:p>Tempus Nativitatis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in Nativitate Domini</text:p>
          </table:table-cell>
          <table:table-cell office:value-type="float" office:value="56">
            <text:p>56</text:p>
          </table:table-cell>
          <table:table-cell office:value-type="string">
            <text:p>in Nativitate Domini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Dominica infra Oct. Nativitatis</text:p>
          </table:table-cell>
          <table:table-cell office:value-type="float" office:value="64">
            <text:p>64</text:p>
          </table:table-cell>
          <table:table-cell office:value-type="string">
            <text:p>Dominica infra Oct. Nativitatis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Sancti Stephani</text:p>
          </table:table-cell>
          <table:table-cell office:value-type="float" office:value="67">
            <text:p>67</text:p>
          </table:table-cell>
          <table:table-cell office:value-type="string">
            <text:p>Sancti Stephani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Sancti Joannis</text:p>
          </table:table-cell>
          <table:table-cell office:value-type="float" office:value="70">
            <text:p>70</text:p>
          </table:table-cell>
          <table:table-cell office:value-type="string">
            <text:p>Sancti Joannis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Ss. Innocentium Martyrum</text:p>
          </table:table-cell>
          <table:table-cell office:value-type="float" office:value="73">
            <text:p>73</text:p>
          </table:table-cell>
          <table:table-cell office:value-type="string">
            <text:p>Ss. Innocentium Martyrum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de V Die infra Oct. Nativitatis</text:p>
          </table:table-cell>
          <table:table-cell office:value-type="float" office:value="77">
            <text:p>77</text:p>
          </table:table-cell>
          <table:table-cell office:value-type="string">
            <text:p>de V Die infra Oct. Nativitatis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de VI Die infra Oct. Nativitatis</text:p>
          </table:table-cell>
          <table:table-cell office:value-type="float" office:value="78">
            <text:p>78</text:p>
          </table:table-cell>
          <table:table-cell office:value-type="string">
            <text:p>de VI Die infra Oct. Nativitatis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de VII Die infra Oct. Nativitatis</text:p>
          </table:table-cell>
          <table:table-cell office:value-type="float" office:value="79">
            <text:p>79</text:p>
          </table:table-cell>
          <table:table-cell office:value-type="string">
            <text:p>de VII Die infra Oct. Nativitatis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in Octava Nativitatis Domini</text:p>
          </table:table-cell>
          <table:table-cell office:value-type="float" office:value="81">
            <text:p>81</text:p>
          </table:table-cell>
          <table:table-cell office:value-type="string">
            <text:p>in Octava Nativitatis Domini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Sanctissimi Nominis Jesu</text:p>
          </table:table-cell>
          <table:table-cell office:value-type="float" office:value="83">
            <text:p>83</text:p>
          </table:table-cell>
          <table:table-cell office:value-type="string">
            <text:p>Sanctissimi Nominis Jesu</text:p>
          </table:table-cell>
          <table:table-cell office:value-type="float" office:value="81">
            <text:p>81</text:p>
          </table:table-cell>
        </table:table-row>
        <table:table-row table:style-name="ro1">
          <table:table-cell table:style-name="ce3" office:value-type="string">
            <text:p>Tempus Epiphaniæ</text:p>
          </table:table-cell>
          <table:table-cell office:value-type="float" office:value="90">
            <text:p>90</text:p>
          </table:table-cell>
          <table:table-cell office:value-type="string">
            <text:p>Tempus Epiphaniæ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in Epiphania Domini</text:p>
          </table:table-cell>
          <table:table-cell office:value-type="float" office:value="90">
            <text:p>90</text:p>
          </table:table-cell>
          <table:table-cell office:value-type="string">
            <text:p>in Epiphania Domini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Sanctæ Familiæ</text:p>
          </table:table-cell>
          <table:table-cell office:value-type="float" office:value="93">
            <text:p>93</text:p>
          </table:table-cell>
          <table:table-cell office:value-type="string">
            <text:p>Sanctæ Familiæ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Baptismatis D.N.J.C.</text:p>
          </table:table-cell>
          <table:table-cell office:value-type="float" office:value="104">
            <text:p>104</text:p>
          </table:table-cell>
          <table:table-cell office:value-type="string">
            <text:p>Baptismatis D.N.J.C.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Dominica I Post Epiphaniam</text:p>
          </table:table-cell>
          <table:table-cell office:value-type="float" office:value="105">
            <text:p>105</text:p>
          </table:table-cell>
          <table:table-cell office:value-type="string">
            <text:p>Dominica I Post Epiphaniam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table:style-name="ce3" office:value-type="string">
            <text:p>Tempus Per Annum</text:p>
          </table:table-cell>
          <table:table-cell office:value-type="float" office:value="105">
            <text:p>105</text:p>
          </table:table-cell>
          <table:table-cell office:value-type="string">
            <text:p>Tempus Per Annum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Dominica II Post Epiphaniam</text:p>
          </table:table-cell>
          <table:table-cell office:value-type="float" office:value="105">
            <text:p>105</text:p>
          </table:table-cell>
          <table:table-cell office:value-type="string">
            <text:p>Dominica II Post Epiphaniam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Dominica III Post Epiphaniam</text:p>
          </table:table-cell>
          <table:table-cell office:value-type="float" office:value="106">
            <text:p>106</text:p>
          </table:table-cell>
          <table:table-cell office:value-type="string">
            <text:p>Dominica III Post Epiphaniam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Dominica IV Post Epiphaniam</text:p>
          </table:table-cell>
          <table:table-cell office:value-type="float" office:value="107">
            <text:p>107</text:p>
          </table:table-cell>
          <table:table-cell office:value-type="string">
            <text:p>Dominica IV Post Epiphaniam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Dominica V Post Epiphaniam</text:p>
          </table:table-cell>
          <table:table-cell office:value-type="float" office:value="108">
            <text:p>108</text:p>
          </table:table-cell>
          <table:table-cell office:value-type="string">
            <text:p>Dominica V Post Epiphaniam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Dominica VI Post Epiphaniam</text:p>
          </table:table-cell>
          <table:table-cell office:value-type="float" office:value="109">
            <text:p>109</text:p>
          </table:table-cell>
          <table:table-cell office:value-type="string">
            <text:p>Dominica VI Post Epiphaniam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table:style-name="ce3" office:value-type="string">
            <text:p>Tempus Septuagesimæ</text:p>
          </table:table-cell>
          <table:table-cell office:value-type="float" office:value="110">
            <text:p>110</text:p>
          </table:table-cell>
          <table:table-cell office:value-type="string">
            <text:p>Tempus Septuagesimæ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Dominica in Septuagesima</text:p>
          </table:table-cell>
          <table:table-cell office:value-type="float" office:value="110">
            <text:p>110</text:p>
          </table:table-cell>
          <table:table-cell office:value-type="string">
            <text:p>Dominica in Septuagesima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Dominica in Sexagesima</text:p>
          </table:table-cell>
          <table:table-cell office:value-type="float" office:value="114">
            <text:p>114</text:p>
          </table:table-cell>
          <table:table-cell office:value-type="string">
            <text:p>Dominica in Sexagesima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Dominica in Quinquagesima</text:p>
          </table:table-cell>
          <table:table-cell office:value-type="float" office:value="118">
            <text:p>118</text:p>
          </table:table-cell>
          <table:table-cell office:value-type="string">
            <text:p>Dominica in Quinquagesima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table:style-name="ce3" office:value-type="string">
            <text:p>Tempus Quadragesimæ</text:p>
          </table:table-cell>
          <table:table-cell office:value-type="float" office:value="122">
            <text:p>122</text:p>
          </table:table-cell>
          <table:table-cell office:value-type="string">
            <text:p>Tempus Quadragesimæ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Feria IV Cinerum</text:p>
          </table:table-cell>
          <table:table-cell office:value-type="float" office:value="122">
            <text:p>122</text:p>
          </table:table-cell>
          <table:table-cell office:value-type="string">
            <text:p>Feria IV Cinerum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Dominica I in Quadragesima</text:p>
          </table:table-cell>
          <table:table-cell office:value-type="float" office:value="125">
            <text:p>125</text:p>
          </table:table-cell>
          <table:table-cell office:value-type="string">
            <text:p>Dominica I in Quadragesima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Dominica II in Quadragesima</text:p>
          </table:table-cell>
          <table:table-cell office:value-type="float" office:value="132">
            <text:p>132</text:p>
          </table:table-cell>
          <table:table-cell office:value-type="string">
            <text:p>Dominica II in Quadragesima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Dominica III in Quadragesima</text:p>
          </table:table-cell>
          <table:table-cell office:value-type="float" office:value="140">
            <text:p>140</text:p>
          </table:table-cell>
          <table:table-cell office:value-type="string">
            <text:p>Dominica III in Quadragesima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string">
            <text:p>Dominica IV in Quadragesima</text:p>
          </table:table-cell>
          <table:table-cell office:value-type="float" office:value="147">
            <text:p>147</text:p>
          </table:table-cell>
          <table:table-cell office:value-type="string">
            <text:p>Dominica IV in Quadragesima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table:style-name="ce3" office:value-type="string">
            <text:p>Tempus Passionis</text:p>
          </table:table-cell>
          <table:table-cell office:value-type="float" office:value="155">
            <text:p>155</text:p>
          </table:table-cell>
          <table:table-cell office:value-type="string">
            <text:p>Tempus Passionis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Dominica I Passionis</text:p>
          </table:table-cell>
          <table:table-cell office:value-type="float" office:value="155">
            <text:p>155</text:p>
          </table:table-cell>
          <table:table-cell office:value-type="string">
            <text:p>Dominica I Passionis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Dominica II Passionis</text:p>
          </table:table-cell>
          <table:table-cell office:value-type="float" office:value="163">
            <text:p>163</text:p>
          </table:table-cell>
          <table:table-cell office:value-type="string">
            <text:p>Dominica II Passionis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Feria Quinta in Cena Domini</text:p>
          </table:table-cell>
          <table:table-cell office:value-type="float" office:value="168">
            <text:p>168</text:p>
          </table:table-cell>
          <table:table-cell office:value-type="string">
            <text:p>Feria Quinta in Cena Domini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string">
            <text:p>Feria Sexta in Passione</text:p>
          </table:table-cell>
          <table:table-cell office:value-type="float" office:value="171">
            <text:p>171</text:p>
          </table:table-cell>
          <table:table-cell office:value-type="string">
            <text:p>Feria Sexta in Passione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Sabbato Sancto</text:p>
          </table:table-cell>
          <table:table-cell office:value-type="float" office:value="173">
            <text:p>173</text:p>
          </table:table-cell>
          <table:table-cell office:value-type="string">
            <text:p>Sabbato Sancto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table:style-name="ce3" office:value-type="string">
            <text:p>Tempus Paschatis</text:p>
          </table:table-cell>
          <table:table-cell office:value-type="float" office:value="180">
            <text:p>180</text:p>
          </table:table-cell>
          <table:table-cell office:value-type="string">
            <text:p>Tempus Paschatis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string">
            <text:p>Dominica Resurrectionis</text:p>
          </table:table-cell>
          <table:table-cell office:value-type="float" office:value="180">
            <text:p>180</text:p>
          </table:table-cell>
          <table:table-cell office:value-type="string">
            <text:p>Dominica Resurrectionis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string">
            <text:p>Dominica in Albis</text:p>
          </table:table-cell>
          <table:table-cell office:value-type="float" office:value="187">
            <text:p>187</text:p>
          </table:table-cell>
          <table:table-cell office:value-type="string">
            <text:p>Dominica in Albis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Dominica II Post Pascha</text:p>
          </table:table-cell>
          <table:table-cell office:value-type="float" office:value="191">
            <text:p>191</text:p>
          </table:table-cell>
          <table:table-cell office:value-type="string">
            <text:p>Dominica II Post Pascha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string">
            <text:p>Dominica III Post Pascha</text:p>
          </table:table-cell>
          <table:table-cell office:value-type="float" office:value="195">
            <text:p>195</text:p>
          </table:table-cell>
          <table:table-cell office:value-type="string">
            <text:p>Dominica III Post Pascha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Dominica IV Post Pascha</text:p>
          </table:table-cell>
          <table:table-cell office:value-type="float" office:value="200">
            <text:p>200</text:p>
          </table:table-cell>
          <table:table-cell office:value-type="string">
            <text:p>Dominica IV Post Pascha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string">
            <text:p>Dominica V Post Pascha</text:p>
          </table:table-cell>
          <table:table-cell office:value-type="float" office:value="204">
            <text:p>204</text:p>
          </table:table-cell>
          <table:table-cell office:value-type="string">
            <text:p>Dominica V Post Pascha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table:style-name="ce3" office:value-type="string">
            <text:p>Tempus Ascensionis</text:p>
          </table:table-cell>
          <table:table-cell office:value-type="float" office:value="208">
            <text:p>208</text:p>
          </table:table-cell>
          <table:table-cell office:value-type="string">
            <text:p>Tempus Ascensionis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in Ascensione Domini</text:p>
          </table:table-cell>
          <table:table-cell office:value-type="float" office:value="208">
            <text:p>208</text:p>
          </table:table-cell>
          <table:table-cell office:value-type="string">
            <text:p>in Ascensione Domini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Dominica Post Ascensionem</text:p>
          </table:table-cell>
          <table:table-cell office:value-type="float" office:value="210">
            <text:p>210</text:p>
          </table:table-cell>
          <table:table-cell office:value-type="string">
            <text:p>Dominica Post Ascensionem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table:style-name="ce3" office:value-type="string">
            <text:p>Tempus Per Annum</text:p>
          </table:table-cell>
          <table:table-cell office:value-type="float" office:value="222">
            <text:p>222</text:p>
          </table:table-cell>
          <table:table-cell office:value-type="string">
            <text:p>Tempus Per Annum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string">
            <text:p>in Festo Sanctissimæ Trinitatis</text:p>
          </table:table-cell>
          <table:table-cell office:value-type="float" office:value="222">
            <text:p>222</text:p>
          </table:table-cell>
          <table:table-cell office:value-type="string">
            <text:p>in Festo Sanctissimæ Trinitatis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string">
            <text:p>in Festo Sanctissimi Corporis Christi</text:p>
          </table:table-cell>
          <table:table-cell office:value-type="float" office:value="231">
            <text:p>231</text:p>
          </table:table-cell>
          <table:table-cell office:value-type="string">
            <text:p>in Festo Sanctissimi Corporis Christi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string">
            <text:p>Dominica II Post Pentecosten</text:p>
          </table:table-cell>
          <table:table-cell office:value-type="float" office:value="240">
            <text:p>240</text:p>
          </table:table-cell>
          <table:table-cell office:value-type="string">
            <text:p>Dominica II Post Pentecosten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in Festo Sanctissimi Cordis Jesu</text:p>
          </table:table-cell>
          <table:table-cell office:value-type="float" office:value="241">
            <text:p>241</text:p>
          </table:table-cell>
          <table:table-cell office:value-type="string">
            <text:p>in Festo Sanctissimi Cordis Jesu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Dominica III Post Pentecosten</text:p>
          </table:table-cell>
          <table:table-cell office:value-type="float" office:value="251">
            <text:p>251</text:p>
          </table:table-cell>
          <table:table-cell office:value-type="string">
            <text:p>Dominica III Post Pentecosten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Dominica IV Post Pentecosten</text:p>
          </table:table-cell>
          <table:table-cell office:value-type="float" office:value="252">
            <text:p>252</text:p>
          </table:table-cell>
          <table:table-cell office:value-type="string">
            <text:p>Dominica IV Post Pentecosten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Dominica V Post Pentecosten</text:p>
          </table:table-cell>
          <table:table-cell office:value-type="float" office:value="252">
            <text:p>252</text:p>
          </table:table-cell>
          <table:table-cell office:value-type="string">
            <text:p>Dominica V Post Pentecosten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Dominica VI Post Pentecosten</text:p>
          </table:table-cell>
          <table:table-cell office:value-type="float" office:value="254">
            <text:p>254</text:p>
          </table:table-cell>
          <table:table-cell office:value-type="string">
            <text:p>Dominica VI Post Pentecosten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Dominica VII Post Pentecosten</text:p>
          </table:table-cell>
          <table:table-cell office:value-type="float" office:value="255">
            <text:p>255</text:p>
          </table:table-cell>
          <table:table-cell office:value-type="string">
            <text:p>Dominica VII Post Pentecosten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Dominica VIII Post Pentecosten</text:p>
          </table:table-cell>
          <table:table-cell office:value-type="float" office:value="256">
            <text:p>256</text:p>
          </table:table-cell>
          <table:table-cell office:value-type="string">
            <text:p>Dominica VIII Post Pentecosten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Dominica IX Post Pentecosten</text:p>
          </table:table-cell>
          <table:table-cell office:value-type="float" office:value="257">
            <text:p>257</text:p>
          </table:table-cell>
          <table:table-cell office:value-type="string">
            <text:p>Dominica IX Post Pentecosten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Dominica X Post Pentecosten</text:p>
          </table:table-cell>
          <table:table-cell office:value-type="float" office:value="258">
            <text:p>258</text:p>
          </table:table-cell>
          <table:table-cell office:value-type="string">
            <text:p>Dominica X Post Pentecosten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Dominica XI Post Pentecosten</text:p>
          </table:table-cell>
          <table:table-cell office:value-type="float" office:value="259">
            <text:p>259</text:p>
          </table:table-cell>
          <table:table-cell office:value-type="string">
            <text:p>Dominica XI Post Pentecosten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Dominica I Augusti</text:p>
          </table:table-cell>
          <table:table-cell office:value-type="float" office:value="260">
            <text:p>260</text:p>
          </table:table-cell>
          <table:table-cell office:value-type="string">
            <text:p>Dominica I Augusti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Dominica II Augusti</text:p>
          </table:table-cell>
          <table:table-cell office:value-type="float" office:value="260">
            <text:p>260</text:p>
          </table:table-cell>
          <table:table-cell office:value-type="string">
            <text:p>Dominica II Augusti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Dominica III Augusti</text:p>
          </table:table-cell>
          <table:table-cell office:value-type="float" office:value="261">
            <text:p>261</text:p>
          </table:table-cell>
          <table:table-cell office:value-type="string">
            <text:p>Dominica III Augusti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Dominica IV Augusti</text:p>
          </table:table-cell>
          <table:table-cell office:value-type="float" office:value="261">
            <text:p>261</text:p>
          </table:table-cell>
          <table:table-cell office:value-type="string">
            <text:p>Dominica IV Augusti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Dominica V Augusti</text:p>
          </table:table-cell>
          <table:table-cell office:value-type="float" office:value="261">
            <text:p>261</text:p>
          </table:table-cell>
          <table:table-cell office:value-type="string">
            <text:p>Dominica V Augusti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Dominica I Septembris</text:p>
          </table:table-cell>
          <table:table-cell office:value-type="float" office:value="262">
            <text:p>262</text:p>
          </table:table-cell>
          <table:table-cell office:value-type="string">
            <text:p>Dominica I Septembris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Dominica II Septembris</text:p>
          </table:table-cell>
          <table:table-cell office:value-type="float" office:value="262">
            <text:p>262</text:p>
          </table:table-cell>
          <table:table-cell office:value-type="string">
            <text:p>Dominica II Septembris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Dominica III Septembris</text:p>
          </table:table-cell>
          <table:table-cell office:value-type="float" office:value="263">
            <text:p>263</text:p>
          </table:table-cell>
          <table:table-cell office:value-type="string">
            <text:p>Dominica III Septembris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Dominica IV Septembris</text:p>
          </table:table-cell>
          <table:table-cell office:value-type="float" office:value="265">
            <text:p>265</text:p>
          </table:table-cell>
          <table:table-cell office:value-type="string">
            <text:p>Dominica IV Septembris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Dominica V Septembris</text:p>
          </table:table-cell>
          <table:table-cell office:value-type="float" office:value="265">
            <text:p>265</text:p>
          </table:table-cell>
          <table:table-cell office:value-type="string">
            <text:p>Dominica V Septembris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Dominica I Octobris</text:p>
          </table:table-cell>
          <table:table-cell office:value-type="float" office:value="265">
            <text:p>265</text:p>
          </table:table-cell>
          <table:table-cell office:value-type="string">
            <text:p>Dominica I Octobris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Dominica II Octobris</text:p>
          </table:table-cell>
          <table:table-cell office:value-type="float" office:value="266">
            <text:p>266</text:p>
          </table:table-cell>
          <table:table-cell office:value-type="string">
            <text:p>Dominica II Octobris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Dominica III Octobris</text:p>
          </table:table-cell>
          <table:table-cell office:value-type="float" office:value="266">
            <text:p>266</text:p>
          </table:table-cell>
          <table:table-cell office:value-type="string">
            <text:p>Dominica III Octobris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Dominica IV Octobris</text:p>
          </table:table-cell>
          <table:table-cell office:value-type="float" office:value="267">
            <text:p>267</text:p>
          </table:table-cell>
          <table:table-cell office:value-type="string">
            <text:p>Dominica IV Octobris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Dominica V Octobris</text:p>
          </table:table-cell>
          <table:table-cell office:value-type="float" office:value="267">
            <text:p>267</text:p>
          </table:table-cell>
          <table:table-cell office:value-type="string">
            <text:p>Dominica V Octobris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Dominica I Novembris</text:p>
          </table:table-cell>
          <table:table-cell office:value-type="float" office:value="267">
            <text:p>267</text:p>
          </table:table-cell>
          <table:table-cell office:value-type="string">
            <text:p>Dominica I Novembris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Dominica II Novembris</text:p>
          </table:table-cell>
          <table:table-cell office:value-type="float" office:value="268">
            <text:p>268</text:p>
          </table:table-cell>
          <table:table-cell office:value-type="string">
            <text:p>Dominica II Novembris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Dominica III Novembris</text:p>
          </table:table-cell>
          <table:table-cell office:value-type="float" office:value="268">
            <text:p>268</text:p>
          </table:table-cell>
          <table:table-cell office:value-type="string">
            <text:p>Dominica III Novembris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Dominica IV Novembris</text:p>
          </table:table-cell>
          <table:table-cell office:value-type="float" office:value="268">
            <text:p>268</text:p>
          </table:table-cell>
          <table:table-cell office:value-type="string">
            <text:p>Dominica IV Novembris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Dominica V Novembris</text:p>
          </table:table-cell>
          <table:table-cell office:value-type="float" office:value="269">
            <text:p>269</text:p>
          </table:table-cell>
          <table:table-cell office:value-type="string">
            <text:p>Dominica V Novembris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Dominica XII Post Pentecosten</text:p>
          </table:table-cell>
          <table:table-cell office:value-type="float" office:value="269">
            <text:p>269</text:p>
          </table:table-cell>
          <table:table-cell office:value-type="string">
            <text:p>Dominica XII Post Pentecosten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Dominica XIII Post Pentecosten</text:p>
          </table:table-cell>
          <table:table-cell office:value-type="float" office:value="270">
            <text:p>270</text:p>
          </table:table-cell>
          <table:table-cell office:value-type="string">
            <text:p>Dominica XIII Post Pentecosten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Dominica XIV Post Pentecosten</text:p>
          </table:table-cell>
          <table:table-cell office:value-type="float" office:value="271">
            <text:p>271</text:p>
          </table:table-cell>
          <table:table-cell office:value-type="string">
            <text:p>Dominica XIV Post Pentecosten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Dominica XV Post Pentecosten</text:p>
          </table:table-cell>
          <table:table-cell office:value-type="float" office:value="272">
            <text:p>272</text:p>
          </table:table-cell>
          <table:table-cell office:value-type="string">
            <text:p>Dominica XV Post Pentecosten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Dominica XVI Post Pentecosten</text:p>
          </table:table-cell>
          <table:table-cell office:value-type="float" office:value="272">
            <text:p>272</text:p>
          </table:table-cell>
          <table:table-cell office:value-type="string">
            <text:p>Dominica XVI Post Pentecosten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Dominica XVII Post Pentecosten</text:p>
          </table:table-cell>
          <table:table-cell office:value-type="float" office:value="273">
            <text:p>273</text:p>
          </table:table-cell>
          <table:table-cell office:value-type="string">
            <text:p>Dominica XVII Post Pentecosten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Dominica XVIII Post Pentecosten</text:p>
          </table:table-cell>
          <table:table-cell office:value-type="float" office:value="274">
            <text:p>274</text:p>
          </table:table-cell>
          <table:table-cell office:value-type="string">
            <text:p>Dominica XVIII Post Pentecosten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Dominica XIX Post Pentecosten</text:p>
          </table:table-cell>
          <table:table-cell office:value-type="float" office:value="275">
            <text:p>275</text:p>
          </table:table-cell>
          <table:table-cell office:value-type="string">
            <text:p>Dominica XIX Post Pentecosten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Dominica XX Post Pentecosten</text:p>
          </table:table-cell>
          <table:table-cell office:value-type="float" office:value="276">
            <text:p>276</text:p>
          </table:table-cell>
          <table:table-cell office:value-type="string">
            <text:p>Dominica XX Post Pentecosten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Dominica XXI Post Pentecosten</text:p>
          </table:table-cell>
          <table:table-cell office:value-type="float" office:value="277">
            <text:p>277</text:p>
          </table:table-cell>
          <table:table-cell office:value-type="string">
            <text:p>Dominica XXI Post Pentecosten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Dominica XXII Post Pentecosten</text:p>
          </table:table-cell>
          <table:table-cell office:value-type="float" office:value="278">
            <text:p>278</text:p>
          </table:table-cell>
          <table:table-cell office:value-type="string">
            <text:p>Dominica XXII Post Pentecosten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Dominica XXIII Post Pentecosten</text:p>
          </table:table-cell>
          <table:table-cell office:value-type="float" office:value="278">
            <text:p>278</text:p>
          </table:table-cell>
          <table:table-cell office:value-type="string">
            <text:p>Dominica XXIII Post Pentecosten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Dominica III Post Epiphaniam</text:p>
          </table:table-cell>
          <table:table-cell office:value-type="float" office:value="280">
            <text:p>280</text:p>
          </table:table-cell>
          <table:table-cell office:value-type="string">
            <text:p>Dominica III Post Epiphaniam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Dominica IV Post Epiphaniam</text:p>
          </table:table-cell>
          <table:table-cell office:value-type="float" office:value="280">
            <text:p>280</text:p>
          </table:table-cell>
          <table:table-cell office:value-type="string">
            <text:p>Dominica IV Post Epiphaniam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Dominica V Post Epiphaniam</text:p>
          </table:table-cell>
          <table:table-cell office:value-type="float" office:value="281">
            <text:p>281</text:p>
          </table:table-cell>
          <table:table-cell office:value-type="string">
            <text:p>Dominica V Post Epiphaniam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Dominica VI Post Epiphaniam</text:p>
          </table:table-cell>
          <table:table-cell office:value-type="float" office:value="282">
            <text:p>282</text:p>
          </table:table-cell>
          <table:table-cell office:value-type="string">
            <text:p>Dominica VI Post Epiphaniam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office:value-type="string">
            <text:p>Dominica XXIV et Ultima</text:p>
          </table:table-cell>
          <table:table-cell office:value-type="float" office:value="283">
            <text:p>283</text:p>
          </table:table-cell>
          <table:table-cell office:value-type="string">
            <text:p>Dominica XXIV et Ultima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table:style-name="ce3" office:value-type="string">
            <text:p>Ordinarium Divini Officii</text:p>
          </table:table-cell>
          <table:table-cell office:value-type="float" office:value="285">
            <text:p>285</text:p>
          </table:table-cell>
          <table:table-cell office:value-type="string">
            <text:p>Ordinarium Divini Officii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ad Matutínum</text:p>
          </table:table-cell>
          <table:table-cell office:value-type="float" office:value="286">
            <text:p>286</text:p>
          </table:table-cell>
          <table:table-cell office:value-type="string">
            <text:p>ad Matutínum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ad Laudes</text:p>
          </table:table-cell>
          <table:table-cell office:value-type="float" office:value="291">
            <text:p>291</text:p>
          </table:table-cell>
          <table:table-cell office:value-type="string">
            <text:p>ad Laudes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ad Primam</text:p>
          </table:table-cell>
          <table:table-cell office:value-type="float" office:value="294">
            <text:p>294</text:p>
          </table:table-cell>
          <table:table-cell office:value-type="string">
            <text:p>ad Primam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ad Tértiam</text:p>
          </table:table-cell>
          <table:table-cell office:value-type="float" office:value="300">
            <text:p>300</text:p>
          </table:table-cell>
          <table:table-cell office:value-type="string">
            <text:p>ad Tértiam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ad Sextam</text:p>
          </table:table-cell>
          <table:table-cell office:value-type="float" office:value="302">
            <text:p>302</text:p>
          </table:table-cell>
          <table:table-cell office:value-type="string">
            <text:p>ad Sextam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ad Nonam</text:p>
          </table:table-cell>
          <table:table-cell office:value-type="float" office:value="303">
            <text:p>303</text:p>
          </table:table-cell>
          <table:table-cell office:value-type="string">
            <text:p>ad Nonam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ad Vésperas</text:p>
          </table:table-cell>
          <table:table-cell office:value-type="float" office:value="305">
            <text:p>305</text:p>
          </table:table-cell>
          <table:table-cell office:value-type="string">
            <text:p>ad Vésperas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ad Completórium</text:p>
          </table:table-cell>
          <table:table-cell office:value-type="float" office:value="308">
            <text:p>308</text:p>
          </table:table-cell>
          <table:table-cell office:value-type="string">
            <text:p>ad Completórium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string">
            <text:p>Tempore Adventus</text:p>
          </table:table-cell>
          <table:table-cell office:value-type="float" office:value="316">
            <text:p>316</text:p>
          </table:table-cell>
          <table:table-cell office:value-type="string">
            <text:p>Tempore Adventus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Tempore Nativitatis</text:p>
          </table:table-cell>
          <table:table-cell office:value-type="float" office:value="320">
            <text:p>320</text:p>
          </table:table-cell>
          <table:table-cell office:value-type="string">
            <text:p>Tempore Nativitatis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Tempore Epiphaniæ</text:p>
          </table:table-cell>
          <table:table-cell office:value-type="float" office:value="325">
            <text:p>325</text:p>
          </table:table-cell>
          <table:table-cell office:value-type="string">
            <text:p>Tempore Epiphaniæ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Tempore Septuagesimæ</text:p>
          </table:table-cell>
          <table:table-cell office:value-type="float" office:value="329">
            <text:p>329</text:p>
          </table:table-cell>
          <table:table-cell office:value-type="string">
            <text:p>Tempore Septuagesimæ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Tempore Quadragesimæ</text:p>
          </table:table-cell>
          <table:table-cell office:value-type="float" office:value="329">
            <text:p>329</text:p>
          </table:table-cell>
          <table:table-cell office:value-type="string">
            <text:p>Tempore Quadragesimæ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Tempus Passionis</text:p>
          </table:table-cell>
          <table:table-cell office:value-type="float" office:value="333">
            <text:p>333</text:p>
          </table:table-cell>
          <table:table-cell office:value-type="string">
            <text:p>Tempus Passionis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string">
            <text:p>Tempore Paschatis</text:p>
          </table:table-cell>
          <table:table-cell office:value-type="float" office:value="337">
            <text:p>337</text:p>
          </table:table-cell>
          <table:table-cell office:value-type="string">
            <text:p>Tempore Paschatis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Tempore Ascensionis</text:p>
          </table:table-cell>
          <table:table-cell office:value-type="float" office:value="342">
            <text:p>342</text:p>
          </table:table-cell>
          <table:table-cell office:value-type="string">
            <text:p>Tempore Ascensionis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table:style-name="ce3" office:value-type="string">
            <text:p>Psalterium Breviarii Romani</text:p>
          </table:table-cell>
          <table:table-cell office:value-type="float" office:value="347">
            <text:p>347</text:p>
          </table:table-cell>
          <table:table-cell office:value-type="string">
            <text:p>Psalterium Breviarii Romani</text:p>
          </table:table-cell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Domínica ad Matutínum</text:p>
          </table:table-cell>
          <table:table-cell office:value-type="float" office:value="348">
            <text:p>348</text:p>
          </table:table-cell>
          <table:table-cell office:value-type="string">
            <text:p>Domínica ad Matutínum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Domínica ad Laudes I</text:p>
          </table:table-cell>
          <table:table-cell office:value-type="float" office:value="355">
            <text:p>355</text:p>
          </table:table-cell>
          <table:table-cell office:value-type="string">
            <text:p>Domínica ad Laudes I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Domínica ad Laudes II</text:p>
          </table:table-cell>
          <table:table-cell office:value-type="float" office:value="362">
            <text:p>362</text:p>
          </table:table-cell>
          <table:table-cell office:value-type="string">
            <text:p>Domínica ad Laudes II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string">
            <text:p>Domínica ad Primam</text:p>
          </table:table-cell>
          <table:table-cell office:value-type="float" office:value="368">
            <text:p>368</text:p>
          </table:table-cell>
          <table:table-cell office:value-type="string">
            <text:p>Domínica ad Primam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string">
            <text:p>Domínica ad Tértiam</text:p>
          </table:table-cell>
          <table:table-cell office:value-type="float" office:value="373">
            <text:p>373</text:p>
          </table:table-cell>
          <table:table-cell office:value-type="string">
            <text:p>Domínica ad Tértiam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string">
            <text:p>Domínica ad Sextam</text:p>
          </table:table-cell>
          <table:table-cell office:value-type="float" office:value="378">
            <text:p>378</text:p>
          </table:table-cell>
          <table:table-cell office:value-type="string">
            <text:p>Domínica ad Sextam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string">
            <text:p>Domínica ad Nonam</text:p>
          </table:table-cell>
          <table:table-cell office:value-type="float" office:value="382">
            <text:p>382</text:p>
          </table:table-cell>
          <table:table-cell office:value-type="string">
            <text:p>Domínica ad Nonam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string">
            <text:p>Domínica ad II Vésperas</text:p>
          </table:table-cell>
          <table:table-cell office:value-type="float" office:value="386">
            <text:p>386</text:p>
          </table:table-cell>
          <table:table-cell office:value-type="string">
            <text:p>Domínica ad II Vésperas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string">
            <text:p>Domínica ad Completórium</text:p>
          </table:table-cell>
          <table:table-cell office:value-type="float" office:value="395">
            <text:p>395</text:p>
          </table:table-cell>
          <table:table-cell office:value-type="string">
            <text:p>Domínica ad Completórium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string">
            <text:p>Feria secúnda ad Matutínum</text:p>
          </table:table-cell>
          <table:table-cell office:value-type="float" office:value="398">
            <text:p>398</text:p>
          </table:table-cell>
          <table:table-cell office:value-type="string">
            <text:p>Feria secúnda ad Matutínum</text:p>
          </table:table-cell>
          <table:table-cell office:value-type="float" office:value="392">
            <text:p>392</text:p>
          </table:table-cell>
        </table:table-row>
        <table:table-row table:style-name="ro1">
          <table:table-cell office:value-type="string">
            <text:p>Feria secúnda ad Laudes I</text:p>
          </table:table-cell>
          <table:table-cell office:value-type="float" office:value="408">
            <text:p>408</text:p>
          </table:table-cell>
          <table:table-cell office:value-type="string">
            <text:p>Feria secúnda ad Laudes I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string">
            <text:p>Feria secúnda ad Laudes II</text:p>
          </table:table-cell>
          <table:table-cell office:value-type="float" office:value="413">
            <text:p>413</text:p>
          </table:table-cell>
          <table:table-cell office:value-type="string">
            <text:p>Feria secúnda ad Laudes II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 office:value-type="string">
            <text:p>Feria secúnda ad Primam</text:p>
          </table:table-cell>
          <table:table-cell office:value-type="float" office:value="420">
            <text:p>420</text:p>
          </table:table-cell>
          <table:table-cell office:value-type="string">
            <text:p>Feria secúnda ad Primam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 office:value-type="string">
            <text:p>Feria secúnda ad Tértiam</text:p>
          </table:table-cell>
          <table:table-cell office:value-type="float" office:value="423">
            <text:p>423</text:p>
          </table:table-cell>
          <table:table-cell office:value-type="string">
            <text:p>Feria secúnda ad Tértiam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string">
            <text:p>Feria secúnda ad Sextam</text:p>
          </table:table-cell>
          <table:table-cell office:value-type="float" office:value="426">
            <text:p>426</text:p>
          </table:table-cell>
          <table:table-cell office:value-type="string">
            <text:p>Feria secúnda ad Sextam</text:p>
          </table:table-cell>
          <table:table-cell office:value-type="float" office:value="419">
            <text:p>419</text:p>
          </table:table-cell>
        </table:table-row>
        <table:table-row table:style-name="ro1">
          <table:table-cell office:value-type="string">
            <text:p>Feria secúnda ad Nonam</text:p>
          </table:table-cell>
          <table:table-cell office:value-type="float" office:value="429">
            <text:p>429</text:p>
          </table:table-cell>
          <table:table-cell office:value-type="string">
            <text:p>Feria secúnda ad Nonam</text:p>
          </table:table-cell>
          <table:table-cell office:value-type="float" office:value="422">
            <text:p>422</text:p>
          </table:table-cell>
        </table:table-row>
        <table:table-row table:style-name="ro1">
          <table:table-cell office:value-type="string">
            <text:p>Feria secúnda ad Vésperas</text:p>
          </table:table-cell>
          <table:table-cell office:value-type="float" office:value="432">
            <text:p>432</text:p>
          </table:table-cell>
          <table:table-cell office:value-type="string">
            <text:p>Feria secúnda ad Vésperas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string">
            <text:p>Feria secúnda ad Completórium</text:p>
          </table:table-cell>
          <table:table-cell office:value-type="float" office:value="436">
            <text:p>436</text:p>
          </table:table-cell>
          <table:table-cell office:value-type="string">
            <text:p>Feria secúnda ad Completórium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string">
            <text:p>Feria tértia ad Matutínum</text:p>
          </table:table-cell>
          <table:table-cell office:value-type="float" office:value="439">
            <text:p>439</text:p>
          </table:table-cell>
          <table:table-cell office:value-type="string">
            <text:p>Feria tértia ad Matutínum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 office:value-type="string">
            <text:p>Feria tértia ad Laudes I</text:p>
          </table:table-cell>
          <table:table-cell office:value-type="float" office:value="448">
            <text:p>448</text:p>
          </table:table-cell>
          <table:table-cell office:value-type="string">
            <text:p>Feria tértia ad Laudes I</text:p>
          </table:table-cell>
          <table:table-cell office:value-type="float" office:value="442">
            <text:p>442</text:p>
          </table:table-cell>
        </table:table-row>
        <table:table-row table:style-name="ro1">
          <table:table-cell office:value-type="string">
            <text:p>Feria tértia ad Laudes II</text:p>
          </table:table-cell>
          <table:table-cell office:value-type="float" office:value="454">
            <text:p>454</text:p>
          </table:table-cell>
          <table:table-cell office:value-type="string">
            <text:p>Feria tértia ad Laudes II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 office:value-type="string">
            <text:p>Feria tértia ad Primam</text:p>
          </table:table-cell>
          <table:table-cell office:value-type="float" office:value="462">
            <text:p>462</text:p>
          </table:table-cell>
          <table:table-cell office:value-type="string">
            <text:p>Feria tértia ad Primam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 office:value-type="string">
            <text:p>Feria tértia ad Tértiam</text:p>
          </table:table-cell>
          <table:table-cell office:value-type="float" office:value="464">
            <text:p>464</text:p>
          </table:table-cell>
          <table:table-cell office:value-type="string">
            <text:p>Feria tértia ad Tértiam</text:p>
          </table:table-cell>
          <table:table-cell office:value-type="float" office:value="457">
            <text:p>457</text:p>
          </table:table-cell>
        </table:table-row>
        <table:table-row table:style-name="ro1">
          <table:table-cell office:value-type="string">
            <text:p>Feria tértia ad Sextam</text:p>
          </table:table-cell>
          <table:table-cell office:value-type="float" office:value="467">
            <text:p>467</text:p>
          </table:table-cell>
          <table:table-cell office:value-type="string">
            <text:p>Feria tértia ad Sextam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 office:value-type="string">
            <text:p>Feria tértia ad Nonam</text:p>
          </table:table-cell>
          <table:table-cell office:value-type="float" office:value="470">
            <text:p>470</text:p>
          </table:table-cell>
          <table:table-cell office:value-type="string">
            <text:p>Feria tértia ad Nonam</text:p>
          </table:table-cell>
          <table:table-cell office:value-type="float" office:value="463">
            <text:p>463</text:p>
          </table:table-cell>
        </table:table-row>
        <table:table-row table:style-name="ro1">
          <table:table-cell office:value-type="string">
            <text:p>Feria tértia ad Vésperas</text:p>
          </table:table-cell>
          <table:table-cell office:value-type="float" office:value="473">
            <text:p>473</text:p>
          </table:table-cell>
          <table:table-cell office:value-type="string">
            <text:p>Feria tértia ad Vésperas</text:p>
          </table:table-cell>
          <table:table-cell office:value-type="float" office:value="466">
            <text:p>466</text:p>
          </table:table-cell>
        </table:table-row>
        <table:table-row table:style-name="ro1">
          <table:table-cell office:value-type="string">
            <text:p>Feria tértia ad Completórium</text:p>
          </table:table-cell>
          <table:table-cell office:value-type="float" office:value="477">
            <text:p>477</text:p>
          </table:table-cell>
          <table:table-cell office:value-type="string">
            <text:p>Feria tértia ad Completórium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string">
            <text:p>Feria quárta ad Matutínum</text:p>
          </table:table-cell>
          <table:table-cell office:value-type="float" office:value="479">
            <text:p>479</text:p>
          </table:table-cell>
          <table:table-cell office:value-type="string">
            <text:p>Feria quárta ad Matutínum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office:value-type="string">
            <text:p>Feria quárta ad Laudes I</text:p>
          </table:table-cell>
          <table:table-cell office:value-type="float" office:value="491">
            <text:p>491</text:p>
          </table:table-cell>
          <table:table-cell office:value-type="string">
            <text:p>Feria quárta ad Laudes I</text:p>
          </table:table-cell>
          <table:table-cell office:value-type="float" office:value="484">
            <text:p>484</text:p>
          </table:table-cell>
        </table:table-row>
        <table:table-row table:style-name="ro1">
          <table:table-cell office:value-type="string">
            <text:p>Feria quárta ad Laudes II</text:p>
          </table:table-cell>
          <table:table-cell office:value-type="float" office:value="496">
            <text:p>496</text:p>
          </table:table-cell>
          <table:table-cell office:value-type="string">
            <text:p>Feria quárta ad Laudes II</text:p>
          </table:table-cell>
          <table:table-cell office:value-type="float" office:value="489">
            <text:p>489</text:p>
          </table:table-cell>
        </table:table-row>
        <table:table-row table:style-name="ro1">
          <table:table-cell office:value-type="string">
            <text:p>Feria quárta ad Primam</text:p>
          </table:table-cell>
          <table:table-cell office:value-type="float" office:value="504">
            <text:p>504</text:p>
          </table:table-cell>
          <table:table-cell office:value-type="string">
            <text:p>Feria quárta ad Primam</text:p>
          </table:table-cell>
          <table:table-cell office:value-type="float" office:value="496">
            <text:p>496</text:p>
          </table:table-cell>
        </table:table-row>
        <table:table-row table:style-name="ro1">
          <table:table-cell office:value-type="string">
            <text:p>Feria quárta ad Tértiam</text:p>
          </table:table-cell>
          <table:table-cell office:value-type="float" office:value="507">
            <text:p>507</text:p>
          </table:table-cell>
          <table:table-cell office:value-type="string">
            <text:p>Feria quárta ad Tértiam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Feria quárta ad Sextam</text:p>
          </table:table-cell>
          <table:table-cell office:value-type="float" office:value="510">
            <text:p>510</text:p>
          </table:table-cell>
          <table:table-cell office:value-type="string">
            <text:p>Feria quárta ad Sextam</text:p>
          </table:table-cell>
          <table:table-cell office:value-type="float" office:value="503">
            <text:p>503</text:p>
          </table:table-cell>
        </table:table-row>
        <table:table-row table:style-name="ro1">
          <table:table-cell office:value-type="string">
            <text:p>Feria quárta ad Nonam</text:p>
          </table:table-cell>
          <table:table-cell office:value-type="float" office:value="514">
            <text:p>514</text:p>
          </table:table-cell>
          <table:table-cell office:value-type="string">
            <text:p>Feria quárta ad Nonam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 office:value-type="string">
            <text:p>Feria quárta ad Vésperas</text:p>
          </table:table-cell>
          <table:table-cell office:value-type="float" office:value="517">
            <text:p>517</text:p>
          </table:table-cell>
          <table:table-cell office:value-type="string">
            <text:p>Feria quárta ad Vésperas</text:p>
          </table:table-cell>
          <table:table-cell office:value-type="float" office:value="509">
            <text:p>509</text:p>
          </table:table-cell>
        </table:table-row>
        <table:table-row table:style-name="ro1">
          <table:table-cell office:value-type="string">
            <text:p>Feria quárta ad Completórium</text:p>
          </table:table-cell>
          <table:table-cell office:value-type="float" office:value="521">
            <text:p>521</text:p>
          </table:table-cell>
          <table:table-cell office:value-type="string">
            <text:p>Feria quárta ad Completórium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string">
            <text:p>Feria quínta ad Matutínum</text:p>
          </table:table-cell>
          <table:table-cell office:value-type="float" office:value="524">
            <text:p>524</text:p>
          </table:table-cell>
          <table:table-cell office:value-type="string">
            <text:p>Feria quínta ad Matutínum</text:p>
          </table:table-cell>
          <table:table-cell office:value-type="float" office:value="517">
            <text:p>517</text:p>
          </table:table-cell>
        </table:table-row>
        <table:table-row table:style-name="ro1">
          <table:table-cell office:value-type="string">
            <text:p>Feria quínta ad Laudes I</text:p>
          </table:table-cell>
          <table:table-cell office:value-type="float" office:value="534">
            <text:p>534</text:p>
          </table:table-cell>
          <table:table-cell office:value-type="string">
            <text:p>Feria quínta ad Laudes I</text:p>
          </table:table-cell>
          <table:table-cell office:value-type="float" office:value="526">
            <text:p>526</text:p>
          </table:table-cell>
        </table:table-row>
        <table:table-row table:style-name="ro1">
          <table:table-cell office:value-type="string">
            <text:p>Feria quínta ad Laudes II</text:p>
          </table:table-cell>
          <table:table-cell office:value-type="float" office:value="540">
            <text:p>540</text:p>
          </table:table-cell>
          <table:table-cell office:value-type="string">
            <text:p>Feria quínta ad Laudes II</text:p>
          </table:table-cell>
          <table:table-cell office:value-type="float" office:value="532">
            <text:p>532</text:p>
          </table:table-cell>
        </table:table-row>
        <table:table-row table:style-name="ro1">
          <table:table-cell office:value-type="string">
            <text:p>Feria quínta ad Primam</text:p>
          </table:table-cell>
          <table:table-cell office:value-type="float" office:value="548">
            <text:p>548</text:p>
          </table:table-cell>
          <table:table-cell office:value-type="string">
            <text:p>Feria quínta ad Primam</text:p>
          </table:table-cell>
          <table:table-cell office:value-type="float" office:value="541">
            <text:p>541</text:p>
          </table:table-cell>
        </table:table-row>
        <table:table-row table:style-name="ro1">
          <table:table-cell office:value-type="string">
            <text:p>Feria quínta ad Tértiam</text:p>
          </table:table-cell>
          <table:table-cell office:value-type="float" office:value="551">
            <text:p>551</text:p>
          </table:table-cell>
          <table:table-cell office:value-type="string">
            <text:p>Feria quínta ad Tértiam</text:p>
          </table:table-cell>
          <table:table-cell office:value-type="float" office:value="543">
            <text:p>543</text:p>
          </table:table-cell>
        </table:table-row>
        <table:table-row table:style-name="ro1">
          <table:table-cell office:value-type="string">
            <text:p>Feria quínta ad Sextam</text:p>
          </table:table-cell>
          <table:table-cell office:value-type="float" office:value="554">
            <text:p>554</text:p>
          </table:table-cell>
          <table:table-cell office:value-type="string">
            <text:p>Feria quínta ad Sextam</text:p>
          </table:table-cell>
          <table:table-cell office:value-type="float" office:value="546">
            <text:p>546</text:p>
          </table:table-cell>
        </table:table-row>
        <table:table-row table:style-name="ro1">
          <table:table-cell office:value-type="string">
            <text:p>Feria quínta ad Nonam</text:p>
          </table:table-cell>
          <table:table-cell office:value-type="float" office:value="556">
            <text:p>556</text:p>
          </table:table-cell>
          <table:table-cell office:value-type="string">
            <text:p>Feria quínta ad Nonam</text:p>
          </table:table-cell>
          <table:table-cell office:value-type="float" office:value="549">
            <text:p>549</text:p>
          </table:table-cell>
        </table:table-row>
        <table:table-row table:style-name="ro1">
          <table:table-cell office:value-type="string">
            <text:p>Feria quínta ad Vésperas</text:p>
          </table:table-cell>
          <table:table-cell office:value-type="float" office:value="559">
            <text:p>559</text:p>
          </table:table-cell>
          <table:table-cell office:value-type="string">
            <text:p>Feria quínta ad Vésperas</text:p>
          </table:table-cell>
          <table:table-cell office:value-type="float" office:value="551">
            <text:p>551</text:p>
          </table:table-cell>
        </table:table-row>
        <table:table-row table:style-name="ro1">
          <table:table-cell office:value-type="string">
            <text:p>Feria quínta ad Completórium</text:p>
          </table:table-cell>
          <table:table-cell office:value-type="float" office:value="564">
            <text:p>564</text:p>
          </table:table-cell>
          <table:table-cell office:value-type="string">
            <text:p>Feria quínta ad Completórium</text:p>
          </table:table-cell>
          <table:table-cell office:value-type="float" office:value="557">
            <text:p>557</text:p>
          </table:table-cell>
        </table:table-row>
        <table:table-row table:style-name="ro1">
          <table:table-cell office:value-type="string">
            <text:p>Feria sexta ad Matutínum</text:p>
          </table:table-cell>
          <table:table-cell office:value-type="float" office:value="567">
            <text:p>567</text:p>
          </table:table-cell>
          <table:table-cell office:value-type="string">
            <text:p>Feria sexta ad Matutínum</text:p>
          </table:table-cell>
          <table:table-cell office:value-type="float" office:value="559">
            <text:p>559</text:p>
          </table:table-cell>
        </table:table-row>
        <table:table-row table:style-name="ro1">
          <table:table-cell office:value-type="string">
            <text:p>Feria sexta ad Laudes I</text:p>
          </table:table-cell>
          <table:table-cell office:value-type="float" office:value="577">
            <text:p>577</text:p>
          </table:table-cell>
          <table:table-cell office:value-type="string">
            <text:p>Feria sexta ad Laudes I</text:p>
          </table:table-cell>
          <table:table-cell office:value-type="float" office:value="570">
            <text:p>570</text:p>
          </table:table-cell>
        </table:table-row>
        <table:table-row table:style-name="ro1">
          <table:table-cell office:value-type="string">
            <text:p>Feria sexta ad Laudes II</text:p>
          </table:table-cell>
          <table:table-cell office:value-type="float" office:value="584">
            <text:p>584</text:p>
          </table:table-cell>
          <table:table-cell office:value-type="string">
            <text:p>Feria sexta ad Laudes II</text:p>
          </table:table-cell>
          <table:table-cell office:value-type="float" office:value="576">
            <text:p>576</text:p>
          </table:table-cell>
        </table:table-row>
        <table:table-row table:style-name="ro1">
          <table:table-cell office:value-type="string">
            <text:p>Feria sexta ad Primam</text:p>
          </table:table-cell>
          <table:table-cell office:value-type="float" office:value="592">
            <text:p>592</text:p>
          </table:table-cell>
          <table:table-cell office:value-type="string">
            <text:p>Feria sexta ad Primam</text:p>
          </table:table-cell>
          <table:table-cell office:value-type="float" office:value="584">
            <text:p>584</text:p>
          </table:table-cell>
        </table:table-row>
        <table:table-row table:style-name="ro1">
          <table:table-cell office:value-type="string">
            <text:p>Feria sexta ad Tértiam</text:p>
          </table:table-cell>
          <table:table-cell office:value-type="float" office:value="595">
            <text:p>595</text:p>
          </table:table-cell>
          <table:table-cell office:value-type="string">
            <text:p>Feria sexta ad Tértiam</text:p>
          </table:table-cell>
          <table:table-cell office:value-type="float" office:value="588">
            <text:p>588</text:p>
          </table:table-cell>
        </table:table-row>
        <table:table-row table:style-name="ro1">
          <table:table-cell office:value-type="string">
            <text:p>Feria sexta ad Sextam</text:p>
          </table:table-cell>
          <table:table-cell office:value-type="float" office:value="598">
            <text:p>598</text:p>
          </table:table-cell>
          <table:table-cell office:value-type="string">
            <text:p>Feria sexta ad Sextam</text:p>
          </table:table-cell>
          <table:table-cell office:value-type="float" office:value="590">
            <text:p>590</text:p>
          </table:table-cell>
        </table:table-row>
        <table:table-row table:style-name="ro1">
          <table:table-cell office:value-type="string">
            <text:p>Feria sexta ad Nonam</text:p>
          </table:table-cell>
          <table:table-cell office:value-type="float" office:value="600">
            <text:p>600</text:p>
          </table:table-cell>
          <table:table-cell office:value-type="string">
            <text:p>Feria sexta ad Nonam</text:p>
          </table:table-cell>
          <table:table-cell office:value-type="float" office:value="592">
            <text:p>592</text:p>
          </table:table-cell>
        </table:table-row>
        <table:table-row table:style-name="ro1">
          <table:table-cell office:value-type="string">
            <text:p>Feria sexta ad Vésperas</text:p>
          </table:table-cell>
          <table:table-cell office:value-type="float" office:value="605">
            <text:p>605</text:p>
          </table:table-cell>
          <table:table-cell office:value-type="string">
            <text:p>Feria sexta ad Vésperas</text:p>
          </table:table-cell>
          <table:table-cell office:value-type="float" office:value="597">
            <text:p>597</text:p>
          </table:table-cell>
        </table:table-row>
        <table:table-row table:style-name="ro1">
          <table:table-cell office:value-type="string">
            <text:p>Feria sexta ad Completórium</text:p>
          </table:table-cell>
          <table:table-cell office:value-type="float" office:value="611">
            <text:p>611</text:p>
          </table:table-cell>
          <table:table-cell office:value-type="string">
            <text:p>Feria sexta ad Completórium</text:p>
          </table:table-cell>
          <table:table-cell office:value-type="float" office:value="603">
            <text:p>603</text:p>
          </table:table-cell>
        </table:table-row>
        <table:table-row table:style-name="ro1">
          <table:table-cell office:value-type="string">
            <text:p>Sábbato ad Matutínum</text:p>
          </table:table-cell>
          <table:table-cell office:value-type="float" office:value="614">
            <text:p>614</text:p>
          </table:table-cell>
          <table:table-cell office:value-type="string">
            <text:p>Sábbato ad Matutínum</text:p>
          </table:table-cell>
          <table:table-cell office:value-type="float" office:value="606">
            <text:p>606</text:p>
          </table:table-cell>
        </table:table-row>
        <table:table-row table:style-name="ro1">
          <table:table-cell office:value-type="string">
            <text:p>Sábbato ad Laudes I</text:p>
          </table:table-cell>
          <table:table-cell office:value-type="float" office:value="625">
            <text:p>625</text:p>
          </table:table-cell>
          <table:table-cell office:value-type="string">
            <text:p>Sábbato ad Laudes I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string">
            <text:p>Sábbato ad Laudes II</text:p>
          </table:table-cell>
          <table:table-cell office:value-type="float" office:value="630">
            <text:p>630</text:p>
          </table:table-cell>
          <table:table-cell office:value-type="string">
            <text:p>Sábbato ad Laudes II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string">
            <text:p>Sábbato ad Primam</text:p>
          </table:table-cell>
          <table:table-cell office:value-type="float" office:value="639">
            <text:p>639</text:p>
          </table:table-cell>
          <table:table-cell office:value-type="string">
            <text:p>Sábbato ad Primam</text:p>
          </table:table-cell>
          <table:table-cell office:value-type="float" office:value="631">
            <text:p>631</text:p>
          </table:table-cell>
        </table:table-row>
        <table:table-row table:style-name="ro1">
          <table:table-cell office:value-type="string">
            <text:p>Sábbato ad Tértiam</text:p>
          </table:table-cell>
          <table:table-cell office:value-type="float" office:value="643">
            <text:p>643</text:p>
          </table:table-cell>
          <table:table-cell office:value-type="string">
            <text:p>Sábbato ad Tértiam</text:p>
          </table:table-cell>
          <table:table-cell office:value-type="float" office:value="634">
            <text:p>634</text:p>
          </table:table-cell>
        </table:table-row>
        <table:table-row table:style-name="ro1">
          <table:table-cell office:value-type="string">
            <text:p>Sábbato ad Sextam</text:p>
          </table:table-cell>
          <table:table-cell office:value-type="float" office:value="646">
            <text:p>646</text:p>
          </table:table-cell>
          <table:table-cell office:value-type="string">
            <text:p>Sábbato ad Sextam</text:p>
          </table:table-cell>
          <table:table-cell office:value-type="float" office:value="637">
            <text:p>637</text:p>
          </table:table-cell>
        </table:table-row>
        <table:table-row table:style-name="ro1">
          <table:table-cell office:value-type="string">
            <text:p>Sábbato ad Nonam</text:p>
          </table:table-cell>
          <table:table-cell office:value-type="float" office:value="649">
            <text:p>649</text:p>
          </table:table-cell>
          <table:table-cell office:value-type="string">
            <text:p>Sábbato ad Nonam</text:p>
          </table:table-cell>
          <table:table-cell office:value-type="float" office:value="641">
            <text:p>641</text:p>
          </table:table-cell>
        </table:table-row>
        <table:table-row table:style-name="ro1">
          <table:table-cell office:value-type="string">
            <text:p>ad I Vésperas Dominicæ</text:p>
          </table:table-cell>
          <table:table-cell office:value-type="float" office:value="652">
            <text:p>652</text:p>
          </table:table-cell>
          <table:table-cell office:value-type="string">
            <text:p>ad I Vésperas Dominicæ</text:p>
          </table:table-cell>
          <table:table-cell office:value-type="float" office:value="644">
            <text:p>644</text:p>
          </table:table-cell>
        </table:table-row>
        <table:table-row table:style-name="ro1">
          <table:table-cell office:value-type="string">
            <text:p>Sábbato ad Completórium</text:p>
          </table:table-cell>
          <table:table-cell office:value-type="float" office:value="657">
            <text:p>657</text:p>
          </table:table-cell>
          <table:table-cell office:value-type="string">
            <text:p>Sábbato ad Completórium</text:p>
          </table:table-cell>
          <table:table-cell office:value-type="float" office:value="648">
            <text:p>648</text:p>
          </table:table-cell>
        </table:table-row>
        <table:table-row table:style-name="ro1">
          <table:table-cell table:style-name="ce3" office:value-type="string">
            <text:p>Proprium Sanctorum</text:p>
          </table:table-cell>
          <table:table-cell office:value-type="float" office:value="661">
            <text:p>661</text:p>
          </table:table-cell>
          <table:table-cell office:value-type="string">
            <text:p>Proprium Sanctorum</text:p>
          </table:table-cell>
          <table:table-cell office:value-type="float" office:value="653">
            <text:p>653</text:p>
          </table:table-cell>
        </table:table-row>
        <table:table-row table:style-name="ro1">
          <table:table-cell office:value-type="string">
            <text:p>Sancti Andreæ</text:p>
          </table:table-cell>
          <table:table-cell office:value-type="float" office:value="662">
            <text:p>662</text:p>
          </table:table-cell>
          <table:table-cell office:value-type="string">
            <text:p>Sancti Andreæ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office:value-type="string">
            <text:p>in Conceptione Immaculata B.M.V.</text:p>
          </table:table-cell>
          <table:table-cell office:value-type="float" office:value="670">
            <text:p>670</text:p>
          </table:table-cell>
          <table:table-cell office:value-type="string">
            <text:p>in Conceptione Immaculata B.M.V.</text:p>
          </table:table-cell>
          <table:table-cell office:value-type="float" office:value="662">
            <text:p>662</text:p>
          </table:table-cell>
        </table:table-row>
        <table:table-row table:style-name="ro1">
          <table:table-cell office:value-type="string">
            <text:p>Sancti Thomae, Ap.</text:p>
          </table:table-cell>
          <table:table-cell office:value-type="float" office:value="677">
            <text:p>677</text:p>
          </table:table-cell>
          <table:table-cell office:value-type="string">
            <text:p>Sancti Thomae, Ap.</text:p>
          </table:table-cell>
          <table:table-cell office:value-type="float" office:value="669">
            <text:p>669</text:p>
          </table:table-cell>
        </table:table-row>
        <table:table-row table:style-name="ro1">
          <table:table-cell office:value-type="string">
            <text:p>in Purificatione B. Mariæ Virg.</text:p>
          </table:table-cell>
          <table:table-cell office:value-type="float" office:value="693">
            <text:p>693</text:p>
          </table:table-cell>
          <table:table-cell office:value-type="string">
            <text:p>in Purificatione B. Mariæ Virg.</text:p>
          </table:table-cell>
          <table:table-cell office:value-type="float" office:value="685">
            <text:p>685</text:p>
          </table:table-cell>
        </table:table-row>
        <table:table-row table:style-name="ro1">
          <table:table-cell office:value-type="string">
            <text:p>Festa Julii</text:p>
          </table:table-cell>
          <table:table-cell office:value-type="float" office:value="714">
            <text:p>714</text:p>
          </table:table-cell>
          <table:table-cell office:value-type="string">
            <text:p>Cathedræ S. Petri</text:p>
          </table:table-cell>
          <table:table-cell office:value-type="float" office:value="706">
            <text:p>706</text:p>
          </table:table-cell>
        </table:table-row>
        <table:table-row table:style-name="ro1">
          <table:table-cell office:value-type="string">
            <text:p>Festa Augusti</text:p>
          </table:table-cell>
          <table:table-cell office:value-type="float" office:value="726">
            <text:p>726</text:p>
          </table:table-cell>
          <table:table-cell office:value-type="string">
            <text:p>Sancti Matthiæ</text:p>
          </table:table-cell>
          <table:table-cell office:value-type="float" office:value="709">
            <text:p>709</text:p>
          </table:table-cell>
        </table:table-row>
        <table:table-row table:style-name="ro1">
          <table:table-cell office:value-type="string">
            <text:p>Beatæ Mariæ Virg. a Rosario</text:p>
          </table:table-cell>
          <table:table-cell office:value-type="float" office:value="726">
            <text:p>726</text:p>
          </table:table-cell>
          <table:table-cell office:value-type="string">
            <text:p>S. Joseph, Sponsi B. Mariæ Virg.</text:p>
          </table:table-cell>
          <table:table-cell office:value-type="float" office:value="714">
            <text:p>714</text:p>
          </table:table-cell>
        </table:table-row>
        <table:table-row table:style-name="ro1">
          <table:table-cell office:value-type="string">
            <text:p>S. Joachim, Patris B. Mariæ Virg.</text:p>
          </table:table-cell>
          <table:table-cell office:value-type="float" office:value="733">
            <text:p>733</text:p>
          </table:table-cell>
          <table:table-cell office:value-type="string">
            <text:p>in Annunciatione B. Mariæ Virg.</text:p>
          </table:table-cell>
          <table:table-cell office:value-type="float" office:value="722">
            <text:p>722</text:p>
          </table:table-cell>
        </table:table-row>
        <table:table-row table:style-name="ro1">
          <table:table-cell office:value-type="string">
            <text:p>Immaculati Cordis B. Mariæ Virg.</text:p>
          </table:table-cell>
          <table:table-cell office:value-type="float" office:value="736">
            <text:p>736</text:p>
          </table:table-cell>
          <table:table-cell office:value-type="string">
            <text:p>Sancti Marci</text:p>
          </table:table-cell>
          <table:table-cell office:value-type="float" office:value="737">
            <text:p>737</text:p>
          </table:table-cell>
        </table:table-row>
        <table:table-row table:style-name="ro1">
          <table:table-cell office:value-type="string">
            <text:p>Sancti Bartholomæi</text:p>
          </table:table-cell>
          <table:table-cell office:value-type="float" office:value="738">
            <text:p>738</text:p>
          </table:table-cell>
          <table:table-cell office:value-type="string">
            <text:p>Festa Julii</text:p>
          </table:table-cell>
          <table:table-cell office:value-type="float" office:value="740">
            <text:p>740</text:p>
          </table:table-cell>
        </table:table-row>
        <table:table-row table:style-name="ro1">
          <table:table-cell office:value-type="string">
            <text:p>Festa Septembris</text:p>
          </table:table-cell>
          <table:table-cell office:value-type="float" office:value="744">
            <text:p>744</text:p>
          </table:table-cell>
          <table:table-cell office:value-type="string">
            <text:p>Festa Augusti</text:p>
          </table:table-cell>
          <table:table-cell office:value-type="float" office:value="752">
            <text:p>752</text:p>
          </table:table-cell>
        </table:table-row>
        <table:table-row table:style-name="ro1">
          <table:table-cell office:value-type="string">
            <text:p>in Nativitate B. Mariæ Virg.</text:p>
          </table:table-cell>
          <table:table-cell office:value-type="float" office:value="747">
            <text:p>747</text:p>
          </table:table-cell>
          <table:table-cell office:value-type="string">
            <text:p>Beatæ Mariæ Virg. a Rosario</text:p>
          </table:table-cell>
          <table:table-cell office:value-type="float" office:value="752">
            <text:p>752</text:p>
          </table:table-cell>
        </table:table-row>
        <table:table-row table:style-name="ro1">
          <table:table-cell office:value-type="string">
            <text:p>in Exaltatione Sanctæ Crucis</text:p>
          </table:table-cell>
          <table:table-cell office:value-type="float" office:value="751">
            <text:p>751</text:p>
          </table:table-cell>
          <table:table-cell office:value-type="string">
            <text:p>S. Joachim, Patris B. Mariæ Virg.</text:p>
          </table:table-cell>
          <table:table-cell office:value-type="float" office:value="759">
            <text:p>759</text:p>
          </table:table-cell>
        </table:table-row>
        <table:table-row table:style-name="ro1">
          <table:table-cell office:value-type="string">
            <text:p>Septem Dolorum B. Mariæ Virg.</text:p>
          </table:table-cell>
          <table:table-cell office:value-type="float" office:value="755">
            <text:p>755</text:p>
          </table:table-cell>
          <table:table-cell office:value-type="string">
            <text:p>Immaculati Cordis B. Mariæ Virg.</text:p>
          </table:table-cell>
          <table:table-cell office:value-type="float" office:value="762">
            <text:p>762</text:p>
          </table:table-cell>
        </table:table-row>
        <table:table-row table:style-name="ro1">
          <table:table-cell office:value-type="string">
            <text:p>Sancti Matthæi</text:p>
          </table:table-cell>
          <table:table-cell office:value-type="float" office:value="764">
            <text:p>764</text:p>
          </table:table-cell>
          <table:table-cell office:value-type="string">
            <text:p>Sancti Bartholomæi</text:p>
          </table:table-cell>
          <table:table-cell office:value-type="float" office:value="764">
            <text:p>764</text:p>
          </table:table-cell>
        </table:table-row>
        <table:table-row table:style-name="ro1">
          <table:table-cell office:value-type="string">
            <text:p>in Dedicatione S. Michaelis Archangeli</text:p>
          </table:table-cell>
          <table:table-cell office:value-type="float" office:value="768">
            <text:p>768</text:p>
          </table:table-cell>
          <table:table-cell office:value-type="string">
            <text:p>Festa Septembris</text:p>
          </table:table-cell>
          <table:table-cell office:value-type="float" office:value="770">
            <text:p>770</text:p>
          </table:table-cell>
        </table:table-row>
        <table:table-row table:style-name="ro1">
          <table:table-cell office:value-type="string">
            <text:p>Beatæ Mariæ Virg. a Rosario</text:p>
          </table:table-cell>
          <table:table-cell office:value-type="float" office:value="782">
            <text:p>782</text:p>
          </table:table-cell>
          <table:table-cell office:value-type="string">
            <text:p>in Nativitate B. Mariæ Virg.</text:p>
          </table:table-cell>
          <table:table-cell office:value-type="float" office:value="773">
            <text:p>773</text:p>
          </table:table-cell>
        </table:table-row>
        <table:table-row table:style-name="ro1">
          <table:table-cell office:value-type="string">
            <text:p>Maternitatis B. Mariæ Virg.</text:p>
          </table:table-cell>
          <table:table-cell office:value-type="float" office:value="791">
            <text:p>791</text:p>
          </table:table-cell>
          <table:table-cell office:value-type="string">
            <text:p>in Exaltatione Sanctæ Crucis</text:p>
          </table:table-cell>
          <table:table-cell office:value-type="float" office:value="777">
            <text:p>777</text:p>
          </table:table-cell>
        </table:table-row>
        <table:table-row table:style-name="ro1">
          <table:table-cell office:value-type="string">
            <text:p>Sancti Lucæ</text:p>
          </table:table-cell>
          <table:table-cell office:value-type="float" office:value="799">
            <text:p>799</text:p>
          </table:table-cell>
          <table:table-cell office:value-type="string">
            <text:p>Septem Dolorum B. Mariæ Virg.</text:p>
          </table:table-cell>
          <table:table-cell office:value-type="float" office:value="781">
            <text:p>781</text:p>
          </table:table-cell>
        </table:table-row>
        <table:table-row table:style-name="ro1">
          <table:table-cell office:value-type="string">
            <text:p>D.N. Jesu Christi Regis</text:p>
          </table:table-cell>
          <table:table-cell office:value-type="float" office:value="809">
            <text:p>809</text:p>
          </table:table-cell>
          <table:table-cell office:value-type="string">
            <text:p>Sancti Matthæi</text:p>
          </table:table-cell>
          <table:table-cell office:value-type="float" office:value="790">
            <text:p>790</text:p>
          </table:table-cell>
        </table:table-row>
        <table:table-row table:style-name="ro1">
          <table:table-cell office:value-type="string">
            <text:p>Ss. Simonis et Judæ</text:p>
          </table:table-cell>
          <table:table-cell office:value-type="float" office:value="816">
            <text:p>816</text:p>
          </table:table-cell>
          <table:table-cell office:value-type="string">
            <text:p>in Dedicatione S. Michaelis Archangeli</text:p>
          </table:table-cell>
          <table:table-cell office:value-type="float" office:value="794">
            <text:p>794</text:p>
          </table:table-cell>
        </table:table-row>
        <table:table-row table:style-name="ro1">
          <table:table-cell office:value-type="string">
            <text:p>in Festo Omnium Sanctorum</text:p>
          </table:table-cell>
          <table:table-cell office:value-type="float" office:value="817">
            <text:p>817</text:p>
          </table:table-cell>
          <table:table-cell office:value-type="string">
            <text:p>Beatæ Mariæ Virg. a Rosario</text:p>
          </table:table-cell>
          <table:table-cell office:value-type="float" office:value="808">
            <text:p>808</text:p>
          </table:table-cell>
        </table:table-row>
        <table:table-row table:style-name="ro1">
          <table:table-cell office:value-type="string">
            <text:p>in Commem. Omnium Fidelium Defunctorum</text:p>
          </table:table-cell>
          <table:table-cell office:value-type="float" office:value="824">
            <text:p>824</text:p>
          </table:table-cell>
          <table:table-cell office:value-type="string">
            <text:p>Maternitatis B. Mariæ Virg.</text:p>
          </table:table-cell>
          <table:table-cell office:value-type="float" office:value="818">
            <text:p>818</text:p>
          </table:table-cell>
        </table:table-row>
        <table:table-row table:style-name="ro1">
          <table:table-cell office:value-type="string">
            <text:p>in Dedicatione Archibasilicæ Ssmi Salvatoris</text:p>
          </table:table-cell>
          <table:table-cell office:value-type="float" office:value="845">
            <text:p>845</text:p>
          </table:table-cell>
          <table:table-cell office:value-type="string">
            <text:p>Sancti Lucæ</text:p>
          </table:table-cell>
          <table:table-cell office:value-type="float" office:value="825">
            <text:p>825</text:p>
          </table:table-cell>
        </table:table-row>
        <table:table-row table:style-name="ro1">
          <table:table-cell/>
          <table:table-cell office:value-type="float" office:value="861">
            <text:p>861</text:p>
          </table:table-cell>
          <table:table-cell office:value-type="string">
            <text:p>D.N. Jesu Christi Regis</text:p>
          </table:table-cell>
          <table:table-cell office:value-type="float" office:value="835">
            <text:p>835</text:p>
          </table:table-cell>
        </table:table-row>
        <table:table-row table:style-name="ro1">
          <table:table-cell/>
          <table:table-cell office:value-type="float" office:value="862">
            <text:p>862</text:p>
          </table:table-cell>
          <table:table-cell office:value-type="string">
            <text:p>Ss. Simonis et Judæ</text:p>
          </table:table-cell>
          <table:table-cell office:value-type="float" office:value="843">
            <text:p>843</text:p>
          </table:table-cell>
        </table:table-row>
        <table:table-row table:style-name="ro1">
          <table:table-cell/>
          <table:table-cell office:value-type="float" office:value="870">
            <text:p>870</text:p>
          </table:table-cell>
          <table:table-cell office:value-type="string">
            <text:p>in Festo Omnium Sanctorum</text:p>
          </table:table-cell>
          <table:table-cell office:value-type="float" office:value="844">
            <text:p>844</text:p>
          </table:table-cell>
        </table:table-row>
        <table:table-row table:style-name="ro1">
          <table:table-cell/>
          <table:table-cell office:value-type="float" office:value="875">
            <text:p>875</text:p>
          </table:table-cell>
          <table:table-cell office:value-type="string">
            <text:p>in Commem. Omnium Fidelium Defunctorum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/>
          <table:table-cell office:value-type="float" office:value="876">
            <text:p>876</text:p>
          </table:table-cell>
          <table:table-cell office:value-type="string">
            <text:p>in Dedicatione Archibasilicæ Ssmi Salvatoris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table:style-name="ce3" office:value-type="string">
            <text:p>Commune Sanctorum</text:p>
          </table:table-cell>
          <table:table-cell office:value-type="float" office:value="882">
            <text:p>882</text:p>
          </table:table-cell>
          <table:table-cell office:value-type="string">
            <text:p>Commune Sanctorum</text:p>
          </table:table-cell>
          <table:table-cell office:value-type="float" office:value="887">
            <text:p>887</text:p>
          </table:table-cell>
        </table:table-row>
        <table:table-row table:style-name="ro1">
          <table:table-cell office:value-type="string">
            <text:p>Commune Apostolorum</text:p>
          </table:table-cell>
          <table:table-cell office:value-type="float" office:value="887">
            <text:p>887</text:p>
          </table:table-cell>
          <table:table-cell office:value-type="string">
            <text:p>Commune Apostolorum</text:p>
          </table:table-cell>
          <table:table-cell office:value-type="float" office:value="888">
            <text:p>888</text:p>
          </table:table-cell>
        </table:table-row>
        <table:table-row table:style-name="ro1">
          <table:table-cell office:value-type="string">
            <text:p>Commune Apostolorum aut Martyrum PT</text:p>
          </table:table-cell>
          <table:table-cell office:value-type="float" office:value="893">
            <text:p>893</text:p>
          </table:table-cell>
          <table:table-cell office:value-type="string">
            <text:p>Commune Apostolorum aut Martyrum PT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string">
            <text:p>Commune Unius aut Plurium Summorum Pontificum</text:p>
          </table:table-cell>
          <table:table-cell office:value-type="float" office:value="900">
            <text:p>900</text:p>
          </table:table-cell>
          <table:table-cell office:value-type="string">
            <text:p>Commune Unius aut Plurium Summorum Pontificum</text:p>
          </table:table-cell>
          <table:table-cell office:value-type="float" office:value="902">
            <text:p>902</text:p>
          </table:table-cell>
        </table:table-row>
        <table:table-row table:style-name="ro1">
          <table:table-cell office:value-type="string">
            <text:p>Commune Unius Martyris</text:p>
          </table:table-cell>
          <table:table-cell office:value-type="float" office:value="905">
            <text:p>905</text:p>
          </table:table-cell>
          <table:table-cell office:value-type="string">
            <text:p>Commune Unius Martyris</text:p>
          </table:table-cell>
          <table:table-cell office:value-type="float" office:value="903">
            <text:p>903</text:p>
          </table:table-cell>
        </table:table-row>
        <table:table-row table:style-name="ro1">
          <table:table-cell office:value-type="string">
            <text:p>Commune Plurimorum Martyrum</text:p>
          </table:table-cell>
          <table:table-cell office:value-type="float" office:value="912">
            <text:p>912</text:p>
          </table:table-cell>
          <table:table-cell office:value-type="string">
            <text:p>Commune Plurimorum Martyrum</text:p>
          </table:table-cell>
          <table:table-cell office:value-type="float" office:value="908">
            <text:p>908</text:p>
          </table:table-cell>
        </table:table-row>
        <table:table-row table:style-name="ro1">
          <table:table-cell office:value-type="string">
            <text:p>Commune Confessoris Pontificis</text:p>
          </table:table-cell>
          <table:table-cell office:value-type="float" office:value="918">
            <text:p>918</text:p>
          </table:table-cell>
          <table:table-cell office:value-type="string">
            <text:p>Commune Confessoris Pontificis</text:p>
          </table:table-cell>
          <table:table-cell office:value-type="float" office:value="914">
            <text:p>914</text:p>
          </table:table-cell>
        </table:table-row>
        <table:table-row table:style-name="ro1">
          <table:table-cell office:value-type="string">
            <text:p>Commune Confessoris non Pontificis</text:p>
          </table:table-cell>
          <table:table-cell office:value-type="float" office:value="927">
            <text:p>927</text:p>
          </table:table-cell>
          <table:table-cell office:value-type="string">
            <text:p>Commune Confessoris non Pontificis</text:p>
          </table:table-cell>
          <table:table-cell office:value-type="float" office:value="920">
            <text:p>920</text:p>
          </table:table-cell>
        </table:table-row>
        <table:table-row table:style-name="ro1">
          <table:table-cell office:value-type="string">
            <text:p>Commune Virginum</text:p>
          </table:table-cell>
          <table:table-cell office:value-type="float" office:value="931">
            <text:p>931</text:p>
          </table:table-cell>
          <table:table-cell office:value-type="string">
            <text:p>Commune Virginum</text:p>
          </table:table-cell>
          <table:table-cell office:value-type="float" office:value="927">
            <text:p>927</text:p>
          </table:table-cell>
        </table:table-row>
        <table:table-row table:style-name="ro1">
          <table:table-cell office:value-type="string">
            <text:p>Commune non Virginum</text:p>
          </table:table-cell>
          <table:table-cell office:value-type="float" office:value="967">
            <text:p>967</text:p>
          </table:table-cell>
          <table:table-cell office:value-type="string">
            <text:p>Commune non Virginum</text:p>
          </table:table-cell>
          <table:table-cell office:value-type="float" office:value="932">
            <text:p>932</text:p>
          </table:table-cell>
        </table:table-row>
        <table:table-row table:style-name="ro1">
          <table:table-cell office:value-type="string">
            <text:p>Commune Dedicationis Ecclesiæ</text:p>
          </table:table-cell>
          <table:table-cell office:value-type="float" office:value="967">
            <text:p>967</text:p>
          </table:table-cell>
          <table:table-cell office:value-type="string">
            <text:p>Commune Dedicationis Ecclesiæ</text:p>
          </table:table-cell>
          <table:table-cell office:value-type="float" office:value="939">
            <text:p>939</text:p>
          </table:table-cell>
        </table:table-row>
        <table:table-row table:style-name="ro1">
          <table:table-cell office:value-type="string">
            <text:p>Commune Sanctæ Mariæ Virginis</text:p>
          </table:table-cell>
          <table:table-cell office:value-type="float" office:value="976">
            <text:p>976</text:p>
          </table:table-cell>
          <table:table-cell office:value-type="string">
            <text:p>Commune Sanctæ Mariæ Virginis</text:p>
          </table:table-cell>
          <table:table-cell office:value-type="float" office:value="945">
            <text:p>945</text:p>
          </table:table-cell>
        </table:table-row>
        <table:table-row table:style-name="ro1">
          <table:table-cell office:value-type="string">
            <text:p>Commune Sanctæ Mariæ in Sabbato</text:p>
          </table:table-cell>
          <table:table-cell/>
          <table:table-cell office:value-type="string">
            <text:p>Commune Sanctæ Mariæ in Sabbato</text:p>
          </table:table-cell>
          <table:table-cell office:value-type="float" office:value="954">
            <text:p>954</text:p>
          </table:table-cell>
        </table:table-row>
        <table:table-row table:style-name="ro1">
          <table:table-cell office:value-type="string">
            <text:p>Officium Defunctorum</text:p>
          </table:table-cell>
          <table:table-cell/>
          <table:table-cell office:value-type="string">
            <text:p>Officium Defunctorum</text:p>
          </table:table-cell>
          <table:table-cell office:value-type="float" office:value="958">
            <text:p>958</text:p>
          </table:table-cell>
        </table:table-row>
        <table:table-row table:style-name="ro1">
          <table:table-cell table:style-name="ce3" office:value-type="string">
            <text:p>Appendix</text:p>
          </table:table-cell>
          <table:table-cell/>
          <table:table-cell office:value-type="string">
            <text:p>Appendix</text:p>
          </table:table-cell>
          <table:table-cell office:value-type="float" office:value="994">
            <text:p>994</text:p>
          </table:table-cell>
        </table:table-row>
        <table:table-row table:style-name="ro1">
          <table:table-cell office:value-type="string">
            <text:p>I: Penitential Psalms</text:p>
          </table:table-cell>
          <table:table-cell/>
          <table:table-cell office:value-type="string">
            <text:p>I: Penitential Psalms</text:p>
          </table:table-cell>
          <table:table-cell office:value-type="float" office:value="994">
            <text:p>994</text:p>
          </table:table-cell>
        </table:table-row>
        <table:table-row table:style-name="ro1">
          <table:table-cell office:value-type="string">
            <text:p>II: Litany of the Saints</text:p>
          </table:table-cell>
          <table:table-cell/>
          <table:table-cell office:value-type="string">
            <text:p>II: Litany of the Saints</text:p>
          </table:table-cell>
          <table:table-cell office:value-type="float" office:value="1002">
            <text:p>1002</text:p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3" table:default-cell-style-name="Default"/>
        <table:table-row table:style-name="ro2">
          <table:table-cell table:formula="of:=COUNT([.C2:.C188])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Proprium de Tempore</text:p>
          </table:table-cell>
          <table:table-cell table:formula="of:=[.F1]=[.H1]" office:value-type="boolean" office:boolean-value="true">
            <text:p>TRUE</text:p>
          </table:table-cell>
          <table:table-cell office:value-type="string">
            <text:p>Proprium de Tempore</text:p>
          </table:table-cell>
          <table:table-cell office:value-type="float" office:value="29">
            <text:p>29</text:p>
          </table:table-cell>
          <table:table-cell table:formula="of:=[.I1]" office:value-type="float" office:value="29">
            <text:p>29</text:p>
          </table:table-cell>
          <table:table-cell table:formula="of:=IF([.A1]&gt;0;&quot;[ /Count -&quot; &amp; [.A1];&quot;[&quot;) &amp; &quot; /Page &quot; &amp; [.J1] &amp; &quot; /Title (&quot; &amp; [.F1] &amp; &quot;) /OUT pdfmark&quot;" office:value-type="string" office:string-value="[ /Count -10 /Page 29 /Title (Proprium de Tempore) /OUT pdfmark">
            <text:p>[ /Count -10 /Page 29 /Title (Proprium de Tempore) /OUT pdfmark</text:p>
          </table:table-cell>
        </table:table-row>
        <table:table-row table:style-name="ro2">
          <table:table-cell table:formula="of:=COUNT([.E3:.E8])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Adventus</text:p>
          </table:table-cell>
          <table:table-cell table:formula="of:=[.F2]=[.H2]" office:value-type="boolean" office:boolean-value="true">
            <text:p>TRUE</text:p>
          </table:table-cell>
          <table:table-cell office:value-type="string">
            <text:p>Tempus Adventus</text:p>
          </table:table-cell>
          <table:table-cell office:value-type="float" office:value="30">
            <text:p>30</text:p>
          </table:table-cell>
          <table:table-cell table:formula="of:=[.I2]" office:value-type="float" office:value="30">
            <text:p>30</text:p>
          </table:table-cell>
          <table:table-cell table:formula="of:=IF([.A2]&gt;0;&quot;[ /Count -&quot; &amp; [.A2];&quot;[&quot;) &amp; &quot; /Page &quot; &amp; [.J2] &amp; &quot; /Title (&quot; &amp; [.F2] &amp; &quot;) /OUT pdfmark&quot;" office:value-type="string" office:string-value="[ /Count -6 /Page 30 /Title (Tempus Adventus) /OUT pdfmark">
            <text:p>[ /Count -6 /Page 30 /Title (Tempus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Adventus</text:p>
          </table:table-cell>
          <table:table-cell table:formula="of:=[.F3]=[.H3]" office:value-type="boolean" office:boolean-value="true">
            <text:p>TRUE</text:p>
          </table:table-cell>
          <table:table-cell office:value-type="string">
            <text:p>Dominica I Adventus</text:p>
          </table:table-cell>
          <table:table-cell office:value-type="float" office:value="30">
            <text:p>30</text:p>
          </table:table-cell>
          <table:table-cell table:formula="of:=[.I3]" office:value-type="float" office:value="30">
            <text:p>30</text:p>
          </table:table-cell>
          <table:table-cell table:formula="of:=IF([.A3]&gt;0;&quot;[ /Count -&quot; &amp; [.A3];&quot;[&quot;) &amp; &quot; /Page &quot; &amp; [.J3] &amp; &quot; /Title (&quot; &amp; [.F3] &amp; &quot;) /OUT pdfmark&quot;" office:value-type="string" office:string-value="[ /Page 30 /Title (Dominica I Adventus) /OUT pdfmark">
            <text:p>[ /Page 30 /Title (Dominica I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Adventus</text:p>
          </table:table-cell>
          <table:table-cell table:formula="of:=[.F4]=[.H4]" office:value-type="boolean" office:boolean-value="true">
            <text:p>TRUE</text:p>
          </table:table-cell>
          <table:table-cell office:value-type="string">
            <text:p>Dominica II Adventus</text:p>
          </table:table-cell>
          <table:table-cell office:value-type="float" office:value="34">
            <text:p>34</text:p>
          </table:table-cell>
          <table:table-cell table:formula="of:=[.I4]" office:value-type="float" office:value="34">
            <text:p>34</text:p>
          </table:table-cell>
          <table:table-cell table:formula="of:=IF([.A4]&gt;0;&quot;[ /Count -&quot; &amp; [.A4];&quot;[&quot;) &amp; &quot; /Page &quot; &amp; [.J4] &amp; &quot; /Title (&quot; &amp; [.F4] &amp; &quot;) /OUT pdfmark&quot;" office:value-type="string" office:string-value="[ /Page 34 /Title (Dominica II Adventus) /OUT pdfmark">
            <text:p>[ /Page 34 /Title (Dominica II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Adventus</text:p>
          </table:table-cell>
          <table:table-cell table:formula="of:=[.F5]=[.H5]" office:value-type="boolean" office:boolean-value="true">
            <text:p>TRUE</text:p>
          </table:table-cell>
          <table:table-cell office:value-type="string">
            <text:p>Dominica III Adventus</text:p>
          </table:table-cell>
          <table:table-cell office:value-type="float" office:value="39">
            <text:p>39</text:p>
          </table:table-cell>
          <table:table-cell table:formula="of:=[.I5]" office:value-type="float" office:value="39">
            <text:p>39</text:p>
          </table:table-cell>
          <table:table-cell table:formula="of:=IF([.A5]&gt;0;&quot;[ /Count -&quot; &amp; [.A5];&quot;[&quot;) &amp; &quot; /Page &quot; &amp; [.J5] &amp; &quot; /Title (&quot; &amp; [.F5] &amp; &quot;) /OUT pdfmark&quot;" office:value-type="string" office:string-value="[ /Page 39 /Title (Dominica III Adventus) /OUT pdfmark">
            <text:p>[ /Page 39 /Title (Dominica III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ntiphonae Majores</text:p>
          </table:table-cell>
          <table:table-cell table:formula="of:=[.F6]=[.H6]" office:value-type="boolean" office:boolean-value="true">
            <text:p>TRUE</text:p>
          </table:table-cell>
          <table:table-cell office:value-type="string">
            <text:p>Antiphonae Majores</text:p>
          </table:table-cell>
          <table:table-cell office:value-type="float" office:value="43">
            <text:p>43</text:p>
          </table:table-cell>
          <table:table-cell table:formula="of:=[.I6]" office:value-type="float" office:value="43">
            <text:p>43</text:p>
          </table:table-cell>
          <table:table-cell table:formula="of:=IF([.A6]&gt;0;&quot;[ /Count -&quot; &amp; [.A6];&quot;[&quot;) &amp; &quot; /Page &quot; &amp; [.J6] &amp; &quot; /Title (&quot; &amp; [.F6] &amp; &quot;) /OUT pdfmark&quot;" office:value-type="string" office:string-value="[ /Page 43 /Title (Antiphonae Majores) /OUT pdfmark">
            <text:p>[ /Page 43 /Title (Antiphonae Majore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Adventus</text:p>
          </table:table-cell>
          <table:table-cell table:formula="of:=[.F7]=[.H7]" office:value-type="boolean" office:boolean-value="true">
            <text:p>TRUE</text:p>
          </table:table-cell>
          <table:table-cell office:value-type="string">
            <text:p>Dominica IV Adventus</text:p>
          </table:table-cell>
          <table:table-cell office:value-type="float" office:value="46">
            <text:p>46</text:p>
          </table:table-cell>
          <table:table-cell table:formula="of:=[.I7]" office:value-type="float" office:value="46">
            <text:p>46</text:p>
          </table:table-cell>
          <table:table-cell table:formula="of:=IF([.A7]&gt;0;&quot;[ /Count -&quot; &amp; [.A7];&quot;[&quot;) &amp; &quot; /Page &quot; &amp; [.J7] &amp; &quot; /Title (&quot; &amp; [.F7] &amp; &quot;) /OUT pdfmark&quot;" office:value-type="string" office:string-value="[ /Page 46 /Title (Dominica IV Adventus) /OUT pdfmark">
            <text:p>[ /Page 46 /Title (Dominica IV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Vigilia Nativitatis Domini</text:p>
          </table:table-cell>
          <table:table-cell table:formula="of:=[.F8]=[.H8]" office:value-type="boolean" office:boolean-value="true">
            <text:p>TRUE</text:p>
          </table:table-cell>
          <table:table-cell office:value-type="string">
            <text:p>in Vigilia Nativitatis Domini</text:p>
          </table:table-cell>
          <table:table-cell office:value-type="float" office:value="49">
            <text:p>49</text:p>
          </table:table-cell>
          <table:table-cell table:formula="of:=[.I8]" office:value-type="float" office:value="49">
            <text:p>49</text:p>
          </table:table-cell>
          <table:table-cell table:formula="of:=IF([.A8]&gt;0;&quot;[ /Count -&quot; &amp; [.A8];&quot;[&quot;) &amp; &quot; /Page &quot; &amp; [.J8] &amp; &quot; /Title (&quot; &amp; [.F8] &amp; &quot;) /OUT pdfmark&quot;" office:value-type="string" office:string-value="[ /Page 49 /Title (in Vigilia Nativitatis Domini) /OUT pdfmark">
            <text:p>[ /Page 49 /Title (in Vigilia Nativitatis Domini) /OUT pdfmark</text:p>
          </table:table-cell>
        </table:table-row>
        <table:table-row table:style-name="ro2">
          <table:table-cell table:formula="of:=COUNT([.E10:.E19])" office:value-type="float" office:value="10">
            <text:p>10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Nativitatis</text:p>
          </table:table-cell>
          <table:table-cell table:formula="of:=[.F9]=[.H9]" office:value-type="boolean" office:boolean-value="true">
            <text:p>TRUE</text:p>
          </table:table-cell>
          <table:table-cell office:value-type="string">
            <text:p>Tempus Nativitatis</text:p>
          </table:table-cell>
          <table:table-cell office:value-type="float" office:value="52">
            <text:p>52</text:p>
          </table:table-cell>
          <table:table-cell table:formula="of:=[.I9]" office:value-type="float" office:value="52">
            <text:p>52</text:p>
          </table:table-cell>
          <table:table-cell table:formula="of:=IF([.A9]&gt;0;&quot;[ /Count -&quot; &amp; [.A9];&quot;[&quot;) &amp; &quot; /Page &quot; &amp; [.J9] &amp; &quot; /Title (&quot; &amp; [.F9] &amp; &quot;) /OUT pdfmark&quot;" office:value-type="string" office:string-value="[ /Count -10 /Page 52 /Title (Tempus Nativitatis) /OUT pdfmark">
            <text:p>[ /Count -10 /Page 52 /Title (Tempus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Nativitate Domini</text:p>
          </table:table-cell>
          <table:table-cell table:formula="of:=[.F10]=[.H10]" office:value-type="boolean" office:boolean-value="true">
            <text:p>TRUE</text:p>
          </table:table-cell>
          <table:table-cell office:value-type="string">
            <text:p>in Nativitate Domini</text:p>
          </table:table-cell>
          <table:table-cell office:value-type="float" office:value="52">
            <text:p>52</text:p>
          </table:table-cell>
          <table:table-cell table:formula="of:=[.I10]" office:value-type="float" office:value="52">
            <text:p>52</text:p>
          </table:table-cell>
          <table:table-cell table:formula="of:=IF([.A10]&gt;0;&quot;[ /Count -&quot; &amp; [.A10];&quot;[&quot;) &amp; &quot; /Page &quot; &amp; [.J10] &amp; &quot; /Title (&quot; &amp; [.F10] &amp; &quot;) /OUT pdfmark&quot;" office:value-type="string" office:string-value="[ /Page 52 /Title (in Nativitate Domini) /OUT pdfmark">
            <text:p>[ /Page 52 /Title (in Nativitate Domi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fra Oct. Nativitatis</text:p>
          </table:table-cell>
          <table:table-cell table:formula="of:=[.F11]=[.H11]" office:value-type="boolean" office:boolean-value="true">
            <text:p>TRUE</text:p>
          </table:table-cell>
          <table:table-cell office:value-type="string">
            <text:p>Dominica infra Oct. Nativitatis</text:p>
          </table:table-cell>
          <table:table-cell office:value-type="float" office:value="60">
            <text:p>60</text:p>
          </table:table-cell>
          <table:table-cell table:formula="of:=[.I11]" office:value-type="float" office:value="60">
            <text:p>60</text:p>
          </table:table-cell>
          <table:table-cell table:formula="of:=IF([.A11]&gt;0;&quot;[ /Count -&quot; &amp; [.A11];&quot;[&quot;) &amp; &quot; /Page &quot; &amp; [.J11] &amp; &quot; /Title (&quot; &amp; [.F11] &amp; &quot;) /OUT pdfmark&quot;" office:value-type="string" office:string-value="[ /Page 60 /Title (Dominica infra Oct. Nativitatis) /OUT pdfmark">
            <text:p>[ /Page 60 /Title (Dominica infra Oct.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Stephani</text:p>
          </table:table-cell>
          <table:table-cell table:formula="of:=[.F12]=[.H12]" office:value-type="boolean" office:boolean-value="true">
            <text:p>TRUE</text:p>
          </table:table-cell>
          <table:table-cell office:value-type="string">
            <text:p>Sancti Stephani</text:p>
          </table:table-cell>
          <table:table-cell office:value-type="float" office:value="62">
            <text:p>62</text:p>
          </table:table-cell>
          <table:table-cell table:formula="of:=[.I12]" office:value-type="float" office:value="62">
            <text:p>62</text:p>
          </table:table-cell>
          <table:table-cell table:formula="of:=IF([.A12]&gt;0;&quot;[ /Count -&quot; &amp; [.A12];&quot;[&quot;) &amp; &quot; /Page &quot; &amp; [.J12] &amp; &quot; /Title (&quot; &amp; [.F12] &amp; &quot;) /OUT pdfmark&quot;" office:value-type="string" office:string-value="[ /Page 62 /Title (Sancti Stephani) /OUT pdfmark">
            <text:p>[ /Page 62 /Title (Sancti Stepha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Joannis</text:p>
          </table:table-cell>
          <table:table-cell table:formula="of:=[.F13]=[.H13]" office:value-type="boolean" office:boolean-value="true">
            <text:p>TRUE</text:p>
          </table:table-cell>
          <table:table-cell office:value-type="string">
            <text:p>Sancti Joannis</text:p>
          </table:table-cell>
          <table:table-cell office:value-type="float" office:value="66">
            <text:p>66</text:p>
          </table:table-cell>
          <table:table-cell table:formula="of:=[.I13]" office:value-type="float" office:value="66">
            <text:p>66</text:p>
          </table:table-cell>
          <table:table-cell table:formula="of:=IF([.A13]&gt;0;&quot;[ /Count -&quot; &amp; [.A13];&quot;[&quot;) &amp; &quot; /Page &quot; &amp; [.J13] &amp; &quot; /Title (&quot; &amp; [.F13] &amp; &quot;) /OUT pdfmark&quot;" office:value-type="string" office:string-value="[ /Page 66 /Title (Sancti Joannis) /OUT pdfmark">
            <text:p>[ /Page 66 /Title (Sancti Joan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s. Innocentium Martyrum</text:p>
          </table:table-cell>
          <table:table-cell table:formula="of:=[.F14]=[.H14]" office:value-type="boolean" office:boolean-value="true">
            <text:p>TRUE</text:p>
          </table:table-cell>
          <table:table-cell office:value-type="string">
            <text:p>Ss. Innocentium Martyrum</text:p>
          </table:table-cell>
          <table:table-cell office:value-type="float" office:value="69">
            <text:p>69</text:p>
          </table:table-cell>
          <table:table-cell table:formula="of:=[.I14]" office:value-type="float" office:value="69">
            <text:p>69</text:p>
          </table:table-cell>
          <table:table-cell table:formula="of:=IF([.A14]&gt;0;&quot;[ /Count -&quot; &amp; [.A14];&quot;[&quot;) &amp; &quot; /Page &quot; &amp; [.J14] &amp; &quot; /Title (&quot; &amp; [.F14] &amp; &quot;) /OUT pdfmark&quot;" office:value-type="string" office:string-value="[ /Page 69 /Title (Ss. Innocentium Martyrum) /OUT pdfmark">
            <text:p>[ /Page 69 /Title (Ss. Innocentium Marty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 Die infra Oct. Nativitatis</text:p>
          </table:table-cell>
          <table:table-cell table:formula="of:=[.F15]=[.H15]" office:value-type="boolean" office:boolean-value="true">
            <text:p>TRUE</text:p>
          </table:table-cell>
          <table:table-cell office:value-type="string">
            <text:p>de V Die infra Oct. Nativitatis</text:p>
          </table:table-cell>
          <table:table-cell office:value-type="float" office:value="72">
            <text:p>72</text:p>
          </table:table-cell>
          <table:table-cell table:formula="of:=[.I15]" office:value-type="float" office:value="72">
            <text:p>72</text:p>
          </table:table-cell>
          <table:table-cell table:formula="of:=IF([.A15]&gt;0;&quot;[ /Count -&quot; &amp; [.A15];&quot;[&quot;) &amp; &quot; /Page &quot; &amp; [.J15] &amp; &quot; /Title (&quot; &amp; [.F15] &amp; &quot;) /OUT pdfmark&quot;" office:value-type="string" office:string-value="[ /Page 72 /Title (de V Die infra Oct. Nativitatis) /OUT pdfmark">
            <text:p>[ /Page 72 /Title (de V Die infra Oct.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I Die infra Oct. Nativitatis</text:p>
          </table:table-cell>
          <table:table-cell table:formula="of:=[.F16]=[.H16]" office:value-type="boolean" office:boolean-value="true">
            <text:p>TRUE</text:p>
          </table:table-cell>
          <table:table-cell office:value-type="string">
            <text:p>de VI Die infra Oct. Nativitatis</text:p>
          </table:table-cell>
          <table:table-cell office:value-type="float" office:value="74">
            <text:p>74</text:p>
          </table:table-cell>
          <table:table-cell table:formula="of:=[.I16]" office:value-type="float" office:value="74">
            <text:p>74</text:p>
          </table:table-cell>
          <table:table-cell table:formula="of:=IF([.A16]&gt;0;&quot;[ /Count -&quot; &amp; [.A16];&quot;[&quot;) &amp; &quot; /Page &quot; &amp; [.J16] &amp; &quot; /Title (&quot; &amp; [.F16] &amp; &quot;) /OUT pdfmark&quot;" office:value-type="string" office:string-value="[ /Page 74 /Title (de VI Die infra Oct. Nativitatis) /OUT pdfmark">
            <text:p>[ /Page 74 /Title (de VI Die infra Oct.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II Die infra Oct. Nativitatis</text:p>
          </table:table-cell>
          <table:table-cell table:formula="of:=[.F17]=[.H17]" office:value-type="boolean" office:boolean-value="true">
            <text:p>TRUE</text:p>
          </table:table-cell>
          <table:table-cell office:value-type="string">
            <text:p>de VII Die infra Oct. Nativitatis</text:p>
          </table:table-cell>
          <table:table-cell office:value-type="float" office:value="75">
            <text:p>75</text:p>
          </table:table-cell>
          <table:table-cell table:formula="of:=[.I17]" office:value-type="float" office:value="75">
            <text:p>75</text:p>
          </table:table-cell>
          <table:table-cell table:formula="of:=IF([.A17]&gt;0;&quot;[ /Count -&quot; &amp; [.A17];&quot;[&quot;) &amp; &quot; /Page &quot; &amp; [.J17] &amp; &quot; /Title (&quot; &amp; [.F17] &amp; &quot;) /OUT pdfmark&quot;" office:value-type="string" office:string-value="[ /Page 75 /Title (de VII Die infra Oct. Nativitatis) /OUT pdfmark">
            <text:p>[ /Page 75 /Title (de VII Die infra Oct.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Octava Nativitatis Domini</text:p>
          </table:table-cell>
          <table:table-cell table:formula="of:=[.F18]=[.H18]" office:value-type="boolean" office:boolean-value="true">
            <text:p>TRUE</text:p>
          </table:table-cell>
          <table:table-cell office:value-type="string">
            <text:p>in Octava Nativitatis Domini</text:p>
          </table:table-cell>
          <table:table-cell office:value-type="float" office:value="76">
            <text:p>76</text:p>
          </table:table-cell>
          <table:table-cell table:formula="of:=[.I18]" office:value-type="float" office:value="76">
            <text:p>76</text:p>
          </table:table-cell>
          <table:table-cell table:formula="of:=IF([.A18]&gt;0;&quot;[ /Count -&quot; &amp; [.A18];&quot;[&quot;) &amp; &quot; /Page &quot; &amp; [.J18] &amp; &quot; /Title (&quot; &amp; [.F18] &amp; &quot;) /OUT pdfmark&quot;" office:value-type="string" office:string-value="[ /Page 76 /Title (in Octava Nativitatis Domini) /OUT pdfmark">
            <text:p>[ /Page 76 /Title (in Octava Nativitatis Domi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ssimi Nominis Jesu</text:p>
          </table:table-cell>
          <table:table-cell table:formula="of:=[.F19]=[.H19]" office:value-type="boolean" office:boolean-value="true">
            <text:p>TRUE</text:p>
          </table:table-cell>
          <table:table-cell office:value-type="string">
            <text:p>Sanctissimi Nominis Jesu</text:p>
          </table:table-cell>
          <table:table-cell office:value-type="float" office:value="78">
            <text:p>78</text:p>
          </table:table-cell>
          <table:table-cell table:formula="of:=[.I19]" office:value-type="float" office:value="78">
            <text:p>78</text:p>
          </table:table-cell>
          <table:table-cell table:formula="of:=IF([.A19]&gt;0;&quot;[ /Count -&quot; &amp; [.A19];&quot;[&quot;) &amp; &quot; /Page &quot; &amp; [.J19] &amp; &quot; /Title (&quot; &amp; [.F19] &amp; &quot;) /OUT pdfmark&quot;" office:value-type="string" office:string-value="[ /Page 78 /Title (Sanctissimi Nominis Jesu) /OUT pdfmark">
            <text:p>[ /Page 78 /Title (Sanctissimi Nominis Jesu) /OUT pdfmark</text:p>
          </table:table-cell>
        </table:table-row>
        <table:table-row table:style-name="ro2">
          <table:table-cell table:formula="of:=COUNT([.E21:.E24])" office:value-type="float" office:value="4">
            <text:p>4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Epiphaniae</text:p>
          </table:table-cell>
          <table:table-cell table:formula="of:=[.F20]=[.H20]" office:value-type="boolean" office:boolean-value="true">
            <text:p>TRUE</text:p>
          </table:table-cell>
          <table:table-cell office:value-type="string">
            <text:p>Tempus Epiphaniae</text:p>
          </table:table-cell>
          <table:table-cell office:value-type="float" office:value="84">
            <text:p>84</text:p>
          </table:table-cell>
          <table:table-cell table:formula="of:=[.I20]" office:value-type="float" office:value="84">
            <text:p>84</text:p>
          </table:table-cell>
          <table:table-cell table:formula="of:=IF([.A20]&gt;0;&quot;[ /Count -&quot; &amp; [.A20];&quot;[&quot;) &amp; &quot; /Page &quot; &amp; [.J20] &amp; &quot; /Title (&quot; &amp; [.F20] &amp; &quot;) /OUT pdfmark&quot;" office:value-type="string" office:string-value="[ /Count -4 /Page 84 /Title (Tempus Epiphaniae) /OUT pdfmark">
            <text:p>[ /Count -4 /Page 84 /Title (Tempus Epiphani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Epiphania Domini</text:p>
          </table:table-cell>
          <table:table-cell table:formula="of:=[.F21]=[.H21]" office:value-type="boolean" office:boolean-value="true">
            <text:p>TRUE</text:p>
          </table:table-cell>
          <table:table-cell office:value-type="string">
            <text:p>in Epiphania Domini</text:p>
          </table:table-cell>
          <table:table-cell office:value-type="float" office:value="84">
            <text:p>84</text:p>
          </table:table-cell>
          <table:table-cell table:formula="of:=[.I21]" office:value-type="float" office:value="84">
            <text:p>84</text:p>
          </table:table-cell>
          <table:table-cell table:formula="of:=IF([.A21]&gt;0;&quot;[ /Count -&quot; &amp; [.A21];&quot;[&quot;) &amp; &quot; /Page &quot; &amp; [.J21] &amp; &quot; /Title (&quot; &amp; [.F21] &amp; &quot;) /OUT pdfmark&quot;" office:value-type="string" office:string-value="[ /Page 84 /Title (in Epiphania Domini) /OUT pdfmark">
            <text:p>[ /Page 84 /Title (in Epiphania Domi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ae Familiae</text:p>
          </table:table-cell>
          <table:table-cell table:formula="of:=[.F22]=[.H22]" office:value-type="boolean" office:boolean-value="true">
            <text:p>TRUE</text:p>
          </table:table-cell>
          <table:table-cell office:value-type="string">
            <text:p>Sanctae Familiae</text:p>
          </table:table-cell>
          <table:table-cell office:value-type="float" office:value="87">
            <text:p>87</text:p>
          </table:table-cell>
          <table:table-cell table:formula="of:=[.I22]" office:value-type="float" office:value="87">
            <text:p>87</text:p>
          </table:table-cell>
          <table:table-cell table:formula="of:=IF([.A22]&gt;0;&quot;[ /Count -&quot; &amp; [.A22];&quot;[&quot;) &amp; &quot; /Page &quot; &amp; [.J22] &amp; &quot; /Title (&quot; &amp; [.F22] &amp; &quot;) /OUT pdfmark&quot;" office:value-type="string" office:string-value="[ /Page 87 /Title (Sanctae Familiae) /OUT pdfmark">
            <text:p>[ /Page 87 /Title (Sanctae Famili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Baptismatis D.N.J.C.</text:p>
          </table:table-cell>
          <table:table-cell table:formula="of:=[.F23]=[.H23]" office:value-type="boolean" office:boolean-value="true">
            <text:p>TRUE</text:p>
          </table:table-cell>
          <table:table-cell office:value-type="string">
            <text:p>Baptismatis D.N.J.C.</text:p>
          </table:table-cell>
          <table:table-cell office:value-type="float" office:value="97">
            <text:p>97</text:p>
          </table:table-cell>
          <table:table-cell table:formula="of:=[.I23]" office:value-type="float" office:value="97">
            <text:p>97</text:p>
          </table:table-cell>
          <table:table-cell table:formula="of:=IF([.A23]&gt;0;&quot;[ /Count -&quot; &amp; [.A23];&quot;[&quot;) &amp; &quot; /Page &quot; &amp; [.J23] &amp; &quot; /Title (&quot; &amp; [.F23] &amp; &quot;) /OUT pdfmark&quot;" office:value-type="string" office:string-value="[ /Page 97 /Title (Baptismatis D.N.J.C.) /OUT pdfmark">
            <text:p>[ /Page 97 /Title (Baptismatis D.N.J.C.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Post Epiphaniam</text:p>
          </table:table-cell>
          <table:table-cell table:formula="of:=[.F24]=[.H24]" office:value-type="boolean" office:boolean-value="true">
            <text:p>TRUE</text:p>
          </table:table-cell>
          <table:table-cell office:value-type="string">
            <text:p>Dominica I Post Epiphaniam</text:p>
          </table:table-cell>
          <table:table-cell office:value-type="float" office:value="98">
            <text:p>98</text:p>
          </table:table-cell>
          <table:table-cell table:formula="of:=[.I24]" office:value-type="float" office:value="98">
            <text:p>98</text:p>
          </table:table-cell>
          <table:table-cell table:formula="of:=IF([.A24]&gt;0;&quot;[ /Count -&quot; &amp; [.A24];&quot;[&quot;) &amp; &quot; /Page &quot; &amp; [.J24] &amp; &quot; /Title (&quot; &amp; [.F24] &amp; &quot;) /OUT pdfmark&quot;" office:value-type="string" office:string-value="[ /Page 98 /Title (Dominica I Post Epiphaniam) /OUT pdfmark">
            <text:p>[ /Page 98 /Title (Dominica I Post Epiphaniam) /OUT pdfmark</text:p>
          </table:table-cell>
        </table:table-row>
        <table:table-row table:style-name="ro2">
          <table:table-cell table:formula="of:=COUNT([.E26:.E30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er Annum</text:p>
          </table:table-cell>
          <table:table-cell table:formula="of:=[.F25]=[.H25]" office:value-type="boolean" office:boolean-value="true">
            <text:p>TRUE</text:p>
          </table:table-cell>
          <table:table-cell office:value-type="string">
            <text:p>Tempus Per Annum</text:p>
          </table:table-cell>
          <table:table-cell office:value-type="float" office:value="99">
            <text:p>99</text:p>
          </table:table-cell>
          <table:table-cell table:formula="of:=[.I25]" office:value-type="float" office:value="99">
            <text:p>99</text:p>
          </table:table-cell>
          <table:table-cell table:formula="of:=IF([.A25]&gt;0;&quot;[ /Count -&quot; &amp; [.A25];&quot;[&quot;) &amp; &quot; /Page &quot; &amp; [.J25] &amp; &quot; /Title (&quot; &amp; [.F25] &amp; &quot;) /OUT pdfmark&quot;" office:value-type="string" office:string-value="[ /Count -5 /Page 99 /Title (Tempus Per Annum) /OUT pdfmark">
            <text:p>[ /Count -5 /Page 99 /Title (Tempus Per An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ost Epiphaniam</text:p>
          </table:table-cell>
          <table:table-cell table:formula="of:=[.F26]=[.H26]" office:value-type="boolean" office:boolean-value="true">
            <text:p>TRUE</text:p>
          </table:table-cell>
          <table:table-cell office:value-type="string">
            <text:p>Dominica II Post Epiphaniam</text:p>
          </table:table-cell>
          <table:table-cell office:value-type="float" office:value="99">
            <text:p>99</text:p>
          </table:table-cell>
          <table:table-cell table:formula="of:=[.I26]" office:value-type="float" office:value="99">
            <text:p>99</text:p>
          </table:table-cell>
          <table:table-cell table:formula="of:=IF([.A26]&gt;0;&quot;[ /Count -&quot; &amp; [.A26];&quot;[&quot;) &amp; &quot; /Page &quot; &amp; [.J26] &amp; &quot; /Title (&quot; &amp; [.F26] &amp; &quot;) /OUT pdfmark&quot;" office:value-type="string" office:string-value="[ /Page 99 /Title (Dominica II Post Epiphaniam) /OUT pdfmark">
            <text:p>[ /Page 99 /Title (Dominica II Post Epiphan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Post Epiphaniam</text:p>
          </table:table-cell>
          <table:table-cell table:formula="of:=[.F27]=[.H27]" office:value-type="boolean" office:boolean-value="true">
            <text:p>TRUE</text:p>
          </table:table-cell>
          <table:table-cell office:value-type="string">
            <text:p>Dominica III Post Epiphaniam</text:p>
          </table:table-cell>
          <table:table-cell office:value-type="float" office:value="99">
            <text:p>99</text:p>
          </table:table-cell>
          <table:table-cell table:formula="of:=[.I27]" office:value-type="float" office:value="99">
            <text:p>99</text:p>
          </table:table-cell>
          <table:table-cell table:formula="of:=IF([.A27]&gt;0;&quot;[ /Count -&quot; &amp; [.A27];&quot;[&quot;) &amp; &quot; /Page &quot; &amp; [.J27] &amp; &quot; /Title (&quot; &amp; [.F27] &amp; &quot;) /OUT pdfmark&quot;" office:value-type="string" office:string-value="[ /Page 99 /Title (Dominica III Post Epiphaniam) /OUT pdfmark">
            <text:p>[ /Page 99 /Title (Dominica III Post Epiphan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Post Epiphaniam</text:p>
          </table:table-cell>
          <table:table-cell table:formula="of:=[.F28]=[.H28]" office:value-type="boolean" office:boolean-value="true">
            <text:p>TRUE</text:p>
          </table:table-cell>
          <table:table-cell office:value-type="string">
            <text:p>Dominica IV Post Epiphaniam</text:p>
          </table:table-cell>
          <table:table-cell office:value-type="float" office:value="100">
            <text:p>100</text:p>
          </table:table-cell>
          <table:table-cell table:formula="of:=[.I28]" office:value-type="float" office:value="100">
            <text:p>100</text:p>
          </table:table-cell>
          <table:table-cell table:formula="of:=IF([.A28]&gt;0;&quot;[ /Count -&quot; &amp; [.A28];&quot;[&quot;) &amp; &quot; /Page &quot; &amp; [.J28] &amp; &quot; /Title (&quot; &amp; [.F28] &amp; &quot;) /OUT pdfmark&quot;" office:value-type="string" office:string-value="[ /Page 100 /Title (Dominica IV Post Epiphaniam) /OUT pdfmark">
            <text:p>[ /Page 100 /Title (Dominica IV Post Epiphan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 Post Epiphaniam</text:p>
          </table:table-cell>
          <table:table-cell table:formula="of:=[.F29]=[.H29]" office:value-type="boolean" office:boolean-value="true">
            <text:p>TRUE</text:p>
          </table:table-cell>
          <table:table-cell office:value-type="string">
            <text:p>Dominica V Post Epiphaniam</text:p>
          </table:table-cell>
          <table:table-cell office:value-type="float" office:value="101">
            <text:p>101</text:p>
          </table:table-cell>
          <table:table-cell table:formula="of:=[.I29]" office:value-type="float" office:value="101">
            <text:p>101</text:p>
          </table:table-cell>
          <table:table-cell table:formula="of:=IF([.A29]&gt;0;&quot;[ /Count -&quot; &amp; [.A29];&quot;[&quot;) &amp; &quot; /Page &quot; &amp; [.J29] &amp; &quot; /Title (&quot; &amp; [.F29] &amp; &quot;) /OUT pdfmark&quot;" office:value-type="string" office:string-value="[ /Page 101 /Title (Dominica V Post Epiphaniam) /OUT pdfmark">
            <text:p>[ /Page 101 /Title (Dominica V Post Epiphan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I Post Epiphaniam</text:p>
          </table:table-cell>
          <table:table-cell table:formula="of:=[.F30]=[.H30]" office:value-type="boolean" office:boolean-value="true">
            <text:p>TRUE</text:p>
          </table:table-cell>
          <table:table-cell office:value-type="string">
            <text:p>Dominica VI Post Epiphaniam</text:p>
          </table:table-cell>
          <table:table-cell office:value-type="float" office:value="102">
            <text:p>102</text:p>
          </table:table-cell>
          <table:table-cell table:formula="of:=[.I30]" office:value-type="float" office:value="102">
            <text:p>102</text:p>
          </table:table-cell>
          <table:table-cell table:formula="of:=IF([.A30]&gt;0;&quot;[ /Count -&quot; &amp; [.A30];&quot;[&quot;) &amp; &quot; /Page &quot; &amp; [.J30] &amp; &quot; /Title (&quot; &amp; [.F30] &amp; &quot;) /OUT pdfmark&quot;" office:value-type="string" office:string-value="[ /Page 102 /Title (Dominica VI Post Epiphaniam) /OUT pdfmark">
            <text:p>[ /Page 102 /Title (Dominica VI Post Epiphaniam) /OUT pdfmark</text:p>
          </table:table-cell>
        </table:table-row>
        <table:table-row table:style-name="ro2">
          <table:table-cell table:formula="of:=COUNT([.E32:.E34])" office:value-type="float" office:value="3">
            <text:p>3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Septuagesimae</text:p>
          </table:table-cell>
          <table:table-cell table:formula="of:=[.F31]=[.H31]" office:value-type="boolean" office:boolean-value="true">
            <text:p>TRUE</text:p>
          </table:table-cell>
          <table:table-cell office:value-type="string">
            <text:p>Tempus Septuagesimae</text:p>
          </table:table-cell>
          <table:table-cell office:value-type="float" office:value="103">
            <text:p>103</text:p>
          </table:table-cell>
          <table:table-cell table:formula="of:=[.I31]" office:value-type="float" office:value="103">
            <text:p>103</text:p>
          </table:table-cell>
          <table:table-cell table:formula="of:=IF([.A31]&gt;0;&quot;[ /Count -&quot; &amp; [.A31];&quot;[&quot;) &amp; &quot; /Page &quot; &amp; [.J31] &amp; &quot; /Title (&quot; &amp; [.F31] &amp; &quot;) /OUT pdfmark&quot;" office:value-type="string" office:string-value="[ /Count -3 /Page 103 /Title (Tempus Septuagesimae) /OUT pdfmark">
            <text:p>[ /Count -3 /Page 103 /Title (Tempus Septuagesim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Septuagesima</text:p>
          </table:table-cell>
          <table:table-cell table:formula="of:=[.F32]=[.H32]" office:value-type="boolean" office:boolean-value="true">
            <text:p>TRUE</text:p>
          </table:table-cell>
          <table:table-cell office:value-type="string">
            <text:p>Dominica in Septuagesima</text:p>
          </table:table-cell>
          <table:table-cell office:value-type="float" office:value="103">
            <text:p>103</text:p>
          </table:table-cell>
          <table:table-cell table:formula="of:=[.I32]" office:value-type="float" office:value="103">
            <text:p>103</text:p>
          </table:table-cell>
          <table:table-cell table:formula="of:=IF([.A32]&gt;0;&quot;[ /Count -&quot; &amp; [.A32];&quot;[&quot;) &amp; &quot; /Page &quot; &amp; [.J32] &amp; &quot; /Title (&quot; &amp; [.F32] &amp; &quot;) /OUT pdfmark&quot;" office:value-type="string" office:string-value="[ /Page 103 /Title (Dominica in Septuagesima) /OUT pdfmark">
            <text:p>[ /Page 103 /Title (Dominica in Septu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Sexagesima</text:p>
          </table:table-cell>
          <table:table-cell table:formula="of:=[.F33]=[.H33]" office:value-type="boolean" office:boolean-value="true">
            <text:p>TRUE</text:p>
          </table:table-cell>
          <table:table-cell office:value-type="string">
            <text:p>Dominica in Sexagesima</text:p>
          </table:table-cell>
          <table:table-cell office:value-type="float" office:value="107">
            <text:p>107</text:p>
          </table:table-cell>
          <table:table-cell table:formula="of:=[.I33]" office:value-type="float" office:value="107">
            <text:p>107</text:p>
          </table:table-cell>
          <table:table-cell table:formula="of:=IF([.A33]&gt;0;&quot;[ /Count -&quot; &amp; [.A33];&quot;[&quot;) &amp; &quot; /Page &quot; &amp; [.J33] &amp; &quot; /Title (&quot; &amp; [.F33] &amp; &quot;) /OUT pdfmark&quot;" office:value-type="string" office:string-value="[ /Page 107 /Title (Dominica in Sexagesima) /OUT pdfmark">
            <text:p>[ /Page 107 /Title (Dominica in Sex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Quinquagesima</text:p>
          </table:table-cell>
          <table:table-cell table:formula="of:=[.F34]=[.H34]" office:value-type="boolean" office:boolean-value="true">
            <text:p>TRUE</text:p>
          </table:table-cell>
          <table:table-cell office:value-type="string">
            <text:p>Dominica in Quinquagesima</text:p>
          </table:table-cell>
          <table:table-cell office:value-type="float" office:value="111">
            <text:p>111</text:p>
          </table:table-cell>
          <table:table-cell table:formula="of:=[.I34]" office:value-type="float" office:value="111">
            <text:p>111</text:p>
          </table:table-cell>
          <table:table-cell table:formula="of:=IF([.A34]&gt;0;&quot;[ /Count -&quot; &amp; [.A34];&quot;[&quot;) &amp; &quot; /Page &quot; &amp; [.J34] &amp; &quot; /Title (&quot; &amp; [.F34] &amp; &quot;) /OUT pdfmark&quot;" office:value-type="string" office:string-value="[ /Page 111 /Title (Dominica in Quinquagesima) /OUT pdfmark">
            <text:p>[ /Page 111 /Title (Dominica in Quinquagesima) /OUT pdfmark</text:p>
          </table:table-cell>
        </table:table-row>
        <table:table-row table:style-name="ro2">
          <table:table-cell table:formula="of:=COUNT([.E36:.E40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Quadragesimae</text:p>
          </table:table-cell>
          <table:table-cell table:formula="of:=[.F35]=[.H35]" office:value-type="boolean" office:boolean-value="true">
            <text:p>TRUE</text:p>
          </table:table-cell>
          <table:table-cell office:value-type="string">
            <text:p>Tempus Quadragesimae</text:p>
          </table:table-cell>
          <table:table-cell office:value-type="float" office:value="114">
            <text:p>114</text:p>
          </table:table-cell>
          <table:table-cell table:formula="of:=[.I35]" office:value-type="float" office:value="114">
            <text:p>114</text:p>
          </table:table-cell>
          <table:table-cell table:formula="of:=IF([.A35]&gt;0;&quot;[ /Count -&quot; &amp; [.A35];&quot;[&quot;) &amp; &quot; /Page &quot; &amp; [.J35] &amp; &quot; /Title (&quot; &amp; [.F35] &amp; &quot;) /OUT pdfmark&quot;" office:value-type="string" office:string-value="[ /Count -5 /Page 114 /Title (Tempus Quadragesimae) /OUT pdfmark">
            <text:p>[ /Count -5 /Page 114 /Title (Tempus Quadragesim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IV Cinerum</text:p>
          </table:table-cell>
          <table:table-cell table:formula="of:=[.F36]=[.H36]" office:value-type="boolean" office:boolean-value="true">
            <text:p>TRUE</text:p>
          </table:table-cell>
          <table:table-cell office:value-type="string">
            <text:p>Feria IV Cinerum</text:p>
          </table:table-cell>
          <table:table-cell office:value-type="float" office:value="114">
            <text:p>114</text:p>
          </table:table-cell>
          <table:table-cell table:formula="of:=[.I36]" office:value-type="float" office:value="114">
            <text:p>114</text:p>
          </table:table-cell>
          <table:table-cell table:formula="of:=IF([.A36]&gt;0;&quot;[ /Count -&quot; &amp; [.A36];&quot;[&quot;) &amp; &quot; /Page &quot; &amp; [.J36] &amp; &quot; /Title (&quot; &amp; [.F36] &amp; &quot;) /OUT pdfmark&quot;" office:value-type="string" office:string-value="[ /Page 114 /Title (Feria IV Cinerum) /OUT pdfmark">
            <text:p>[ /Page 114 /Title (Feria IV Cine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in Quadragesima</text:p>
          </table:table-cell>
          <table:table-cell table:formula="of:=[.F37]=[.H37]" office:value-type="boolean" office:boolean-value="true">
            <text:p>TRUE</text:p>
          </table:table-cell>
          <table:table-cell office:value-type="string">
            <text:p>Dominica I in Quadragesima</text:p>
          </table:table-cell>
          <table:table-cell office:value-type="float" office:value="117">
            <text:p>117</text:p>
          </table:table-cell>
          <table:table-cell table:formula="of:=[.I37]" office:value-type="float" office:value="117">
            <text:p>117</text:p>
          </table:table-cell>
          <table:table-cell table:formula="of:=IF([.A37]&gt;0;&quot;[ /Count -&quot; &amp; [.A37];&quot;[&quot;) &amp; &quot; /Page &quot; &amp; [.J37] &amp; &quot; /Title (&quot; &amp; [.F37] &amp; &quot;) /OUT pdfmark&quot;" office:value-type="string" office:string-value="[ /Page 117 /Title (Dominica I in Quadragesima) /OUT pdfmark">
            <text:p>[ /Page 117 /Title (Dominica I in Quadr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in Quadragesima</text:p>
          </table:table-cell>
          <table:table-cell table:formula="of:=[.F38]=[.H38]" office:value-type="boolean" office:boolean-value="true">
            <text:p>TRUE</text:p>
          </table:table-cell>
          <table:table-cell office:value-type="string">
            <text:p>Dominica II in Quadragesima</text:p>
          </table:table-cell>
          <table:table-cell office:value-type="float" office:value="124">
            <text:p>124</text:p>
          </table:table-cell>
          <table:table-cell table:formula="of:=[.I38]" office:value-type="float" office:value="124">
            <text:p>124</text:p>
          </table:table-cell>
          <table:table-cell table:formula="of:=IF([.A38]&gt;0;&quot;[ /Count -&quot; &amp; [.A38];&quot;[&quot;) &amp; &quot; /Page &quot; &amp; [.J38] &amp; &quot; /Title (&quot; &amp; [.F38] &amp; &quot;) /OUT pdfmark&quot;" office:value-type="string" office:string-value="[ /Page 124 /Title (Dominica II in Quadragesima) /OUT pdfmark">
            <text:p>[ /Page 124 /Title (Dominica II in Quadr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in Quadragesima</text:p>
          </table:table-cell>
          <table:table-cell table:formula="of:=[.F39]=[.H39]" office:value-type="boolean" office:boolean-value="true">
            <text:p>TRUE</text:p>
          </table:table-cell>
          <table:table-cell office:value-type="string">
            <text:p>Dominica III in Quadragesima</text:p>
          </table:table-cell>
          <table:table-cell office:value-type="float" office:value="131">
            <text:p>131</text:p>
          </table:table-cell>
          <table:table-cell table:formula="of:=[.I39]" office:value-type="float" office:value="131">
            <text:p>131</text:p>
          </table:table-cell>
          <table:table-cell table:formula="of:=IF([.A39]&gt;0;&quot;[ /Count -&quot; &amp; [.A39];&quot;[&quot;) &amp; &quot; /Page &quot; &amp; [.J39] &amp; &quot; /Title (&quot; &amp; [.F39] &amp; &quot;) /OUT pdfmark&quot;" office:value-type="string" office:string-value="[ /Page 131 /Title (Dominica III in Quadragesima) /OUT pdfmark">
            <text:p>[ /Page 131 /Title (Dominica III in Quadr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in Quadragesima</text:p>
          </table:table-cell>
          <table:table-cell table:formula="of:=[.F40]=[.H40]" office:value-type="boolean" office:boolean-value="true">
            <text:p>TRUE</text:p>
          </table:table-cell>
          <table:table-cell office:value-type="string">
            <text:p>Dominica IV in Quadragesima</text:p>
          </table:table-cell>
          <table:table-cell office:value-type="float" office:value="138">
            <text:p>138</text:p>
          </table:table-cell>
          <table:table-cell table:formula="of:=[.I40]" office:value-type="float" office:value="138">
            <text:p>138</text:p>
          </table:table-cell>
          <table:table-cell table:formula="of:=IF([.A40]&gt;0;&quot;[ /Count -&quot; &amp; [.A40];&quot;[&quot;) &amp; &quot; /Page &quot; &amp; [.J40] &amp; &quot; /Title (&quot; &amp; [.F40] &amp; &quot;) /OUT pdfmark&quot;" office:value-type="string" office:string-value="[ /Page 138 /Title (Dominica IV in Quadragesima) /OUT pdfmark">
            <text:p>[ /Page 138 /Title (Dominica IV in Quadragesima) /OUT pdfmark</text:p>
          </table:table-cell>
        </table:table-row>
        <table:table-row table:style-name="ro1">
          <table:table-cell table:formula="of:=COUNT([.E42:.E46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assionis</text:p>
          </table:table-cell>
          <table:table-cell table:formula="of:=[.F41]=[.H41]" office:value-type="boolean" office:boolean-value="true">
            <text:p>TRUE</text:p>
          </table:table-cell>
          <table:table-cell office:value-type="string">
            <text:p>Tempus Passionis</text:p>
          </table:table-cell>
          <table:table-cell office:value-type="float" office:value="145">
            <text:p>145</text:p>
          </table:table-cell>
          <table:table-cell table:formula="of:=[.I41]" office:value-type="float" office:value="145">
            <text:p>145</text:p>
          </table:table-cell>
          <table:table-cell table:formula="of:=IF([.A41]&gt;0;&quot;[ /Count -&quot; &amp; [.A41];&quot;[&quot;) &amp; &quot; /Page &quot; &amp; [.J41] &amp; &quot; /Title (&quot; &amp; [.F41] &amp; &quot;) /OUT pdfmark&quot;" office:value-type="string" office:string-value="[ /Count -5 /Page 145 /Title (Tempus Passionis) /OUT pdfmark">
            <text:p>[ /Count -5 /Page 145 /Title (Tempus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Passionis</text:p>
          </table:table-cell>
          <table:table-cell table:formula="of:=[.F42]=[.H42]" office:value-type="boolean" office:boolean-value="true">
            <text:p>TRUE</text:p>
          </table:table-cell>
          <table:table-cell office:value-type="string">
            <text:p>Dominica I Passionis</text:p>
          </table:table-cell>
          <table:table-cell office:value-type="float" office:value="146">
            <text:p>146</text:p>
          </table:table-cell>
          <table:table-cell table:formula="of:=[.I42]" office:value-type="float" office:value="146">
            <text:p>146</text:p>
          </table:table-cell>
          <table:table-cell table:formula="of:=IF([.A42]&gt;0;&quot;[ /Count -&quot; &amp; [.A42];&quot;[&quot;) &amp; &quot; /Page &quot; &amp; [.J42] &amp; &quot; /Title (&quot; &amp; [.F42] &amp; &quot;) /OUT pdfmark&quot;" office:value-type="string" office:string-value="[ /Page 146 /Title (Dominica I Passionis) /OUT pdfmark">
            <text:p>[ /Page 146 /Title (Dominica I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assionis</text:p>
          </table:table-cell>
          <table:table-cell table:formula="of:=[.F43]=[.H43]" office:value-type="boolean" office:boolean-value="true">
            <text:p>TRUE</text:p>
          </table:table-cell>
          <table:table-cell office:value-type="string">
            <text:p>Dominica II Passionis</text:p>
          </table:table-cell>
          <table:table-cell office:value-type="float" office:value="153">
            <text:p>153</text:p>
          </table:table-cell>
          <table:table-cell table:formula="of:=[.I43]" office:value-type="float" office:value="153">
            <text:p>153</text:p>
          </table:table-cell>
          <table:table-cell table:formula="of:=IF([.A43]&gt;0;&quot;[ /Count -&quot; &amp; [.A43];&quot;[&quot;) &amp; &quot; /Page &quot; &amp; [.J43] &amp; &quot; /Title (&quot; &amp; [.F43] &amp; &quot;) /OUT pdfmark&quot;" office:value-type="string" office:string-value="[ /Page 153 /Title (Dominica II Passionis) /OUT pdfmark">
            <text:p>[ /Page 153 /Title (Dominica II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in Cena Domini</text:p>
          </table:table-cell>
          <table:table-cell table:formula="of:=[.F44]=[.H44]" office:value-type="boolean" office:boolean-value="true">
            <text:p>TRUE</text:p>
          </table:table-cell>
          <table:table-cell office:value-type="string">
            <text:p>Feria Quinta in Cena Domini</text:p>
          </table:table-cell>
          <table:table-cell office:value-type="float" office:value="158">
            <text:p>158</text:p>
          </table:table-cell>
          <table:table-cell table:formula="of:=[.I44]" office:value-type="float" office:value="158">
            <text:p>158</text:p>
          </table:table-cell>
          <table:table-cell table:formula="of:=IF([.A44]&gt;0;&quot;[ /Count -&quot; &amp; [.A44];&quot;[&quot;) &amp; &quot; /Page &quot; &amp; [.J44] &amp; &quot; /Title (&quot; &amp; [.F44] &amp; &quot;) /OUT pdfmark&quot;" office:value-type="string" office:string-value="[ /Page 158 /Title (Feria Quinta in Cena Domini) /OUT pdfmark">
            <text:p>[ /Page 158 /Title (Feria Quinta in Cena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in Passione</text:p>
          </table:table-cell>
          <table:table-cell table:formula="of:=[.F45]=[.H45]" office:value-type="boolean" office:boolean-value="true">
            <text:p>TRUE</text:p>
          </table:table-cell>
          <table:table-cell office:value-type="string">
            <text:p>Feria Sexta in Passione</text:p>
          </table:table-cell>
          <table:table-cell office:value-type="float" office:value="160">
            <text:p>160</text:p>
          </table:table-cell>
          <table:table-cell table:formula="of:=[.I45]" office:value-type="float" office:value="160">
            <text:p>160</text:p>
          </table:table-cell>
          <table:table-cell table:formula="of:=IF([.A45]&gt;0;&quot;[ /Count -&quot; &amp; [.A45];&quot;[&quot;) &amp; &quot; /Page &quot; &amp; [.J45] &amp; &quot; /Title (&quot; &amp; [.F45] &amp; &quot;) /OUT pdfmark&quot;" office:value-type="string" office:string-value="[ /Page 160 /Title (Feria Sexta in Passione) /OUT pdfmark">
            <text:p>[ /Page 160 /Title (Feria Sexta in Passion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Sancto</text:p>
          </table:table-cell>
          <table:table-cell table:formula="of:=[.F46]=[.H46]" office:value-type="boolean" office:boolean-value="true">
            <text:p>TRUE</text:p>
          </table:table-cell>
          <table:table-cell office:value-type="string">
            <text:p>Sabbato Sancto</text:p>
          </table:table-cell>
          <table:table-cell office:value-type="float" office:value="162">
            <text:p>162</text:p>
          </table:table-cell>
          <table:table-cell table:formula="of:=[.I46]" office:value-type="float" office:value="162">
            <text:p>162</text:p>
          </table:table-cell>
          <table:table-cell table:formula="of:=IF([.A46]&gt;0;&quot;[ /Count -&quot; &amp; [.A46];&quot;[&quot;) &amp; &quot; /Page &quot; &amp; [.J46] &amp; &quot; /Title (&quot; &amp; [.F46] &amp; &quot;) /OUT pdfmark&quot;" office:value-type="string" office:string-value="[ /Page 162 /Title (Sabbato Sancto) /OUT pdfmark">
            <text:p>[ /Page 162 /Title (Sabbato Sancto) /OUT pdfmark</text:p>
          </table:table-cell>
        </table:table-row>
        <table:table-row table:style-name="ro1">
          <table:table-cell table:formula="of:=COUNT([.E48:.E53])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aschatis</text:p>
          </table:table-cell>
          <table:table-cell table:formula="of:=[.F47]=[.H47]" office:value-type="boolean" office:boolean-value="true">
            <text:p>TRUE</text:p>
          </table:table-cell>
          <table:table-cell office:value-type="string">
            <text:p>Tempus Paschatis</text:p>
          </table:table-cell>
          <table:table-cell office:value-type="float" office:value="169">
            <text:p>169</text:p>
          </table:table-cell>
          <table:table-cell table:formula="of:=[.I47]" office:value-type="float" office:value="169">
            <text:p>169</text:p>
          </table:table-cell>
          <table:table-cell table:formula="of:=IF([.A47]&gt;0;&quot;[ /Count -&quot; &amp; [.A47];&quot;[&quot;) &amp; &quot; /Page &quot; &amp; [.J47] &amp; &quot; /Title (&quot; &amp; [.F47] &amp; &quot;) /OUT pdfmark&quot;" office:value-type="string" office:string-value="[ /Count -6 /Page 169 /Title (Tempus Paschatis) /OUT pdfmark">
            <text:p>[ /Count -6 /Page 169 /Title (Tempus Pasch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Resurrectionis</text:p>
          </table:table-cell>
          <table:table-cell table:formula="of:=[.F48]=[.H48]" office:value-type="boolean" office:boolean-value="true">
            <text:p>TRUE</text:p>
          </table:table-cell>
          <table:table-cell office:value-type="string">
            <text:p>Dominica Resurrectionis</text:p>
          </table:table-cell>
          <table:table-cell office:value-type="float" office:value="169">
            <text:p>169</text:p>
          </table:table-cell>
          <table:table-cell table:formula="of:=[.I48]" office:value-type="float" office:value="169">
            <text:p>169</text:p>
          </table:table-cell>
          <table:table-cell table:formula="of:=IF([.A48]&gt;0;&quot;[ /Count -&quot; &amp; [.A48];&quot;[&quot;) &amp; &quot; /Page &quot; &amp; [.J48] &amp; &quot; /Title (&quot; &amp; [.F48] &amp; &quot;) /OUT pdfmark&quot;" office:value-type="string" office:string-value="[ /Page 169 /Title (Dominica Resurrectionis) /OUT pdfmark">
            <text:p>[ /Page 169 /Title (Dominica Resurrect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Albis</text:p>
          </table:table-cell>
          <table:table-cell table:formula="of:=[.F49]=[.H49]" office:value-type="boolean" office:boolean-value="true">
            <text:p>TRUE</text:p>
          </table:table-cell>
          <table:table-cell office:value-type="string">
            <text:p>Dominica in Albis</text:p>
          </table:table-cell>
          <table:table-cell office:value-type="float" office:value="176">
            <text:p>176</text:p>
          </table:table-cell>
          <table:table-cell table:formula="of:=[.I49]" office:value-type="float" office:value="176">
            <text:p>176</text:p>
          </table:table-cell>
          <table:table-cell table:formula="of:=IF([.A49]&gt;0;&quot;[ /Count -&quot; &amp; [.A49];&quot;[&quot;) &amp; &quot; /Page &quot; &amp; [.J49] &amp; &quot; /Title (&quot; &amp; [.F49] &amp; &quot;) /OUT pdfmark&quot;" office:value-type="string" office:string-value="[ /Page 176 /Title (Dominica in Albis) /OUT pdfmark">
            <text:p>[ /Page 176 /Title (Dominica in Alb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ost Pascha</text:p>
          </table:table-cell>
          <table:table-cell table:formula="of:=[.F50]=[.H50]" office:value-type="boolean" office:boolean-value="true">
            <text:p>TRUE</text:p>
          </table:table-cell>
          <table:table-cell office:value-type="string">
            <text:p>Dominica II Post Pascha</text:p>
          </table:table-cell>
          <table:table-cell office:value-type="float" office:value="180">
            <text:p>180</text:p>
          </table:table-cell>
          <table:table-cell table:formula="of:=[.I50]" office:value-type="float" office:value="180">
            <text:p>180</text:p>
          </table:table-cell>
          <table:table-cell table:formula="of:=IF([.A50]&gt;0;&quot;[ /Count -&quot; &amp; [.A50];&quot;[&quot;) &amp; &quot; /Page &quot; &amp; [.J50] &amp; &quot; /Title (&quot; &amp; [.F50] &amp; &quot;) /OUT pdfmark&quot;" office:value-type="string" office:string-value="[ /Page 180 /Title (Dominica II Post Pascha) /OUT pdfmark">
            <text:p>[ /Page 180 /Title (Dominica II Post Pasch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Post Pascha</text:p>
          </table:table-cell>
          <table:table-cell table:formula="of:=[.F51]=[.H51]" office:value-type="boolean" office:boolean-value="true">
            <text:p>TRUE</text:p>
          </table:table-cell>
          <table:table-cell office:value-type="string">
            <text:p>Dominica III Post Pascha</text:p>
          </table:table-cell>
          <table:table-cell office:value-type="float" office:value="184">
            <text:p>184</text:p>
          </table:table-cell>
          <table:table-cell table:formula="of:=[.I51]" office:value-type="float" office:value="184">
            <text:p>184</text:p>
          </table:table-cell>
          <table:table-cell table:formula="of:=IF([.A51]&gt;0;&quot;[ /Count -&quot; &amp; [.A51];&quot;[&quot;) &amp; &quot; /Page &quot; &amp; [.J51] &amp; &quot; /Title (&quot; &amp; [.F51] &amp; &quot;) /OUT pdfmark&quot;" office:value-type="string" office:string-value="[ /Page 184 /Title (Dominica III Post Pascha) /OUT pdfmark">
            <text:p>[ /Page 184 /Title (Dominica III Post Pasch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Post Pascha</text:p>
          </table:table-cell>
          <table:table-cell table:formula="of:=[.F52]=[.H52]" office:value-type="boolean" office:boolean-value="true">
            <text:p>TRUE</text:p>
          </table:table-cell>
          <table:table-cell office:value-type="string">
            <text:p>Dominica IV Post Pascha</text:p>
          </table:table-cell>
          <table:table-cell office:value-type="float" office:value="188">
            <text:p>188</text:p>
          </table:table-cell>
          <table:table-cell table:formula="of:=[.I52]" office:value-type="float" office:value="188">
            <text:p>188</text:p>
          </table:table-cell>
          <table:table-cell table:formula="of:=IF([.A52]&gt;0;&quot;[ /Count -&quot; &amp; [.A52];&quot;[&quot;) &amp; &quot; /Page &quot; &amp; [.J52] &amp; &quot; /Title (&quot; &amp; [.F52] &amp; &quot;) /OUT pdfmark&quot;" office:value-type="string" office:string-value="[ /Page 188 /Title (Dominica IV Post Pascha) /OUT pdfmark">
            <text:p>[ /Page 188 /Title (Dominica IV Post Pasch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 Post Pascha</text:p>
          </table:table-cell>
          <table:table-cell table:formula="of:=[.F53]=[.H53]" office:value-type="boolean" office:boolean-value="true">
            <text:p>TRUE</text:p>
          </table:table-cell>
          <table:table-cell office:value-type="string">
            <text:p>Dominica V Post Pascha</text:p>
          </table:table-cell>
          <table:table-cell office:value-type="float" office:value="192">
            <text:p>192</text:p>
          </table:table-cell>
          <table:table-cell table:formula="of:=[.I53]" office:value-type="float" office:value="192">
            <text:p>192</text:p>
          </table:table-cell>
          <table:table-cell table:formula="of:=IF([.A53]&gt;0;&quot;[ /Count -&quot; &amp; [.A53];&quot;[&quot;) &amp; &quot; /Page &quot; &amp; [.J53] &amp; &quot; /Title (&quot; &amp; [.F53] &amp; &quot;) /OUT pdfmark&quot;" office:value-type="string" office:string-value="[ /Page 192 /Title (Dominica V Post Pascha) /OUT pdfmark">
            <text:p>[ /Page 192 /Title (Dominica V Post Pascha) /OUT pdfmark</text:p>
          </table:table-cell>
        </table:table-row>
        <table:table-row table:style-name="ro1">
          <table:table-cell table:formula="of:=COUNT([.E55:.E56])" office:value-type="float" office:value="2">
            <text:p>2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Ascensionis</text:p>
          </table:table-cell>
          <table:table-cell table:formula="of:=[.F54]=[.H54]" office:value-type="boolean" office:boolean-value="true">
            <text:p>TRUE</text:p>
          </table:table-cell>
          <table:table-cell office:value-type="string">
            <text:p>Tempus Ascensionis</text:p>
          </table:table-cell>
          <table:table-cell office:value-type="float" office:value="196">
            <text:p>196</text:p>
          </table:table-cell>
          <table:table-cell table:formula="of:=[.I54]" office:value-type="float" office:value="196">
            <text:p>196</text:p>
          </table:table-cell>
          <table:table-cell table:formula="of:=IF([.A54]&gt;0;&quot;[ /Count -&quot; &amp; [.A54];&quot;[&quot;) &amp; &quot; /Page &quot; &amp; [.J54] &amp; &quot; /Title (&quot; &amp; [.F54] &amp; &quot;) /OUT pdfmark&quot;" office:value-type="string" office:string-value="[ /Count -2 /Page 196 /Title (Tempus Ascensionis) /OUT pdfmark">
            <text:p>[ /Count -2 /Page 196 /Title (Tempus Ascen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Ascensione Domini</text:p>
          </table:table-cell>
          <table:table-cell table:formula="of:=[.F55]=[.H55]" office:value-type="boolean" office:boolean-value="true">
            <text:p>TRUE</text:p>
          </table:table-cell>
          <table:table-cell office:value-type="string">
            <text:p>in Ascensione Domini</text:p>
          </table:table-cell>
          <table:table-cell office:value-type="float" office:value="196">
            <text:p>196</text:p>
          </table:table-cell>
          <table:table-cell table:formula="of:=[.I55]" office:value-type="float" office:value="196">
            <text:p>196</text:p>
          </table:table-cell>
          <table:table-cell table:formula="of:=IF([.A55]&gt;0;&quot;[ /Count -&quot; &amp; [.A55];&quot;[&quot;) &amp; &quot; /Page &quot; &amp; [.J55] &amp; &quot; /Title (&quot; &amp; [.F55] &amp; &quot;) /OUT pdfmark&quot;" office:value-type="string" office:string-value="[ /Page 196 /Title (in Ascensione Domini) /OUT pdfmark">
            <text:p>[ /Page 196 /Title (in Ascensione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Post Ascensionem</text:p>
          </table:table-cell>
          <table:table-cell table:formula="of:=[.F56]=[.H56]" office:value-type="boolean" office:boolean-value="true">
            <text:p>TRUE</text:p>
          </table:table-cell>
          <table:table-cell office:value-type="string">
            <text:p>Dominica Post Ascensionem</text:p>
          </table:table-cell>
          <table:table-cell office:value-type="float" office:value="198">
            <text:p>198</text:p>
          </table:table-cell>
          <table:table-cell table:formula="of:=[.I56]" office:value-type="float" office:value="198">
            <text:p>198</text:p>
          </table:table-cell>
          <table:table-cell table:formula="of:=IF([.A56]&gt;0;&quot;[ /Count -&quot; &amp; [.A56];&quot;[&quot;) &amp; &quot; /Page &quot; &amp; [.J56] &amp; &quot; /Title (&quot; &amp; [.F56] &amp; &quot;) /OUT pdfmark&quot;" office:value-type="string" office:string-value="[ /Page 198 /Title (Dominica Post Ascensionem) /OUT pdfmark">
            <text:p>[ /Page 198 /Title (Dominica Post Ascensionem) /OUT pdfmark</text:p>
          </table:table-cell>
        </table:table-row>
        <table:table-row table:style-name="ro1">
          <table:table-cell table:formula="of:=COUNT([.D58:.D107])" office:value-type="float" office:value="31">
            <text:p>31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er Annum</text:p>
          </table:table-cell>
          <table:table-cell table:formula="of:=[.F57]=[.H57]" office:value-type="boolean" office:boolean-value="true">
            <text:p>TRUE</text:p>
          </table:table-cell>
          <table:table-cell office:value-type="string">
            <text:p>Tempus Per Annum</text:p>
          </table:table-cell>
          <table:table-cell office:value-type="float" office:value="209">
            <text:p>209</text:p>
          </table:table-cell>
          <table:table-cell table:formula="of:=[.I57]" office:value-type="float" office:value="209">
            <text:p>209</text:p>
          </table:table-cell>
          <table:table-cell table:formula="of:=IF([.A57]&gt;0;&quot;[ /Count -&quot; &amp; [.A57];&quot;[&quot;) &amp; &quot; /Page &quot; &amp; [.J57] &amp; &quot; /Title (&quot; &amp; [.F57] &amp; &quot;) /OUT pdfmark&quot;" office:value-type="string" office:string-value="[ /Count -31 /Page 209 /Title (Tempus Per Annum) /OUT pdfmark">
            <text:p>[ /Count -31 /Page 209 /Title (Tempus Per Annu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ae Trinitatis</text:p>
          </table:table-cell>
          <table:table-cell table:formula="of:=[.F58]=[.H58]" office:value-type="boolean" office:boolean-value="true">
            <text:p>TRUE</text:p>
          </table:table-cell>
          <table:table-cell office:value-type="string">
            <text:p>in Festo Sanctissimae Trinitatis</text:p>
          </table:table-cell>
          <table:table-cell office:value-type="float" office:value="210">
            <text:p>210</text:p>
          </table:table-cell>
          <table:table-cell table:formula="of:=[.I58]" office:value-type="float" office:value="210">
            <text:p>210</text:p>
          </table:table-cell>
          <table:table-cell table:formula="of:=IF([.A58]&gt;0;&quot;[ /Count -&quot; &amp; [.A58];&quot;[&quot;) &amp; &quot; /Page &quot; &amp; [.J58] &amp; &quot; /Title (&quot; &amp; [.F58] &amp; &quot;) /OUT pdfmark&quot;" office:value-type="string" office:string-value="[ /Page 210 /Title (in Festo Sanctissimae Trinitatis) /OUT pdfmark">
            <text:p>[ /Page 210 /Title (in Festo Sanctissimae Trinitatis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i Corporis Christi</text:p>
          </table:table-cell>
          <table:table-cell table:formula="of:=[.F59]=[.H59]" office:value-type="boolean" office:boolean-value="true">
            <text:p>TRUE</text:p>
          </table:table-cell>
          <table:table-cell office:value-type="string">
            <text:p>in Festo Sanctissimi Corporis Christi</text:p>
          </table:table-cell>
          <table:table-cell office:value-type="float" office:value="218">
            <text:p>218</text:p>
          </table:table-cell>
          <table:table-cell table:formula="of:=[.I59]" office:value-type="float" office:value="218">
            <text:p>218</text:p>
          </table:table-cell>
          <table:table-cell table:formula="of:=IF([.A59]&gt;0;&quot;[ /Count -&quot; &amp; [.A59];&quot;[&quot;) &amp; &quot; /Page &quot; &amp; [.J59] &amp; &quot; /Title (&quot; &amp; [.F59] &amp; &quot;) /OUT pdfmark&quot;" office:value-type="string" office:string-value="[ /Page 218 /Title (in Festo Sanctissimi Corporis Christi) /OUT pdfmark">
            <text:p>[ /Page 218 /Title (in Festo Sanctissimi Corporis Christi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 Post Pentecosten</text:p>
          </table:table-cell>
          <table:table-cell table:formula="of:=[.F60]=[.H60]" office:value-type="boolean" office:boolean-value="true">
            <text:p>TRUE</text:p>
          </table:table-cell>
          <table:table-cell office:value-type="string">
            <text:p>Dominica II Post Pentecosten</text:p>
          </table:table-cell>
          <table:table-cell office:value-type="float" office:value="227">
            <text:p>227</text:p>
          </table:table-cell>
          <table:table-cell table:formula="of:=[.I60]" office:value-type="float" office:value="227">
            <text:p>227</text:p>
          </table:table-cell>
          <table:table-cell table:formula="of:=IF([.A60]&gt;0;&quot;[ /Count -&quot; &amp; [.A60];&quot;[&quot;) &amp; &quot; /Page &quot; &amp; [.J60] &amp; &quot; /Title (&quot; &amp; [.F60] &amp; &quot;) /OUT pdfmark&quot;" office:value-type="string" office:string-value="[ /Page 227 /Title (Dominica II Post Pentecosten) /OUT pdfmark">
            <text:p>[ /Page 227 /Title (Dominica 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i Cordis Jesu</text:p>
          </table:table-cell>
          <table:table-cell table:formula="of:=[.F61]=[.H61]" office:value-type="boolean" office:boolean-value="true">
            <text:p>TRUE</text:p>
          </table:table-cell>
          <table:table-cell office:value-type="string">
            <text:p>in Festo Sanctissimi Cordis Jesu</text:p>
          </table:table-cell>
          <table:table-cell office:value-type="float" office:value="228">
            <text:p>228</text:p>
          </table:table-cell>
          <table:table-cell table:formula="of:=[.I61]" office:value-type="float" office:value="228">
            <text:p>228</text:p>
          </table:table-cell>
          <table:table-cell table:formula="of:=IF([.A61]&gt;0;&quot;[ /Count -&quot; &amp; [.A61];&quot;[&quot;) &amp; &quot; /Page &quot; &amp; [.J61] &amp; &quot; /Title (&quot; &amp; [.F61] &amp; &quot;) /OUT pdfmark&quot;" office:value-type="string" office:string-value="[ /Page 228 /Title (in Festo Sanctissimi Cordis Jesu) /OUT pdfmark">
            <text:p>[ /Page 228 /Title (in Festo Sanctissimi Cordis Jesu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I Post Pentecosten</text:p>
          </table:table-cell>
          <table:table-cell table:formula="of:=[.F62]=[.H62]" office:value-type="boolean" office:boolean-value="true">
            <text:p>TRUE</text:p>
          </table:table-cell>
          <table:table-cell office:value-type="string">
            <text:p>Dominica III Post Pentecosten</text:p>
          </table:table-cell>
          <table:table-cell office:value-type="float" office:value="237">
            <text:p>237</text:p>
          </table:table-cell>
          <table:table-cell table:formula="of:=[.I62]" office:value-type="float" office:value="237">
            <text:p>237</text:p>
          </table:table-cell>
          <table:table-cell table:formula="of:=IF([.A62]&gt;0;&quot;[ /Count -&quot; &amp; [.A62];&quot;[&quot;) &amp; &quot; /Page &quot; &amp; [.J62] &amp; &quot; /Title (&quot; &amp; [.F62] &amp; &quot;) /OUT pdfmark&quot;" office:value-type="string" office:string-value="[ /Page 237 /Title (Dominica III Post Pentecosten) /OUT pdfmark">
            <text:p>[ /Page 237 /Title (Dominica 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V Post Pentecosten</text:p>
          </table:table-cell>
          <table:table-cell table:formula="of:=[.F63]=[.H63]" office:value-type="boolean" office:boolean-value="true">
            <text:p>TRUE</text:p>
          </table:table-cell>
          <table:table-cell office:value-type="string">
            <text:p>Dominica IV Post Pentecosten</text:p>
          </table:table-cell>
          <table:table-cell office:value-type="float" office:value="238">
            <text:p>238</text:p>
          </table:table-cell>
          <table:table-cell table:formula="of:=[.I63]" office:value-type="float" office:value="238">
            <text:p>238</text:p>
          </table:table-cell>
          <table:table-cell table:formula="of:=IF([.A63]&gt;0;&quot;[ /Count -&quot; &amp; [.A63];&quot;[&quot;) &amp; &quot; /Page &quot; &amp; [.J63] &amp; &quot; /Title (&quot; &amp; [.F63] &amp; &quot;) /OUT pdfmark&quot;" office:value-type="string" office:string-value="[ /Page 238 /Title (Dominica IV Post Pentecosten) /OUT pdfmark">
            <text:p>[ /Page 238 /Title (Dominica I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 Post Pentecosten</text:p>
          </table:table-cell>
          <table:table-cell table:formula="of:=[.F64]=[.H64]" office:value-type="boolean" office:boolean-value="true">
            <text:p>TRUE</text:p>
          </table:table-cell>
          <table:table-cell office:value-type="string">
            <text:p>Dominica V Post Pentecosten</text:p>
          </table:table-cell>
          <table:table-cell office:value-type="float" office:value="238">
            <text:p>238</text:p>
          </table:table-cell>
          <table:table-cell table:formula="of:=[.I64]" office:value-type="float" office:value="238">
            <text:p>238</text:p>
          </table:table-cell>
          <table:table-cell table:formula="of:=IF([.A64]&gt;0;&quot;[ /Count -&quot; &amp; [.A64];&quot;[&quot;) &amp; &quot; /Page &quot; &amp; [.J64] &amp; &quot; /Title (&quot; &amp; [.F64] &amp; &quot;) /OUT pdfmark&quot;" office:value-type="string" office:string-value="[ /Page 238 /Title (Dominica V Post Pentecosten) /OUT pdfmark">
            <text:p>[ /Page 238 /Title (Dominica 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 Post Pentecosten</text:p>
          </table:table-cell>
          <table:table-cell table:formula="of:=[.F65]=[.H65]" office:value-type="boolean" office:boolean-value="true">
            <text:p>TRUE</text:p>
          </table:table-cell>
          <table:table-cell office:value-type="string">
            <text:p>Dominica VI Post Pentecosten</text:p>
          </table:table-cell>
          <table:table-cell office:value-type="float" office:value="240">
            <text:p>240</text:p>
          </table:table-cell>
          <table:table-cell table:formula="of:=[.I65]" office:value-type="float" office:value="240">
            <text:p>240</text:p>
          </table:table-cell>
          <table:table-cell table:formula="of:=IF([.A65]&gt;0;&quot;[ /Count -&quot; &amp; [.A65];&quot;[&quot;) &amp; &quot; /Page &quot; &amp; [.J65] &amp; &quot; /Title (&quot; &amp; [.F65] &amp; &quot;) /OUT pdfmark&quot;" office:value-type="string" office:string-value="[ /Page 240 /Title (Dominica VI Post Pentecosten) /OUT pdfmark">
            <text:p>[ /Page 240 /Title (Dominica V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I Post Pentecosten</text:p>
          </table:table-cell>
          <table:table-cell table:formula="of:=[.F66]=[.H66]" office:value-type="boolean" office:boolean-value="true">
            <text:p>TRUE</text:p>
          </table:table-cell>
          <table:table-cell office:value-type="string">
            <text:p>Dominica VII Post Pentecosten</text:p>
          </table:table-cell>
          <table:table-cell office:value-type="float" office:value="241">
            <text:p>241</text:p>
          </table:table-cell>
          <table:table-cell table:formula="of:=[.I66]" office:value-type="float" office:value="241">
            <text:p>241</text:p>
          </table:table-cell>
          <table:table-cell table:formula="of:=IF([.A66]&gt;0;&quot;[ /Count -&quot; &amp; [.A66];&quot;[&quot;) &amp; &quot; /Page &quot; &amp; [.J66] &amp; &quot; /Title (&quot; &amp; [.F66] &amp; &quot;) /OUT pdfmark&quot;" office:value-type="string" office:string-value="[ /Page 241 /Title (Dominica VII Post Pentecosten) /OUT pdfmark">
            <text:p>[ /Page 241 /Title (Dominica V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II Post Pentecosten</text:p>
          </table:table-cell>
          <table:table-cell table:formula="of:=[.F67]=[.H67]" office:value-type="boolean" office:boolean-value="true">
            <text:p>TRUE</text:p>
          </table:table-cell>
          <table:table-cell office:value-type="string">
            <text:p>Dominica VIII Post Pentecosten</text:p>
          </table:table-cell>
          <table:table-cell office:value-type="float" office:value="242">
            <text:p>242</text:p>
          </table:table-cell>
          <table:table-cell table:formula="of:=[.I67]" office:value-type="float" office:value="242">
            <text:p>242</text:p>
          </table:table-cell>
          <table:table-cell table:formula="of:=IF([.A67]&gt;0;&quot;[ /Count -&quot; &amp; [.A67];&quot;[&quot;) &amp; &quot; /Page &quot; &amp; [.J67] &amp; &quot; /Title (&quot; &amp; [.F67] &amp; &quot;) /OUT pdfmark&quot;" office:value-type="string" office:string-value="[ /Page 242 /Title (Dominica VIII Post Pentecosten) /OUT pdfmark">
            <text:p>[ /Page 242 /Title (Dominica V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X Post Pentecosten</text:p>
          </table:table-cell>
          <table:table-cell table:formula="of:=[.F68]=[.H68]" office:value-type="boolean" office:boolean-value="true">
            <text:p>TRUE</text:p>
          </table:table-cell>
          <table:table-cell office:value-type="string">
            <text:p>Dominica IX Post Pentecosten</text:p>
          </table:table-cell>
          <table:table-cell office:value-type="float" office:value="243">
            <text:p>243</text:p>
          </table:table-cell>
          <table:table-cell table:formula="of:=[.I68]" office:value-type="float" office:value="243">
            <text:p>243</text:p>
          </table:table-cell>
          <table:table-cell table:formula="of:=IF([.A68]&gt;0;&quot;[ /Count -&quot; &amp; [.A68];&quot;[&quot;) &amp; &quot; /Page &quot; &amp; [.J68] &amp; &quot; /Title (&quot; &amp; [.F68] &amp; &quot;) /OUT pdfmark&quot;" office:value-type="string" office:string-value="[ /Page 243 /Title (Dominica IX Post Pentecosten) /OUT pdfmark">
            <text:p>[ /Page 243 /Title (Dominica I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 Post Pentecosten</text:p>
          </table:table-cell>
          <table:table-cell table:formula="of:=[.F69]=[.H69]" office:value-type="boolean" office:boolean-value="true">
            <text:p>TRUE</text:p>
          </table:table-cell>
          <table:table-cell office:value-type="string">
            <text:p>Dominica X Post Pentecosten</text:p>
          </table:table-cell>
          <table:table-cell office:value-type="float" office:value="244">
            <text:p>244</text:p>
          </table:table-cell>
          <table:table-cell table:formula="of:=[.I69]" office:value-type="float" office:value="244">
            <text:p>244</text:p>
          </table:table-cell>
          <table:table-cell table:formula="of:=IF([.A69]&gt;0;&quot;[ /Count -&quot; &amp; [.A69];&quot;[&quot;) &amp; &quot; /Page &quot; &amp; [.J69] &amp; &quot; /Title (&quot; &amp; [.F69] &amp; &quot;) /OUT pdfmark&quot;" office:value-type="string" office:string-value="[ /Page 244 /Title (Dominica X Post Pentecosten) /OUT pdfmark">
            <text:p>[ /Page 244 /Title (Dominica 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 Post Pentecosten</text:p>
          </table:table-cell>
          <table:table-cell table:formula="of:=[.F70]=[.H70]" office:value-type="boolean" office:boolean-value="true">
            <text:p>TRUE</text:p>
          </table:table-cell>
          <table:table-cell office:value-type="string">
            <text:p>Dominica XI Post Pentecosten</text:p>
          </table:table-cell>
          <table:table-cell office:value-type="float" office:value="245">
            <text:p>245</text:p>
          </table:table-cell>
          <table:table-cell table:formula="of:=[.I70]" office:value-type="float" office:value="245">
            <text:p>245</text:p>
          </table:table-cell>
          <table:table-cell table:formula="of:=IF([.A70]&gt;0;&quot;[ /Count -&quot; &amp; [.A70];&quot;[&quot;) &amp; &quot; /Page &quot; &amp; [.J70] &amp; &quot; /Title (&quot; &amp; [.F70] &amp; &quot;) /OUT pdfmark&quot;" office:value-type="string" office:string-value="[ /Page 245 /Title (Dominica XI Post Pentecosten) /OUT pdfmark">
            <text:p>[ /Page 245 /Title (Dominica XI Post Pentecosten) /OUT pdfmark</text:p>
          </table:table-cell>
        </table:table-row>
        <table:table-row table:style-name="ro1">
          <table:table-cell table:formula="of:=COUNT([.E72:.E90])" office:value-type="float" office:value="19">
            <text:p>19</text:p>
          </table:table-cell>
          <table:table-cell/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string">
            <text:p>Dominica I Augusti</text:p>
          </table:table-cell>
          <table:table-cell table:formula="of:=[.F71]=[.H71]" office:value-type="boolean" office:boolean-value="true">
            <text:p>TRUE</text:p>
          </table:table-cell>
          <table:table-cell office:value-type="string">
            <text:p>Dominica I Augusti</text:p>
          </table:table-cell>
          <table:table-cell office:value-type="float" office:value="246">
            <text:p>246</text:p>
          </table:table-cell>
          <table:table-cell table:formula="of:=[.I71]" office:value-type="float" office:value="246">
            <text:p>246</text:p>
          </table:table-cell>
          <table:table-cell table:formula="of:=IF([.A71]&gt;0;&quot;[ /Count -&quot; &amp; [.A71];&quot;[&quot;) &amp; &quot; /Page &quot; &amp; [.J71] &amp; &quot; /Title (&quot; &amp; [.F71] &amp; &quot;) /OUT pdfmark&quot;" office:value-type="string" office:string-value="[ /Count -19 /Page 246 /Title (Dominica I Augusti) /OUT pdfmark">
            <text:p>[ /Count -19 /Page 246 /Title (Dominica I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Augusti</text:p>
          </table:table-cell>
          <table:table-cell table:formula="of:=[.F72]=[.H72]" office:value-type="boolean" office:boolean-value="true">
            <text:p>TRUE</text:p>
          </table:table-cell>
          <table:table-cell office:value-type="string">
            <text:p>Dominica II Augusti</text:p>
          </table:table-cell>
          <table:table-cell office:value-type="float" office:value="246">
            <text:p>246</text:p>
          </table:table-cell>
          <table:table-cell table:formula="of:=[.I72]" office:value-type="float" office:value="246">
            <text:p>246</text:p>
          </table:table-cell>
          <table:table-cell table:formula="of:=IF([.A72]&gt;0;&quot;[ /Count -&quot; &amp; [.A72];&quot;[&quot;) &amp; &quot; /Page &quot; &amp; [.J72] &amp; &quot; /Title (&quot; &amp; [.F72] &amp; &quot;) /OUT pdfmark&quot;" office:value-type="string" office:string-value="[ /Page 246 /Title (Dominica II Augusti) /OUT pdfmark">
            <text:p>[ /Page 246 /Title (Dominica II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Augusti</text:p>
          </table:table-cell>
          <table:table-cell table:formula="of:=[.F73]=[.H73]" office:value-type="boolean" office:boolean-value="true">
            <text:p>TRUE</text:p>
          </table:table-cell>
          <table:table-cell office:value-type="string">
            <text:p>Dominica III Augusti</text:p>
          </table:table-cell>
          <table:table-cell office:value-type="float" office:value="246">
            <text:p>246</text:p>
          </table:table-cell>
          <table:table-cell table:formula="of:=[.I73]" office:value-type="float" office:value="246">
            <text:p>246</text:p>
          </table:table-cell>
          <table:table-cell table:formula="of:=IF([.A73]&gt;0;&quot;[ /Count -&quot; &amp; [.A73];&quot;[&quot;) &amp; &quot; /Page &quot; &amp; [.J73] &amp; &quot; /Title (&quot; &amp; [.F73] &amp; &quot;) /OUT pdfmark&quot;" office:value-type="string" office:string-value="[ /Page 246 /Title (Dominica III Augusti) /OUT pdfmark">
            <text:p>[ /Page 246 /Title (Dominica III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Augusti</text:p>
          </table:table-cell>
          <table:table-cell table:formula="of:=[.F74]=[.H74]" office:value-type="boolean" office:boolean-value="true">
            <text:p>TRUE</text:p>
          </table:table-cell>
          <table:table-cell office:value-type="string">
            <text:p>Dominica IV Augusti</text:p>
          </table:table-cell>
          <table:table-cell office:value-type="float" office:value="247">
            <text:p>247</text:p>
          </table:table-cell>
          <table:table-cell table:formula="of:=[.I74]" office:value-type="float" office:value="247">
            <text:p>247</text:p>
          </table:table-cell>
          <table:table-cell table:formula="of:=IF([.A74]&gt;0;&quot;[ /Count -&quot; &amp; [.A74];&quot;[&quot;) &amp; &quot; /Page &quot; &amp; [.J74] &amp; &quot; /Title (&quot; &amp; [.F74] &amp; &quot;) /OUT pdfmark&quot;" office:value-type="string" office:string-value="[ /Page 247 /Title (Dominica IV Augusti) /OUT pdfmark">
            <text:p>[ /Page 247 /Title (Dominica IV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Augusti</text:p>
          </table:table-cell>
          <table:table-cell table:formula="of:=[.F75]=[.H75]" office:value-type="boolean" office:boolean-value="true">
            <text:p>TRUE</text:p>
          </table:table-cell>
          <table:table-cell office:value-type="string">
            <text:p>Dominica V Augusti</text:p>
          </table:table-cell>
          <table:table-cell office:value-type="float" office:value="247">
            <text:p>247</text:p>
          </table:table-cell>
          <table:table-cell table:formula="of:=[.I75]" office:value-type="float" office:value="247">
            <text:p>247</text:p>
          </table:table-cell>
          <table:table-cell table:formula="of:=IF([.A75]&gt;0;&quot;[ /Count -&quot; &amp; [.A75];&quot;[&quot;) &amp; &quot; /Page &quot; &amp; [.J75] &amp; &quot; /Title (&quot; &amp; [.F75] &amp; &quot;) /OUT pdfmark&quot;" office:value-type="string" office:string-value="[ /Page 247 /Title (Dominica V Augusti) /OUT pdfmark">
            <text:p>[ /Page 247 /Title (Dominica V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Septembris</text:p>
          </table:table-cell>
          <table:table-cell table:formula="of:=[.F76]=[.H76]" office:value-type="boolean" office:boolean-value="true">
            <text:p>TRUE</text:p>
          </table:table-cell>
          <table:table-cell office:value-type="string">
            <text:p>Dominica I Septembris</text:p>
          </table:table-cell>
          <table:table-cell office:value-type="float" office:value="248">
            <text:p>248</text:p>
          </table:table-cell>
          <table:table-cell table:formula="of:=[.I76]" office:value-type="float" office:value="248">
            <text:p>248</text:p>
          </table:table-cell>
          <table:table-cell table:formula="of:=IF([.A76]&gt;0;&quot;[ /Count -&quot; &amp; [.A76];&quot;[&quot;) &amp; &quot; /Page &quot; &amp; [.J76] &amp; &quot; /Title (&quot; &amp; [.F76] &amp; &quot;) /OUT pdfmark&quot;" office:value-type="string" office:string-value="[ /Page 248 /Title (Dominica I Septembris) /OUT pdfmark">
            <text:p>[ /Page 248 /Title (Dominica I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Septembris</text:p>
          </table:table-cell>
          <table:table-cell table:formula="of:=[.F77]=[.H77]" office:value-type="boolean" office:boolean-value="true">
            <text:p>TRUE</text:p>
          </table:table-cell>
          <table:table-cell office:value-type="string">
            <text:p>Dominica II Septembris</text:p>
          </table:table-cell>
          <table:table-cell office:value-type="float" office:value="248">
            <text:p>248</text:p>
          </table:table-cell>
          <table:table-cell table:formula="of:=[.I77]" office:value-type="float" office:value="248">
            <text:p>248</text:p>
          </table:table-cell>
          <table:table-cell table:formula="of:=IF([.A77]&gt;0;&quot;[ /Count -&quot; &amp; [.A77];&quot;[&quot;) &amp; &quot; /Page &quot; &amp; [.J77] &amp; &quot; /Title (&quot; &amp; [.F77] &amp; &quot;) /OUT pdfmark&quot;" office:value-type="string" office:string-value="[ /Page 248 /Title (Dominica II Septembris) /OUT pdfmark">
            <text:p>[ /Page 248 /Title (Dominica II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Septembris</text:p>
          </table:table-cell>
          <table:table-cell table:formula="of:=[.F78]=[.H78]" office:value-type="boolean" office:boolean-value="true">
            <text:p>TRUE</text:p>
          </table:table-cell>
          <table:table-cell office:value-type="string">
            <text:p>Dominica III Septembris</text:p>
          </table:table-cell>
          <table:table-cell office:value-type="float" office:value="249">
            <text:p>249</text:p>
          </table:table-cell>
          <table:table-cell table:formula="of:=[.I78]" office:value-type="float" office:value="249">
            <text:p>249</text:p>
          </table:table-cell>
          <table:table-cell table:formula="of:=IF([.A78]&gt;0;&quot;[ /Count -&quot; &amp; [.A78];&quot;[&quot;) &amp; &quot; /Page &quot; &amp; [.J78] &amp; &quot; /Title (&quot; &amp; [.F78] &amp; &quot;) /OUT pdfmark&quot;" office:value-type="string" office:string-value="[ /Page 249 /Title (Dominica III Septembris) /OUT pdfmark">
            <text:p>[ /Page 249 /Title (Dominica III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Septembris</text:p>
          </table:table-cell>
          <table:table-cell table:formula="of:=[.F79]=[.H79]" office:value-type="boolean" office:boolean-value="true">
            <text:p>TRUE</text:p>
          </table:table-cell>
          <table:table-cell office:value-type="string">
            <text:p>Dominica IV Septembris</text:p>
          </table:table-cell>
          <table:table-cell office:value-type="float" office:value="251">
            <text:p>251</text:p>
          </table:table-cell>
          <table:table-cell table:formula="of:=[.I79]" office:value-type="float" office:value="251">
            <text:p>251</text:p>
          </table:table-cell>
          <table:table-cell table:formula="of:=IF([.A79]&gt;0;&quot;[ /Count -&quot; &amp; [.A79];&quot;[&quot;) &amp; &quot; /Page &quot; &amp; [.J79] &amp; &quot; /Title (&quot; &amp; [.F79] &amp; &quot;) /OUT pdfmark&quot;" office:value-type="string" office:string-value="[ /Page 251 /Title (Dominica IV Septembris) /OUT pdfmark">
            <text:p>[ /Page 251 /Title (Dominica IV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Septembris</text:p>
          </table:table-cell>
          <table:table-cell table:formula="of:=[.F80]=[.H80]" office:value-type="boolean" office:boolean-value="true">
            <text:p>TRUE</text:p>
          </table:table-cell>
          <table:table-cell office:value-type="string">
            <text:p>Dominica V Septembris</text:p>
          </table:table-cell>
          <table:table-cell office:value-type="float" office:value="251">
            <text:p>251</text:p>
          </table:table-cell>
          <table:table-cell table:formula="of:=[.I80]" office:value-type="float" office:value="251">
            <text:p>251</text:p>
          </table:table-cell>
          <table:table-cell table:formula="of:=IF([.A80]&gt;0;&quot;[ /Count -&quot; &amp; [.A80];&quot;[&quot;) &amp; &quot; /Page &quot; &amp; [.J80] &amp; &quot; /Title (&quot; &amp; [.F80] &amp; &quot;) /OUT pdfmark&quot;" office:value-type="string" office:string-value="[ /Page 251 /Title (Dominica V Septembris) /OUT pdfmark">
            <text:p>[ /Page 251 /Title (Dominica V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Octobris</text:p>
          </table:table-cell>
          <table:table-cell table:formula="of:=[.F81]=[.H81]" office:value-type="boolean" office:boolean-value="true">
            <text:p>TRUE</text:p>
          </table:table-cell>
          <table:table-cell office:value-type="string">
            <text:p>Dominica I Octobris</text:p>
          </table:table-cell>
          <table:table-cell office:value-type="float" office:value="251">
            <text:p>251</text:p>
          </table:table-cell>
          <table:table-cell table:formula="of:=[.I81]" office:value-type="float" office:value="251">
            <text:p>251</text:p>
          </table:table-cell>
          <table:table-cell table:formula="of:=IF([.A81]&gt;0;&quot;[ /Count -&quot; &amp; [.A81];&quot;[&quot;) &amp; &quot; /Page &quot; &amp; [.J81] &amp; &quot; /Title (&quot; &amp; [.F81] &amp; &quot;) /OUT pdfmark&quot;" office:value-type="string" office:string-value="[ /Page 251 /Title (Dominica I Octobris) /OUT pdfmark">
            <text:p>[ /Page 251 /Title (Dominica I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Octobris</text:p>
          </table:table-cell>
          <table:table-cell table:formula="of:=[.F82]=[.H82]" office:value-type="boolean" office:boolean-value="true">
            <text:p>TRUE</text:p>
          </table:table-cell>
          <table:table-cell office:value-type="string">
            <text:p>Dominica II Octobris</text:p>
          </table:table-cell>
          <table:table-cell office:value-type="float" office:value="252">
            <text:p>252</text:p>
          </table:table-cell>
          <table:table-cell table:formula="of:=[.I82]" office:value-type="float" office:value="252">
            <text:p>252</text:p>
          </table:table-cell>
          <table:table-cell table:formula="of:=IF([.A82]&gt;0;&quot;[ /Count -&quot; &amp; [.A82];&quot;[&quot;) &amp; &quot; /Page &quot; &amp; [.J82] &amp; &quot; /Title (&quot; &amp; [.F82] &amp; &quot;) /OUT pdfmark&quot;" office:value-type="string" office:string-value="[ /Page 252 /Title (Dominica II Octobris) /OUT pdfmark">
            <text:p>[ /Page 252 /Title (Dominica II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Octobris</text:p>
          </table:table-cell>
          <table:table-cell table:formula="of:=[.F83]=[.H83]" office:value-type="boolean" office:boolean-value="true">
            <text:p>TRUE</text:p>
          </table:table-cell>
          <table:table-cell office:value-type="string">
            <text:p>Dominica III Octobris</text:p>
          </table:table-cell>
          <table:table-cell office:value-type="float" office:value="252">
            <text:p>252</text:p>
          </table:table-cell>
          <table:table-cell table:formula="of:=[.I83]" office:value-type="float" office:value="252">
            <text:p>252</text:p>
          </table:table-cell>
          <table:table-cell table:formula="of:=IF([.A83]&gt;0;&quot;[ /Count -&quot; &amp; [.A83];&quot;[&quot;) &amp; &quot; /Page &quot; &amp; [.J83] &amp; &quot; /Title (&quot; &amp; [.F83] &amp; &quot;) /OUT pdfmark&quot;" office:value-type="string" office:string-value="[ /Page 252 /Title (Dominica III Octobris) /OUT pdfmark">
            <text:p>[ /Page 252 /Title (Dominica III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Octobris</text:p>
          </table:table-cell>
          <table:table-cell table:formula="of:=[.F84]=[.H84]" office:value-type="boolean" office:boolean-value="true">
            <text:p>TRUE</text:p>
          </table:table-cell>
          <table:table-cell office:value-type="string">
            <text:p>Dominica IV Octobris</text:p>
          </table:table-cell>
          <table:table-cell office:value-type="float" office:value="253">
            <text:p>253</text:p>
          </table:table-cell>
          <table:table-cell table:formula="of:=[.I84]" office:value-type="float" office:value="253">
            <text:p>253</text:p>
          </table:table-cell>
          <table:table-cell table:formula="of:=IF([.A84]&gt;0;&quot;[ /Count -&quot; &amp; [.A84];&quot;[&quot;) &amp; &quot; /Page &quot; &amp; [.J84] &amp; &quot; /Title (&quot; &amp; [.F84] &amp; &quot;) /OUT pdfmark&quot;" office:value-type="string" office:string-value="[ /Page 253 /Title (Dominica IV Octobris) /OUT pdfmark">
            <text:p>[ /Page 253 /Title (Dominica IV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Octobris</text:p>
          </table:table-cell>
          <table:table-cell table:formula="of:=[.F85]=[.H85]" office:value-type="boolean" office:boolean-value="true">
            <text:p>TRUE</text:p>
          </table:table-cell>
          <table:table-cell office:value-type="string">
            <text:p>Dominica V Octobris</text:p>
          </table:table-cell>
          <table:table-cell office:value-type="float" office:value="253">
            <text:p>253</text:p>
          </table:table-cell>
          <table:table-cell table:formula="of:=[.I85]" office:value-type="float" office:value="253">
            <text:p>253</text:p>
          </table:table-cell>
          <table:table-cell table:formula="of:=IF([.A85]&gt;0;&quot;[ /Count -&quot; &amp; [.A85];&quot;[&quot;) &amp; &quot; /Page &quot; &amp; [.J85] &amp; &quot; /Title (&quot; &amp; [.F85] &amp; &quot;) /OUT pdfmark&quot;" office:value-type="string" office:string-value="[ /Page 253 /Title (Dominica V Octobris) /OUT pdfmark">
            <text:p>[ /Page 253 /Title (Dominica V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Novembris</text:p>
          </table:table-cell>
          <table:table-cell table:formula="of:=[.F86]=[.H86]" office:value-type="boolean" office:boolean-value="true">
            <text:p>TRUE</text:p>
          </table:table-cell>
          <table:table-cell office:value-type="string">
            <text:p>Dominica I Novembris</text:p>
          </table:table-cell>
          <table:table-cell office:value-type="float" office:value="253">
            <text:p>253</text:p>
          </table:table-cell>
          <table:table-cell table:formula="of:=[.I86]" office:value-type="float" office:value="253">
            <text:p>253</text:p>
          </table:table-cell>
          <table:table-cell table:formula="of:=IF([.A86]&gt;0;&quot;[ /Count -&quot; &amp; [.A86];&quot;[&quot;) &amp; &quot; /Page &quot; &amp; [.J86] &amp; &quot; /Title (&quot; &amp; [.F86] &amp; &quot;) /OUT pdfmark&quot;" office:value-type="string" office:string-value="[ /Page 253 /Title (Dominica I Novembris) /OUT pdfmark">
            <text:p>[ /Page 253 /Title (Dominica I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Novembris</text:p>
          </table:table-cell>
          <table:table-cell table:formula="of:=[.F87]=[.H87]" office:value-type="boolean" office:boolean-value="true">
            <text:p>TRUE</text:p>
          </table:table-cell>
          <table:table-cell office:value-type="string">
            <text:p>Dominica II Novembris</text:p>
          </table:table-cell>
          <table:table-cell office:value-type="float" office:value="254">
            <text:p>254</text:p>
          </table:table-cell>
          <table:table-cell table:formula="of:=[.I87]" office:value-type="float" office:value="254">
            <text:p>254</text:p>
          </table:table-cell>
          <table:table-cell table:formula="of:=IF([.A87]&gt;0;&quot;[ /Count -&quot; &amp; [.A87];&quot;[&quot;) &amp; &quot; /Page &quot; &amp; [.J87] &amp; &quot; /Title (&quot; &amp; [.F87] &amp; &quot;) /OUT pdfmark&quot;" office:value-type="string" office:string-value="[ /Page 254 /Title (Dominica II Novembris) /OUT pdfmark">
            <text:p>[ /Page 254 /Title (Dominica II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Novembris</text:p>
          </table:table-cell>
          <table:table-cell table:formula="of:=[.F88]=[.H88]" office:value-type="boolean" office:boolean-value="true">
            <text:p>TRUE</text:p>
          </table:table-cell>
          <table:table-cell office:value-type="string">
            <text:p>Dominica III Novembris</text:p>
          </table:table-cell>
          <table:table-cell office:value-type="float" office:value="254">
            <text:p>254</text:p>
          </table:table-cell>
          <table:table-cell table:formula="of:=[.I88]" office:value-type="float" office:value="254">
            <text:p>254</text:p>
          </table:table-cell>
          <table:table-cell table:formula="of:=IF([.A88]&gt;0;&quot;[ /Count -&quot; &amp; [.A88];&quot;[&quot;) &amp; &quot; /Page &quot; &amp; [.J88] &amp; &quot; /Title (&quot; &amp; [.F88] &amp; &quot;) /OUT pdfmark&quot;" office:value-type="string" office:string-value="[ /Page 254 /Title (Dominica III Novembris) /OUT pdfmark">
            <text:p>[ /Page 254 /Title (Dominica III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Novembris</text:p>
          </table:table-cell>
          <table:table-cell table:formula="of:=[.F89]=[.H89]" office:value-type="boolean" office:boolean-value="true">
            <text:p>TRUE</text:p>
          </table:table-cell>
          <table:table-cell office:value-type="string">
            <text:p>Dominica IV Novembris</text:p>
          </table:table-cell>
          <table:table-cell office:value-type="float" office:value="254">
            <text:p>254</text:p>
          </table:table-cell>
          <table:table-cell table:formula="of:=[.I89]" office:value-type="float" office:value="254">
            <text:p>254</text:p>
          </table:table-cell>
          <table:table-cell table:formula="of:=IF([.A89]&gt;0;&quot;[ /Count -&quot; &amp; [.A89];&quot;[&quot;) &amp; &quot; /Page &quot; &amp; [.J89] &amp; &quot; /Title (&quot; &amp; [.F89] &amp; &quot;) /OUT pdfmark&quot;" office:value-type="string" office:string-value="[ /Page 254 /Title (Dominica IV Novembris) /OUT pdfmark">
            <text:p>[ /Page 254 /Title (Dominica IV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Novembris</text:p>
          </table:table-cell>
          <table:table-cell table:formula="of:=[.F90]=[.H90]" office:value-type="boolean" office:boolean-value="true">
            <text:p>TRUE</text:p>
          </table:table-cell>
          <table:table-cell office:value-type="string">
            <text:p>Dominica V Novembris</text:p>
          </table:table-cell>
          <table:table-cell office:value-type="float" office:value="255">
            <text:p>255</text:p>
          </table:table-cell>
          <table:table-cell table:formula="of:=[.I90]" office:value-type="float" office:value="255">
            <text:p>255</text:p>
          </table:table-cell>
          <table:table-cell table:formula="of:=IF([.A90]&gt;0;&quot;[ /Count -&quot; &amp; [.A90];&quot;[&quot;) &amp; &quot; /Page &quot; &amp; [.J90] &amp; &quot; /Title (&quot; &amp; [.F90] &amp; &quot;) /OUT pdfmark&quot;" office:value-type="string" office:string-value="[ /Page 255 /Title (Dominica V Novembris) /OUT pdfmark">
            <text:p>[ /Page 255 /Title (Dominica V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I Post Pentecosten</text:p>
          </table:table-cell>
          <table:table-cell table:formula="of:=[.F91]=[.H91]" office:value-type="boolean" office:boolean-value="true">
            <text:p>TRUE</text:p>
          </table:table-cell>
          <table:table-cell office:value-type="string">
            <text:p>Dominica XII Post Pentecosten</text:p>
          </table:table-cell>
          <table:table-cell office:value-type="float" office:value="255">
            <text:p>255</text:p>
          </table:table-cell>
          <table:table-cell table:formula="of:=[.I91]" office:value-type="float" office:value="255">
            <text:p>255</text:p>
          </table:table-cell>
          <table:table-cell table:formula="of:=IF([.A91]&gt;0;&quot;[ /Count -&quot; &amp; [.A91];&quot;[&quot;) &amp; &quot; /Page &quot; &amp; [.J91] &amp; &quot; /Title (&quot; &amp; [.F91] &amp; &quot;) /OUT pdfmark&quot;" office:value-type="string" office:string-value="[ /Page 255 /Title (Dominica XII Post Pentecosten) /OUT pdfmark">
            <text:p>[ /Page 255 /Title (Dominica X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II Post Pentecosten</text:p>
          </table:table-cell>
          <table:table-cell table:formula="of:=[.F92]=[.H92]" office:value-type="boolean" office:boolean-value="true">
            <text:p>TRUE</text:p>
          </table:table-cell>
          <table:table-cell office:value-type="string">
            <text:p>Dominica XIII Post Pentecosten</text:p>
          </table:table-cell>
          <table:table-cell office:value-type="float" office:value="256">
            <text:p>256</text:p>
          </table:table-cell>
          <table:table-cell table:formula="of:=[.I92]" office:value-type="float" office:value="256">
            <text:p>256</text:p>
          </table:table-cell>
          <table:table-cell table:formula="of:=IF([.A92]&gt;0;&quot;[ /Count -&quot; &amp; [.A92];&quot;[&quot;) &amp; &quot; /Page &quot; &amp; [.J92] &amp; &quot; /Title (&quot; &amp; [.F92] &amp; &quot;) /OUT pdfmark&quot;" office:value-type="string" office:string-value="[ /Page 256 /Title (Dominica XIII Post Pentecosten) /OUT pdfmark">
            <text:p>[ /Page 256 /Title (Dominica X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V Post Pentecosten</text:p>
          </table:table-cell>
          <table:table-cell table:formula="of:=[.F93]=[.H93]" office:value-type="boolean" office:boolean-value="true">
            <text:p>TRUE</text:p>
          </table:table-cell>
          <table:table-cell office:value-type="string">
            <text:p>Dominica XIV Post Pentecosten</text:p>
          </table:table-cell>
          <table:table-cell office:value-type="float" office:value="257">
            <text:p>257</text:p>
          </table:table-cell>
          <table:table-cell table:formula="of:=[.I93]" office:value-type="float" office:value="257">
            <text:p>257</text:p>
          </table:table-cell>
          <table:table-cell table:formula="of:=IF([.A93]&gt;0;&quot;[ /Count -&quot; &amp; [.A93];&quot;[&quot;) &amp; &quot; /Page &quot; &amp; [.J93] &amp; &quot; /Title (&quot; &amp; [.F93] &amp; &quot;) /OUT pdfmark&quot;" office:value-type="string" office:string-value="[ /Page 257 /Title (Dominica XIV Post Pentecosten) /OUT pdfmark">
            <text:p>[ /Page 257 /Title (Dominica XI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 Post Pentecosten</text:p>
          </table:table-cell>
          <table:table-cell table:formula="of:=[.F94]=[.H94]" office:value-type="boolean" office:boolean-value="true">
            <text:p>TRUE</text:p>
          </table:table-cell>
          <table:table-cell office:value-type="string">
            <text:p>Dominica XV Post Pentecosten</text:p>
          </table:table-cell>
          <table:table-cell office:value-type="float" office:value="257">
            <text:p>257</text:p>
          </table:table-cell>
          <table:table-cell table:formula="of:=[.I94]" office:value-type="float" office:value="257">
            <text:p>257</text:p>
          </table:table-cell>
          <table:table-cell table:formula="of:=IF([.A94]&gt;0;&quot;[ /Count -&quot; &amp; [.A94];&quot;[&quot;) &amp; &quot; /Page &quot; &amp; [.J94] &amp; &quot; /Title (&quot; &amp; [.F94] &amp; &quot;) /OUT pdfmark&quot;" office:value-type="string" office:string-value="[ /Page 257 /Title (Dominica XV Post Pentecosten) /OUT pdfmark">
            <text:p>[ /Page 257 /Title (Dominica X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 Post Pentecosten</text:p>
          </table:table-cell>
          <table:table-cell table:formula="of:=[.F95]=[.H95]" office:value-type="boolean" office:boolean-value="true">
            <text:p>TRUE</text:p>
          </table:table-cell>
          <table:table-cell office:value-type="string">
            <text:p>Dominica XVI Post Pentecosten</text:p>
          </table:table-cell>
          <table:table-cell office:value-type="float" office:value="258">
            <text:p>258</text:p>
          </table:table-cell>
          <table:table-cell table:formula="of:=[.I95]" office:value-type="float" office:value="258">
            <text:p>258</text:p>
          </table:table-cell>
          <table:table-cell table:formula="of:=IF([.A95]&gt;0;&quot;[ /Count -&quot; &amp; [.A95];&quot;[&quot;) &amp; &quot; /Page &quot; &amp; [.J95] &amp; &quot; /Title (&quot; &amp; [.F95] &amp; &quot;) /OUT pdfmark&quot;" office:value-type="string" office:string-value="[ /Page 258 /Title (Dominica XVI Post Pentecosten) /OUT pdfmark">
            <text:p>[ /Page 258 /Title (Dominica XV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I Post Pentecosten</text:p>
          </table:table-cell>
          <table:table-cell table:formula="of:=[.F96]=[.H96]" office:value-type="boolean" office:boolean-value="true">
            <text:p>TRUE</text:p>
          </table:table-cell>
          <table:table-cell office:value-type="string">
            <text:p>Dominica XVII Post Pentecosten</text:p>
          </table:table-cell>
          <table:table-cell office:value-type="float" office:value="259">
            <text:p>259</text:p>
          </table:table-cell>
          <table:table-cell table:formula="of:=[.I96]" office:value-type="float" office:value="259">
            <text:p>259</text:p>
          </table:table-cell>
          <table:table-cell table:formula="of:=IF([.A96]&gt;0;&quot;[ /Count -&quot; &amp; [.A96];&quot;[&quot;) &amp; &quot; /Page &quot; &amp; [.J96] &amp; &quot; /Title (&quot; &amp; [.F96] &amp; &quot;) /OUT pdfmark&quot;" office:value-type="string" office:string-value="[ /Page 259 /Title (Dominica XVII Post Pentecosten) /OUT pdfmark">
            <text:p>[ /Page 259 /Title (Dominica XV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II Post Pentecosten</text:p>
          </table:table-cell>
          <table:table-cell table:formula="of:=[.F97]=[.H97]" office:value-type="boolean" office:boolean-value="true">
            <text:p>TRUE</text:p>
          </table:table-cell>
          <table:table-cell office:value-type="string">
            <text:p>Dominica XVIII Post Pentecosten</text:p>
          </table:table-cell>
          <table:table-cell office:value-type="float" office:value="260">
            <text:p>260</text:p>
          </table:table-cell>
          <table:table-cell table:formula="of:=[.I97]" office:value-type="float" office:value="260">
            <text:p>260</text:p>
          </table:table-cell>
          <table:table-cell table:formula="of:=IF([.A97]&gt;0;&quot;[ /Count -&quot; &amp; [.A97];&quot;[&quot;) &amp; &quot; /Page &quot; &amp; [.J97] &amp; &quot; /Title (&quot; &amp; [.F97] &amp; &quot;) /OUT pdfmark&quot;" office:value-type="string" office:string-value="[ /Page 260 /Title (Dominica XVIII Post Pentecosten) /OUT pdfmark">
            <text:p>[ /Page 260 /Title (Dominica XV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X Post Pentecosten</text:p>
          </table:table-cell>
          <table:table-cell table:formula="of:=[.F98]=[.H98]" office:value-type="boolean" office:boolean-value="true">
            <text:p>TRUE</text:p>
          </table:table-cell>
          <table:table-cell office:value-type="string">
            <text:p>Dominica XIX Post Pentecosten</text:p>
          </table:table-cell>
          <table:table-cell office:value-type="float" office:value="261">
            <text:p>261</text:p>
          </table:table-cell>
          <table:table-cell table:formula="of:=[.I98]" office:value-type="float" office:value="261">
            <text:p>261</text:p>
          </table:table-cell>
          <table:table-cell table:formula="of:=IF([.A98]&gt;0;&quot;[ /Count -&quot; &amp; [.A98];&quot;[&quot;) &amp; &quot; /Page &quot; &amp; [.J98] &amp; &quot; /Title (&quot; &amp; [.F98] &amp; &quot;) /OUT pdfmark&quot;" office:value-type="string" office:string-value="[ /Page 261 /Title (Dominica XIX Post Pentecosten) /OUT pdfmark">
            <text:p>[ /Page 261 /Title (Dominica XI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 Post Pentecosten</text:p>
          </table:table-cell>
          <table:table-cell table:formula="of:=[.F99]=[.H99]" office:value-type="boolean" office:boolean-value="true">
            <text:p>TRUE</text:p>
          </table:table-cell>
          <table:table-cell office:value-type="string">
            <text:p>Dominica XX Post Pentecosten</text:p>
          </table:table-cell>
          <table:table-cell office:value-type="float" office:value="261">
            <text:p>261</text:p>
          </table:table-cell>
          <table:table-cell table:formula="of:=[.I99]" office:value-type="float" office:value="261">
            <text:p>261</text:p>
          </table:table-cell>
          <table:table-cell table:formula="of:=IF([.A99]&gt;0;&quot;[ /Count -&quot; &amp; [.A99];&quot;[&quot;) &amp; &quot; /Page &quot; &amp; [.J99] &amp; &quot; /Title (&quot; &amp; [.F99] &amp; &quot;) /OUT pdfmark&quot;" office:value-type="string" office:string-value="[ /Page 261 /Title (Dominica XX Post Pentecosten) /OUT pdfmark">
            <text:p>[ /Page 261 /Title (Dominica X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 Post Pentecosten</text:p>
          </table:table-cell>
          <table:table-cell table:formula="of:=[.F100]=[.H100]" office:value-type="boolean" office:boolean-value="true">
            <text:p>TRUE</text:p>
          </table:table-cell>
          <table:table-cell office:value-type="string">
            <text:p>Dominica XXI Post Pentecosten</text:p>
          </table:table-cell>
          <table:table-cell office:value-type="float" office:value="262">
            <text:p>262</text:p>
          </table:table-cell>
          <table:table-cell table:formula="of:=[.I100]" office:value-type="float" office:value="262">
            <text:p>262</text:p>
          </table:table-cell>
          <table:table-cell table:formula="of:=IF([.A100]&gt;0;&quot;[ /Count -&quot; &amp; [.A100];&quot;[&quot;) &amp; &quot; /Page &quot; &amp; [.J100] &amp; &quot; /Title (&quot; &amp; [.F100] &amp; &quot;) /OUT pdfmark&quot;" office:value-type="string" office:string-value="[ /Page 262 /Title (Dominica XXI Post Pentecosten) /OUT pdfmark">
            <text:p>[ /Page 262 /Title (Dominica XX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I Post Pentecosten</text:p>
          </table:table-cell>
          <table:table-cell table:formula="of:=[.F101]=[.H101]" office:value-type="boolean" office:boolean-value="true">
            <text:p>TRUE</text:p>
          </table:table-cell>
          <table:table-cell office:value-type="string">
            <text:p>Dominica XXII Post Pentecosten</text:p>
          </table:table-cell>
          <table:table-cell office:value-type="float" office:value="263">
            <text:p>263</text:p>
          </table:table-cell>
          <table:table-cell table:formula="of:=[.I101]" office:value-type="float" office:value="263">
            <text:p>263</text:p>
          </table:table-cell>
          <table:table-cell table:formula="of:=IF([.A101]&gt;0;&quot;[ /Count -&quot; &amp; [.A101];&quot;[&quot;) &amp; &quot; /Page &quot; &amp; [.J101] &amp; &quot; /Title (&quot; &amp; [.F101] &amp; &quot;) /OUT pdfmark&quot;" office:value-type="string" office:string-value="[ /Page 263 /Title (Dominica XXII Post Pentecosten) /OUT pdfmark">
            <text:p>[ /Page 263 /Title (Dominica XX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II Post Pentecosten</text:p>
          </table:table-cell>
          <table:table-cell table:formula="of:=[.F102]=[.H102]" office:value-type="boolean" office:boolean-value="true">
            <text:p>TRUE</text:p>
          </table:table-cell>
          <table:table-cell office:value-type="string">
            <text:p>Dominica XXIII Post Pentecosten</text:p>
          </table:table-cell>
          <table:table-cell office:value-type="float" office:value="264">
            <text:p>264</text:p>
          </table:table-cell>
          <table:table-cell table:formula="of:=[.I102]" office:value-type="float" office:value="264">
            <text:p>264</text:p>
          </table:table-cell>
          <table:table-cell table:formula="of:=IF([.A102]&gt;0;&quot;[ /Count -&quot; &amp; [.A102];&quot;[&quot;) &amp; &quot; /Page &quot; &amp; [.J102] &amp; &quot; /Title (&quot; &amp; [.F102] &amp; &quot;) /OUT pdfmark&quot;" office:value-type="string" office:string-value="[ /Page 264 /Title (Dominica XXIII Post Pentecosten) /OUT pdfmark">
            <text:p>[ /Page 264 /Title (Dominica XX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I Post Epiphaniam</text:p>
          </table:table-cell>
          <table:table-cell table:formula="of:=[.F103]=[.H103]" office:value-type="boolean" office:boolean-value="true">
            <text:p>TRUE</text:p>
          </table:table-cell>
          <table:table-cell office:value-type="string">
            <text:p>Dominica III Post Epiphaniam</text:p>
          </table:table-cell>
          <table:table-cell office:value-type="float" office:value="265">
            <text:p>265</text:p>
          </table:table-cell>
          <table:table-cell table:formula="of:=[.I103]" office:value-type="float" office:value="265">
            <text:p>265</text:p>
          </table:table-cell>
          <table:table-cell table:formula="of:=IF([.A103]&gt;0;&quot;[ /Count -&quot; &amp; [.A103];&quot;[&quot;) &amp; &quot; /Page &quot; &amp; [.J103] &amp; &quot; /Title (&quot; &amp; [.F103] &amp; &quot;) /OUT pdfmark&quot;" office:value-type="string" office:string-value="[ /Page 265 /Title (Dominica III Post Epiphaniam) /OUT pdfmark">
            <text:p>[ /Page 265 /Title (Dominica III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V Post Epiphaniam</text:p>
          </table:table-cell>
          <table:table-cell table:formula="of:=[.F104]=[.H104]" office:value-type="boolean" office:boolean-value="true">
            <text:p>TRUE</text:p>
          </table:table-cell>
          <table:table-cell office:value-type="string">
            <text:p>Dominica IV Post Epiphaniam</text:p>
          </table:table-cell>
          <table:table-cell office:value-type="float" office:value="266">
            <text:p>266</text:p>
          </table:table-cell>
          <table:table-cell table:formula="of:=[.I104]" office:value-type="float" office:value="266">
            <text:p>266</text:p>
          </table:table-cell>
          <table:table-cell table:formula="of:=IF([.A104]&gt;0;&quot;[ /Count -&quot; &amp; [.A104];&quot;[&quot;) &amp; &quot; /Page &quot; &amp; [.J104] &amp; &quot; /Title (&quot; &amp; [.F104] &amp; &quot;) /OUT pdfmark&quot;" office:value-type="string" office:string-value="[ /Page 266 /Title (Dominica IV Post Epiphaniam) /OUT pdfmark">
            <text:p>[ /Page 266 /Title (Dominica IV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 Post Epiphaniam</text:p>
          </table:table-cell>
          <table:table-cell table:formula="of:=[.F105]=[.H105]" office:value-type="boolean" office:boolean-value="true">
            <text:p>TRUE</text:p>
          </table:table-cell>
          <table:table-cell office:value-type="string">
            <text:p>Dominica V Post Epiphaniam</text:p>
          </table:table-cell>
          <table:table-cell office:value-type="float" office:value="266">
            <text:p>266</text:p>
          </table:table-cell>
          <table:table-cell table:formula="of:=[.I105]" office:value-type="float" office:value="266">
            <text:p>266</text:p>
          </table:table-cell>
          <table:table-cell table:formula="of:=IF([.A105]&gt;0;&quot;[ /Count -&quot; &amp; [.A105];&quot;[&quot;) &amp; &quot; /Page &quot; &amp; [.J105] &amp; &quot; /Title (&quot; &amp; [.F105] &amp; &quot;) /OUT pdfmark&quot;" office:value-type="string" office:string-value="[ /Page 266 /Title (Dominica V Post Epiphaniam) /OUT pdfmark">
            <text:p>[ /Page 266 /Title (Dominica V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 Post Epiphaniam</text:p>
          </table:table-cell>
          <table:table-cell table:formula="of:=[.F106]=[.H106]" office:value-type="boolean" office:boolean-value="true">
            <text:p>TRUE</text:p>
          </table:table-cell>
          <table:table-cell office:value-type="string">
            <text:p>Dominica VI Post Epiphaniam</text:p>
          </table:table-cell>
          <table:table-cell office:value-type="float" office:value="267">
            <text:p>267</text:p>
          </table:table-cell>
          <table:table-cell table:formula="of:=[.I106]" office:value-type="float" office:value="267">
            <text:p>267</text:p>
          </table:table-cell>
          <table:table-cell table:formula="of:=IF([.A106]&gt;0;&quot;[ /Count -&quot; &amp; [.A106];&quot;[&quot;) &amp; &quot; /Page &quot; &amp; [.J106] &amp; &quot; /Title (&quot; &amp; [.F106] &amp; &quot;) /OUT pdfmark&quot;" office:value-type="string" office:string-value="[ /Page 267 /Title (Dominica VI Post Epiphaniam) /OUT pdfmark">
            <text:p>[ /Page 267 /Title (Dominica VI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V et Ultima</text:p>
          </table:table-cell>
          <table:table-cell table:formula="of:=[.F107]=[.H107]" office:value-type="boolean" office:boolean-value="true">
            <text:p>TRUE</text:p>
          </table:table-cell>
          <table:table-cell office:value-type="string">
            <text:p>Dominica XXIV et Ultima</text:p>
          </table:table-cell>
          <table:table-cell office:value-type="float" office:value="268">
            <text:p>268</text:p>
          </table:table-cell>
          <table:table-cell table:formula="of:=[.I107]" office:value-type="float" office:value="268">
            <text:p>268</text:p>
          </table:table-cell>
          <table:table-cell table:formula="of:=IF([.A107]&gt;0;&quot;[ /Count -&quot; &amp; [.A107];&quot;[&quot;) &amp; &quot; /Page &quot; &amp; [.J107] &amp; &quot; /Title (&quot; &amp; [.F107] &amp; &quot;) /OUT pdfmark&quot;" office:value-type="string" office:string-value="[ /Page 268 /Title (Dominica XXIV et Ultima) /OUT pdfmark">
            <text:p>[ /Page 268 /Title (Dominica XXIV et Ultima) /OUT pdfmark</text:p>
          </table:table-cell>
        </table:table-row>
        <table:table-row table:style-name="ro1">
          <table:table-cell table:formula="of:=COUNT([.D109:.D124])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/>
          <table:table-cell table:style-name="ce2"/>
          <table:table-cell/>
          <table:table-cell office:value-type="string">
            <text:p>Ordinarium Divini Officii</text:p>
          </table:table-cell>
          <table:table-cell table:formula="of:=[.F108]=[.H108]" office:value-type="boolean" office:boolean-value="true">
            <text:p>TRUE</text:p>
          </table:table-cell>
          <table:table-cell office:value-type="string">
            <text:p>Ordinarium Divini Officii</text:p>
          </table:table-cell>
          <table:table-cell office:value-type="float" office:value="271">
            <text:p>271</text:p>
          </table:table-cell>
          <table:table-cell table:formula="of:=[.I108]" office:value-type="float" office:value="271">
            <text:p>271</text:p>
          </table:table-cell>
          <table:table-cell table:formula="of:=IF([.A108]&gt;0;&quot;[ /Count -&quot; &amp; [.A108];&quot;[&quot;) &amp; &quot; /Page &quot; &amp; [.J108] &amp; &quot; /Title (&quot; &amp; [.F108] &amp; &quot;) /OUT pdfmark&quot;" office:value-type="string" office:string-value="[ /Count -9 /Page 271 /Title (Ordinarium Divini Officii) /OUT pdfmark">
            <text:p>[ /Count -9 /Page 271 /Title (Ordinarium Divini Officii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Matutinum</text:p>
          </table:table-cell>
          <table:table-cell table:formula="of:=[.F109]=[.H109]" office:value-type="boolean" office:boolean-value="true">
            <text:p>TRUE</text:p>
          </table:table-cell>
          <table:table-cell office:value-type="string">
            <text:p>ad Matutinum</text:p>
          </table:table-cell>
          <table:table-cell office:value-type="float" office:value="272">
            <text:p>272</text:p>
          </table:table-cell>
          <table:table-cell table:formula="of:=[.I109]" office:value-type="float" office:value="272">
            <text:p>272</text:p>
          </table:table-cell>
          <table:table-cell table:formula="of:=IF([.A109]&gt;0;&quot;[ /Count -&quot; &amp; [.A109];&quot;[&quot;) &amp; &quot; /Page &quot; &amp; [.J109] &amp; &quot; /Title (&quot; &amp; [.F109] &amp; &quot;) /OUT pdfmark&quot;" office:value-type="string" office:string-value="[ /Page 272 /Title (ad Matutinum) /OUT pdfmark">
            <text:p>[ /Page 272 /Title (ad Matutinu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Laudes</text:p>
          </table:table-cell>
          <table:table-cell table:formula="of:=[.F110]=[.H110]" office:value-type="boolean" office:boolean-value="true">
            <text:p>TRUE</text:p>
          </table:table-cell>
          <table:table-cell office:value-type="string">
            <text:p>ad Laudes</text:p>
          </table:table-cell>
          <table:table-cell office:value-type="float" office:value="276">
            <text:p>276</text:p>
          </table:table-cell>
          <table:table-cell table:formula="of:=[.I110]" office:value-type="float" office:value="276">
            <text:p>276</text:p>
          </table:table-cell>
          <table:table-cell table:formula="of:=IF([.A110]&gt;0;&quot;[ /Count -&quot; &amp; [.A110];&quot;[&quot;) &amp; &quot; /Page &quot; &amp; [.J110] &amp; &quot; /Title (&quot; &amp; [.F110] &amp; &quot;) /OUT pdfmark&quot;" office:value-type="string" office:string-value="[ /Page 276 /Title (ad Laudes) /OUT pdfmark">
            <text:p>[ /Page 276 /Title (ad Laudes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Primam</text:p>
          </table:table-cell>
          <table:table-cell table:formula="of:=[.F111]=[.H111]" office:value-type="boolean" office:boolean-value="true">
            <text:p>TRUE</text:p>
          </table:table-cell>
          <table:table-cell office:value-type="string">
            <text:p>ad Primam</text:p>
          </table:table-cell>
          <table:table-cell office:value-type="float" office:value="280">
            <text:p>280</text:p>
          </table:table-cell>
          <table:table-cell table:formula="of:=[.I111]" office:value-type="float" office:value="280">
            <text:p>280</text:p>
          </table:table-cell>
          <table:table-cell table:formula="of:=IF([.A111]&gt;0;&quot;[ /Count -&quot; &amp; [.A111];&quot;[&quot;) &amp; &quot; /Page &quot; &amp; [.J111] &amp; &quot; /Title (&quot; &amp; [.F111] &amp; &quot;) /OUT pdfmark&quot;" office:value-type="string" office:string-value="[ /Page 280 /Title (ad Primam) /OUT pdfmark">
            <text:p>[ /Page 280 /Title (ad Prim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Tertiam</text:p>
          </table:table-cell>
          <table:table-cell table:formula="of:=[.F112]=[.H112]" office:value-type="boolean" office:boolean-value="true">
            <text:p>TRUE</text:p>
          </table:table-cell>
          <table:table-cell office:value-type="string">
            <text:p>ad Tertiam</text:p>
          </table:table-cell>
          <table:table-cell office:value-type="float" office:value="286">
            <text:p>286</text:p>
          </table:table-cell>
          <table:table-cell table:formula="of:=[.I112]" office:value-type="float" office:value="286">
            <text:p>286</text:p>
          </table:table-cell>
          <table:table-cell table:formula="of:=IF([.A112]&gt;0;&quot;[ /Count -&quot; &amp; [.A112];&quot;[&quot;) &amp; &quot; /Page &quot; &amp; [.J112] &amp; &quot; /Title (&quot; &amp; [.F112] &amp; &quot;) /OUT pdfmark&quot;" office:value-type="string" office:string-value="[ /Page 286 /Title (ad Tertiam) /OUT pdfmark">
            <text:p>[ /Page 286 /Title (ad Tert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Sextam</text:p>
          </table:table-cell>
          <table:table-cell table:formula="of:=[.F113]=[.H113]" office:value-type="boolean" office:boolean-value="true">
            <text:p>TRUE</text:p>
          </table:table-cell>
          <table:table-cell office:value-type="string">
            <text:p>ad Sextam</text:p>
          </table:table-cell>
          <table:table-cell office:value-type="float" office:value="287">
            <text:p>287</text:p>
          </table:table-cell>
          <table:table-cell table:formula="of:=[.I113]" office:value-type="float" office:value="287">
            <text:p>287</text:p>
          </table:table-cell>
          <table:table-cell table:formula="of:=IF([.A113]&gt;0;&quot;[ /Count -&quot; &amp; [.A113];&quot;[&quot;) &amp; &quot; /Page &quot; &amp; [.J113] &amp; &quot; /Title (&quot; &amp; [.F113] &amp; &quot;) /OUT pdfmark&quot;" office:value-type="string" office:string-value="[ /Page 287 /Title (ad Sextam) /OUT pdfmark">
            <text:p>[ /Page 287 /Title (ad Sext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Nonam</text:p>
          </table:table-cell>
          <table:table-cell table:formula="of:=[.F114]=[.H114]" office:value-type="boolean" office:boolean-value="true">
            <text:p>TRUE</text:p>
          </table:table-cell>
          <table:table-cell office:value-type="string">
            <text:p>ad Nonam</text:p>
          </table:table-cell>
          <table:table-cell office:value-type="float" office:value="289">
            <text:p>289</text:p>
          </table:table-cell>
          <table:table-cell table:formula="of:=[.I114]" office:value-type="float" office:value="289">
            <text:p>289</text:p>
          </table:table-cell>
          <table:table-cell table:formula="of:=IF([.A114]&gt;0;&quot;[ /Count -&quot; &amp; [.A114];&quot;[&quot;) &amp; &quot; /Page &quot; &amp; [.J114] &amp; &quot; /Title (&quot; &amp; [.F114] &amp; &quot;) /OUT pdfmark&quot;" office:value-type="string" office:string-value="[ /Page 289 /Title (ad Nonam) /OUT pdfmark">
            <text:p>[ /Page 289 /Title (ad Non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Vesperas</text:p>
          </table:table-cell>
          <table:table-cell table:formula="of:=[.F115]=[.H115]" office:value-type="boolean" office:boolean-value="true">
            <text:p>TRUE</text:p>
          </table:table-cell>
          <table:table-cell office:value-type="string">
            <text:p>ad Vesperas</text:p>
          </table:table-cell>
          <table:table-cell office:value-type="float" office:value="291">
            <text:p>291</text:p>
          </table:table-cell>
          <table:table-cell table:formula="of:=[.I115]" office:value-type="float" office:value="291">
            <text:p>291</text:p>
          </table:table-cell>
          <table:table-cell table:formula="of:=IF([.A115]&gt;0;&quot;[ /Count -&quot; &amp; [.A115];&quot;[&quot;) &amp; &quot; /Page &quot; &amp; [.J115] &amp; &quot; /Title (&quot; &amp; [.F115] &amp; &quot;) /OUT pdfmark&quot;" office:value-type="string" office:string-value="[ /Page 291 /Title (ad Vesperas) /OUT pdfmark">
            <text:p>[ /Page 291 /Title (ad Vesperas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Completorium</text:p>
          </table:table-cell>
          <table:table-cell table:formula="of:=[.F116]=[.H116]" office:value-type="boolean" office:boolean-value="true">
            <text:p>TRUE</text:p>
          </table:table-cell>
          <table:table-cell office:value-type="string">
            <text:p>ad Completorium</text:p>
          </table:table-cell>
          <table:table-cell office:value-type="float" office:value="294">
            <text:p>294</text:p>
          </table:table-cell>
          <table:table-cell table:formula="of:=[.I116]" office:value-type="float" office:value="294">
            <text:p>294</text:p>
          </table:table-cell>
          <table:table-cell table:formula="of:=IF([.A116]&gt;0;&quot;[ /Count -&quot; &amp; [.A116];&quot;[&quot;) &amp; &quot; /Page &quot; &amp; [.J116] &amp; &quot; /Title (&quot; &amp; [.F116] &amp; &quot;) /OUT pdfmark&quot;" office:value-type="string" office:string-value="[ /Page 294 /Title (ad Completorium) /OUT pdfmark">
            <text:p>[ /Page 294 /Title (ad Completorium) /OUT pdfmark</text:p>
          </table:table-cell>
        </table:table-row>
        <table:table-row table:style-name="ro1">
          <table:table-cell table:formula="of:=COUNT([.E118:.E124])" office:value-type="float" office:value="7">
            <text:p>7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Tempore Adventus</text:p>
          </table:table-cell>
          <table:table-cell table:formula="of:=[.F117]=[.H117]" office:value-type="boolean" office:boolean-value="true">
            <text:p>TRUE</text:p>
          </table:table-cell>
          <table:table-cell office:value-type="string">
            <text:p>Tempore Adventus</text:p>
          </table:table-cell>
          <table:table-cell office:value-type="float" office:value="302">
            <text:p>302</text:p>
          </table:table-cell>
          <table:table-cell table:formula="of:=[.I117]" office:value-type="float" office:value="302">
            <text:p>302</text:p>
          </table:table-cell>
          <table:table-cell table:formula="of:=IF([.A117]&gt;0;&quot;[ /Count -&quot; &amp; [.A117];&quot;[&quot;) &amp; &quot; /Page &quot; &amp; [.J117] &amp; &quot; /Title (&quot; &amp; [.F117] &amp; &quot;) /OUT pdfmark&quot;" office:value-type="string" office:string-value="[ /Count -7 /Page 302 /Title (Tempore Adventus) /OUT pdfmark">
            <text:p>[ /Count -7 /Page 302 /Title (Tempore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Nativitatis</text:p>
          </table:table-cell>
          <table:table-cell table:formula="of:=[.F118]=[.H118]" office:value-type="boolean" office:boolean-value="true">
            <text:p>TRUE</text:p>
          </table:table-cell>
          <table:table-cell office:value-type="string">
            <text:p>Tempore Nativitatis</text:p>
          </table:table-cell>
          <table:table-cell office:value-type="float" office:value="305">
            <text:p>305</text:p>
          </table:table-cell>
          <table:table-cell table:formula="of:=[.I118]" office:value-type="float" office:value="305">
            <text:p>305</text:p>
          </table:table-cell>
          <table:table-cell table:formula="of:=IF([.A118]&gt;0;&quot;[ /Count -&quot; &amp; [.A118];&quot;[&quot;) &amp; &quot; /Page &quot; &amp; [.J118] &amp; &quot; /Title (&quot; &amp; [.F118] &amp; &quot;) /OUT pdfmark&quot;" office:value-type="string" office:string-value="[ /Page 305 /Title (Tempore Nativitatis) /OUT pdfmark">
            <text:p>[ /Page 305 /Title (Tempore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Epiphaniae</text:p>
          </table:table-cell>
          <table:table-cell table:formula="of:=[.F119]=[.H119]" office:value-type="boolean" office:boolean-value="true">
            <text:p>TRUE</text:p>
          </table:table-cell>
          <table:table-cell office:value-type="string">
            <text:p>Tempore Epiphaniae</text:p>
          </table:table-cell>
          <table:table-cell office:value-type="float" office:value="310">
            <text:p>310</text:p>
          </table:table-cell>
          <table:table-cell table:formula="of:=[.I119]" office:value-type="float" office:value="310">
            <text:p>310</text:p>
          </table:table-cell>
          <table:table-cell table:formula="of:=IF([.A119]&gt;0;&quot;[ /Count -&quot; &amp; [.A119];&quot;[&quot;) &amp; &quot; /Page &quot; &amp; [.J119] &amp; &quot; /Title (&quot; &amp; [.F119] &amp; &quot;) /OUT pdfmark&quot;" office:value-type="string" office:string-value="[ /Page 310 /Title (Tempore Epiphaniae) /OUT pdfmark">
            <text:p>[ /Page 310 /Title (Tempore Epiphan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Septuagesimae</text:p>
          </table:table-cell>
          <table:table-cell table:formula="of:=[.F120]=[.H120]" office:value-type="boolean" office:boolean-value="true">
            <text:p>TRUE</text:p>
          </table:table-cell>
          <table:table-cell office:value-type="string">
            <text:p>Tempore Septuagesimae</text:p>
          </table:table-cell>
          <table:table-cell office:value-type="float" office:value="313">
            <text:p>313</text:p>
          </table:table-cell>
          <table:table-cell table:formula="of:=[.I120]" office:value-type="float" office:value="313">
            <text:p>313</text:p>
          </table:table-cell>
          <table:table-cell table:formula="of:=IF([.A120]&gt;0;&quot;[ /Count -&quot; &amp; [.A120];&quot;[&quot;) &amp; &quot; /Page &quot; &amp; [.J120] &amp; &quot; /Title (&quot; &amp; [.F120] &amp; &quot;) /OUT pdfmark&quot;" office:value-type="string" office:string-value="[ /Page 313 /Title (Tempore Septuagesimae) /OUT pdfmark">
            <text:p>[ /Page 313 /Title (Tempore Septu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Quadragesimae</text:p>
          </table:table-cell>
          <table:table-cell table:formula="of:=[.F121]=[.H121]" office:value-type="boolean" office:boolean-value="true">
            <text:p>TRUE</text:p>
          </table:table-cell>
          <table:table-cell office:value-type="string">
            <text:p>Tempore Quadragesimae</text:p>
          </table:table-cell>
          <table:table-cell office:value-type="float" office:value="313">
            <text:p>313</text:p>
          </table:table-cell>
          <table:table-cell table:formula="of:=[.I121]" office:value-type="float" office:value="313">
            <text:p>313</text:p>
          </table:table-cell>
          <table:table-cell table:formula="of:=IF([.A121]&gt;0;&quot;[ /Count -&quot; &amp; [.A121];&quot;[&quot;) &amp; &quot; /Page &quot; &amp; [.J121] &amp; &quot; /Title (&quot; &amp; [.F121] &amp; &quot;) /OUT pdfmark&quot;" office:value-type="string" office:string-value="[ /Page 313 /Title (Tempore Quadragesimae) /OUT pdfmark">
            <text:p>[ /Page 313 /Title (Tempore Quadr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us Passionis</text:p>
          </table:table-cell>
          <table:table-cell table:formula="of:=[.F122]=[.H122]" office:value-type="boolean" office:boolean-value="true">
            <text:p>TRUE</text:p>
          </table:table-cell>
          <table:table-cell office:value-type="string">
            <text:p>Tempus Passionis</text:p>
          </table:table-cell>
          <table:table-cell office:value-type="float" office:value="317">
            <text:p>317</text:p>
          </table:table-cell>
          <table:table-cell table:formula="of:=[.I122]" office:value-type="float" office:value="317">
            <text:p>317</text:p>
          </table:table-cell>
          <table:table-cell table:formula="of:=IF([.A122]&gt;0;&quot;[ /Count -&quot; &amp; [.A122];&quot;[&quot;) &amp; &quot; /Page &quot; &amp; [.J122] &amp; &quot; /Title (&quot; &amp; [.F122] &amp; &quot;) /OUT pdfmark&quot;" office:value-type="string" office:string-value="[ /Page 317 /Title (Tempus Passionis) /OUT pdfmark">
            <text:p>[ /Page 317 /Title (Tempus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Paschatis</text:p>
          </table:table-cell>
          <table:table-cell table:formula="of:=[.F123]=[.H123]" office:value-type="boolean" office:boolean-value="true">
            <text:p>TRUE</text:p>
          </table:table-cell>
          <table:table-cell office:value-type="string">
            <text:p>Tempore Paschatis</text:p>
          </table:table-cell>
          <table:table-cell office:value-type="float" office:value="321">
            <text:p>321</text:p>
          </table:table-cell>
          <table:table-cell table:formula="of:=[.I123]" office:value-type="float" office:value="321">
            <text:p>321</text:p>
          </table:table-cell>
          <table:table-cell table:formula="of:=IF([.A123]&gt;0;&quot;[ /Count -&quot; &amp; [.A123];&quot;[&quot;) &amp; &quot; /Page &quot; &amp; [.J123] &amp; &quot; /Title (&quot; &amp; [.F123] &amp; &quot;) /OUT pdfmark&quot;" office:value-type="string" office:string-value="[ /Page 321 /Title (Tempore Paschatis) /OUT pdfmark">
            <text:p>[ /Page 321 /Title (Tempore Pasch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Ascensionis</text:p>
          </table:table-cell>
          <table:table-cell table:formula="of:=[.F124]=[.H124]" office:value-type="boolean" office:boolean-value="true">
            <text:p>TRUE</text:p>
          </table:table-cell>
          <table:table-cell office:value-type="string">
            <text:p>Tempore Ascensionis</text:p>
          </table:table-cell>
          <table:table-cell office:value-type="float" office:value="325">
            <text:p>325</text:p>
          </table:table-cell>
          <table:table-cell table:formula="of:=[.I124]" office:value-type="float" office:value="325">
            <text:p>325</text:p>
          </table:table-cell>
          <table:table-cell table:formula="of:=IF([.A124]&gt;0;&quot;[ /Count -&quot; &amp; [.A124];&quot;[&quot;) &amp; &quot; /Page &quot; &amp; [.J124] &amp; &quot; /Title (&quot; &amp; [.F124] &amp; &quot;) /OUT pdfmark&quot;" office:value-type="string" office:string-value="[ /Page 325 /Title (Tempore Ascensionis) /OUT pdfmark">
            <text:p>[ /Page 325 /Title (Tempore Ascensionis) /OUT pdfmark</text:p>
          </table:table-cell>
        </table:table-row>
        <table:table-row table:style-name="ro1">
          <table:table-cell table:formula="of:=COUNT([.D126:.D180])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/>
          <table:table-cell table:style-name="ce2"/>
          <table:table-cell/>
          <table:table-cell office:value-type="string">
            <text:p>Psalterium Breviarii Romani</text:p>
          </table:table-cell>
          <table:table-cell table:formula="of:=[.F125]=[.H125]" office:value-type="boolean" office:boolean-value="true">
            <text:p>TRUE</text:p>
          </table:table-cell>
          <table:table-cell office:value-type="string">
            <text:p>Psalterium Breviarii Romani</text:p>
          </table:table-cell>
          <table:table-cell office:value-type="float" office:value="329">
            <text:p>329</text:p>
          </table:table-cell>
          <table:table-cell table:formula="of:=[.I125]" office:value-type="float" office:value="329">
            <text:p>329</text:p>
          </table:table-cell>
          <table:table-cell table:formula="of:=IF([.A125]&gt;0;&quot;[ /Count -&quot; &amp; [.A125];&quot;[&quot;) &amp; &quot; /Page &quot; &amp; [.J125] &amp; &quot; /Title (&quot; &amp; [.F125] &amp; &quot;) /OUT pdfmark&quot;" office:value-type="string" office:string-value="[ /Count -7 /Page 329 /Title (Psalterium Breviarii Romani) /OUT pdfmark">
            <text:p>[ /Count -7 /Page 329 /Title (Psalterium Breviarii Romani) /OUT pdfmark</text:p>
          </table:table-cell>
        </table:table-row>
        <table:table-row table:style-name="ro1">
          <table:table-cell table:formula="of:=COUNT([.E127:.E134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Dominica ad Matutinum</text:p>
          </table:table-cell>
          <table:table-cell table:formula="of:=[.F126]=[.H126]" office:value-type="boolean" office:boolean-value="true">
            <text:p>TRUE</text:p>
          </table:table-cell>
          <table:table-cell office:value-type="string">
            <text:p>Dominica ad Matutinum</text:p>
          </table:table-cell>
          <table:table-cell office:value-type="float" office:value="330">
            <text:p>330</text:p>
          </table:table-cell>
          <table:table-cell table:formula="of:=[.I126]" office:value-type="float" office:value="330">
            <text:p>330</text:p>
          </table:table-cell>
          <table:table-cell table:formula="of:=IF([.A126]&gt;0;&quot;[ /Count -&quot; &amp; [.A126];&quot;[&quot;) &amp; &quot; /Page &quot; &amp; [.J126] &amp; &quot; /Title (&quot; &amp; [.F126] &amp; &quot;) /OUT pdfmark&quot;" office:value-type="string" office:string-value="[ /Count -8 /Page 330 /Title (Dominica ad Matutinum) /OUT pdfmark">
            <text:p>[ /Count -8 /Page 330 /Title (Dominic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Laudes I</text:p>
          </table:table-cell>
          <table:table-cell table:formula="of:=[.F127]=[.H127]" office:value-type="boolean" office:boolean-value="true">
            <text:p>TRUE</text:p>
          </table:table-cell>
          <table:table-cell office:value-type="string">
            <text:p>Dominica ad Laudes I</text:p>
          </table:table-cell>
          <table:table-cell office:value-type="float" office:value="337">
            <text:p>337</text:p>
          </table:table-cell>
          <table:table-cell table:formula="of:=[.I127]" office:value-type="float" office:value="337">
            <text:p>337</text:p>
          </table:table-cell>
          <table:table-cell table:formula="of:=IF([.A127]&gt;0;&quot;[ /Count -&quot; &amp; [.A127];&quot;[&quot;) &amp; &quot; /Page &quot; &amp; [.J127] &amp; &quot; /Title (&quot; &amp; [.F127] &amp; &quot;) /OUT pdfmark&quot;" office:value-type="string" office:string-value="[ /Page 337 /Title (Dominica ad Laudes I) /OUT pdfmark">
            <text:p>[ /Page 337 /Title (Dominic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Laudes II</text:p>
          </table:table-cell>
          <table:table-cell table:formula="of:=[.F128]=[.H128]" office:value-type="boolean" office:boolean-value="true">
            <text:p>TRUE</text:p>
          </table:table-cell>
          <table:table-cell office:value-type="string">
            <text:p>Dominica ad Laudes II</text:p>
          </table:table-cell>
          <table:table-cell office:value-type="float" office:value="344">
            <text:p>344</text:p>
          </table:table-cell>
          <table:table-cell table:formula="of:=[.I128]" office:value-type="float" office:value="344">
            <text:p>344</text:p>
          </table:table-cell>
          <table:table-cell table:formula="of:=IF([.A128]&gt;0;&quot;[ /Count -&quot; &amp; [.A128];&quot;[&quot;) &amp; &quot; /Page &quot; &amp; [.J128] &amp; &quot; /Title (&quot; &amp; [.F128] &amp; &quot;) /OUT pdfmark&quot;" office:value-type="string" office:string-value="[ /Page 344 /Title (Dominica ad Laudes II) /OUT pdfmark">
            <text:p>[ /Page 344 /Title (Dominic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Primam</text:p>
          </table:table-cell>
          <table:table-cell table:formula="of:=[.F129]=[.H129]" office:value-type="boolean" office:boolean-value="true">
            <text:p>TRUE</text:p>
          </table:table-cell>
          <table:table-cell office:value-type="string">
            <text:p>Dominica ad Primam</text:p>
          </table:table-cell>
          <table:table-cell office:value-type="float" office:value="349">
            <text:p>349</text:p>
          </table:table-cell>
          <table:table-cell table:formula="of:=[.I129]" office:value-type="float" office:value="349">
            <text:p>349</text:p>
          </table:table-cell>
          <table:table-cell table:formula="of:=IF([.A129]&gt;0;&quot;[ /Count -&quot; &amp; [.A129];&quot;[&quot;) &amp; &quot; /Page &quot; &amp; [.J129] &amp; &quot; /Title (&quot; &amp; [.F129] &amp; &quot;) /OUT pdfmark&quot;" office:value-type="string" office:string-value="[ /Page 349 /Title (Dominica ad Primam) /OUT pdfmark">
            <text:p>[ /Page 349 /Title (Dominic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Tertiam</text:p>
          </table:table-cell>
          <table:table-cell table:formula="of:=[.F130]=[.H130]" office:value-type="boolean" office:boolean-value="true">
            <text:p>TRUE</text:p>
          </table:table-cell>
          <table:table-cell office:value-type="string">
            <text:p>Dominica ad Tertiam</text:p>
          </table:table-cell>
          <table:table-cell office:value-type="float" office:value="354">
            <text:p>354</text:p>
          </table:table-cell>
          <table:table-cell table:formula="of:=[.I130]" office:value-type="float" office:value="354">
            <text:p>354</text:p>
          </table:table-cell>
          <table:table-cell table:formula="of:=IF([.A130]&gt;0;&quot;[ /Count -&quot; &amp; [.A130];&quot;[&quot;) &amp; &quot; /Page &quot; &amp; [.J130] &amp; &quot; /Title (&quot; &amp; [.F130] &amp; &quot;) /OUT pdfmark&quot;" office:value-type="string" office:string-value="[ /Page 354 /Title (Dominica ad Tertiam) /OUT pdfmark">
            <text:p>[ /Page 354 /Title (Dominic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Sextam</text:p>
          </table:table-cell>
          <table:table-cell table:formula="of:=[.F131]=[.H131]" office:value-type="boolean" office:boolean-value="true">
            <text:p>TRUE</text:p>
          </table:table-cell>
          <table:table-cell office:value-type="string">
            <text:p>Dominica ad Sextam</text:p>
          </table:table-cell>
          <table:table-cell office:value-type="float" office:value="358">
            <text:p>358</text:p>
          </table:table-cell>
          <table:table-cell table:formula="of:=[.I131]" office:value-type="float" office:value="358">
            <text:p>358</text:p>
          </table:table-cell>
          <table:table-cell table:formula="of:=IF([.A131]&gt;0;&quot;[ /Count -&quot; &amp; [.A131];&quot;[&quot;) &amp; &quot; /Page &quot; &amp; [.J131] &amp; &quot; /Title (&quot; &amp; [.F131] &amp; &quot;) /OUT pdfmark&quot;" office:value-type="string" office:string-value="[ /Page 358 /Title (Dominica ad Sextam) /OUT pdfmark">
            <text:p>[ /Page 358 /Title (Dominic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Nonam</text:p>
          </table:table-cell>
          <table:table-cell table:formula="of:=[.F132]=[.H132]" office:value-type="boolean" office:boolean-value="true">
            <text:p>TRUE</text:p>
          </table:table-cell>
          <table:table-cell office:value-type="string">
            <text:p>Dominica ad Nonam</text:p>
          </table:table-cell>
          <table:table-cell office:value-type="float" office:value="362">
            <text:p>362</text:p>
          </table:table-cell>
          <table:table-cell table:formula="of:=[.I132]" office:value-type="float" office:value="362">
            <text:p>362</text:p>
          </table:table-cell>
          <table:table-cell table:formula="of:=IF([.A132]&gt;0;&quot;[ /Count -&quot; &amp; [.A132];&quot;[&quot;) &amp; &quot; /Page &quot; &amp; [.J132] &amp; &quot; /Title (&quot; &amp; [.F132] &amp; &quot;) /OUT pdfmark&quot;" office:value-type="string" office:string-value="[ /Page 362 /Title (Dominica ad Nonam) /OUT pdfmark">
            <text:p>[ /Page 362 /Title (Dominic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II Vesperas</text:p>
          </table:table-cell>
          <table:table-cell table:formula="of:=[.F133]=[.H133]" office:value-type="boolean" office:boolean-value="true">
            <text:p>TRUE</text:p>
          </table:table-cell>
          <table:table-cell office:value-type="string">
            <text:p>Dominica ad II Vesperas</text:p>
          </table:table-cell>
          <table:table-cell office:value-type="float" office:value="365">
            <text:p>365</text:p>
          </table:table-cell>
          <table:table-cell table:formula="of:=[.I133]" office:value-type="float" office:value="365">
            <text:p>365</text:p>
          </table:table-cell>
          <table:table-cell table:formula="of:=IF([.A133]&gt;0;&quot;[ /Count -&quot; &amp; [.A133];&quot;[&quot;) &amp; &quot; /Page &quot; &amp; [.J133] &amp; &quot; /Title (&quot; &amp; [.F133] &amp; &quot;) /OUT pdfmark&quot;" office:value-type="string" office:string-value="[ /Page 365 /Title (Dominica ad II Vesperas) /OUT pdfmark">
            <text:p>[ /Page 365 /Title (Dominica ad II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Completorium</text:p>
          </table:table-cell>
          <table:table-cell table:formula="of:=[.F134]=[.H134]" office:value-type="boolean" office:boolean-value="true">
            <text:p>TRUE</text:p>
          </table:table-cell>
          <table:table-cell office:value-type="string">
            <text:p>Dominica ad Completorium</text:p>
          </table:table-cell>
          <table:table-cell office:value-type="float" office:value="375">
            <text:p>375</text:p>
          </table:table-cell>
          <table:table-cell table:formula="of:=[.I134]" office:value-type="float" office:value="375">
            <text:p>375</text:p>
          </table:table-cell>
          <table:table-cell table:formula="of:=IF([.A134]&gt;0;&quot;[ /Count -&quot; &amp; [.A134];&quot;[&quot;) &amp; &quot; /Page &quot; &amp; [.J134] &amp; &quot; /Title (&quot; &amp; [.F134] &amp; &quot;) /OUT pdfmark&quot;" office:value-type="string" office:string-value="[ /Page 375 /Title (Dominica ad Completorium) /OUT pdfmark">
            <text:p>[ /Page 375 /Title (Dominica ad Completorium) /OUT pdfmark</text:p>
          </table:table-cell>
        </table:table-row>
        <table:table-row table:style-name="ro1">
          <table:table-cell table:formula="of:=COUNT([.E136:.E143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secunda ad Matutinum</text:p>
          </table:table-cell>
          <table:table-cell table:formula="of:=[.F135]=[.H135]" office:value-type="boolean" office:boolean-value="true">
            <text:p>TRUE</text:p>
          </table:table-cell>
          <table:table-cell office:value-type="string">
            <text:p>Feria secunda ad Matutinum</text:p>
          </table:table-cell>
          <table:table-cell office:value-type="float" office:value="377">
            <text:p>377</text:p>
          </table:table-cell>
          <table:table-cell table:formula="of:=[.I135]" office:value-type="float" office:value="377">
            <text:p>377</text:p>
          </table:table-cell>
          <table:table-cell table:formula="of:=IF([.A135]&gt;0;&quot;[ /Count -&quot; &amp; [.A135];&quot;[&quot;) &amp; &quot; /Page &quot; &amp; [.J135] &amp; &quot; /Title (&quot; &amp; [.F135] &amp; &quot;) /OUT pdfmark&quot;" office:value-type="string" office:string-value="[ /Count -8 /Page 377 /Title (Feria secunda ad Matutinum) /OUT pdfmark">
            <text:p>[ /Count -8 /Page 377 /Title (Feria secund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Laudes I</text:p>
          </table:table-cell>
          <table:table-cell table:formula="of:=[.F136]=[.H136]" office:value-type="boolean" office:boolean-value="true">
            <text:p>TRUE</text:p>
          </table:table-cell>
          <table:table-cell office:value-type="string">
            <text:p>Feria secunda ad Laudes I</text:p>
          </table:table-cell>
          <table:table-cell office:value-type="float" office:value="387">
            <text:p>387</text:p>
          </table:table-cell>
          <table:table-cell table:formula="of:=[.I136]" office:value-type="float" office:value="387">
            <text:p>387</text:p>
          </table:table-cell>
          <table:table-cell table:formula="of:=IF([.A136]&gt;0;&quot;[ /Count -&quot; &amp; [.A136];&quot;[&quot;) &amp; &quot; /Page &quot; &amp; [.J136] &amp; &quot; /Title (&quot; &amp; [.F136] &amp; &quot;) /OUT pdfmark&quot;" office:value-type="string" office:string-value="[ /Page 387 /Title (Feria secunda ad Laudes I) /OUT pdfmark">
            <text:p>[ /Page 387 /Title (Feria secund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Laudes II</text:p>
          </table:table-cell>
          <table:table-cell table:formula="of:=[.F137]=[.H137]" office:value-type="boolean" office:boolean-value="true">
            <text:p>TRUE</text:p>
          </table:table-cell>
          <table:table-cell office:value-type="string">
            <text:p>Feria secunda ad Laudes II</text:p>
          </table:table-cell>
          <table:table-cell office:value-type="float" office:value="392">
            <text:p>392</text:p>
          </table:table-cell>
          <table:table-cell table:formula="of:=[.I137]" office:value-type="float" office:value="392">
            <text:p>392</text:p>
          </table:table-cell>
          <table:table-cell table:formula="of:=IF([.A137]&gt;0;&quot;[ /Count -&quot; &amp; [.A137];&quot;[&quot;) &amp; &quot; /Page &quot; &amp; [.J137] &amp; &quot; /Title (&quot; &amp; [.F137] &amp; &quot;) /OUT pdfmark&quot;" office:value-type="string" office:string-value="[ /Page 392 /Title (Feria secunda ad Laudes II) /OUT pdfmark">
            <text:p>[ /Page 392 /Title (Feria secund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Primam</text:p>
          </table:table-cell>
          <table:table-cell table:formula="of:=[.F138]=[.H138]" office:value-type="boolean" office:boolean-value="true">
            <text:p>TRUE</text:p>
          </table:table-cell>
          <table:table-cell office:value-type="string">
            <text:p>Feria secunda ad Primam</text:p>
          </table:table-cell>
          <table:table-cell office:value-type="float" office:value="398">
            <text:p>398</text:p>
          </table:table-cell>
          <table:table-cell table:formula="of:=[.I138]" office:value-type="float" office:value="398">
            <text:p>398</text:p>
          </table:table-cell>
          <table:table-cell table:formula="of:=IF([.A138]&gt;0;&quot;[ /Count -&quot; &amp; [.A138];&quot;[&quot;) &amp; &quot; /Page &quot; &amp; [.J138] &amp; &quot; /Title (&quot; &amp; [.F138] &amp; &quot;) /OUT pdfmark&quot;" office:value-type="string" office:string-value="[ /Page 398 /Title (Feria secunda ad Primam) /OUT pdfmark">
            <text:p>[ /Page 398 /Title (Feria secund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Tertiam</text:p>
          </table:table-cell>
          <table:table-cell table:formula="of:=[.F139]=[.H139]" office:value-type="boolean" office:boolean-value="true">
            <text:p>TRUE</text:p>
          </table:table-cell>
          <table:table-cell office:value-type="string">
            <text:p>Feria secunda ad Tertiam</text:p>
          </table:table-cell>
          <table:table-cell office:value-type="float" office:value="400">
            <text:p>400</text:p>
          </table:table-cell>
          <table:table-cell table:formula="of:=[.I139]" office:value-type="float" office:value="400">
            <text:p>400</text:p>
          </table:table-cell>
          <table:table-cell table:formula="of:=IF([.A139]&gt;0;&quot;[ /Count -&quot; &amp; [.A139];&quot;[&quot;) &amp; &quot; /Page &quot; &amp; [.J139] &amp; &quot; /Title (&quot; &amp; [.F139] &amp; &quot;) /OUT pdfmark&quot;" office:value-type="string" office:string-value="[ /Page 400 /Title (Feria secunda ad Tertiam) /OUT pdfmark">
            <text:p>[ /Page 400 /Title (Feria secund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Sextam</text:p>
          </table:table-cell>
          <table:table-cell table:formula="of:=[.F140]=[.H140]" office:value-type="boolean" office:boolean-value="true">
            <text:p>TRUE</text:p>
          </table:table-cell>
          <table:table-cell office:value-type="string">
            <text:p>Feria secunda ad Sextam</text:p>
          </table:table-cell>
          <table:table-cell office:value-type="float" office:value="403">
            <text:p>403</text:p>
          </table:table-cell>
          <table:table-cell table:formula="of:=[.I140]" office:value-type="float" office:value="403">
            <text:p>403</text:p>
          </table:table-cell>
          <table:table-cell table:formula="of:=IF([.A140]&gt;0;&quot;[ /Count -&quot; &amp; [.A140];&quot;[&quot;) &amp; &quot; /Page &quot; &amp; [.J140] &amp; &quot; /Title (&quot; &amp; [.F140] &amp; &quot;) /OUT pdfmark&quot;" office:value-type="string" office:string-value="[ /Page 403 /Title (Feria secunda ad Sextam) /OUT pdfmark">
            <text:p>[ /Page 403 /Title (Feria secund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Nonam</text:p>
          </table:table-cell>
          <table:table-cell table:formula="of:=[.F141]=[.H141]" office:value-type="boolean" office:boolean-value="true">
            <text:p>TRUE</text:p>
          </table:table-cell>
          <table:table-cell office:value-type="string">
            <text:p>Feria secunda ad Nonam</text:p>
          </table:table-cell>
          <table:table-cell office:value-type="float" office:value="406">
            <text:p>406</text:p>
          </table:table-cell>
          <table:table-cell table:formula="of:=[.I141]" office:value-type="float" office:value="406">
            <text:p>406</text:p>
          </table:table-cell>
          <table:table-cell table:formula="of:=IF([.A141]&gt;0;&quot;[ /Count -&quot; &amp; [.A141];&quot;[&quot;) &amp; &quot; /Page &quot; &amp; [.J141] &amp; &quot; /Title (&quot; &amp; [.F141] &amp; &quot;) /OUT pdfmark&quot;" office:value-type="string" office:string-value="[ /Page 406 /Title (Feria secunda ad Nonam) /OUT pdfmark">
            <text:p>[ /Page 406 /Title (Feria secund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Vesperas</text:p>
          </table:table-cell>
          <table:table-cell table:formula="of:=[.F142]=[.H142]" office:value-type="boolean" office:boolean-value="true">
            <text:p>TRUE</text:p>
          </table:table-cell>
          <table:table-cell office:value-type="string">
            <text:p>Feria secunda ad Vesperas</text:p>
          </table:table-cell>
          <table:table-cell office:value-type="float" office:value="409">
            <text:p>409</text:p>
          </table:table-cell>
          <table:table-cell table:formula="of:=[.I142]" office:value-type="float" office:value="409">
            <text:p>409</text:p>
          </table:table-cell>
          <table:table-cell table:formula="of:=IF([.A142]&gt;0;&quot;[ /Count -&quot; &amp; [.A142];&quot;[&quot;) &amp; &quot; /Page &quot; &amp; [.J142] &amp; &quot; /Title (&quot; &amp; [.F142] &amp; &quot;) /OUT pdfmark&quot;" office:value-type="string" office:string-value="[ /Page 409 /Title (Feria secunda ad Vesperas) /OUT pdfmark">
            <text:p>[ /Page 409 /Title (Feria secund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Completorium</text:p>
          </table:table-cell>
          <table:table-cell table:formula="of:=[.F143]=[.H143]" office:value-type="boolean" office:boolean-value="true">
            <text:p>TRUE</text:p>
          </table:table-cell>
          <table:table-cell office:value-type="string">
            <text:p>Feria secunda ad Completorium</text:p>
          </table:table-cell>
          <table:table-cell office:value-type="float" office:value="414">
            <text:p>414</text:p>
          </table:table-cell>
          <table:table-cell table:formula="of:=[.I143]" office:value-type="float" office:value="414">
            <text:p>414</text:p>
          </table:table-cell>
          <table:table-cell table:formula="of:=IF([.A143]&gt;0;&quot;[ /Count -&quot; &amp; [.A143];&quot;[&quot;) &amp; &quot; /Page &quot; &amp; [.J143] &amp; &quot; /Title (&quot; &amp; [.F143] &amp; &quot;) /OUT pdfmark&quot;" office:value-type="string" office:string-value="[ /Page 414 /Title (Feria secunda ad Completorium) /OUT pdfmark">
            <text:p>[ /Page 414 /Title (Feria secunda ad Completorium) /OUT pdfmark</text:p>
          </table:table-cell>
        </table:table-row>
        <table:table-row table:style-name="ro1">
          <table:table-cell table:formula="of:=COUNT([.E145:.E152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tertia ad Matutinum</text:p>
          </table:table-cell>
          <table:table-cell table:formula="of:=[.F144]=[.H144]" office:value-type="boolean" office:boolean-value="true">
            <text:p>TRUE</text:p>
          </table:table-cell>
          <table:table-cell office:value-type="string">
            <text:p>Feria tertia ad Matutinum</text:p>
          </table:table-cell>
          <table:table-cell office:value-type="float" office:value="416">
            <text:p>416</text:p>
          </table:table-cell>
          <table:table-cell table:formula="of:=[.I144]" office:value-type="float" office:value="416">
            <text:p>416</text:p>
          </table:table-cell>
          <table:table-cell table:formula="of:=IF([.A144]&gt;0;&quot;[ /Count -&quot; &amp; [.A144];&quot;[&quot;) &amp; &quot; /Page &quot; &amp; [.J144] &amp; &quot; /Title (&quot; &amp; [.F144] &amp; &quot;) /OUT pdfmark&quot;" office:value-type="string" office:string-value="[ /Count -8 /Page 416 /Title (Feria tertia ad Matutinum) /OUT pdfmark">
            <text:p>[ /Count -8 /Page 416 /Title (Feria terti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Laudes I</text:p>
          </table:table-cell>
          <table:table-cell table:formula="of:=[.F145]=[.H145]" office:value-type="boolean" office:boolean-value="true">
            <text:p>TRUE</text:p>
          </table:table-cell>
          <table:table-cell office:value-type="string">
            <text:p>Feria tertia ad Laudes I</text:p>
          </table:table-cell>
          <table:table-cell office:value-type="float" office:value="425">
            <text:p>425</text:p>
          </table:table-cell>
          <table:table-cell table:formula="of:=[.I145]" office:value-type="float" office:value="425">
            <text:p>425</text:p>
          </table:table-cell>
          <table:table-cell table:formula="of:=IF([.A145]&gt;0;&quot;[ /Count -&quot; &amp; [.A145];&quot;[&quot;) &amp; &quot; /Page &quot; &amp; [.J145] &amp; &quot; /Title (&quot; &amp; [.F145] &amp; &quot;) /OUT pdfmark&quot;" office:value-type="string" office:string-value="[ /Page 425 /Title (Feria tertia ad Laudes I) /OUT pdfmark">
            <text:p>[ /Page 425 /Title (Feria terti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Laudes II</text:p>
          </table:table-cell>
          <table:table-cell table:formula="of:=[.F146]=[.H146]" office:value-type="boolean" office:boolean-value="true">
            <text:p>TRUE</text:p>
          </table:table-cell>
          <table:table-cell office:value-type="string">
            <text:p>Feria tertia ad Laudes II</text:p>
          </table:table-cell>
          <table:table-cell office:value-type="float" office:value="430">
            <text:p>430</text:p>
          </table:table-cell>
          <table:table-cell table:formula="of:=[.I146]" office:value-type="float" office:value="430">
            <text:p>430</text:p>
          </table:table-cell>
          <table:table-cell table:formula="of:=IF([.A146]&gt;0;&quot;[ /Count -&quot; &amp; [.A146];&quot;[&quot;) &amp; &quot; /Page &quot; &amp; [.J146] &amp; &quot; /Title (&quot; &amp; [.F146] &amp; &quot;) /OUT pdfmark&quot;" office:value-type="string" office:string-value="[ /Page 430 /Title (Feria tertia ad Laudes II) /OUT pdfmark">
            <text:p>[ /Page 430 /Title (Feria terti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Primam</text:p>
          </table:table-cell>
          <table:table-cell table:formula="of:=[.F147]=[.H147]" office:value-type="boolean" office:boolean-value="true">
            <text:p>TRUE</text:p>
          </table:table-cell>
          <table:table-cell office:value-type="string">
            <text:p>Feria tertia ad Primam</text:p>
          </table:table-cell>
          <table:table-cell office:value-type="float" office:value="437">
            <text:p>437</text:p>
          </table:table-cell>
          <table:table-cell table:formula="of:=[.I147]" office:value-type="float" office:value="437">
            <text:p>437</text:p>
          </table:table-cell>
          <table:table-cell table:formula="of:=IF([.A147]&gt;0;&quot;[ /Count -&quot; &amp; [.A147];&quot;[&quot;) &amp; &quot; /Page &quot; &amp; [.J147] &amp; &quot; /Title (&quot; &amp; [.F147] &amp; &quot;) /OUT pdfmark&quot;" office:value-type="string" office:string-value="[ /Page 437 /Title (Feria tertia ad Primam) /OUT pdfmark">
            <text:p>[ /Page 437 /Title (Feria terti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Tertiam</text:p>
          </table:table-cell>
          <table:table-cell table:formula="of:=[.F148]=[.H148]" office:value-type="boolean" office:boolean-value="true">
            <text:p>TRUE</text:p>
          </table:table-cell>
          <table:table-cell office:value-type="string">
            <text:p>Feria tertia ad Tertiam</text:p>
          </table:table-cell>
          <table:table-cell office:value-type="float" office:value="440">
            <text:p>440</text:p>
          </table:table-cell>
          <table:table-cell table:formula="of:=[.I148]" office:value-type="float" office:value="440">
            <text:p>440</text:p>
          </table:table-cell>
          <table:table-cell table:formula="of:=IF([.A148]&gt;0;&quot;[ /Count -&quot; &amp; [.A148];&quot;[&quot;) &amp; &quot; /Page &quot; &amp; [.J148] &amp; &quot; /Title (&quot; &amp; [.F148] &amp; &quot;) /OUT pdfmark&quot;" office:value-type="string" office:string-value="[ /Page 440 /Title (Feria tertia ad Tertiam) /OUT pdfmark">
            <text:p>[ /Page 440 /Title (Feria terti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Sextam</text:p>
          </table:table-cell>
          <table:table-cell table:formula="of:=[.F149]=[.H149]" office:value-type="boolean" office:boolean-value="true">
            <text:p>TRUE</text:p>
          </table:table-cell>
          <table:table-cell office:value-type="string">
            <text:p>Feria tertia ad Sextam</text:p>
          </table:table-cell>
          <table:table-cell office:value-type="float" office:value="442">
            <text:p>442</text:p>
          </table:table-cell>
          <table:table-cell table:formula="of:=[.I149]" office:value-type="float" office:value="442">
            <text:p>442</text:p>
          </table:table-cell>
          <table:table-cell table:formula="of:=IF([.A149]&gt;0;&quot;[ /Count -&quot; &amp; [.A149];&quot;[&quot;) &amp; &quot; /Page &quot; &amp; [.J149] &amp; &quot; /Title (&quot; &amp; [.F149] &amp; &quot;) /OUT pdfmark&quot;" office:value-type="string" office:string-value="[ /Page 442 /Title (Feria tertia ad Sextam) /OUT pdfmark">
            <text:p>[ /Page 442 /Title (Feria terti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Nonam</text:p>
          </table:table-cell>
          <table:table-cell table:formula="of:=[.F150]=[.H150]" office:value-type="boolean" office:boolean-value="true">
            <text:p>TRUE</text:p>
          </table:table-cell>
          <table:table-cell office:value-type="string">
            <text:p>Feria tertia ad Nonam</text:p>
          </table:table-cell>
          <table:table-cell office:value-type="float" office:value="445">
            <text:p>445</text:p>
          </table:table-cell>
          <table:table-cell table:formula="of:=[.I150]" office:value-type="float" office:value="445">
            <text:p>445</text:p>
          </table:table-cell>
          <table:table-cell table:formula="of:=IF([.A150]&gt;0;&quot;[ /Count -&quot; &amp; [.A150];&quot;[&quot;) &amp; &quot; /Page &quot; &amp; [.J150] &amp; &quot; /Title (&quot; &amp; [.F150] &amp; &quot;) /OUT pdfmark&quot;" office:value-type="string" office:string-value="[ /Page 445 /Title (Feria tertia ad Nonam) /OUT pdfmark">
            <text:p>[ /Page 445 /Title (Feria terti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Vesperas</text:p>
          </table:table-cell>
          <table:table-cell table:formula="of:=[.F151]=[.H151]" office:value-type="boolean" office:boolean-value="true">
            <text:p>TRUE</text:p>
          </table:table-cell>
          <table:table-cell office:value-type="string">
            <text:p>Feria tertia ad Vesperas</text:p>
          </table:table-cell>
          <table:table-cell office:value-type="float" office:value="448">
            <text:p>448</text:p>
          </table:table-cell>
          <table:table-cell table:formula="of:=[.I151]" office:value-type="float" office:value="448">
            <text:p>448</text:p>
          </table:table-cell>
          <table:table-cell table:formula="of:=IF([.A151]&gt;0;&quot;[ /Count -&quot; &amp; [.A151];&quot;[&quot;) &amp; &quot; /Page &quot; &amp; [.J151] &amp; &quot; /Title (&quot; &amp; [.F151] &amp; &quot;) /OUT pdfmark&quot;" office:value-type="string" office:string-value="[ /Page 448 /Title (Feria tertia ad Vesperas) /OUT pdfmark">
            <text:p>[ /Page 448 /Title (Feria terti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Completorium</text:p>
          </table:table-cell>
          <table:table-cell table:formula="of:=[.F152]=[.H152]" office:value-type="boolean" office:boolean-value="true">
            <text:p>TRUE</text:p>
          </table:table-cell>
          <table:table-cell office:value-type="string">
            <text:p>Feria tertia ad Completorium</text:p>
          </table:table-cell>
          <table:table-cell office:value-type="float" office:value="452">
            <text:p>452</text:p>
          </table:table-cell>
          <table:table-cell table:formula="of:=[.I152]" office:value-type="float" office:value="452">
            <text:p>452</text:p>
          </table:table-cell>
          <table:table-cell table:formula="of:=IF([.A152]&gt;0;&quot;[ /Count -&quot; &amp; [.A152];&quot;[&quot;) &amp; &quot; /Page &quot; &amp; [.J152] &amp; &quot; /Title (&quot; &amp; [.F152] &amp; &quot;) /OUT pdfmark&quot;" office:value-type="string" office:string-value="[ /Page 452 /Title (Feria tertia ad Completorium) /OUT pdfmark">
            <text:p>[ /Page 452 /Title (Feria tertia ad Completorium) /OUT pdfmark</text:p>
          </table:table-cell>
        </table:table-row>
        <table:table-row table:style-name="ro1">
          <table:table-cell table:formula="of:=COUNT([.E154:.E161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quarta ad Matutinum</text:p>
          </table:table-cell>
          <table:table-cell table:formula="of:=[.F153]=[.H153]" office:value-type="boolean" office:boolean-value="true">
            <text:p>TRUE</text:p>
          </table:table-cell>
          <table:table-cell office:value-type="string">
            <text:p>Feria quarta ad Matutinum</text:p>
          </table:table-cell>
          <table:table-cell office:value-type="float" office:value="454">
            <text:p>454</text:p>
          </table:table-cell>
          <table:table-cell table:formula="of:=[.I153]" office:value-type="float" office:value="454">
            <text:p>454</text:p>
          </table:table-cell>
          <table:table-cell table:formula="of:=IF([.A153]&gt;0;&quot;[ /Count -&quot; &amp; [.A153];&quot;[&quot;) &amp; &quot; /Page &quot; &amp; [.J153] &amp; &quot; /Title (&quot; &amp; [.F153] &amp; &quot;) /OUT pdfmark&quot;" office:value-type="string" office:string-value="[ /Count -8 /Page 454 /Title (Feria quarta ad Matutinum) /OUT pdfmark">
            <text:p>[ /Count -8 /Page 454 /Title (Feria quart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Laudes I</text:p>
          </table:table-cell>
          <table:table-cell table:formula="of:=[.F154]=[.H154]" office:value-type="boolean" office:boolean-value="true">
            <text:p>TRUE</text:p>
          </table:table-cell>
          <table:table-cell office:value-type="string">
            <text:p>Feria quarta ad Laudes I</text:p>
          </table:table-cell>
          <table:table-cell office:value-type="float" office:value="465">
            <text:p>465</text:p>
          </table:table-cell>
          <table:table-cell table:formula="of:=[.I154]" office:value-type="float" office:value="465">
            <text:p>465</text:p>
          </table:table-cell>
          <table:table-cell table:formula="of:=IF([.A154]&gt;0;&quot;[ /Count -&quot; &amp; [.A154];&quot;[&quot;) &amp; &quot; /Page &quot; &amp; [.J154] &amp; &quot; /Title (&quot; &amp; [.F154] &amp; &quot;) /OUT pdfmark&quot;" office:value-type="string" office:string-value="[ /Page 465 /Title (Feria quarta ad Laudes I) /OUT pdfmark">
            <text:p>[ /Page 465 /Title (Feria quart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Laudes II</text:p>
          </table:table-cell>
          <table:table-cell table:formula="of:=[.F155]=[.H155]" office:value-type="boolean" office:boolean-value="true">
            <text:p>TRUE</text:p>
          </table:table-cell>
          <table:table-cell office:value-type="string">
            <text:p>Feria quarta ad Laudes II</text:p>
          </table:table-cell>
          <table:table-cell office:value-type="float" office:value="470">
            <text:p>470</text:p>
          </table:table-cell>
          <table:table-cell table:formula="of:=[.I155]" office:value-type="float" office:value="470">
            <text:p>470</text:p>
          </table:table-cell>
          <table:table-cell table:formula="of:=IF([.A155]&gt;0;&quot;[ /Count -&quot; &amp; [.A155];&quot;[&quot;) &amp; &quot; /Page &quot; &amp; [.J155] &amp; &quot; /Title (&quot; &amp; [.F155] &amp; &quot;) /OUT pdfmark&quot;" office:value-type="string" office:string-value="[ /Page 470 /Title (Feria quarta ad Laudes II) /OUT pdfmark">
            <text:p>[ /Page 470 /Title (Feria quart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Primam</text:p>
          </table:table-cell>
          <table:table-cell table:formula="of:=[.F156]=[.H156]" office:value-type="boolean" office:boolean-value="true">
            <text:p>TRUE</text:p>
          </table:table-cell>
          <table:table-cell office:value-type="string">
            <text:p>Feria quarta ad Primam</text:p>
          </table:table-cell>
          <table:table-cell office:value-type="float" office:value="477">
            <text:p>477</text:p>
          </table:table-cell>
          <table:table-cell table:formula="of:=[.I156]" office:value-type="float" office:value="477">
            <text:p>477</text:p>
          </table:table-cell>
          <table:table-cell table:formula="of:=IF([.A156]&gt;0;&quot;[ /Count -&quot; &amp; [.A156];&quot;[&quot;) &amp; &quot; /Page &quot; &amp; [.J156] &amp; &quot; /Title (&quot; &amp; [.F156] &amp; &quot;) /OUT pdfmark&quot;" office:value-type="string" office:string-value="[ /Page 477 /Title (Feria quarta ad Primam) /OUT pdfmark">
            <text:p>[ /Page 477 /Title (Feria quart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Tertiam</text:p>
          </table:table-cell>
          <table:table-cell table:formula="of:=[.F157]=[.H157]" office:value-type="boolean" office:boolean-value="true">
            <text:p>TRUE</text:p>
          </table:table-cell>
          <table:table-cell office:value-type="string">
            <text:p>Feria quarta ad Tertiam</text:p>
          </table:table-cell>
          <table:table-cell office:value-type="float" office:value="480">
            <text:p>480</text:p>
          </table:table-cell>
          <table:table-cell table:formula="of:=[.I157]" office:value-type="float" office:value="480">
            <text:p>480</text:p>
          </table:table-cell>
          <table:table-cell table:formula="of:=IF([.A157]&gt;0;&quot;[ /Count -&quot; &amp; [.A157];&quot;[&quot;) &amp; &quot; /Page &quot; &amp; [.J157] &amp; &quot; /Title (&quot; &amp; [.F157] &amp; &quot;) /OUT pdfmark&quot;" office:value-type="string" office:string-value="[ /Page 480 /Title (Feria quarta ad Tertiam) /OUT pdfmark">
            <text:p>[ /Page 480 /Title (Feria quart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Sextam</text:p>
          </table:table-cell>
          <table:table-cell table:formula="of:=[.F158]=[.H158]" office:value-type="boolean" office:boolean-value="true">
            <text:p>TRUE</text:p>
          </table:table-cell>
          <table:table-cell office:value-type="string">
            <text:p>Feria quarta ad Sextam</text:p>
          </table:table-cell>
          <table:table-cell office:value-type="float" office:value="483">
            <text:p>483</text:p>
          </table:table-cell>
          <table:table-cell table:formula="of:=[.I158]" office:value-type="float" office:value="483">
            <text:p>483</text:p>
          </table:table-cell>
          <table:table-cell table:formula="of:=IF([.A158]&gt;0;&quot;[ /Count -&quot; &amp; [.A158];&quot;[&quot;) &amp; &quot; /Page &quot; &amp; [.J158] &amp; &quot; /Title (&quot; &amp; [.F158] &amp; &quot;) /OUT pdfmark&quot;" office:value-type="string" office:string-value="[ /Page 483 /Title (Feria quarta ad Sextam) /OUT pdfmark">
            <text:p>[ /Page 483 /Title (Feria quart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Nonam</text:p>
          </table:table-cell>
          <table:table-cell table:formula="of:=[.F159]=[.H159]" office:value-type="boolean" office:boolean-value="true">
            <text:p>TRUE</text:p>
          </table:table-cell>
          <table:table-cell office:value-type="string">
            <text:p>Feria quarta ad Nonam</text:p>
          </table:table-cell>
          <table:table-cell office:value-type="float" office:value="487">
            <text:p>487</text:p>
          </table:table-cell>
          <table:table-cell table:formula="of:=[.I159]" office:value-type="float" office:value="487">
            <text:p>487</text:p>
          </table:table-cell>
          <table:table-cell table:formula="of:=IF([.A159]&gt;0;&quot;[ /Count -&quot; &amp; [.A159];&quot;[&quot;) &amp; &quot; /Page &quot; &amp; [.J159] &amp; &quot; /Title (&quot; &amp; [.F159] &amp; &quot;) /OUT pdfmark&quot;" office:value-type="string" office:string-value="[ /Page 487 /Title (Feria quarta ad Nonam) /OUT pdfmark">
            <text:p>[ /Page 487 /Title (Feria quart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Vesperas</text:p>
          </table:table-cell>
          <table:table-cell table:formula="of:=[.F160]=[.H160]" office:value-type="boolean" office:boolean-value="true">
            <text:p>TRUE</text:p>
          </table:table-cell>
          <table:table-cell office:value-type="string">
            <text:p>Feria quarta ad Vesperas</text:p>
          </table:table-cell>
          <table:table-cell office:value-type="float" office:value="490">
            <text:p>490</text:p>
          </table:table-cell>
          <table:table-cell table:formula="of:=[.I160]" office:value-type="float" office:value="490">
            <text:p>490</text:p>
          </table:table-cell>
          <table:table-cell table:formula="of:=IF([.A160]&gt;0;&quot;[ /Count -&quot; &amp; [.A160];&quot;[&quot;) &amp; &quot; /Page &quot; &amp; [.J160] &amp; &quot; /Title (&quot; &amp; [.F160] &amp; &quot;) /OUT pdfmark&quot;" office:value-type="string" office:string-value="[ /Page 490 /Title (Feria quarta ad Vesperas) /OUT pdfmark">
            <text:p>[ /Page 490 /Title (Feria quart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Completorium</text:p>
          </table:table-cell>
          <table:table-cell table:formula="of:=[.F161]=[.H161]" office:value-type="boolean" office:boolean-value="true">
            <text:p>TRUE</text:p>
          </table:table-cell>
          <table:table-cell office:value-type="string">
            <text:p>Feria quarta ad Completorium</text:p>
          </table:table-cell>
          <table:table-cell office:value-type="float" office:value="494">
            <text:p>494</text:p>
          </table:table-cell>
          <table:table-cell table:formula="of:=[.I161]" office:value-type="float" office:value="494">
            <text:p>494</text:p>
          </table:table-cell>
          <table:table-cell table:formula="of:=IF([.A161]&gt;0;&quot;[ /Count -&quot; &amp; [.A161];&quot;[&quot;) &amp; &quot; /Page &quot; &amp; [.J161] &amp; &quot; /Title (&quot; &amp; [.F161] &amp; &quot;) /OUT pdfmark&quot;" office:value-type="string" office:string-value="[ /Page 494 /Title (Feria quarta ad Completorium) /OUT pdfmark">
            <text:p>[ /Page 494 /Title (Feria quarta ad Completorium) /OUT pdfmark</text:p>
          </table:table-cell>
        </table:table-row>
        <table:table-row table:style-name="ro1">
          <table:table-cell table:formula="of:=COUNT([.E163:.E170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quinta ad Matutinum</text:p>
          </table:table-cell>
          <table:table-cell table:formula="of:=[.F162]=[.H162]" office:value-type="boolean" office:boolean-value="true">
            <text:p>TRUE</text:p>
          </table:table-cell>
          <table:table-cell office:value-type="string">
            <text:p>Feria quinta ad Matutinum</text:p>
          </table:table-cell>
          <table:table-cell office:value-type="float" office:value="496">
            <text:p>496</text:p>
          </table:table-cell>
          <table:table-cell table:formula="of:=[.I162]" office:value-type="float" office:value="496">
            <text:p>496</text:p>
          </table:table-cell>
          <table:table-cell table:formula="of:=IF([.A162]&gt;0;&quot;[ /Count -&quot; &amp; [.A162];&quot;[&quot;) &amp; &quot; /Page &quot; &amp; [.J162] &amp; &quot; /Title (&quot; &amp; [.F162] &amp; &quot;) /OUT pdfmark&quot;" office:value-type="string" office:string-value="[ /Count -8 /Page 496 /Title (Feria quinta ad Matutinum) /OUT pdfmark">
            <text:p>[ /Count -8 /Page 496 /Title (Feria quint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Laudes I</text:p>
          </table:table-cell>
          <table:table-cell table:formula="of:=[.F163]=[.H163]" office:value-type="boolean" office:boolean-value="true">
            <text:p>TRUE</text:p>
          </table:table-cell>
          <table:table-cell office:value-type="string">
            <text:p>Feria quinta ad Laudes I</text:p>
          </table:table-cell>
          <table:table-cell office:value-type="float" office:value="506">
            <text:p>506</text:p>
          </table:table-cell>
          <table:table-cell table:formula="of:=[.I163]" office:value-type="float" office:value="506">
            <text:p>506</text:p>
          </table:table-cell>
          <table:table-cell table:formula="of:=IF([.A163]&gt;0;&quot;[ /Count -&quot; &amp; [.A163];&quot;[&quot;) &amp; &quot; /Page &quot; &amp; [.J163] &amp; &quot; /Title (&quot; &amp; [.F163] &amp; &quot;) /OUT pdfmark&quot;" office:value-type="string" office:string-value="[ /Page 506 /Title (Feria quinta ad Laudes I) /OUT pdfmark">
            <text:p>[ /Page 506 /Title (Feria quint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Laudes II</text:p>
          </table:table-cell>
          <table:table-cell table:formula="of:=[.F164]=[.H164]" office:value-type="boolean" office:boolean-value="true">
            <text:p>TRUE</text:p>
          </table:table-cell>
          <table:table-cell office:value-type="string">
            <text:p>Feria quinta ad Laudes II</text:p>
          </table:table-cell>
          <table:table-cell office:value-type="float" office:value="511">
            <text:p>511</text:p>
          </table:table-cell>
          <table:table-cell table:formula="of:=[.I164]" office:value-type="float" office:value="511">
            <text:p>511</text:p>
          </table:table-cell>
          <table:table-cell table:formula="of:=IF([.A164]&gt;0;&quot;[ /Count -&quot; &amp; [.A164];&quot;[&quot;) &amp; &quot; /Page &quot; &amp; [.J164] &amp; &quot; /Title (&quot; &amp; [.F164] &amp; &quot;) /OUT pdfmark&quot;" office:value-type="string" office:string-value="[ /Page 511 /Title (Feria quinta ad Laudes II) /OUT pdfmark">
            <text:p>[ /Page 511 /Title (Feria quint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Primam</text:p>
          </table:table-cell>
          <table:table-cell table:formula="of:=[.F165]=[.H165]" office:value-type="boolean" office:boolean-value="true">
            <text:p>TRUE</text:p>
          </table:table-cell>
          <table:table-cell office:value-type="string">
            <text:p>Feria quinta ad Primam</text:p>
          </table:table-cell>
          <table:table-cell office:value-type="float" office:value="519">
            <text:p>519</text:p>
          </table:table-cell>
          <table:table-cell table:formula="of:=[.I165]" office:value-type="float" office:value="519">
            <text:p>519</text:p>
          </table:table-cell>
          <table:table-cell table:formula="of:=IF([.A165]&gt;0;&quot;[ /Count -&quot; &amp; [.A165];&quot;[&quot;) &amp; &quot; /Page &quot; &amp; [.J165] &amp; &quot; /Title (&quot; &amp; [.F165] &amp; &quot;) /OUT pdfmark&quot;" office:value-type="string" office:string-value="[ /Page 519 /Title (Feria quinta ad Primam) /OUT pdfmark">
            <text:p>[ /Page 519 /Title (Feria quint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Tertiam</text:p>
          </table:table-cell>
          <table:table-cell table:formula="of:=[.F166]=[.H166]" office:value-type="boolean" office:boolean-value="true">
            <text:p>TRUE</text:p>
          </table:table-cell>
          <table:table-cell office:value-type="string">
            <text:p>Feria quinta ad Tertiam</text:p>
          </table:table-cell>
          <table:table-cell office:value-type="float" office:value="522">
            <text:p>522</text:p>
          </table:table-cell>
          <table:table-cell table:formula="of:=[.I166]" office:value-type="float" office:value="522">
            <text:p>522</text:p>
          </table:table-cell>
          <table:table-cell table:formula="of:=IF([.A166]&gt;0;&quot;[ /Count -&quot; &amp; [.A166];&quot;[&quot;) &amp; &quot; /Page &quot; &amp; [.J166] &amp; &quot; /Title (&quot; &amp; [.F166] &amp; &quot;) /OUT pdfmark&quot;" office:value-type="string" office:string-value="[ /Page 522 /Title (Feria quinta ad Tertiam) /OUT pdfmark">
            <text:p>[ /Page 522 /Title (Feria quint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Sextam</text:p>
          </table:table-cell>
          <table:table-cell table:formula="of:=[.F167]=[.H167]" office:value-type="boolean" office:boolean-value="true">
            <text:p>TRUE</text:p>
          </table:table-cell>
          <table:table-cell office:value-type="string">
            <text:p>Feria quinta ad Sextam</text:p>
          </table:table-cell>
          <table:table-cell office:value-type="float" office:value="525">
            <text:p>525</text:p>
          </table:table-cell>
          <table:table-cell table:formula="of:=[.I167]" office:value-type="float" office:value="525">
            <text:p>525</text:p>
          </table:table-cell>
          <table:table-cell table:formula="of:=IF([.A167]&gt;0;&quot;[ /Count -&quot; &amp; [.A167];&quot;[&quot;) &amp; &quot; /Page &quot; &amp; [.J167] &amp; &quot; /Title (&quot; &amp; [.F167] &amp; &quot;) /OUT pdfmark&quot;" office:value-type="string" office:string-value="[ /Page 525 /Title (Feria quinta ad Sextam) /OUT pdfmark">
            <text:p>[ /Page 525 /Title (Feria quint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Nonam</text:p>
          </table:table-cell>
          <table:table-cell table:formula="of:=[.F168]=[.H168]" office:value-type="boolean" office:boolean-value="true">
            <text:p>TRUE</text:p>
          </table:table-cell>
          <table:table-cell office:value-type="string">
            <text:p>Feria quinta ad Nonam</text:p>
          </table:table-cell>
          <table:table-cell office:value-type="float" office:value="527">
            <text:p>527</text:p>
          </table:table-cell>
          <table:table-cell table:formula="of:=[.I168]" office:value-type="float" office:value="527">
            <text:p>527</text:p>
          </table:table-cell>
          <table:table-cell table:formula="of:=IF([.A168]&gt;0;&quot;[ /Count -&quot; &amp; [.A168];&quot;[&quot;) &amp; &quot; /Page &quot; &amp; [.J168] &amp; &quot; /Title (&quot; &amp; [.F168] &amp; &quot;) /OUT pdfmark&quot;" office:value-type="string" office:string-value="[ /Page 527 /Title (Feria quinta ad Nonam) /OUT pdfmark">
            <text:p>[ /Page 527 /Title (Feria quint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Vesperas</text:p>
          </table:table-cell>
          <table:table-cell table:formula="of:=[.F169]=[.H169]" office:value-type="boolean" office:boolean-value="true">
            <text:p>TRUE</text:p>
          </table:table-cell>
          <table:table-cell office:value-type="string">
            <text:p>Feria quinta ad Vesperas</text:p>
          </table:table-cell>
          <table:table-cell office:value-type="float" office:value="530">
            <text:p>530</text:p>
          </table:table-cell>
          <table:table-cell table:formula="of:=[.I169]" office:value-type="float" office:value="530">
            <text:p>530</text:p>
          </table:table-cell>
          <table:table-cell table:formula="of:=IF([.A169]&gt;0;&quot;[ /Count -&quot; &amp; [.A169];&quot;[&quot;) &amp; &quot; /Page &quot; &amp; [.J169] &amp; &quot; /Title (&quot; &amp; [.F169] &amp; &quot;) /OUT pdfmark&quot;" office:value-type="string" office:string-value="[ /Page 530 /Title (Feria quinta ad Vesperas) /OUT pdfmark">
            <text:p>[ /Page 530 /Title (Feria quint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Completorium</text:p>
          </table:table-cell>
          <table:table-cell table:formula="of:=[.F170]=[.H170]" office:value-type="boolean" office:boolean-value="true">
            <text:p>TRUE</text:p>
          </table:table-cell>
          <table:table-cell office:value-type="string">
            <text:p>Feria quinta ad Completorium</text:p>
          </table:table-cell>
          <table:table-cell office:value-type="float" office:value="535">
            <text:p>535</text:p>
          </table:table-cell>
          <table:table-cell table:formula="of:=[.I170]" office:value-type="float" office:value="535">
            <text:p>535</text:p>
          </table:table-cell>
          <table:table-cell table:formula="of:=IF([.A170]&gt;0;&quot;[ /Count -&quot; &amp; [.A170];&quot;[&quot;) &amp; &quot; /Page &quot; &amp; [.J170] &amp; &quot; /Title (&quot; &amp; [.F170] &amp; &quot;) /OUT pdfmark&quot;" office:value-type="string" office:string-value="[ /Page 535 /Title (Feria quinta ad Completorium) /OUT pdfmark">
            <text:p>[ /Page 535 /Title (Feria quinta ad Completorium) /OUT pdfmark</text:p>
          </table:table-cell>
        </table:table-row>
        <table:table-row table:style-name="ro1">
          <table:table-cell table:formula="of:=COUNT([.E172:.E179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sexta ad Matutinum</text:p>
          </table:table-cell>
          <table:table-cell table:formula="of:=[.F171]=[.H171]" office:value-type="boolean" office:boolean-value="true">
            <text:p>TRUE</text:p>
          </table:table-cell>
          <table:table-cell office:value-type="string">
            <text:p>Feria sexta ad Matutinum</text:p>
          </table:table-cell>
          <table:table-cell office:value-type="float" office:value="537">
            <text:p>537</text:p>
          </table:table-cell>
          <table:table-cell table:formula="of:=[.I171]" office:value-type="float" office:value="537">
            <text:p>537</text:p>
          </table:table-cell>
          <table:table-cell table:formula="of:=IF([.A171]&gt;0;&quot;[ /Count -&quot; &amp; [.A171];&quot;[&quot;) &amp; &quot; /Page &quot; &amp; [.J171] &amp; &quot; /Title (&quot; &amp; [.F171] &amp; &quot;) /OUT pdfmark&quot;" office:value-type="string" office:string-value="[ /Count -8 /Page 537 /Title (Feria sexta ad Matutinum) /OUT pdfmark">
            <text:p>[ /Count -8 /Page 537 /Title (Feria sext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Laudes I</text:p>
          </table:table-cell>
          <table:table-cell table:formula="of:=[.F172]=[.H172]" office:value-type="boolean" office:boolean-value="true">
            <text:p>TRUE</text:p>
          </table:table-cell>
          <table:table-cell office:value-type="string">
            <text:p>Feria sexta ad Laudes I</text:p>
          </table:table-cell>
          <table:table-cell office:value-type="float" office:value="547">
            <text:p>547</text:p>
          </table:table-cell>
          <table:table-cell table:formula="of:=[.I172]" office:value-type="float" office:value="547">
            <text:p>547</text:p>
          </table:table-cell>
          <table:table-cell table:formula="of:=IF([.A172]&gt;0;&quot;[ /Count -&quot; &amp; [.A172];&quot;[&quot;) &amp; &quot; /Page &quot; &amp; [.J172] &amp; &quot; /Title (&quot; &amp; [.F172] &amp; &quot;) /OUT pdfmark&quot;" office:value-type="string" office:string-value="[ /Page 547 /Title (Feria sexta ad Laudes I) /OUT pdfmark">
            <text:p>[ /Page 547 /Title (Feria sext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Laudes II</text:p>
          </table:table-cell>
          <table:table-cell table:formula="of:=[.F173]=[.H173]" office:value-type="boolean" office:boolean-value="true">
            <text:p>TRUE</text:p>
          </table:table-cell>
          <table:table-cell office:value-type="string">
            <text:p>Feria sexta ad Laudes II</text:p>
          </table:table-cell>
          <table:table-cell office:value-type="float" office:value="553">
            <text:p>553</text:p>
          </table:table-cell>
          <table:table-cell table:formula="of:=[.I173]" office:value-type="float" office:value="553">
            <text:p>553</text:p>
          </table:table-cell>
          <table:table-cell table:formula="of:=IF([.A173]&gt;0;&quot;[ /Count -&quot; &amp; [.A173];&quot;[&quot;) &amp; &quot; /Page &quot; &amp; [.J173] &amp; &quot; /Title (&quot; &amp; [.F173] &amp; &quot;) /OUT pdfmark&quot;" office:value-type="string" office:string-value="[ /Page 553 /Title (Feria sexta ad Laudes II) /OUT pdfmark">
            <text:p>[ /Page 553 /Title (Feria sext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Primam</text:p>
          </table:table-cell>
          <table:table-cell table:formula="of:=[.F174]=[.H174]" office:value-type="boolean" office:boolean-value="true">
            <text:p>TRUE</text:p>
          </table:table-cell>
          <table:table-cell office:value-type="string">
            <text:p>Feria sexta ad Primam</text:p>
          </table:table-cell>
          <table:table-cell office:value-type="float" office:value="561">
            <text:p>561</text:p>
          </table:table-cell>
          <table:table-cell table:formula="of:=[.I174]" office:value-type="float" office:value="561">
            <text:p>561</text:p>
          </table:table-cell>
          <table:table-cell table:formula="of:=IF([.A174]&gt;0;&quot;[ /Count -&quot; &amp; [.A174];&quot;[&quot;) &amp; &quot; /Page &quot; &amp; [.J174] &amp; &quot; /Title (&quot; &amp; [.F174] &amp; &quot;) /OUT pdfmark&quot;" office:value-type="string" office:string-value="[ /Page 561 /Title (Feria sexta ad Primam) /OUT pdfmark">
            <text:p>[ /Page 561 /Title (Feria sext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Tertiam</text:p>
          </table:table-cell>
          <table:table-cell table:formula="of:=[.F175]=[.H175]" office:value-type="boolean" office:boolean-value="true">
            <text:p>TRUE</text:p>
          </table:table-cell>
          <table:table-cell office:value-type="string">
            <text:p>Feria sexta ad Tertiam</text:p>
          </table:table-cell>
          <table:table-cell office:value-type="float" office:value="564">
            <text:p>564</text:p>
          </table:table-cell>
          <table:table-cell table:formula="of:=[.I175]" office:value-type="float" office:value="564">
            <text:p>564</text:p>
          </table:table-cell>
          <table:table-cell table:formula="of:=IF([.A175]&gt;0;&quot;[ /Count -&quot; &amp; [.A175];&quot;[&quot;) &amp; &quot; /Page &quot; &amp; [.J175] &amp; &quot; /Title (&quot; &amp; [.F175] &amp; &quot;) /OUT pdfmark&quot;" office:value-type="string" office:string-value="[ /Page 564 /Title (Feria sexta ad Tertiam) /OUT pdfmark">
            <text:p>[ /Page 564 /Title (Feria sext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Sextam</text:p>
          </table:table-cell>
          <table:table-cell table:formula="of:=[.F176]=[.H176]" office:value-type="boolean" office:boolean-value="true">
            <text:p>TRUE</text:p>
          </table:table-cell>
          <table:table-cell office:value-type="string">
            <text:p>Feria sexta ad Sextam</text:p>
          </table:table-cell>
          <table:table-cell office:value-type="float" office:value="567">
            <text:p>567</text:p>
          </table:table-cell>
          <table:table-cell table:formula="of:=[.I176]" office:value-type="float" office:value="567">
            <text:p>567</text:p>
          </table:table-cell>
          <table:table-cell table:formula="of:=IF([.A176]&gt;0;&quot;[ /Count -&quot; &amp; [.A176];&quot;[&quot;) &amp; &quot; /Page &quot; &amp; [.J176] &amp; &quot; /Title (&quot; &amp; [.F176] &amp; &quot;) /OUT pdfmark&quot;" office:value-type="string" office:string-value="[ /Page 567 /Title (Feria sexta ad Sextam) /OUT pdfmark">
            <text:p>[ /Page 567 /Title (Feria sext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Nonam</text:p>
          </table:table-cell>
          <table:table-cell table:formula="of:=[.F177]=[.H177]" office:value-type="boolean" office:boolean-value="true">
            <text:p>TRUE</text:p>
          </table:table-cell>
          <table:table-cell office:value-type="string">
            <text:p>Feria sexta ad Nonam</text:p>
          </table:table-cell>
          <table:table-cell office:value-type="float" office:value="569">
            <text:p>569</text:p>
          </table:table-cell>
          <table:table-cell table:formula="of:=[.I177]" office:value-type="float" office:value="569">
            <text:p>569</text:p>
          </table:table-cell>
          <table:table-cell table:formula="of:=IF([.A177]&gt;0;&quot;[ /Count -&quot; &amp; [.A177];&quot;[&quot;) &amp; &quot; /Page &quot; &amp; [.J177] &amp; &quot; /Title (&quot; &amp; [.F177] &amp; &quot;) /OUT pdfmark&quot;" office:value-type="string" office:string-value="[ /Page 569 /Title (Feria sexta ad Nonam) /OUT pdfmark">
            <text:p>[ /Page 569 /Title (Feria sext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Vesperas</text:p>
          </table:table-cell>
          <table:table-cell table:formula="of:=[.F178]=[.H178]" office:value-type="boolean" office:boolean-value="true">
            <text:p>TRUE</text:p>
          </table:table-cell>
          <table:table-cell office:value-type="string">
            <text:p>Feria sexta ad Vesperas</text:p>
          </table:table-cell>
          <table:table-cell office:value-type="float" office:value="573">
            <text:p>573</text:p>
          </table:table-cell>
          <table:table-cell table:formula="of:=[.I178]" office:value-type="float" office:value="573">
            <text:p>573</text:p>
          </table:table-cell>
          <table:table-cell table:formula="of:=IF([.A178]&gt;0;&quot;[ /Count -&quot; &amp; [.A178];&quot;[&quot;) &amp; &quot; /Page &quot; &amp; [.J178] &amp; &quot; /Title (&quot; &amp; [.F178] &amp; &quot;) /OUT pdfmark&quot;" office:value-type="string" office:string-value="[ /Page 573 /Title (Feria sexta ad Vesperas) /OUT pdfmark">
            <text:p>[ /Page 573 /Title (Feria sext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Completorium</text:p>
          </table:table-cell>
          <table:table-cell table:formula="of:=[.F179]=[.H179]" office:value-type="boolean" office:boolean-value="true">
            <text:p>TRUE</text:p>
          </table:table-cell>
          <table:table-cell office:value-type="string">
            <text:p>Feria sexta ad Completorium</text:p>
          </table:table-cell>
          <table:table-cell office:value-type="float" office:value="579">
            <text:p>579</text:p>
          </table:table-cell>
          <table:table-cell table:formula="of:=[.I179]" office:value-type="float" office:value="579">
            <text:p>579</text:p>
          </table:table-cell>
          <table:table-cell table:formula="of:=IF([.A179]&gt;0;&quot;[ /Count -&quot; &amp; [.A179];&quot;[&quot;) &amp; &quot; /Page &quot; &amp; [.J179] &amp; &quot; /Title (&quot; &amp; [.F179] &amp; &quot;) /OUT pdfmark&quot;" office:value-type="string" office:string-value="[ /Page 579 /Title (Feria sexta ad Completorium) /OUT pdfmark">
            <text:p>[ /Page 579 /Title (Feria sexta ad Completorium) /OUT pdfmark</text:p>
          </table:table-cell>
        </table:table-row>
        <table:table-row table:style-name="ro1">
          <table:table-cell table:formula="of:=COUNT([.E181:.E188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Sabbato ad Matutinum</text:p>
          </table:table-cell>
          <table:table-cell table:formula="of:=[.F180]=[.H180]" office:value-type="boolean" office:boolean-value="true">
            <text:p>TRUE</text:p>
          </table:table-cell>
          <table:table-cell office:value-type="string">
            <text:p>Sabbato ad Matutinum</text:p>
          </table:table-cell>
          <table:table-cell office:value-type="float" office:value="582">
            <text:p>582</text:p>
          </table:table-cell>
          <table:table-cell table:formula="of:=[.I180]" office:value-type="float" office:value="582">
            <text:p>582</text:p>
          </table:table-cell>
          <table:table-cell table:formula="of:=IF([.A180]&gt;0;&quot;[ /Count -&quot; &amp; [.A180];&quot;[&quot;) &amp; &quot; /Page &quot; &amp; [.J180] &amp; &quot; /Title (&quot; &amp; [.F180] &amp; &quot;) /OUT pdfmark&quot;" office:value-type="string" office:string-value="[ /Count -8 /Page 582 /Title (Sabbato ad Matutinum) /OUT pdfmark">
            <text:p>[ /Count -8 /Page 582 /Title (Sabbato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Laudes I</text:p>
          </table:table-cell>
          <table:table-cell table:formula="of:=[.F181]=[.H181]" office:value-type="boolean" office:boolean-value="true">
            <text:p>TRUE</text:p>
          </table:table-cell>
          <table:table-cell office:value-type="string">
            <text:p>Sabbato ad Laudes I</text:p>
          </table:table-cell>
          <table:table-cell office:value-type="float" office:value="592">
            <text:p>592</text:p>
          </table:table-cell>
          <table:table-cell table:formula="of:=[.I181]" office:value-type="float" office:value="592">
            <text:p>592</text:p>
          </table:table-cell>
          <table:table-cell table:formula="of:=IF([.A181]&gt;0;&quot;[ /Count -&quot; &amp; [.A181];&quot;[&quot;) &amp; &quot; /Page &quot; &amp; [.J181] &amp; &quot; /Title (&quot; &amp; [.F181] &amp; &quot;) /OUT pdfmark&quot;" office:value-type="string" office:string-value="[ /Page 592 /Title (Sabbato ad Laudes I) /OUT pdfmark">
            <text:p>[ /Page 592 /Title (Sabbato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Laudes II</text:p>
          </table:table-cell>
          <table:table-cell table:formula="of:=[.F182]=[.H182]" office:value-type="boolean" office:boolean-value="true">
            <text:p>TRUE</text:p>
          </table:table-cell>
          <table:table-cell office:value-type="string">
            <text:p>Sabbato ad Laudes II</text:p>
          </table:table-cell>
          <table:table-cell office:value-type="float" office:value="597">
            <text:p>597</text:p>
          </table:table-cell>
          <table:table-cell table:formula="of:=[.I182]" office:value-type="float" office:value="597">
            <text:p>597</text:p>
          </table:table-cell>
          <table:table-cell table:formula="of:=IF([.A182]&gt;0;&quot;[ /Count -&quot; &amp; [.A182];&quot;[&quot;) &amp; &quot; /Page &quot; &amp; [.J182] &amp; &quot; /Title (&quot; &amp; [.F182] &amp; &quot;) /OUT pdfmark&quot;" office:value-type="string" office:string-value="[ /Page 597 /Title (Sabbato ad Laudes II) /OUT pdfmark">
            <text:p>[ /Page 597 /Title (Sabbato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Primam</text:p>
          </table:table-cell>
          <table:table-cell table:formula="of:=[.F183]=[.H183]" office:value-type="boolean" office:boolean-value="true">
            <text:p>TRUE</text:p>
          </table:table-cell>
          <table:table-cell office:value-type="string">
            <text:p>Sabbato ad Primam</text:p>
          </table:table-cell>
          <table:table-cell office:value-type="float" office:value="605">
            <text:p>605</text:p>
          </table:table-cell>
          <table:table-cell table:formula="of:=[.I183]" office:value-type="float" office:value="605">
            <text:p>605</text:p>
          </table:table-cell>
          <table:table-cell table:formula="of:=IF([.A183]&gt;0;&quot;[ /Count -&quot; &amp; [.A183];&quot;[&quot;) &amp; &quot; /Page &quot; &amp; [.J183] &amp; &quot; /Title (&quot; &amp; [.F183] &amp; &quot;) /OUT pdfmark&quot;" office:value-type="string" office:string-value="[ /Page 605 /Title (Sabbato ad Primam) /OUT pdfmark">
            <text:p>[ /Page 605 /Title (Sabbato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Tertiam</text:p>
          </table:table-cell>
          <table:table-cell table:formula="of:=[.F184]=[.H184]" office:value-type="boolean" office:boolean-value="true">
            <text:p>TRUE</text:p>
          </table:table-cell>
          <table:table-cell office:value-type="string">
            <text:p>Sabbato ad Tertiam</text:p>
          </table:table-cell>
          <table:table-cell office:value-type="float" office:value="608">
            <text:p>608</text:p>
          </table:table-cell>
          <table:table-cell table:formula="of:=[.I184]" office:value-type="float" office:value="608">
            <text:p>608</text:p>
          </table:table-cell>
          <table:table-cell table:formula="of:=IF([.A184]&gt;0;&quot;[ /Count -&quot; &amp; [.A184];&quot;[&quot;) &amp; &quot; /Page &quot; &amp; [.J184] &amp; &quot; /Title (&quot; &amp; [.F184] &amp; &quot;) /OUT pdfmark&quot;" office:value-type="string" office:string-value="[ /Page 608 /Title (Sabbato ad Tertiam) /OUT pdfmark">
            <text:p>[ /Page 608 /Title (Sabbato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Sextam</text:p>
          </table:table-cell>
          <table:table-cell table:formula="of:=[.F185]=[.H185]" office:value-type="boolean" office:boolean-value="true">
            <text:p>TRUE</text:p>
          </table:table-cell>
          <table:table-cell office:value-type="string">
            <text:p>Sabbato ad Sextam</text:p>
          </table:table-cell>
          <table:table-cell office:value-type="float" office:value="611">
            <text:p>611</text:p>
          </table:table-cell>
          <table:table-cell table:formula="of:=[.I185]" office:value-type="float" office:value="611">
            <text:p>611</text:p>
          </table:table-cell>
          <table:table-cell table:formula="of:=IF([.A185]&gt;0;&quot;[ /Count -&quot; &amp; [.A185];&quot;[&quot;) &amp; &quot; /Page &quot; &amp; [.J185] &amp; &quot; /Title (&quot; &amp; [.F185] &amp; &quot;) /OUT pdfmark&quot;" office:value-type="string" office:string-value="[ /Page 611 /Title (Sabbato ad Sextam) /OUT pdfmark">
            <text:p>[ /Page 611 /Title (Sabbato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Nonam</text:p>
          </table:table-cell>
          <table:table-cell table:formula="of:=[.F186]=[.H186]" office:value-type="boolean" office:boolean-value="true">
            <text:p>TRUE</text:p>
          </table:table-cell>
          <table:table-cell office:value-type="string">
            <text:p>Sabbato ad Nonam</text:p>
          </table:table-cell>
          <table:table-cell office:value-type="float" office:value="614">
            <text:p>614</text:p>
          </table:table-cell>
          <table:table-cell table:formula="of:=[.I186]" office:value-type="float" office:value="614">
            <text:p>614</text:p>
          </table:table-cell>
          <table:table-cell table:formula="of:=IF([.A186]&gt;0;&quot;[ /Count -&quot; &amp; [.A186];&quot;[&quot;) &amp; &quot; /Page &quot; &amp; [.J186] &amp; &quot; /Title (&quot; &amp; [.F186] &amp; &quot;) /OUT pdfmark&quot;" office:value-type="string" office:string-value="[ /Page 614 /Title (Sabbato ad Nonam) /OUT pdfmark">
            <text:p>[ /Page 614 /Title (Sabbato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I Vesperas Dominicae</text:p>
          </table:table-cell>
          <table:table-cell table:formula="of:=[.F187]=[.H187]" office:value-type="boolean" office:boolean-value="true">
            <text:p>TRUE</text:p>
          </table:table-cell>
          <table:table-cell office:value-type="string">
            <text:p>ad I Vesperas Dominicae</text:p>
          </table:table-cell>
          <table:table-cell office:value-type="float" office:value="617">
            <text:p>617</text:p>
          </table:table-cell>
          <table:table-cell table:formula="of:=[.I187]" office:value-type="float" office:value="617">
            <text:p>617</text:p>
          </table:table-cell>
          <table:table-cell table:formula="of:=IF([.A187]&gt;0;&quot;[ /Count -&quot; &amp; [.A187];&quot;[&quot;) &amp; &quot; /Page &quot; &amp; [.J187] &amp; &quot; /Title (&quot; &amp; [.F187] &amp; &quot;) /OUT pdfmark&quot;" office:value-type="string" office:string-value="[ /Page 617 /Title (ad I Vesperas Dominicae) /OUT pdfmark">
            <text:p>[ /Page 617 /Title (ad I Vesperas Dominic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Completorium</text:p>
          </table:table-cell>
          <table:table-cell table:formula="of:=[.F188]=[.H188]" office:value-type="boolean" office:boolean-value="true">
            <text:p>TRUE</text:p>
          </table:table-cell>
          <table:table-cell office:value-type="string">
            <text:p>Sabbato ad Completorium</text:p>
          </table:table-cell>
          <table:table-cell office:value-type="float" office:value="621">
            <text:p>621</text:p>
          </table:table-cell>
          <table:table-cell table:formula="of:=[.I188]" office:value-type="float" office:value="621">
            <text:p>621</text:p>
          </table:table-cell>
          <table:table-cell table:formula="of:=IF([.A188]&gt;0;&quot;[ /Count -&quot; &amp; [.A188];&quot;[&quot;) &amp; &quot; /Page &quot; &amp; [.J188] &amp; &quot; /Title (&quot; &amp; [.F188] &amp; &quot;) /OUT pdfmark&quot;" office:value-type="string" office:string-value="[ /Page 621 /Title (Sabbato ad Completorium) /OUT pdfmark">
            <text:p>[ /Page 621 /Title (Sabbato ad Completorium) /OUT pdfmark</text:p>
          </table:table-cell>
        </table:table-row>
        <table:table-row table:style-name="ro1">
          <table:table-cell table:formula="of:=COUNT([.E190:.E202])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Proprium Sanctorum</text:p>
          </table:table-cell>
          <table:table-cell table:formula="of:=[.F189]=[.H189]" office:value-type="boolean" office:boolean-value="true">
            <text:p>TRUE</text:p>
          </table:table-cell>
          <table:table-cell office:value-type="string">
            <text:p>Proprium Sanctorum</text:p>
          </table:table-cell>
          <table:table-cell office:value-type="float" office:value="625">
            <text:p>625</text:p>
          </table:table-cell>
          <table:table-cell table:formula="of:=[.I189]" office:value-type="float" office:value="625">
            <text:p>625</text:p>
          </table:table-cell>
          <table:table-cell table:formula="of:=IF([.A189]&gt;0;&quot;[ /Count -&quot; &amp; [.A189];&quot;[&quot;) &amp; &quot; /Page &quot; &amp; [.J189] &amp; &quot; /Title (&quot; &amp; [.F189] &amp; &quot;) /OUT pdfmark&quot;" office:value-type="string" office:string-value="[ /Count -13 /Page 625 /Title (Proprium Sanctorum) /OUT pdfmark">
            <text:p>[ /Count -13 /Page 625 /Title (Proprium Sancto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Novembris</text:p>
          </table:table-cell>
          <table:table-cell table:formula="of:=[.F190]=[.H190]" office:value-type="boolean" office:boolean-value="true">
            <text:p>TRUE</text:p>
          </table:table-cell>
          <table:table-cell office:value-type="string">
            <text:p>Festa Novembris</text:p>
          </table:table-cell>
          <table:table-cell office:value-type="float" office:value="626">
            <text:p>626</text:p>
          </table:table-cell>
          <table:table-cell table:formula="of:=[.I190]" office:value-type="float" office:value="626">
            <text:p>626</text:p>
          </table:table-cell>
          <table:table-cell table:formula="of:=IF([.A190]&gt;0;&quot;[ /Count -&quot; &amp; [.A190];&quot;[&quot;) &amp; &quot; /Page &quot; &amp; [.J190] &amp; &quot; /Title (&quot; &amp; [.F190] &amp; &quot;) /OUT pdfmark&quot;" office:value-type="string" office:string-value="[ /Page 626 /Title (Festa Novembris) /OUT pdfmark">
            <text:p>[ /Page 626 /Title (Festa Novembr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Decembris</text:p>
          </table:table-cell>
          <table:table-cell table:formula="of:=[.F191]=[.H191]" office:value-type="boolean" office:boolean-value="true">
            <text:p>TRUE</text:p>
          </table:table-cell>
          <table:table-cell office:value-type="string">
            <text:p>Festa Decembris</text:p>
          </table:table-cell>
          <table:table-cell office:value-type="float" office:value="630">
            <text:p>630</text:p>
          </table:table-cell>
          <table:table-cell table:formula="of:=[.I191]" office:value-type="float" office:value="630">
            <text:p>630</text:p>
          </table:table-cell>
          <table:table-cell table:formula="of:=IF([.A191]&gt;0;&quot;[ /Count -&quot; &amp; [.A191];&quot;[&quot;) &amp; &quot; /Page &quot; &amp; [.J191] &amp; &quot; /Title (&quot; &amp; [.F191] &amp; &quot;) /OUT pdfmark&quot;" office:value-type="string" office:string-value="[ /Page 630 /Title (Festa Decembris) /OUT pdfmark">
            <text:p>[ /Page 630 /Title (Festa Decembr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Januarii</text:p>
          </table:table-cell>
          <table:table-cell table:formula="of:=[.F192]=[.H192]" office:value-type="boolean" office:boolean-value="true">
            <text:p>TRUE</text:p>
          </table:table-cell>
          <table:table-cell office:value-type="string">
            <text:p>Festa Januarii</text:p>
          </table:table-cell>
          <table:table-cell office:value-type="float" office:value="640">
            <text:p>640</text:p>
          </table:table-cell>
          <table:table-cell table:formula="of:=[.I192]" office:value-type="float" office:value="640">
            <text:p>640</text:p>
          </table:table-cell>
          <table:table-cell table:formula="of:=IF([.A192]&gt;0;&quot;[ /Count -&quot; &amp; [.A192];&quot;[&quot;) &amp; &quot; /Page &quot; &amp; [.J192] &amp; &quot; /Title (&quot; &amp; [.F192] &amp; &quot;) /OUT pdfmark&quot;" office:value-type="string" office:string-value="[ /Page 640 /Title (Festa Januarii) /OUT pdfmark">
            <text:p>[ /Page 640 /Title (Festa Januar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Februarii</text:p>
          </table:table-cell>
          <table:table-cell table:formula="of:=[.F193]=[.H193]" office:value-type="boolean" office:boolean-value="true">
            <text:p>TRUE</text:p>
          </table:table-cell>
          <table:table-cell office:value-type="string">
            <text:p>Festa Februarii</text:p>
          </table:table-cell>
          <table:table-cell office:value-type="float" office:value="655">
            <text:p>655</text:p>
          </table:table-cell>
          <table:table-cell table:formula="of:=[.I193]" office:value-type="float" office:value="655">
            <text:p>655</text:p>
          </table:table-cell>
          <table:table-cell table:formula="of:=IF([.A193]&gt;0;&quot;[ /Count -&quot; &amp; [.A193];&quot;[&quot;) &amp; &quot; /Page &quot; &amp; [.J193] &amp; &quot; /Title (&quot; &amp; [.F193] &amp; &quot;) /OUT pdfmark&quot;" office:value-type="string" office:string-value="[ /Page 655 /Title (Festa Februarii) /OUT pdfmark">
            <text:p>[ /Page 655 /Title (Festa Februar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Martii</text:p>
          </table:table-cell>
          <table:table-cell table:formula="of:=[.F194]=[.H194]" office:value-type="boolean" office:boolean-value="true">
            <text:p>TRUE</text:p>
          </table:table-cell>
          <table:table-cell office:value-type="string">
            <text:p>Festa Martii</text:p>
          </table:table-cell>
          <table:table-cell office:value-type="float" office:value="678">
            <text:p>678</text:p>
          </table:table-cell>
          <table:table-cell table:formula="of:=[.I194]" office:value-type="float" office:value="678">
            <text:p>678</text:p>
          </table:table-cell>
          <table:table-cell table:formula="of:=IF([.A194]&gt;0;&quot;[ /Count -&quot; &amp; [.A194];&quot;[&quot;) &amp; &quot; /Page &quot; &amp; [.J194] &amp; &quot; /Title (&quot; &amp; [.F194] &amp; &quot;) /OUT pdfmark&quot;" office:value-type="string" office:string-value="[ /Page 678 /Title (Festa Martii) /OUT pdfmark">
            <text:p>[ /Page 678 /Title (Festa Mart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Aprilis</text:p>
          </table:table-cell>
          <table:table-cell table:formula="of:=[.F195]=[.H195]" office:value-type="boolean" office:boolean-value="true">
            <text:p>TRUE</text:p>
          </table:table-cell>
          <table:table-cell office:value-type="string">
            <text:p>Festa Aprilis</text:p>
          </table:table-cell>
          <table:table-cell office:value-type="float" office:value="696">
            <text:p>696</text:p>
          </table:table-cell>
          <table:table-cell table:formula="of:=[.I195]" office:value-type="float" office:value="696">
            <text:p>696</text:p>
          </table:table-cell>
          <table:table-cell table:formula="of:=IF([.A195]&gt;0;&quot;[ /Count -&quot; &amp; [.A195];&quot;[&quot;) &amp; &quot; /Page &quot; &amp; [.J195] &amp; &quot; /Title (&quot; &amp; [.F195] &amp; &quot;) /OUT pdfmark&quot;" office:value-type="string" office:string-value="[ /Page 696 /Title (Festa Aprilis) /OUT pdfmark">
            <text:p>[ /Page 696 /Title (Festa April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Maii</text:p>
          </table:table-cell>
          <table:table-cell table:formula="of:=[.F196]=[.H196]" office:value-type="boolean" office:boolean-value="true">
            <text:p>TRUE</text:p>
          </table:table-cell>
          <table:table-cell office:value-type="string">
            <text:p>Festa Maii</text:p>
          </table:table-cell>
          <table:table-cell office:value-type="float" office:value="707">
            <text:p>707</text:p>
          </table:table-cell>
          <table:table-cell table:formula="of:=[.I196]" office:value-type="float" office:value="707">
            <text:p>707</text:p>
          </table:table-cell>
          <table:table-cell table:formula="of:=IF([.A196]&gt;0;&quot;[ /Count -&quot; &amp; [.A196];&quot;[&quot;) &amp; &quot; /Page &quot; &amp; [.J196] &amp; &quot; /Title (&quot; &amp; [.F196] &amp; &quot;) /OUT pdfmark&quot;" office:value-type="string" office:string-value="[ /Page 707 /Title (Festa Maii) /OUT pdfmark">
            <text:p>[ /Page 707 /Title (Festa Ma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Junii</text:p>
          </table:table-cell>
          <table:table-cell table:formula="of:=[.F197]=[.H197]" office:value-type="boolean" office:boolean-value="true">
            <text:p>TRUE</text:p>
          </table:table-cell>
          <table:table-cell office:value-type="string">
            <text:p>Festa Junii</text:p>
          </table:table-cell>
          <table:table-cell office:value-type="float" office:value="730">
            <text:p>730</text:p>
          </table:table-cell>
          <table:table-cell table:formula="of:=[.I197]" office:value-type="float" office:value="730">
            <text:p>730</text:p>
          </table:table-cell>
          <table:table-cell table:formula="of:=IF([.A197]&gt;0;&quot;[ /Count -&quot; &amp; [.A197];&quot;[&quot;) &amp; &quot; /Page &quot; &amp; [.J197] &amp; &quot; /Title (&quot; &amp; [.F197] &amp; &quot;) /OUT pdfmark&quot;" office:value-type="string" office:string-value="[ /Page 730 /Title (Festa Junii) /OUT pdfmark">
            <text:p>[ /Page 730 /Title (Festa Jun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Julii</text:p>
          </table:table-cell>
          <table:table-cell table:formula="of:=[.F198]=[.H198]" office:value-type="boolean" office:boolean-value="true">
            <text:p>TRUE</text:p>
          </table:table-cell>
          <table:table-cell office:value-type="string">
            <text:p>Festa Julii</text:p>
          </table:table-cell>
          <table:table-cell office:value-type="float" office:value="755">
            <text:p>755</text:p>
          </table:table-cell>
          <table:table-cell table:formula="of:=[.I198]" office:value-type="float" office:value="755">
            <text:p>755</text:p>
          </table:table-cell>
          <table:table-cell table:formula="of:=IF([.A198]&gt;0;&quot;[ /Count -&quot; &amp; [.A198];&quot;[&quot;) &amp; &quot; /Page &quot; &amp; [.J198] &amp; &quot; /Title (&quot; &amp; [.F198] &amp; &quot;) /OUT pdfmark&quot;" office:value-type="string" office:string-value="[ /Page 755 /Title (Festa Julii) /OUT pdfmark">
            <text:p>[ /Page 755 /Title (Festa Jul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Augusti</text:p>
          </table:table-cell>
          <table:table-cell table:formula="of:=[.F199]=[.H199]" office:value-type="boolean" office:boolean-value="true">
            <text:p>TRUE</text:p>
          </table:table-cell>
          <table:table-cell office:value-type="string">
            <text:p>Festa Augusti</text:p>
          </table:table-cell>
          <table:table-cell office:value-type="float" office:value="783">
            <text:p>783</text:p>
          </table:table-cell>
          <table:table-cell table:formula="of:=[.I199]" office:value-type="float" office:value="783">
            <text:p>783</text:p>
          </table:table-cell>
          <table:table-cell table:formula="of:=IF([.A199]&gt;0;&quot;[ /Count -&quot; &amp; [.A199];&quot;[&quot;) &amp; &quot; /Page &quot; &amp; [.J199] &amp; &quot; /Title (&quot; &amp; [.F199] &amp; &quot;) /OUT pdfmark&quot;" office:value-type="string" office:string-value="[ /Page 783 /Title (Festa Augusti) /OUT pdfmark">
            <text:p>[ /Page 783 /Title (Festa August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Septembris</text:p>
          </table:table-cell>
          <table:table-cell table:formula="of:=[.F200]=[.H200]" office:value-type="boolean" office:boolean-value="true">
            <text:p>TRUE</text:p>
          </table:table-cell>
          <table:table-cell office:value-type="string">
            <text:p>Festa Septembris</text:p>
          </table:table-cell>
          <table:table-cell office:value-type="float" office:value="813">
            <text:p>813</text:p>
          </table:table-cell>
          <table:table-cell table:formula="of:=[.I200]" office:value-type="float" office:value="813">
            <text:p>813</text:p>
          </table:table-cell>
          <table:table-cell table:formula="of:=IF([.A200]&gt;0;&quot;[ /Count -&quot; &amp; [.A200];&quot;[&quot;) &amp; &quot; /Page &quot; &amp; [.J200] &amp; &quot; /Title (&quot; &amp; [.F200] &amp; &quot;) /OUT pdfmark&quot;" office:value-type="string" office:string-value="[ /Page 813 /Title (Festa Septembris) /OUT pdfmark">
            <text:p>[ /Page 813 /Title (Festa Septembr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Octobris</text:p>
          </table:table-cell>
          <table:table-cell table:formula="of:=[.F201]=[.H201]" office:value-type="boolean" office:boolean-value="true">
            <text:p>TRUE</text:p>
          </table:table-cell>
          <table:table-cell office:value-type="string">
            <text:p>Festa Octobris</text:p>
          </table:table-cell>
          <table:table-cell office:value-type="float" office:value="842">
            <text:p>842</text:p>
          </table:table-cell>
          <table:table-cell table:formula="of:=[.I201]" office:value-type="float" office:value="842">
            <text:p>842</text:p>
          </table:table-cell>
          <table:table-cell table:formula="of:=IF([.A201]&gt;0;&quot;[ /Count -&quot; &amp; [.A201];&quot;[&quot;) &amp; &quot; /Page &quot; &amp; [.J201] &amp; &quot; /Title (&quot; &amp; [.F201] &amp; &quot;) /OUT pdfmark&quot;" office:value-type="string" office:string-value="[ /Page 842 /Title (Festa Octobris) /OUT pdfmark">
            <text:p>[ /Page 842 /Title (Festa Octobr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Novembris</text:p>
          </table:table-cell>
          <table:table-cell table:formula="of:=[.F202]=[.H202]" office:value-type="boolean" office:boolean-value="true">
            <text:p>TRUE</text:p>
          </table:table-cell>
          <table:table-cell office:value-type="string">
            <text:p>Festa Novembris</text:p>
          </table:table-cell>
          <table:table-cell office:value-type="float" office:value="882">
            <text:p>882</text:p>
          </table:table-cell>
          <table:table-cell table:formula="of:=[.I202]" office:value-type="float" office:value="882">
            <text:p>882</text:p>
          </table:table-cell>
          <table:table-cell table:formula="of:=IF([.A202]&gt;0;&quot;[ /Count -&quot; &amp; [.A202];&quot;[&quot;) &amp; &quot; /Page &quot; &amp; [.J202] &amp; &quot; /Title (&quot; &amp; [.F202] &amp; &quot;) /OUT pdfmark&quot;" office:value-type="string" office:string-value="[ /Page 882 /Title (Festa Novembris) /OUT pdfmark">
            <text:p>[ /Page 882 /Title (Festa Novembris) /OUT pdfmark</text:p>
          </table:table-cell>
        </table:table-row>
        <table:table-row table:style-name="ro2">
          <table:table-cell table:formula="of:=COUNT([.E204:.E216])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Commune Sanctorum</text:p>
          </table:table-cell>
          <table:table-cell table:formula="of:=[.F203]=[.H203]" office:value-type="boolean" office:boolean-value="true">
            <text:p>TRUE</text:p>
          </table:table-cell>
          <table:table-cell office:value-type="string">
            <text:p>Commune Sanctorum</text:p>
          </table:table-cell>
          <table:table-cell office:value-type="float" office:value="923">
            <text:p>923</text:p>
          </table:table-cell>
          <table:table-cell table:formula="of:=[.I203]" office:value-type="float" office:value="923">
            <text:p>923</text:p>
          </table:table-cell>
          <table:table-cell table:formula="of:=IF([.A203]&gt;0;&quot;[ /Count -&quot; &amp; [.A203];&quot;[&quot;) &amp; &quot; /Page &quot; &amp; [.J203] &amp; &quot; /Title (&quot; &amp; [.F203] &amp; &quot;) /OUT pdfmark&quot;" office:value-type="string" office:string-value="[ /Count -13 /Page 923 /Title (Commune Sanctorum) /OUT pdfmark">
            <text:p>[ /Count -13 /Page 923 /Title (Commune Sancto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Apostolorum</text:p>
          </table:table-cell>
          <table:table-cell table:formula="of:=[.F204]=[.H204]" office:value-type="boolean" office:boolean-value="true">
            <text:p>TRUE</text:p>
          </table:table-cell>
          <table:table-cell office:value-type="string">
            <text:p>Commune Apostolorum</text:p>
          </table:table-cell>
          <table:table-cell office:value-type="float" office:value="924">
            <text:p>924</text:p>
          </table:table-cell>
          <table:table-cell table:formula="of:=[.I204]" office:value-type="float" office:value="924">
            <text:p>924</text:p>
          </table:table-cell>
          <table:table-cell table:formula="of:=IF([.A204]&gt;0;&quot;[ /Count -&quot; &amp; [.A204];&quot;[&quot;) &amp; &quot; /Page &quot; &amp; [.J204] &amp; &quot; /Title (&quot; &amp; [.F204] &amp; &quot;) /OUT pdfmark&quot;" office:value-type="string" office:string-value="[ /Page 924 /Title (Commune Apostolorum) /OUT pdfmark">
            <text:p>[ /Page 924 /Title (Commune Apostolo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Apostolorum aut Martyrum PT</text:p>
          </table:table-cell>
          <table:table-cell table:formula="of:=[.F205]=[.H205]" office:value-type="boolean" office:boolean-value="true">
            <text:p>TRUE</text:p>
          </table:table-cell>
          <table:table-cell office:value-type="string">
            <text:p>Commune Apostolorum aut Martyrum PT</text:p>
          </table:table-cell>
          <table:table-cell office:value-type="float" office:value="931">
            <text:p>931</text:p>
          </table:table-cell>
          <table:table-cell table:formula="of:=[.I205]" office:value-type="float" office:value="931">
            <text:p>931</text:p>
          </table:table-cell>
          <table:table-cell table:formula="of:=IF([.A205]&gt;0;&quot;[ /Count -&quot; &amp; [.A205];&quot;[&quot;) &amp; &quot; /Page &quot; &amp; [.J205] &amp; &quot; /Title (&quot; &amp; [.F205] &amp; &quot;) /OUT pdfmark&quot;" office:value-type="string" office:string-value="[ /Page 931 /Title (Commune Apostolorum aut Martyrum PT) /OUT pdfmark">
            <text:p>[ /Page 931 /Title (Commune Apostolorum aut Martyrum PT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Unius aut Plurium Summorum Pontificum</text:p>
          </table:table-cell>
          <table:table-cell table:formula="of:=[.F206]=[.H206]" office:value-type="boolean" office:boolean-value="true">
            <text:p>TRUE</text:p>
          </table:table-cell>
          <table:table-cell office:value-type="string">
            <text:p>Commune Unius aut Plurium Summorum Pontificum</text:p>
          </table:table-cell>
          <table:table-cell office:value-type="float" office:value="936">
            <text:p>936</text:p>
          </table:table-cell>
          <table:table-cell table:formula="of:=[.I206]" office:value-type="float" office:value="936">
            <text:p>936</text:p>
          </table:table-cell>
          <table:table-cell table:formula="of:=IF([.A206]&gt;0;&quot;[ /Count -&quot; &amp; [.A206];&quot;[&quot;) &amp; &quot; /Page &quot; &amp; [.J206] &amp; &quot; /Title (&quot; &amp; [.F206] &amp; &quot;) /OUT pdfmark&quot;" office:value-type="string" office:string-value="[ /Page 936 /Title (Commune Unius aut Plurium Summorum Pontificum) /OUT pdfmark">
            <text:p>[ /Page 936 /Title (Commune Unius aut Plurium Summorum Pontific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Unius Martyris</text:p>
          </table:table-cell>
          <table:table-cell table:formula="of:=[.F207]=[.H207]" office:value-type="boolean" office:boolean-value="true">
            <text:p>TRUE</text:p>
          </table:table-cell>
          <table:table-cell office:value-type="string">
            <text:p>Commune Unius Martyris</text:p>
          </table:table-cell>
          <table:table-cell office:value-type="float" office:value="937">
            <text:p>937</text:p>
          </table:table-cell>
          <table:table-cell table:formula="of:=[.I207]" office:value-type="float" office:value="937">
            <text:p>937</text:p>
          </table:table-cell>
          <table:table-cell table:formula="of:=IF([.A207]&gt;0;&quot;[ /Count -&quot; &amp; [.A207];&quot;[&quot;) &amp; &quot; /Page &quot; &amp; [.J207] &amp; &quot; /Title (&quot; &amp; [.F207] &amp; &quot;) /OUT pdfmark&quot;" office:value-type="string" office:string-value="[ /Page 937 /Title (Commune Unius Martyris) /OUT pdfmark">
            <text:p>[ /Page 937 /Title (Commune Unius Martyr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Plurimorum Martyrum</text:p>
          </table:table-cell>
          <table:table-cell table:formula="of:=[.F208]=[.H208]" office:value-type="boolean" office:boolean-value="true">
            <text:p>TRUE</text:p>
          </table:table-cell>
          <table:table-cell office:value-type="string">
            <text:p>Commune Plurimorum Martyrum</text:p>
          </table:table-cell>
          <table:table-cell office:value-type="float" office:value="942">
            <text:p>942</text:p>
          </table:table-cell>
          <table:table-cell table:formula="of:=[.I208]" office:value-type="float" office:value="942">
            <text:p>942</text:p>
          </table:table-cell>
          <table:table-cell table:formula="of:=IF([.A208]&gt;0;&quot;[ /Count -&quot; &amp; [.A208];&quot;[&quot;) &amp; &quot; /Page &quot; &amp; [.J208] &amp; &quot; /Title (&quot; &amp; [.F208] &amp; &quot;) /OUT pdfmark&quot;" office:value-type="string" office:string-value="[ /Page 942 /Title (Commune Plurimorum Martyrum) /OUT pdfmark">
            <text:p>[ /Page 942 /Title (Commune Plurimorum Marty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Confessoris Pontificis</text:p>
          </table:table-cell>
          <table:table-cell table:formula="of:=[.F209]=[.H209]" office:value-type="boolean" office:boolean-value="true">
            <text:p>TRUE</text:p>
          </table:table-cell>
          <table:table-cell office:value-type="string">
            <text:p>Commune Confessoris Pontificis</text:p>
          </table:table-cell>
          <table:table-cell office:value-type="float" office:value="947">
            <text:p>947</text:p>
          </table:table-cell>
          <table:table-cell table:formula="of:=[.I209]" office:value-type="float" office:value="947">
            <text:p>947</text:p>
          </table:table-cell>
          <table:table-cell table:formula="of:=IF([.A209]&gt;0;&quot;[ /Count -&quot; &amp; [.A209];&quot;[&quot;) &amp; &quot; /Page &quot; &amp; [.J209] &amp; &quot; /Title (&quot; &amp; [.F209] &amp; &quot;) /OUT pdfmark&quot;" office:value-type="string" office:string-value="[ /Page 947 /Title (Commune Confessoris Pontificis) /OUT pdfmark">
            <text:p>[ /Page 947 /Title (Commune Confessoris Pontific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Confessoris non Pontificis</text:p>
          </table:table-cell>
          <table:table-cell table:formula="of:=[.F210]=[.H210]" office:value-type="boolean" office:boolean-value="true">
            <text:p>TRUE</text:p>
          </table:table-cell>
          <table:table-cell office:value-type="string">
            <text:p>Commune Confessoris non Pontificis</text:p>
          </table:table-cell>
          <table:table-cell office:value-type="float" office:value="953">
            <text:p>953</text:p>
          </table:table-cell>
          <table:table-cell table:formula="of:=[.I210]" office:value-type="float" office:value="953">
            <text:p>953</text:p>
          </table:table-cell>
          <table:table-cell table:formula="of:=IF([.A210]&gt;0;&quot;[ /Count -&quot; &amp; [.A210];&quot;[&quot;) &amp; &quot; /Page &quot; &amp; [.J210] &amp; &quot; /Title (&quot; &amp; [.F210] &amp; &quot;) /OUT pdfmark&quot;" office:value-type="string" office:string-value="[ /Page 953 /Title (Commune Confessoris non Pontificis) /OUT pdfmark">
            <text:p>[ /Page 953 /Title (Commune Confessoris non Pontific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Virginum</text:p>
          </table:table-cell>
          <table:table-cell table:formula="of:=[.F211]=[.H211]" office:value-type="boolean" office:boolean-value="true">
            <text:p>TRUE</text:p>
          </table:table-cell>
          <table:table-cell office:value-type="string">
            <text:p>Commune Virginum</text:p>
          </table:table-cell>
          <table:table-cell office:value-type="float" office:value="959">
            <text:p>959</text:p>
          </table:table-cell>
          <table:table-cell table:formula="of:=[.I211]" office:value-type="float" office:value="959">
            <text:p>959</text:p>
          </table:table-cell>
          <table:table-cell table:formula="of:=IF([.A211]&gt;0;&quot;[ /Count -&quot; &amp; [.A211];&quot;[&quot;) &amp; &quot; /Page &quot; &amp; [.J211] &amp; &quot; /Title (&quot; &amp; [.F211] &amp; &quot;) /OUT pdfmark&quot;" office:value-type="string" office:string-value="[ /Page 959 /Title (Commune Virginum) /OUT pdfmark">
            <text:p>[ /Page 959 /Title (Commune Virg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non Virginum</text:p>
          </table:table-cell>
          <table:table-cell table:formula="of:=[.F212]=[.H212]" office:value-type="boolean" office:boolean-value="true">
            <text:p>TRUE</text:p>
          </table:table-cell>
          <table:table-cell office:value-type="string">
            <text:p>Commune non Virginum</text:p>
          </table:table-cell>
          <table:table-cell office:value-type="float" office:value="965">
            <text:p>965</text:p>
          </table:table-cell>
          <table:table-cell table:formula="of:=[.I212]" office:value-type="float" office:value="965">
            <text:p>965</text:p>
          </table:table-cell>
          <table:table-cell table:formula="of:=IF([.A212]&gt;0;&quot;[ /Count -&quot; &amp; [.A212];&quot;[&quot;) &amp; &quot; /Page &quot; &amp; [.J212] &amp; &quot; /Title (&quot; &amp; [.F212] &amp; &quot;) /OUT pdfmark&quot;" office:value-type="string" office:string-value="[ /Page 965 /Title (Commune non Virginum) /OUT pdfmark">
            <text:p>[ /Page 965 /Title (Commune non Virg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Dedicationis Ecclesiae</text:p>
          </table:table-cell>
          <table:table-cell table:formula="of:=[.F213]=[.H213]" office:value-type="boolean" office:boolean-value="true">
            <text:p>TRUE</text:p>
          </table:table-cell>
          <table:table-cell office:value-type="string">
            <text:p>Commune Dedicationis Ecclesiae</text:p>
          </table:table-cell>
          <table:table-cell office:value-type="float" office:value="971">
            <text:p>971</text:p>
          </table:table-cell>
          <table:table-cell table:formula="of:=[.I213]" office:value-type="float" office:value="971">
            <text:p>971</text:p>
          </table:table-cell>
          <table:table-cell table:formula="of:=IF([.A213]&gt;0;&quot;[ /Count -&quot; &amp; [.A213];&quot;[&quot;) &amp; &quot; /Page &quot; &amp; [.J213] &amp; &quot; /Title (&quot; &amp; [.F213] &amp; &quot;) /OUT pdfmark&quot;" office:value-type="string" office:string-value="[ /Page 971 /Title (Commune Dedicationis Ecclesiae) /OUT pdfmark">
            <text:p>[ /Page 971 /Title (Commune Dedicationis Ecclesi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Festorum Beatae Mariae Virginis</text:p>
          </table:table-cell>
          <table:table-cell table:formula="of:=[.F214]=[.H214]" office:value-type="boolean" office:boolean-value="true">
            <text:p>TRUE</text:p>
          </table:table-cell>
          <table:table-cell office:value-type="string">
            <text:p>Commune Festorum Beatae Mariae Virginis</text:p>
          </table:table-cell>
          <table:table-cell office:value-type="float" office:value="977">
            <text:p>977</text:p>
          </table:table-cell>
          <table:table-cell table:formula="of:=[.I214]" office:value-type="float" office:value="977">
            <text:p>977</text:p>
          </table:table-cell>
          <table:table-cell table:formula="of:=IF([.A214]&gt;0;&quot;[ /Count -&quot; &amp; [.A214];&quot;[&quot;) &amp; &quot; /Page &quot; &amp; [.J214] &amp; &quot; /Title (&quot; &amp; [.F214] &amp; &quot;) /OUT pdfmark&quot;" office:value-type="string" office:string-value="[ /Page 977 /Title (Commune Festorum Beatae Mariae Virginis) /OUT pdfmark">
            <text:p>[ /Page 977 /Title (Commune Festorum Beatae Mariae Virgi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Sanctae Mariae in Sabbato</text:p>
          </table:table-cell>
          <table:table-cell table:formula="of:=[.F215]=[.H215]" office:value-type="boolean" office:boolean-value="true">
            <text:p>TRUE</text:p>
          </table:table-cell>
          <table:table-cell office:value-type="string">
            <text:p>Commune Sanctae Mariae in Sabbato</text:p>
          </table:table-cell>
          <table:table-cell office:value-type="float" office:value="986">
            <text:p>986</text:p>
          </table:table-cell>
          <table:table-cell table:formula="of:=[.I215]" office:value-type="float" office:value="986">
            <text:p>986</text:p>
          </table:table-cell>
          <table:table-cell table:formula="of:=IF([.A215]&gt;0;&quot;[ /Count -&quot; &amp; [.A215];&quot;[&quot;) &amp; &quot; /Page &quot; &amp; [.J215] &amp; &quot; /Title (&quot; &amp; [.F215] &amp; &quot;) /OUT pdfmark&quot;" office:value-type="string" office:string-value="[ /Page 986 /Title (Commune Sanctae Mariae in Sabbato) /OUT pdfmark">
            <text:p>[ /Page 986 /Title (Commune Sanctae Mariae in Sabbato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Officium Defunctorum</text:p>
          </table:table-cell>
          <table:table-cell table:formula="of:=[.F216]=[.H216]" office:value-type="boolean" office:boolean-value="true">
            <text:p>TRUE</text:p>
          </table:table-cell>
          <table:table-cell office:value-type="string">
            <text:p>Officium Defunctorum</text:p>
          </table:table-cell>
          <table:table-cell office:value-type="float" office:value="991">
            <text:p>991</text:p>
          </table:table-cell>
          <table:table-cell table:formula="of:=[.I216]" office:value-type="float" office:value="991">
            <text:p>991</text:p>
          </table:table-cell>
          <table:table-cell table:formula="of:=IF([.A216]&gt;0;&quot;[ /Count -&quot; &amp; [.A216];&quot;[&quot;) &amp; &quot; /Page &quot; &amp; [.J216] &amp; &quot; /Title (&quot; &amp; [.F216] &amp; &quot;) /OUT pdfmark&quot;" office:value-type="string" office:string-value="[ /Page 991 /Title (Officium Defunctorum) /OUT pdfmark">
            <text:p>[ /Page 991 /Title (Officium Defunctorum) /OUT pdfmark</text:p>
          </table:table-cell>
        </table:table-row>
        <table:table-row table:style-name="ro1">
          <table:table-cell table:formula="of:=COUNT([.E218:.E219])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Appendix</text:p>
          </table:table-cell>
          <table:table-cell table:formula="of:=[.F217]=[.H217]" office:value-type="boolean" office:boolean-value="true">
            <text:p>TRUE</text:p>
          </table:table-cell>
          <table:table-cell office:value-type="string">
            <text:p>Appendix</text:p>
          </table:table-cell>
          <table:table-cell office:value-type="float" office:value="1025">
            <text:p>1025</text:p>
          </table:table-cell>
          <table:table-cell table:formula="of:=[.I217]" office:value-type="float" office:value="1025">
            <text:p>1025</text:p>
          </table:table-cell>
          <table:table-cell table:formula="of:=IF([.A217]&gt;0;&quot;[ /Count -&quot; &amp; [.A217];&quot;[&quot;) &amp; &quot; /Page &quot; &amp; [.J217] &amp; &quot; /Title (&quot; &amp; [.F217] &amp; &quot;) /OUT pdfmark&quot;" office:value-type="string" office:string-value="[ /Count -2 /Page 1025 /Title (Appendix) /OUT pdfmark">
            <text:p>[ /Count -2 /Page 1025 /Title (Appendix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: Penitential Psalms</text:p>
          </table:table-cell>
          <table:table-cell table:formula="of:=[.F218]=[.H218]" office:value-type="boolean" office:boolean-value="true">
            <text:p>TRUE</text:p>
          </table:table-cell>
          <table:table-cell office:value-type="string">
            <text:p>I: Penitential Psalms</text:p>
          </table:table-cell>
          <table:table-cell office:value-type="float" office:value="1025">
            <text:p>1025</text:p>
          </table:table-cell>
          <table:table-cell table:formula="of:=[.I218]" office:value-type="float" office:value="1025">
            <text:p>1025</text:p>
          </table:table-cell>
          <table:table-cell table:formula="of:=IF([.A218]&gt;0;&quot;[ /Count -&quot; &amp; [.A218];&quot;[&quot;) &amp; &quot; /Page &quot; &amp; [.J218] &amp; &quot; /Title (&quot; &amp; [.F218] &amp; &quot;) /OUT pdfmark&quot;" office:value-type="string" office:string-value="[ /Page 1025 /Title (I: Penitential Psalms) /OUT pdfmark">
            <text:p>[ /Page 1025 /Title (I: Penitential Psalm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I: Litany of the Saints</text:p>
          </table:table-cell>
          <table:table-cell table:formula="of:=[.F219]=[.H219]" office:value-type="boolean" office:boolean-value="true">
            <text:p>TRUE</text:p>
          </table:table-cell>
          <table:table-cell office:value-type="string">
            <text:p>II: Litany of the Saints</text:p>
          </table:table-cell>
          <table:table-cell office:value-type="float" office:value="1033">
            <text:p>1033</text:p>
          </table:table-cell>
          <table:table-cell table:formula="of:=[.I219]" office:value-type="float" office:value="1033">
            <text:p>1033</text:p>
          </table:table-cell>
          <table:table-cell table:formula="of:=IF([.A219]&gt;0;&quot;[ /Count -&quot; &amp; [.A219];&quot;[&quot;) &amp; &quot; /Page &quot; &amp; [.J219] &amp; &quot; /Title (&quot; &amp; [.F219] &amp; &quot;) /OUT pdfmark&quot;" office:value-type="string" office:string-value="[ /Page 1033 /Title (II: Litany of the Saints) /OUT pdfmark">
            <text:p>[ /Page 1033 /Title (II: Litany of the Saints) /OUT pdfmark</text:p>
          </table:table-cell>
        </table:table-row>
        <table:table-row table:style-name="ro1" table:number-rows-repeated="65316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2" draw:display-name="Arrowheads 2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3">06/13/2009</text:date>, <text:time>18:4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David Siefker</meta:initial-creator>
    <meta:creation-date>2008-09-12T03:01:03</meta:creation-date>
    <dc:creator>David Siefker</dc:creator>
    <dc:date>2009-06-13T18:48:03.01</dc:date>
    <meta:editing-cycles>19</meta:editing-cycles>
    <meta:editing-duration>PT01H23M50S</meta:editing-duration>
    <meta:document-statistic meta:table-count="3" meta:cell-count="4215" meta:object-count="0"/>
    <meta:user-defined meta:name="Info 1"/>
    <meta:user-defined meta:name="Info 2"/>
    <meta:user-defined meta:name="Info 3"/>
    <meta:user-defined meta:name="Info 4"/>
  </office:meta>
</office:document-meta>
</file>